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Courier New1" svg:font-family="'Courier New'"/>
    <style:font-face style:name="Liberation Sans1" svg:font-family="'Liberation Sans1'"/>
    <style:font-face style:name="Tahoma" svg:font-family="Tahoma"/>
    <style:font-face style:name="Verdana1" svg:font-family="Verdana"/>
    <style:font-face style:name="Courier New" svg:font-family="'Courier New'" style:font-family-generic="modern"/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6.959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4.895cm"/>
    </style:style>
    <style:style style:name="co11" style:family="table-column">
      <style:table-column-properties fo:break-before="auto" style:column-width="2.461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49cm"/>
    </style:style>
    <style:style style:name="co14" style:family="table-column">
      <style:table-column-properties fo:break-before="auto" style:column-width="2.355cm"/>
    </style:style>
    <style:style style:name="co15" style:family="table-column">
      <style:table-column-properties fo:break-before="auto" style:column-width="2.408cm"/>
    </style:style>
    <style:style style:name="co16" style:family="table-column">
      <style:table-column-properties fo:break-before="auto" style:column-width="2.803cm"/>
    </style:style>
    <style:style style:name="co17" style:family="table-column">
      <style:table-column-properties fo:break-before="auto" style:column-width="1.528cm"/>
    </style:style>
    <style:style style:name="co18" style:family="table-column">
      <style:table-column-properties fo:break-before="auto" style:column-width="1.503cm"/>
    </style:style>
    <style:style style:name="co19" style:family="table-column">
      <style:table-column-properties fo:break-before="auto" style:column-width="2.475cm"/>
    </style:style>
    <style:style style:name="co20" style:family="table-column">
      <style:table-column-properties fo:break-before="auto" style:column-width="9.58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238cm" fo:break-before="auto" style:use-optimal-row-height="false"/>
    </style:style>
    <style:style style:name="ro5" style:family="table-row">
      <style:table-row-properties style:row-height="0.656cm" fo:break-before="auto" style:use-optimal-row-height="false"/>
    </style:style>
    <style:style style:name="ro6" style:family="table-row">
      <style:table-row-properties style:row-height="1.184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51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" style:family="table-cell" style:parent-style-name="Default" style:data-style-name="N0">
      <style:table-cell-properties fo:background-color="#ffffff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38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5" style:family="table-cell" style:parent-style-name="Default" style:data-style-name="N0">
      <style:table-cell-properties fo:border-bottom="none" fo:background-color="#ffffff" fo:border-left="0.06pt solid #000000" fo:border-right="0.06pt solid #000000" fo:border-top="none"/>
    </style:style>
    <style:style style:name="ce63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</style:style>
    <style:style style:name="ce6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9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2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9211e" style:font-name="Arial2" fo:font-size="10pt" style:font-name-asian="Arial2" style:font-size-asian="10pt" style:font-name-complex="Arial2" style:font-size-complex="10pt"/>
    </style:style>
    <style:style style:name="ce65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115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0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7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6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" style:family="table-cell" style:parent-style-name="Default" style:data-style-name="N115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1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7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6" style:family="table-cell" style:parent-style-name="Default" style:data-style-name="N3">
      <style:table-cell-properties fo:background-color="#ffffff"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2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81" style:family="table-cell" style:parent-style-name="Default" style:data-style-name="N3">
      <style:table-cell-properties fo:border-bottom="none" fo:background-color="#ffff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8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28" style:family="table-cell" style:parent-style-name="Default" style:data-style-name="N119">
      <style:table-cell-properties fo:background-color="#ffffff"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0" style:family="table-cell" style:parent-style-name="Default" style:data-style-name="N0">
      <style:table-cell-properties fo:background-color="#ffffff" fo:border="0.06pt solid #000000"/>
    </style:style>
    <style:style style:name="ce71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90" style:family="table-cell" style:parent-style-name="Default" style:data-style-name="N3">
      <style:table-cell-properties fo:border-bottom="none" fo:background-color="#ffffff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Comma" style:data-style-name="N3">
      <style:table-cell-properties fo:background-color="#ffffff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92" style:family="table-cell" style:parent-style-name="Excel_20_Built-in_20_Comma" style:data-style-name="N11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3" style:family="table-cell" style:parent-style-name="Excel_20_Built-in_20_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2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8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3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200" style:family="table-cell" style:parent-style-name="Default" style:data-style-name="N0">
      <style:table-cell-properties fo:background-color="#ffffff" style:vertical-align="middle"/>
    </style:style>
    <style:style style:name="ce77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165" style:family="table-cell" style:parent-style-name="Default" style:data-style-name="N0"/>
    <style:style style:name="ce79" style:family="table-cell" style:parent-style-name="Default" style:data-style-name="N0">
      <style:table-cell-properties fo:wrap-option="wrap" style:vertical-align="automatic"/>
    </style:style>
    <style:style style:name="ce108" style:family="table-cell" style:parent-style-name="Default" style:data-style-name="N0">
      <style:table-cell-properties fo:background-color="transparent" style:vertical-align="middle"/>
      <style:text-properties style:font-name="Verdana1" fo:font-size="7pt" style:font-name-asian="Verdana1" style:font-size-asian="7pt" style:font-name-complex="Verdana1" style:font-size-complex="7pt"/>
    </style:style>
    <style:style style:name="ce120" style:family="table-cell" style:parent-style-name="Pivot_20_Table_20_Corner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Pivot_20_Table_20_Field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Pivot_20_Table_20_Category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cm"/>
    </style:style>
    <style:style style:name="ce91" style:family="table-cell" style:parent-style-name="Pivot_20_Table_20_Category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</style:style>
    <style:style style:name="ce97" style:family="table-cell" style:parent-style-name="Pivot_20_Table_20_Category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</style:style>
    <style:style style:name="ce102" style:family="table-cell" style:parent-style-name="Pivot_20_Table_20_Title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Pivot_20_Table_20_Category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Pivot_20_Table_20_Value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92" style:family="table-cell" style:parent-style-name="Pivot_20_Table_20_Value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98" style:family="table-cell" style:parent-style-name="Pivot_20_Table_20_Value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103" style:family="table-cell" style:parent-style-name="Pivot_20_Table_20_Res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5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1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1" style:font-size-complex="7.59999990463257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1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1" style:font-size-complex="7.59999990463257pt" style:font-style-complex="normal" style:font-weight-complex="normal"/>
    </style:style>
    <style:style style:name="ce11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Courier New" fo:font-size="7pt" fo:font-weight="bold" style:font-name-asian="Courier New1" style:font-size-asian="7pt" style:font-weight-asian="bold" style:font-name-complex="Courier New1" style:font-size-complex="7pt" style:font-weight-complex="bold"/>
    </style:style>
    <style:style style:name="ce188" style:family="table-cell" style:parent-style-name="Pivot_20_Table_20_Value" style:data-style-name="N116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cm"/>
    </style:style>
    <style:style style:name="ce189" style:family="table-cell" style:parent-style-name="Pivot_20_Table_20_Value" style:data-style-name="N116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cm"/>
    </style:style>
    <style:style style:name="ce191" style:family="table-cell" style:parent-style-name="Pivot_20_Table_20_Value" style:data-style-name="N116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cm"/>
    </style:style>
    <style:style style:name="ce194" style:family="table-cell" style:parent-style-name="Pivot_20_Table_20_Result" style:data-style-name="N0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15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Verdana1" fo:font-size="7pt" style:font-name-asian="Verdana1" style:font-size-asian="7pt" style:font-name-complex="Verdana1" style:font-size-complex="7pt"/>
    </style:style>
    <style:style style:name="ce196" style:family="table-cell" style:parent-style-name="Default" style:data-style-name="N115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1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1" style:font-size-complex="7.59999990463257pt" style:font-style-complex="normal" style:font-weight-complex="normal"/>
    </style:style>
    <style:style style:name="ce197" style:family="table-cell" style:parent-style-name="Default" style:data-style-name="N11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1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1" style:font-size-complex="7.59999990463257pt" style:font-style-complex="normal" style:font-weight-complex="normal"/>
    </style:style>
    <style:style style:name="ce119" style:family="table-cell" style:parent-style-name="Default" style:data-style-name="N116">
      <style:table-cell-properties style:text-align-source="fix" style:repeat-content="false" style:vertical-align="middle"/>
      <style:paragraph-properties fo:text-align="start" fo:margin-left="0cm"/>
      <style:text-properties style:font-name="Courier New1" fo:font-size="7pt" style:font-name-asian="Courier New1" style:font-size-asian="7pt" style:font-name-complex="Courier New1" style:font-size-complex="7pt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Verdana1" fo:font-size="7pt" style:font-name-asian="Verdana1" style:font-size-asian="7pt" style:font-name-complex="Verdana1" style:font-size-complex="7pt"/>
    </style:style>
    <style:style style:name="ce201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1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1" style:font-size-complex="7.59999990463257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1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1" style:font-size-complex="7.59999990463257pt" style:font-style-complex="normal" style:font-weight-complex="normal"/>
    </style:style>
    <style:style style:name="ce20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0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08" style:family="table-cell" style:parent-style-name="Default">
      <style:table-cell-properties fo:background-color="#ffff00"/>
    </style:style>
    <style:style style:name="ce8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end"/>
    </style:style>
    <style:style style:name="ce95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</style:style>
    <style:style style:name="ce101" style:family="table-cell" style:parent-style-name="Default" style:data-style-name="N3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</style:style>
    <style:style style:name="ce104" style:family="table-cell" style:parent-style-name="Default" style:data-style-name="N3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11" style:family="table-cell" style:parent-style-name="Default" style:data-style-name="N116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Verdana1" fo:font-size="7pt" style:font-name-asian="Verdana1" style:font-size-asian="7pt" style:font-name-complex="Verdana1" style:font-size-complex="7pt"/>
    </style:style>
    <style:style style:name="ce215" style:family="table-cell" style:parent-style-name="Default" style:data-style-name="N116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1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1" style:font-size-complex="7.59999990463257pt" style:font-style-complex="normal" style:font-weight-complex="normal"/>
    </style:style>
    <style:style style:name="ce216" style:family="table-cell" style:parent-style-name="Default" style:data-style-name="N11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1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1" style:font-size-complex="7.59999990463257pt" style:font-style-complex="normal" style:font-weight-complex="normal"/>
    </style:style>
    <style:style style:name="ce8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Verdana" fo:font-size="7pt" fo:font-weight="bold" style:font-name-asian="Verdana1" style:font-size-asian="7pt" style:font-weight-asian="bold" style:font-name-complex="Verdana1" style:font-size-complex="7pt" style:font-weight-complex="bold"/>
    </style:style>
    <style:style style:name="ce106" style:family="table-cell" style:parent-style-name="Default" style:data-style-name="N116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Verdana1" fo:font-size="7pt" style:font-name-asian="Verdana1" style:font-size-asian="7pt" style:font-name-complex="Verdana1" style:font-size-complex="7pt"/>
    </style:style>
    <style:style style:name="ce117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221" style:family="table-cell" style:parent-style-name="Default" style:data-style-name="N4"/>
    <style:style style:name="ce8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none" fo:background-color="#ff0000" fo:border-left="0.06pt solid #000000" fo:border-right="0.06pt solid #000000" fo:border-top="0.06pt solid #000000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96" style:family="table-cell" style:parent-style-name="Default" style:data-style-name="N0">
      <style:table-cell-properties fo:border-bottom="none" fo:background-color="#ff0000" fo:border-left="0.06pt solid #000000" fo:border-right="0.06pt solid #000000" fo:border-top="none"/>
    </style:style>
    <style:style style:name="ce22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7" style:family="table-cell" style:parent-style-name="Default">
      <style:table-cell-properties fo:background-color="transparent"/>
    </style:style>
    <style:style style:name="ce2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29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1" fo:font-size="7.59999990463257pt" fo:font-style="normal" fo:text-shadow="none" style:text-underline-style="none" fo:font-weight="bold" style:font-size-asian="7.59999990463257pt" style:font-style-asian="normal" style:font-weight-asian="bold" style:font-size-complex="7.59999990463257pt" style:font-style-complex="normal" style:font-weight-complex="bold"/>
    </style:style>
    <style:style style:name="ce23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1" fo:font-size="7.59999990463257pt" fo:font-style="normal" fo:text-shadow="none" style:text-underline-style="none" fo:font-weight="bold" style:font-size-asian="7.59999990463257pt" style:font-style-asian="normal" style:font-weight-asian="bold" style:font-name-complex="Courier New1" style:font-size-complex="7.59999990463257pt" style:font-style-complex="normal" style:font-weight-complex="bold"/>
    </style:style>
    <style:style style:name="ce2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1" fo:font-size="7.59999990463257pt" fo:font-style="normal" fo:text-shadow="none" style:text-underline-style="none" fo:font-weight="bold" style:font-size-asian="7.59999990463257pt" style:font-style-asian="normal" style:font-weight-asian="bold" style:font-name-complex="Courier New1" style:font-size-complex="7.59999990463257pt" style:font-style-complex="normal" style:font-weight-complex="bold"/>
    </style:style>
    <style:style style:name="ce233" style:family="table-cell" style:parent-style-name="Default" style:data-style-name="N0">
      <style:table-cell-properties fo:background-color="transparent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3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23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3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1" fo:font-size="7.59999990463257pt" fo:font-style="normal" fo:text-shadow="none" style:text-underline-style="none" fo:font-weight="bold" style:font-size-asian="7.59999990463257pt" style:font-style-asian="normal" style:font-weight-asian="bold" style:font-size-complex="7.59999990463257pt" style:font-style-complex="normal" style:font-weight-complex="bold"/>
    </style:style>
    <style:style style:name="ce2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1" fo:font-size="7.59999990463257pt" fo:font-style="normal" fo:text-shadow="none" style:text-underline-style="none" fo:font-weight="bold" style:font-size-asian="7.59999990463257pt" style:font-style-asian="normal" style:font-weight-asian="bold" style:font-name-complex="Courier New1" style:font-size-complex="7.59999990463257pt" style:font-style-complex="normal" style:font-weight-complex="bold"/>
    </style:style>
    <style:style style:name="ce24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24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4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44" style:family="table-cell" style:parent-style-name="Default" style:data-style-name="N11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1" fo:font-size="7.59999990463257pt" fo:font-style="normal" fo:text-shadow="none" style:text-underline-style="none" fo:font-weight="bold" style:font-size-asian="7.59999990463257pt" style:font-style-asian="normal" style:font-weight-asian="bold" style:font-name-complex="Courier New1" style:font-size-complex="7.59999990463257pt" style:font-style-complex="normal" style:font-weight-complex="bold"/>
    </style:style>
    <style:style style:name="ce245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24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4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48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249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5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1" fo:font-size="7.59999990463257pt" fo:font-style="normal" fo:text-shadow="none" style:text-underline-style="none" fo:font-weight="bold" style:font-size-asian="7.59999990463257pt" style:font-style-asian="normal" style:font-weight-asian="bold" style:font-size-complex="7.59999990463257pt" style:font-style-complex="normal" style:font-weight-complex="bold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25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</style:style>
    <style:style style:name="ce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</style:style>
    <style:style style:name="ce2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cm"/>
    </style:style>
    <style:style style:name="ce25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cm"/>
    </style:style>
    <style:style style:name="ce25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1" fo:font-size="7.59999990463257pt" fo:font-style="normal" fo:text-shadow="none" style:text-underline-style="none" fo:font-weight="bold" style:font-size-asian="7.59999990463257pt" style:font-style-asian="normal" style:font-weight-asian="bold" style:font-size-complex="7.59999990463257pt" style:font-style-complex="normal" style:font-weight-complex="bold"/>
    </style:style>
    <style:style style:name="ce259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1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1" style:font-size-complex="7.59999990463257pt" style:font-style-complex="normal" style:font-weight-complex="normal"/>
    </style:style>
    <style:style style:name="ce26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1" fo:font-size="7.80000019073486pt" fo:font-style="normal" fo:text-shadow="none" style:text-underline-style="none" fo:font-weight="normal" style:font-size-asian="7.80000019073486pt" style:font-style-asian="normal" style:font-weight-asian="normal" style:font-name-complex="Courier New1" style:font-size-complex="7.80000019073486pt" style:font-style-complex="normal" style:font-weight-complex="normal"/>
    </style:style>
    <style:style style:name="ce261" style:family="table-cell" style:parent-style-name="Default" style:data-style-name="N116"/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5" table:default-cell-style-name="ce5"/>
        <table:table-column table:style-name="co6" table:number-columns-repeated="1011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7" table:default-cell-style-name="ce5"/>
        <table:table-row table:style-name="ro1">
          <table:table-cell table:style-name="ce2" office:value-type="string" calcext:value-type="string">
            <text:p>Cliente:</text:p>
          </table:table-cell>
          <table:table-cell table:style-name="ce69" office:value-type="string" calcext:value-type="string" table:number-columns-spanned="7" table:number-rows-spanned="1">
            <text:p>LINKOTEL S.A.</text:p>
          </table:table-cell>
          <table:covered-table-cell table:number-columns-repeated="6" table:style-name="ce8"/>
          <table:table-cell table:style-name="ce3" office:value-type="string" calcext:value-type="string">
            <text:p>P/T:</text:p>
          </table:table-cell>
          <table:table-cell table:style-name="ce70" table:number-columns-spanned="2" table:number-rows-spanned="1"/>
          <table:covered-table-cell table:style-name="ce8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Sección:</text:p>
          </table:table-cell>
          <table:table-cell table:style-name="ce69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8"/>
          <table:table-cell table:style-name="ce3" office:value-type="string" calcext:value-type="string">
            <text:p>Preparado por:</text:p>
          </table:table-cell>
          <table:table-cell table:style-name="ce71" office:value-type="string" calcext:value-type="string" table:number-columns-spanned="2" table:number-rows-spanned="1">
            <text:p>César León</text:p>
          </table:table-cell>
          <table:covered-table-cell table:style-name="ce8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Área:</text:p>
          </table:table-cell>
          <table:table-cell table:style-name="ce69" office:value-type="string" calcext:value-type="string" table:number-columns-spanned="7" table:number-rows-spanned="1">
            <text:p>Gastos Administrativos y de Ventas</text:p>
          </table:table-cell>
          <table:covered-table-cell table:number-columns-repeated="6" table:style-name="ce8"/>
          <table:table-cell table:style-name="ce3" office:value-type="string" calcext:value-type="string">
            <text:p>Fecha:</text:p>
          </table:table-cell>
          <table:table-cell table:style-name="ce70" table:number-columns-spanned="2" table:number-rows-spanned="1"/>
          <table:covered-table-cell table:style-name="ce8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Prueba:</text:p>
          </table:table-cell>
          <table:table-cell table:style-name="ce69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8"/>
          <table:table-cell table:style-name="ce3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8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Con corte al:</text:p>
          </table:table-cell>
          <table:table-cell table:style-name="ce69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8"/>
          <table:table-cell table:style-name="ce3" office:value-type="string" calcext:value-type="string">
            <text:p>Fecha:</text:p>
          </table:table-cell>
          <table:table-cell table:style-name="ce70" table:number-columns-spanned="2" table:number-rows-spanned="1"/>
          <table:covered-table-cell table:style-name="ce8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8" table:number-columns-spanned="11" table:number-rows-spanned="1"/>
          <table:covered-table-cell table:number-columns-repeated="10" table:style-name="ce8"/>
          <table:table-cell table:number-columns-repeated="1013"/>
        </table:table-row>
        <table:table-row table:style-name="ro2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6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8"/>
          <table:table-cell table:style-name="ce7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6" office:value-type="string" calcext:value-type="string">
            <text:p>Saldos auditados al</text:p>
          </table:table-cell>
          <table:table-cell table:style-name="ce192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200" table:number-columns-repeated="963"/>
        </table:table-row>
        <table:table-row table:style-name="ro1">
          <table:covered-table-cell table:number-columns-repeated="3" table:style-name="ce8"/>
          <table:table-cell table:style-name="ce9" office:value-type="date" office:date-value="2021-08-31" calcext:value-type="date">
            <text:p>31-ago-21</text:p>
          </table:table-cell>
          <table:table-cell table:style-name="ce10" office:value-type="string" calcext:value-type="string">
            <text:p>Débitos</text:p>
          </table:table-cell>
          <table:table-cell table:style-name="ce9" office:value-type="string" calcext:value-type="string">
            <text:p>Créditos</text:p>
          </table:table-cell>
          <table:table-cell table:style-name="ce10" office:value-type="date" office:date-value="2021-12-31" calcext:value-type="date">
            <text:p>31-dic-21</text:p>
          </table:table-cell>
          <table:covered-table-cell table:number-columns-repeated="2" table:style-name="ce8"/>
          <table:table-cell table:style-name="ce9" office:value-type="date" office:date-value="2020-12-31" calcext:value-type="date">
            <text:p>31-dic-20</text:p>
          </table:table-cell>
          <table:covered-table-cell table:style-name="ce8"/>
          <table:table-cell table:style-name="ce4" table:number-columns-repeated="50"/>
          <table:table-cell table:style-name="ce200" table:number-columns-repeated="963"/>
        </table:table-row>
        <table:table-row table:style-name="ro1">
          <table:table-cell table:style-name="ce123"/>
          <table:table-cell table:style-name="ce135" table:number-columns-repeated="2"/>
          <table:table-cell table:style-name="ce155"/>
          <table:table-cell table:style-name="ce168"/>
          <table:table-cell table:style-name="ce174"/>
          <table:table-cell table:style-name="ce17"/>
          <table:table-cell table:style-name="ce183"/>
          <table:table-cell table:style-name="ce135"/>
          <table:table-cell table:style-name="ce190"/>
          <table:table-cell table:style-name="ce193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/>
          <table:table-cell table:style-name="ce22" office:value-type="string" calcext:value-type="string">
            <text:p>Gastos Administrativos</text:p>
          </table:table-cell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2" office:value-type="string" calcext:value-type="string">
            <text:p>Gastos Administrativos</text:p>
          </table:table-cell>
          <table:table-cell table:style-name="ce29"/>
          <table:table-cell table:style-name="ce30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5.1.01.01.03" calcext:value-type="string">
            <text:p><text:s/>5.1.01.01.03 </text:p>
          </table:table-cell>
          <table:table-cell table:style-name="ce31" office:value-type="string" calcext:value-type="string">
            <text:p>Seguro Privado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table:formula="of:=[.D11]+[.E11]-[.F11]" office:value-type="float" office:value="0" calcext:value-type="float">
            <text:p>0</text:p>
          </table:table-cell>
          <table:table-cell table:style-name="ce28" office:value-type="string" office:string-value="5.1.01.01.03" calcext:value-type="string">
            <text:p><text:s/>5.1.01.01.03 </text:p>
          </table:table-cell>
          <table:table-cell table:style-name="ce31" office:value-type="string" calcext:value-type="string">
            <text:p>Seguro Privado</text:p>
          </table:table-cell>
          <table:table-cell table:style-name="ce26" office:value-type="float" office:value="20" calcext:value-type="float">
            <text:p>20</text:p>
          </table:table-cell>
          <table:table-cell table:style-name="ce30" table:formula="of:=+[.G11]-[.J11]" office:value-type="float" office:value="-20" calcext:value-type="float">
            <text:p>-2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5.1.01.01.04" calcext:value-type="string">
            <text:p><text:s/>5.1.01.01.04 </text:p>
          </table:table-cell>
          <table:table-cell table:style-name="ce31" office:value-type="string" calcext:value-type="string">
            <text:p>Intereses y Multas</text:p>
          </table:table-cell>
          <table:table-cell table:style-name="ce32"/>
          <table:table-cell table:style-name="ce33" office:value-type="float" office:value="1328.39" calcext:value-type="float">
            <text:p>1,328</text:p>
          </table:table-cell>
          <table:table-cell table:style-name="ce25" office:value-type="float" office:value="3284.49" calcext:value-type="float">
            <text:p>3,284</text:p>
          </table:table-cell>
          <table:table-cell table:style-name="ce26" office:value-type="float" office:value="59.43" calcext:value-type="float">
            <text:p>59</text:p>
          </table:table-cell>
          <table:table-cell table:style-name="ce181" table:formula="of:=[.D12]+[.E12]-[.F12]" office:value-type="float" office:value="4553.45" calcext:value-type="float">
            <text:p>4,553</text:p>
          </table:table-cell>
          <table:table-cell table:style-name="ce28" office:value-type="string" office:string-value="5.1.01.01.04" calcext:value-type="string">
            <text:p><text:s/>5.1.01.01.04 </text:p>
          </table:table-cell>
          <table:table-cell table:style-name="ce31" office:value-type="string" calcext:value-type="string">
            <text:p>Intereses y Multas</text:p>
          </table:table-cell>
          <table:table-cell table:style-name="ce26" office:value-type="float" office:value="94.57" calcext:value-type="float">
            <text:p>95</text:p>
          </table:table-cell>
          <table:table-cell table:style-name="ce30" table:formula="of:=+[.G12]-[.J12]" office:value-type="float" office:value="4458.88" calcext:value-type="float">
            <text:p>4,459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5.1.01.01.05" calcext:value-type="string">
            <text:p><text:s/>5.1.01.01.05 </text:p>
          </table:table-cell>
          <table:table-cell table:style-name="ce31" office:value-type="string" calcext:value-type="string">
            <text:p>Papelería y Útiles de Oficina</text:p>
          </table:table-cell>
          <table:table-cell table:style-name="ce32"/>
          <table:table-cell table:style-name="ce33" office:value-type="float" office:value="693.16" calcext:value-type="float">
            <text:p>693</text:p>
          </table:table-cell>
          <table:table-cell table:style-name="ce25" office:value-type="float" office:value="88.05" calcext:value-type="float">
            <text:p>88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13]+[.E13]-[.F13]" office:value-type="float" office:value="781.21" calcext:value-type="float">
            <text:p>781</text:p>
          </table:table-cell>
          <table:table-cell table:style-name="ce28" office:value-type="string" office:string-value="5.1.01.01.05" calcext:value-type="string">
            <text:p><text:s/>5.1.01.01.05 </text:p>
          </table:table-cell>
          <table:table-cell table:style-name="ce31" office:value-type="string" calcext:value-type="string">
            <text:p>Papelería y Útiles de Oficina</text:p>
          </table:table-cell>
          <table:table-cell table:style-name="ce26" office:value-type="float" office:value="1199.4" calcext:value-type="float">
            <text:p>1,199</text:p>
          </table:table-cell>
          <table:table-cell table:style-name="ce30" table:formula="of:=+[.G13]-[.J13]" office:value-type="float" office:value="-418.19" calcext:value-type="float">
            <text:p>-418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5.1.01.01.06" calcext:value-type="string">
            <text:p><text:s/>5.1.01.01.06 </text:p>
          </table:table-cell>
          <table:table-cell table:style-name="ce31" office:value-type="string" calcext:value-type="string">
            <text:p>Luz</text:p>
          </table:table-cell>
          <table:table-cell table:style-name="ce32"/>
          <table:table-cell table:style-name="ce33" office:value-type="float" office:value="-8.19" calcext:value-type="float">
            <text:p>-8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14]+[.E14]-[.F14]" office:value-type="float" office:value="-8.19" calcext:value-type="float">
            <text:p>-8</text:p>
          </table:table-cell>
          <table:table-cell table:style-name="ce28"/>
          <table:table-cell table:style-name="ce31"/>
          <table:table-cell table:style-name="ce26"/>
          <table:table-cell table:style-name="ce30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5.1.01.01.07" calcext:value-type="string">
            <text:p><text:s/>5.1.01.01.07 </text:p>
          </table:table-cell>
          <table:table-cell table:style-name="ce31" office:value-type="string" calcext:value-type="string">
            <text:p>Movilización</text:p>
          </table:table-cell>
          <table:table-cell table:style-name="ce32"/>
          <table:table-cell table:style-name="ce33" office:value-type="float" office:value="18" calcext:value-type="float">
            <text:p>18</text:p>
          </table:table-cell>
          <table:table-cell table:style-name="ce25" office:value-type="float" office:value="36" calcext:value-type="float">
            <text:p>36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15]+[.E15]-[.F15]" office:value-type="float" office:value="54" calcext:value-type="float">
            <text:p>54</text:p>
          </table:table-cell>
          <table:table-cell table:style-name="ce28"/>
          <table:table-cell table:style-name="ce31"/>
          <table:table-cell table:style-name="ce26"/>
          <table:table-cell table:style-name="ce30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5.1.01.01.10" calcext:value-type="string">
            <text:p><text:s/>5.1.01.01.10 </text:p>
          </table:table-cell>
          <table:table-cell table:style-name="ce31" office:value-type="string" calcext:value-type="string">
            <text:p>Publicidad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table:formula="of:=[.D16]+[.E16]-[.F16]" office:value-type="float" office:value="0" calcext:value-type="float">
            <text:p>0</text:p>
          </table:table-cell>
          <table:table-cell table:style-name="ce28" office:value-type="string" office:string-value="5.1.01.01.10" calcext:value-type="string">
            <text:p><text:s/>5.1.01.01.10 </text:p>
          </table:table-cell>
          <table:table-cell table:style-name="ce31" office:value-type="string" calcext:value-type="string">
            <text:p>Publicidad</text:p>
          </table:table-cell>
          <table:table-cell table:style-name="ce26" office:value-type="float" office:value="1561.04" calcext:value-type="float">
            <text:p>1,561</text:p>
          </table:table-cell>
          <table:table-cell table:style-name="ce30" table:formula="of:=+[.G16]-[.J16]" office:value-type="float" office:value="-1561.04" calcext:value-type="float">
            <text:p>-1,561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5.1.01.01.12" calcext:value-type="string">
            <text:p><text:s/>5.1.01.01.12 </text:p>
          </table:table-cell>
          <table:table-cell table:style-name="ce31" office:value-type="string" calcext:value-type="string">
            <text:p>Correo</text:p>
          </table:table-cell>
          <table:table-cell table:style-name="ce32"/>
          <table:table-cell table:style-name="ce33" office:value-type="float" office:value="3.8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17]+[.E17]-[.F17]" office:value-type="float" office:value="3.84" calcext:value-type="float">
            <text:p>4</text:p>
          </table:table-cell>
          <table:table-cell table:style-name="ce28" office:value-type="string" office:string-value="5.1.01.01.12" calcext:value-type="string">
            <text:p><text:s/>5.1.01.01.12 </text:p>
          </table:table-cell>
          <table:table-cell table:style-name="ce31" office:value-type="string" calcext:value-type="string">
            <text:p>Correo</text:p>
          </table:table-cell>
          <table:table-cell table:style-name="ce26" office:value-type="float" office:value="23.1" calcext:value-type="float">
            <text:p>23</text:p>
          </table:table-cell>
          <table:table-cell table:style-name="ce30" table:formula="of:=+[.G17]-[.J17]" office:value-type="float" office:value="-19.26" calcext:value-type="float">
            <text:p>-19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5.1.01.01.14" calcext:value-type="string">
            <text:p><text:s/>5.1.01.01.14 </text:p>
          </table:table-cell>
          <table:table-cell table:style-name="ce31" office:value-type="string" calcext:value-type="string">
            <text:p>Gastos de Viaje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25" office:value-type="float" office:value="143" calcext:value-type="float">
            <text:p>143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18]+[.E18]-[.F18]" office:value-type="float" office:value="143" calcext:value-type="float">
            <text:p>143</text:p>
          </table:table-cell>
          <table:table-cell table:style-name="ce28" office:value-type="string" office:string-value="5.1.01.01.14" calcext:value-type="string">
            <text:p><text:s/>5.1.01.01.14 </text:p>
          </table:table-cell>
          <table:table-cell table:style-name="ce31" office:value-type="string" calcext:value-type="string">
            <text:p>Gastos de Viaje</text:p>
          </table:table-cell>
          <table:table-cell table:style-name="ce26" office:value-type="float" office:value="230" calcext:value-type="float">
            <text:p>230</text:p>
          </table:table-cell>
          <table:table-cell table:style-name="ce30" table:formula="of:=+[.G18]-[.J18]" office:value-type="float" office:value="-87" calcext:value-type="float">
            <text:p>-87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5.1.01.01.16" calcext:value-type="string">
            <text:p><text:s/>5.1.01.01.16 </text:p>
          </table:table-cell>
          <table:table-cell table:style-name="ce31" office:value-type="string" calcext:value-type="string">
            <text:p>Seguros y Reaseguros</text:p>
          </table:table-cell>
          <table:table-cell table:style-name="ce32"/>
          <table:table-cell table:style-name="ce33" office:value-type="float" office:value="2616.81" calcext:value-type="float">
            <text:p>2,617</text:p>
          </table:table-cell>
          <table:table-cell table:style-name="ce25" office:value-type="float" office:value="104.78" calcext:value-type="float">
            <text:p>105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19]+[.E19]-[.F19]" office:value-type="float" office:value="2721.59" calcext:value-type="float">
            <text:p>2,722</text:p>
          </table:table-cell>
          <table:table-cell table:style-name="ce28" office:value-type="string" office:string-value="5.1.01.01.16" calcext:value-type="string">
            <text:p><text:s/>5.1.01.01.16 </text:p>
          </table:table-cell>
          <table:table-cell table:style-name="ce31" office:value-type="string" calcext:value-type="string">
            <text:p>Seguros y Reaseguros</text:p>
          </table:table-cell>
          <table:table-cell table:style-name="ce26" office:value-type="float" office:value="3012.18" calcext:value-type="float">
            <text:p>3,012</text:p>
          </table:table-cell>
          <table:table-cell table:style-name="ce30" table:formula="of:=+[.G19]-[.J19]" office:value-type="float" office:value="-290.59" calcext:value-type="float">
            <text:p>-291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5.1.01.01.17" calcext:value-type="string">
            <text:p><text:s/>5.1.01.01.17 </text:p>
          </table:table-cell>
          <table:table-cell table:style-name="ce31" office:value-type="string" calcext:value-type="string">
            <text:p>Gastos Legales</text:p>
          </table:table-cell>
          <table:table-cell table:style-name="ce32"/>
          <table:table-cell table:style-name="ce33" office:value-type="float" office:value="73.76" calcext:value-type="float">
            <text:p>74</text:p>
          </table:table-cell>
          <table:table-cell table:style-name="ce25" office:value-type="float" office:value="322.75" calcext:value-type="float">
            <text:p>323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20]+[.E20]-[.F20]" office:value-type="float" office:value="396.51" calcext:value-type="float">
            <text:p>397</text:p>
          </table:table-cell>
          <table:table-cell table:style-name="ce28" office:value-type="string" office:string-value="5.1.01.01.17" calcext:value-type="string">
            <text:p><text:s/>5.1.01.01.17 </text:p>
          </table:table-cell>
          <table:table-cell table:style-name="ce31" office:value-type="string" calcext:value-type="string">
            <text:p>Gastos Legales</text:p>
          </table:table-cell>
          <table:table-cell table:style-name="ce26" office:value-type="float" office:value="1376.41" calcext:value-type="float">
            <text:p>1,376</text:p>
          </table:table-cell>
          <table:table-cell table:style-name="ce30" table:formula="of:=+[.G20]-[.J20]" office:value-type="float" office:value="-979.9" calcext:value-type="float">
            <text:p>-98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5.1.01.01.20" calcext:value-type="string">
            <text:p><text:s/>5.1.01.01.20 </text:p>
          </table:table-cell>
          <table:table-cell table:style-name="ce31" office:value-type="string" calcext:value-type="string">
            <text:p>Mantenimiento y Reparaciones</text:p>
          </table:table-cell>
          <table:table-cell table:style-name="ce32"/>
          <table:table-cell table:style-name="ce33" office:value-type="float" office:value="525.39" calcext:value-type="float">
            <text:p>525</text:p>
          </table:table-cell>
          <table:table-cell table:style-name="ce25" office:value-type="float" office:value="1387.96" calcext:value-type="float">
            <text:p>1,388</text:p>
          </table:table-cell>
          <table:table-cell table:style-name="ce26" office:value-type="float" office:value="70" calcext:value-type="float">
            <text:p>70</text:p>
          </table:table-cell>
          <table:table-cell table:style-name="ce181" table:formula="of:=[.D21]+[.E21]-[.F21]" office:value-type="float" office:value="1843.35" calcext:value-type="float">
            <text:p>1,843</text:p>
          </table:table-cell>
          <table:table-cell table:style-name="ce28" office:value-type="string" office:string-value="GG0038" calcext:value-type="string">
            <text:p><text:s/>GG0038 </text:p>
          </table:table-cell>
          <table:table-cell table:style-name="ce31" office:value-type="string" calcext:value-type="string">
            <text:p>Mantenimiento y Reparaciones</text:p>
          </table:table-cell>
          <table:table-cell table:style-name="ce26" office:value-type="float" office:value="0" calcext:value-type="float">
            <text:p>0</text:p>
          </table:table-cell>
          <table:table-cell table:style-name="ce30" table:formula="of:=+[.G21]-[.J21]" office:value-type="float" office:value="1843.35" calcext:value-type="float">
            <text:p>1,843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5.1.01.01.22" calcext:value-type="string">
            <text:p><text:s/>5.1.01.01.22 </text:p>
          </table:table-cell>
          <table:table-cell table:style-name="ce31" office:value-type="string" calcext:value-type="string">
            <text:p>Honorarios Profesionales</text:p>
          </table:table-cell>
          <table:table-cell table:style-name="ce34" office:value-type="string" calcext:value-type="string">
            <text:p>Honorarios</text:p>
          </table:table-cell>
          <table:table-cell table:style-name="ce33" office:value-type="float" office:value="68188.81" calcext:value-type="float">
            <text:p>68,189</text:p>
          </table:table-cell>
          <table:table-cell table:style-name="ce25" office:value-type="float" office:value="40194.1" calcext:value-type="float">
            <text:p>40,194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22]+[.E22]-[.F22]" office:value-type="float" office:value="108382.91" calcext:value-type="float">
            <text:p>108,383</text:p>
          </table:table-cell>
          <table:table-cell table:style-name="ce28" office:value-type="string" office:string-value="5.1.01.01.22" calcext:value-type="string">
            <text:p><text:s/>5.1.01.01.22 </text:p>
          </table:table-cell>
          <table:table-cell table:style-name="ce31" office:value-type="string" calcext:value-type="string">
            <text:p>Honorarios Profesionales</text:p>
          </table:table-cell>
          <table:table-cell table:style-name="ce26" office:value-type="float" office:value="77946.78" calcext:value-type="float">
            <text:p>77,947</text:p>
          </table:table-cell>
          <table:table-cell table:style-name="ce30" table:formula="of:=+[.G22]-[.J22]" office:value-type="float" office:value="30436.13" calcext:value-type="float">
            <text:p>30,436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5.1.01.01.24" calcext:value-type="string">
            <text:p><text:s/>5.1.01.01.24 </text:p>
          </table:table-cell>
          <table:table-cell table:style-name="ce31" office:value-type="string" calcext:value-type="string">
            <text:p>Servicio de Internet</text:p>
          </table:table-cell>
          <table:table-cell table:style-name="ce32"/>
          <table:table-cell table:style-name="ce33" office:value-type="float" office:value="214" calcext:value-type="float">
            <text:p>214</text:p>
          </table:table-cell>
          <table:table-cell table:style-name="ce25" office:value-type="float" office:value="19" calcext:value-type="float">
            <text:p>19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23]+[.E23]-[.F23]" office:value-type="float" office:value="233" calcext:value-type="float">
            <text:p>233</text:p>
          </table:table-cell>
          <table:table-cell table:style-name="ce28" office:value-type="string" office:string-value="5.1.01.01.24" calcext:value-type="string">
            <text:p><text:s/>5.1.01.01.24 </text:p>
          </table:table-cell>
          <table:table-cell table:style-name="ce31" office:value-type="string" calcext:value-type="string">
            <text:p>Servicio de Internet</text:p>
          </table:table-cell>
          <table:table-cell table:style-name="ce26" office:value-type="float" office:value="233" calcext:value-type="float">
            <text:p>233</text:p>
          </table:table-cell>
          <table:table-cell table:style-name="ce30" table:formula="of:=+[.G23]-[.J23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5.1.01.01.25" calcext:value-type="string">
            <text:p><text:s/>5.1.01.01.25 </text:p>
          </table:table-cell>
          <table:table-cell table:style-name="ce31" office:value-type="string" calcext:value-type="string">
            <text:p>Mantenimiento de Oficina</text:p>
          </table:table-cell>
          <table:table-cell table:style-name="ce32"/>
          <table:table-cell table:style-name="ce33" office:value-type="float" office:value="673.47" calcext:value-type="float">
            <text:p>673</text:p>
          </table:table-cell>
          <table:table-cell table:style-name="ce25" office:value-type="float" office:value="500" calcext:value-type="float">
            <text:p>500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24]+[.E24]-[.F24]" office:value-type="float" office:value="1173.47" calcext:value-type="float">
            <text:p>1,173</text:p>
          </table:table-cell>
          <table:table-cell table:style-name="ce28"/>
          <table:table-cell table:style-name="ce31"/>
          <table:table-cell table:style-name="ce26"/>
          <table:table-cell table:style-name="ce30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/>
          <table:table-cell table:style-name="ce32" table:number-columns-repeated="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table:style-name="ce32"/>
          <table:table-cell table:style-name="ce26"/>
          <table:table-cell table:style-name="ce30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/>
          <table:table-cell table:style-name="ce35" office:value-type="string" calcext:value-type="string">
            <text:p>Nomina y Beneficios Sociales</text:p>
          </table:table-cell>
          <table:table-cell table:style-name="ce3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table:style-name="ce35" office:value-type="string" calcext:value-type="string">
            <text:p>Nomina y Beneficios Sociales</text:p>
          </table:table-cell>
          <table:table-cell table:style-name="ce26"/>
          <table:table-cell table:style-name="ce30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BS010" calcext:value-type="string">
            <text:p><text:s/>BS010 </text:p>
          </table:table-cell>
          <table:table-cell table:style-name="ce31" office:value-type="string" calcext:value-type="string">
            <text:p>Sueldo</text:p>
          </table:table-cell>
          <table:table-cell table:style-name="ce32"/>
          <table:table-cell table:style-name="ce33" office:value-type="float" office:value="61229.28" calcext:value-type="float">
            <text:p>61,229</text:p>
          </table:table-cell>
          <table:table-cell table:style-name="ce25" office:value-type="float" office:value="30848.64" calcext:value-type="float">
            <text:p>30,849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27]+[.E27]-[.F27]" office:value-type="float" office:value="92077.92" calcext:value-type="float">
            <text:p>92,078</text:p>
          </table:table-cell>
          <table:table-cell table:style-name="ce28" office:value-type="string" office:string-value="BS010" calcext:value-type="string">
            <text:p><text:s/>BS010 </text:p>
          </table:table-cell>
          <table:table-cell table:style-name="ce31" office:value-type="string" calcext:value-type="string">
            <text:p>Sueldo</text:p>
          </table:table-cell>
          <table:table-cell table:style-name="ce26" office:value-type="float" office:value="92013.42" calcext:value-type="float">
            <text:p>92,013</text:p>
          </table:table-cell>
          <table:table-cell table:style-name="ce30" table:formula="of:=+[.G27]-[.J27]" office:value-type="float" office:value="64.5" calcext:value-type="float">
            <text:p>65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BS002" calcext:value-type="string">
            <text:p><text:s/>BS002 </text:p>
          </table:table-cell>
          <table:table-cell table:style-name="ce31" office:value-type="string" calcext:value-type="string">
            <text:p>Décimo Tercer Sueldo</text:p>
          </table:table-cell>
          <table:table-cell table:style-name="ce32"/>
          <table:table-cell table:style-name="ce33" office:value-type="float" office:value="5102.56" calcext:value-type="float">
            <text:p>5,103</text:p>
          </table:table-cell>
          <table:table-cell table:style-name="ce25" office:value-type="float" office:value="2570.8" calcext:value-type="float">
            <text:p>2,571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28]+[.E28]-[.F28]" office:value-type="float" office:value="7673.36" calcext:value-type="float">
            <text:p>7,673</text:p>
          </table:table-cell>
          <table:table-cell table:style-name="ce28" office:value-type="string" office:string-value="BS002" calcext:value-type="string">
            <text:p><text:s/>BS002 </text:p>
          </table:table-cell>
          <table:table-cell table:style-name="ce31" office:value-type="string" calcext:value-type="string">
            <text:p>Décimo Tercer Sueldo</text:p>
          </table:table-cell>
          <table:table-cell table:style-name="ce26" office:value-type="float" office:value="7667.09" calcext:value-type="float">
            <text:p>7,667</text:p>
          </table:table-cell>
          <table:table-cell table:style-name="ce30" table:formula="of:=+[.G28]-[.J28]" office:value-type="float" office:value="6.27000000000044" calcext:value-type="float">
            <text:p>6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BS003" calcext:value-type="string">
            <text:p><text:s/>BS003 </text:p>
          </table:table-cell>
          <table:table-cell table:style-name="ce31" office:value-type="string" calcext:value-type="string">
            <text:p>Décimo Cuarto Sueldo</text:p>
          </table:table-cell>
          <table:table-cell table:style-name="ce32"/>
          <table:table-cell table:style-name="ce33" office:value-type="float" office:value="2666.4" calcext:value-type="float">
            <text:p>2,666</text:p>
          </table:table-cell>
          <table:table-cell table:style-name="ce25" office:value-type="float" office:value="1333.2" calcext:value-type="float">
            <text:p>1,333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29]+[.E29]-[.F29]" office:value-type="float" office:value="3999.6" calcext:value-type="float">
            <text:p>4,000</text:p>
          </table:table-cell>
          <table:table-cell table:style-name="ce28" office:value-type="string" office:string-value="BS003" calcext:value-type="string">
            <text:p><text:s/>BS003 </text:p>
          </table:table-cell>
          <table:table-cell table:style-name="ce31" office:value-type="string" calcext:value-type="string">
            <text:p>Décimo Cuarto Sueldo</text:p>
          </table:table-cell>
          <table:table-cell table:style-name="ce26" office:value-type="float" office:value="3999.6" calcext:value-type="float">
            <text:p>4,000</text:p>
          </table:table-cell>
          <table:table-cell table:style-name="ce30" table:formula="of:=+[.G29]-[.J29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BS004" calcext:value-type="string">
            <text:p><text:s/>BS004 </text:p>
          </table:table-cell>
          <table:table-cell table:style-name="ce31" office:value-type="string" calcext:value-type="string">
            <text:p>Vacaciones</text:p>
          </table:table-cell>
          <table:table-cell table:style-name="ce32"/>
          <table:table-cell table:style-name="ce33" office:value-type="float" office:value="4351.39" calcext:value-type="float">
            <text:p>4,351</text:p>
          </table:table-cell>
          <table:table-cell table:style-name="ce25" office:value-type="float" office:value="1285.28" calcext:value-type="float">
            <text:p>1,285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30]+[.E30]-[.F30]" office:value-type="float" office:value="5636.67" calcext:value-type="float">
            <text:p>5,637</text:p>
          </table:table-cell>
          <table:table-cell table:style-name="ce28" office:value-type="string" office:string-value="BS004" calcext:value-type="string">
            <text:p><text:s/>BS004 </text:p>
          </table:table-cell>
          <table:table-cell table:style-name="ce31" office:value-type="string" calcext:value-type="string">
            <text:p>Vacaciones</text:p>
          </table:table-cell>
          <table:table-cell table:style-name="ce26" office:value-type="float" office:value="4603.05" calcext:value-type="float">
            <text:p>4,603</text:p>
          </table:table-cell>
          <table:table-cell table:style-name="ce30" table:formula="of:=+[.G30]-[.J30]" office:value-type="float" office:value="1033.62" calcext:value-type="float">
            <text:p>1,034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BS005" calcext:value-type="string">
            <text:p><text:s/>BS005 </text:p>
          </table:table-cell>
          <table:table-cell table:style-name="ce31" office:value-type="string" calcext:value-type="string">
            <text:p>Fondo de Reserva</text:p>
          </table:table-cell>
          <table:table-cell table:style-name="ce32"/>
          <table:table-cell table:style-name="ce33" office:value-type="float" office:value="5100.56" calcext:value-type="float">
            <text:p>5,101</text:p>
          </table:table-cell>
          <table:table-cell table:style-name="ce25" office:value-type="float" office:value="2569.76" calcext:value-type="float">
            <text:p>2,570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31]+[.E31]-[.F31]" office:value-type="float" office:value="7670.32" calcext:value-type="float">
            <text:p>7,670</text:p>
          </table:table-cell>
          <table:table-cell table:style-name="ce28" office:value-type="string" office:string-value="BS005" calcext:value-type="string">
            <text:p><text:s/>BS005 </text:p>
          </table:table-cell>
          <table:table-cell table:style-name="ce31" office:value-type="string" calcext:value-type="string">
            <text:p>Fondo de Reserva</text:p>
          </table:table-cell>
          <table:table-cell table:style-name="ce26" office:value-type="float" office:value="7664.1" calcext:value-type="float">
            <text:p>7,664</text:p>
          </table:table-cell>
          <table:table-cell table:style-name="ce30" table:formula="of:=+[.G31]-[.J31]" office:value-type="float" office:value="6.22000000000025" calcext:value-type="float">
            <text:p>6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BS009" calcext:value-type="string">
            <text:p><text:s/>BS009 </text:p>
          </table:table-cell>
          <table:table-cell table:style-name="ce31" office:value-type="string" calcext:value-type="string">
            <text:p>Aporte Patronal-Personal</text:p>
          </table:table-cell>
          <table:table-cell table:style-name="ce32"/>
          <table:table-cell table:style-name="ce33" office:value-type="float" office:value="7439.24" calcext:value-type="float">
            <text:p>7,439</text:p>
          </table:table-cell>
          <table:table-cell table:style-name="ce25" office:value-type="float" office:value="3748.08" calcext:value-type="float">
            <text:p>3,748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32]+[.E32]-[.F32]" office:value-type="float" office:value="11187.32" calcext:value-type="float">
            <text:p>11,187</text:p>
          </table:table-cell>
          <table:table-cell table:style-name="ce28" office:value-type="string" office:string-value="BS009" calcext:value-type="string">
            <text:p><text:s/>BS009 </text:p>
          </table:table-cell>
          <table:table-cell table:style-name="ce31" office:value-type="string" calcext:value-type="string">
            <text:p>Aporte Patronal-Personal</text:p>
          </table:table-cell>
          <table:table-cell table:style-name="ce26" office:value-type="float" office:value="11178.44" calcext:value-type="float">
            <text:p>11,178</text:p>
          </table:table-cell>
          <table:table-cell table:style-name="ce30" table:formula="of:=+[.G32]-[.J32]" office:value-type="float" office:value="8.8799999999992" calcext:value-type="float">
            <text:p>9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BS015" calcext:value-type="string">
            <text:p><text:s/>BS015 </text:p>
          </table:table-cell>
          <table:table-cell table:style-name="ce31" office:value-type="string" calcext:value-type="string">
            <text:p>Alimentación</text:p>
          </table:table-cell>
          <table:table-cell table:style-name="ce32"/>
          <table:table-cell table:style-name="ce33" office:value-type="float" office:value="2000" calcext:value-type="float">
            <text:p>2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33]+[.E33]-[.F33]" office:value-type="float" office:value="4000" calcext:value-type="float">
            <text:p>4,000</text:p>
          </table:table-cell>
          <table:table-cell table:style-name="ce28" office:value-type="string" office:string-value="5.1.02.01.01" calcext:value-type="string">
            <text:p><text:s/>5.1.02.01.01 </text:p>
          </table:table-cell>
          <table:table-cell table:style-name="ce31" office:value-type="string" calcext:value-type="string">
            <text:p>Alimentación</text:p>
          </table:table-cell>
          <table:table-cell table:style-name="ce26" office:value-type="float" office:value="0" calcext:value-type="float">
            <text:p>0</text:p>
          </table:table-cell>
          <table:table-cell table:style-name="ce30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BS017" calcext:value-type="string">
            <text:p><text:s/>BS017 </text:p>
          </table:table-cell>
          <table:table-cell table:style-name="ce31" office:value-type="string" calcext:value-type="string">
            <text:p>Prov. Jub. Patronal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25" office:value-type="float" office:value="2487.92" calcext:value-type="float">
            <text:p>2,488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34]+[.E34]-[.F34]" office:value-type="float" office:value="2487.92" calcext:value-type="float">
            <text:p>2,488</text:p>
          </table:table-cell>
          <table:table-cell table:style-name="ce28" office:value-type="string" office:string-value="BS017" calcext:value-type="string">
            <text:p><text:s/>BS017 </text:p>
          </table:table-cell>
          <table:table-cell table:style-name="ce31" office:value-type="string" calcext:value-type="string">
            <text:p>Prov. Jub. Patronal</text:p>
          </table:table-cell>
          <table:table-cell table:style-name="ce26" office:value-type="float" office:value="2133.03" calcext:value-type="float">
            <text:p>2,133</text:p>
          </table:table-cell>
          <table:table-cell table:style-name="ce30" table:formula="of:=+[.G34]-[.J34]" office:value-type="float" office:value="354.89" calcext:value-type="float">
            <text:p>355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BS019" calcext:value-type="string">
            <text:p><text:s/>BS019 </text:p>
          </table:table-cell>
          <table:table-cell table:style-name="ce31" office:value-type="string" calcext:value-type="string">
            <text:p>Prov. Bonificación por Desahucio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25" office:value-type="float" office:value="2311.1" calcext:value-type="float">
            <text:p>2,311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35]+[.E35]-[.F35]" office:value-type="float" office:value="2311.1" calcext:value-type="float">
            <text:p>2,311</text:p>
          </table:table-cell>
          <table:table-cell table:style-name="ce28" office:value-type="string" office:string-value="BS019" calcext:value-type="string">
            <text:p><text:s/>BS019 </text:p>
          </table:table-cell>
          <table:table-cell table:style-name="ce31" office:value-type="string" calcext:value-type="string">
            <text:p>Prov. Bonificación por Desahucio</text:p>
          </table:table-cell>
          <table:table-cell table:style-name="ce26" office:value-type="float" office:value="2750.17" calcext:value-type="float">
            <text:p>2,750</text:p>
          </table:table-cell>
          <table:table-cell table:style-name="ce30" table:formula="of:=+[.G35]-[.J35]" office:value-type="float" office:value="-439.07" calcext:value-type="float">
            <text:p>-439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BS020" calcext:value-type="string">
            <text:p><text:s/>BS020 </text:p>
          </table:table-cell>
          <table:table-cell table:style-name="ce31" office:value-type="string" calcext:value-type="string">
            <text:p>Pasantías</text:p>
          </table:table-cell>
          <table:table-cell table:style-name="ce32"/>
          <table:table-cell table:style-name="ce33" office:value-type="float" office:value="300" calcext:value-type="float">
            <text:p>3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36]+[.E36]-[.F36]" office:value-type="float" office:value="300" calcext:value-type="float">
            <text:p>300</text:p>
          </table:table-cell>
          <table:table-cell table:style-name="ce28"/>
          <table:table-cell table:style-name="ce31"/>
          <table:table-cell table:style-name="ce26"/>
          <table:table-cell table:style-name="ce30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/>
          <table:table-cell table:style-name="ce32" table:number-columns-repeated="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table:style-name="ce32"/>
          <table:table-cell table:style-name="ce26"/>
          <table:table-cell table:style-name="ce30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/>
          <table:table-cell table:style-name="ce35" office:value-type="string" calcext:value-type="string">
            <text:p>Impuestos y Contribuciones</text:p>
          </table:table-cell>
          <table:table-cell table:style-name="ce3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table:style-name="ce35" office:value-type="string" calcext:value-type="string">
            <text:p>Impuestos y Contribuciones</text:p>
          </table:table-cell>
          <table:table-cell table:style-name="ce26"/>
          <table:table-cell table:style-name="ce30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CAM013" calcext:value-type="string">
            <text:p><text:s/>CAM013 </text:p>
          </table:table-cell>
          <table:table-cell table:style-name="ce31" office:value-type="string" calcext:value-type="string">
            <text:p>Cámara de Comercio de Manta</text:p>
          </table:table-cell>
          <table:table-cell table:style-name="ce32"/>
          <table:table-cell table:style-name="ce33" office:value-type="float" office:value="140" calcext:value-type="float">
            <text:p>14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39]+[.E39]-[.F39]" office:value-type="float" office:value="140" calcext:value-type="float">
            <text:p>140</text:p>
          </table:table-cell>
          <table:table-cell table:style-name="ce28" office:value-type="string" office:string-value="CAM013" calcext:value-type="string">
            <text:p><text:s/>CAM013 </text:p>
          </table:table-cell>
          <table:table-cell table:style-name="ce31" office:value-type="string" calcext:value-type="string">
            <text:p>Cámara de Comercio de Manta</text:p>
          </table:table-cell>
          <table:table-cell table:style-name="ce26" office:value-type="float" office:value="300" calcext:value-type="float">
            <text:p>300</text:p>
          </table:table-cell>
          <table:table-cell table:style-name="ce30" table:formula="of:=+[.G39]-[.J39]" office:value-type="float" office:value="-160" calcext:value-type="float">
            <text:p>-16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GG0013" calcext:value-type="string">
            <text:p><text:s/>GG0013 </text:p>
          </table:table-cell>
          <table:table-cell table:style-name="ce31" office:value-type="string" calcext:value-type="string">
            <text:p>Manten. Y Reparación de Vehículos</text:p>
          </table:table-cell>
          <table:table-cell table:style-name="ce32"/>
          <table:table-cell table:style-name="ce33" office:value-type="float" office:value="1677.06" calcext:value-type="float">
            <text:p>1,677</text:p>
          </table:table-cell>
          <table:table-cell table:style-name="ce25" office:value-type="float" office:value="2385.01" calcext:value-type="float">
            <text:p>2,385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40]+[.E40]-[.F40]" office:value-type="float" office:value="4062.07" calcext:value-type="float">
            <text:p>4,062</text:p>
          </table:table-cell>
          <table:table-cell table:style-name="ce28" office:value-type="string" office:string-value="GG0013" calcext:value-type="string">
            <text:p><text:s/>GG0013 </text:p>
          </table:table-cell>
          <table:table-cell table:style-name="ce31" office:value-type="string" calcext:value-type="string">
            <text:p>Manten. Y Reparación de Vehículos</text:p>
          </table:table-cell>
          <table:table-cell table:style-name="ce26" office:value-type="float" office:value="1109.38" calcext:value-type="float">
            <text:p>1,109</text:p>
          </table:table-cell>
          <table:table-cell table:style-name="ce30" table:formula="of:=+[.G40]-[.J40]" office:value-type="float" office:value="2952.69" calcext:value-type="float">
            <text:p>2,953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GG0038" calcext:value-type="string">
            <text:p><text:s/>GG0038 </text:p>
          </table:table-cell>
          <table:table-cell table:style-name="ce31" office:value-type="string" calcext:value-type="string">
            <text:p>Manten. Y reparaciones</text:p>
          </table:table-cell>
          <table:table-cell table:style-name="ce32"/>
          <table:table-cell table:style-name="ce33" office:value-type="float" office:value="17.86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41]+[.E41]-[.F41]" office:value-type="float" office:value="17.86" calcext:value-type="float">
            <text:p>18</text:p>
          </table:table-cell>
          <table:table-cell table:style-name="ce28" office:value-type="string" office:string-value="GG0038" calcext:value-type="string">
            <text:p><text:s/>GG0038 </text:p>
          </table:table-cell>
          <table:table-cell table:style-name="ce31" office:value-type="string" calcext:value-type="string">
            <text:p>Manten. Y reparaciones</text:p>
          </table:table-cell>
          <table:table-cell table:style-name="ce26" office:value-type="float" office:value="21421.67" calcext:value-type="float">
            <text:p>21,422</text:p>
          </table:table-cell>
          <table:table-cell table:style-name="ce30" table:formula="of:=+[.G41]-[.J41]" office:value-type="float" office:value="-21403.81" calcext:value-type="float">
            <text:p>-21,404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GG0040" calcext:value-type="string">
            <text:p><text:s/>GG0040 </text:p>
          </table:table-cell>
          <table:table-cell table:style-name="ce31" office:value-type="string" calcext:value-type="string">
            <text:p>Superintendencia de Compañías</text:p>
          </table:table-cell>
          <table:table-cell table:style-name="ce32"/>
          <table:table-cell table:style-name="ce33" office:value-type="float" office:value="1102.33" calcext:value-type="float">
            <text:p>1,102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42]+[.E42]-[.F42]" office:value-type="float" office:value="1102.33" calcext:value-type="float">
            <text:p>1,102</text:p>
          </table:table-cell>
          <table:table-cell table:style-name="ce28" office:value-type="string" office:string-value="GG0040" calcext:value-type="string">
            <text:p><text:s/>GG0040 </text:p>
          </table:table-cell>
          <table:table-cell table:style-name="ce31" office:value-type="string" calcext:value-type="string">
            <text:p>Superintendencia de Compañías</text:p>
          </table:table-cell>
          <table:table-cell table:style-name="ce26" office:value-type="float" office:value="1748.92" calcext:value-type="float">
            <text:p>1,749</text:p>
          </table:table-cell>
          <table:table-cell table:style-name="ce30" table:formula="of:=+[.G42]-[.J42]" office:value-type="float" office:value="-646.59" calcext:value-type="float">
            <text:p>-647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GG0041" calcext:value-type="string">
            <text:p><text:s/>GG0041 </text:p>
          </table:table-cell>
          <table:table-cell table:style-name="ce31" office:value-type="string" calcext:value-type="string">
            <text:p>Gastos de IVA</text:p>
          </table:table-cell>
          <table:table-cell table:style-name="ce32"/>
          <table:table-cell table:style-name="ce33"/>
          <table:table-cell table:style-name="ce25"/>
          <table:table-cell table:style-name="ce26"/>
          <table:table-cell table:style-name="ce27" table:formula="of:=[.D43]+[.E43]-[.F43]" office:value-type="float" office:value="0" calcext:value-type="float">
            <text:p>0</text:p>
          </table:table-cell>
          <table:table-cell table:style-name="ce28" office:value-type="string" office:string-value="GG0041" calcext:value-type="string">
            <text:p><text:s/>GG0041 </text:p>
          </table:table-cell>
          <table:table-cell table:style-name="ce31" office:value-type="string" calcext:value-type="string">
            <text:p>Gastos de IVA</text:p>
          </table:table-cell>
          <table:table-cell table:style-name="ce26" office:value-type="float" office:value="32.23" calcext:value-type="float">
            <text:p>32</text:p>
          </table:table-cell>
          <table:table-cell table:style-name="ce30" table:formula="of:=+[.G43]-[.J43]" office:value-type="float" office:value="-32.23" calcext:value-type="float">
            <text:p>-32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GG0045" calcext:value-type="string">
            <text:p><text:s/>GG0045 </text:p>
          </table:table-cell>
          <table:table-cell table:style-name="ce31" office:value-type="string" calcext:value-type="string">
            <text:p>Impuesto Retención en la Fuente/IVA</text:p>
          </table:table-cell>
          <table:table-cell table:style-name="ce32"/>
          <table:table-cell table:style-name="ce33" office:value-type="float" office:value="16.81" calcext:value-type="float">
            <text:p>17</text:p>
          </table:table-cell>
          <table:table-cell table:style-name="ce25" office:value-type="float" office:value="35.09" calcext:value-type="float">
            <text:p>35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44]+[.E44]-[.F44]" office:value-type="float" office:value="51.9" calcext:value-type="float">
            <text:p>52</text:p>
          </table:table-cell>
          <table:table-cell table:style-name="ce28" office:value-type="string" office:string-value="GG0045" calcext:value-type="string">
            <text:p><text:s/>GG0045 </text:p>
          </table:table-cell>
          <table:table-cell table:style-name="ce31" office:value-type="string" calcext:value-type="string">
            <text:p>Impuesto Retención en la Fuente/IVA</text:p>
          </table:table-cell>
          <table:table-cell table:style-name="ce26" office:value-type="float" office:value="54.51" calcext:value-type="float">
            <text:p>55</text:p>
          </table:table-cell>
          <table:table-cell table:style-name="ce30" table:formula="of:=+[.G44]-[.J44]" office:value-type="float" office:value="-2.60999999999999" calcext:value-type="float">
            <text:p>-3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GG0063" calcext:value-type="string">
            <text:p><text:s/>GG0063 </text:p>
          </table:table-cell>
          <table:table-cell table:style-name="ce31" office:value-type="string" calcext:value-type="string">
            <text:p>ICE</text:p>
          </table:table-cell>
          <table:table-cell table:style-name="ce32"/>
          <table:table-cell table:style-name="ce33" office:value-type="float" office:value="770.55" calcext:value-type="float">
            <text:p>771</text:p>
          </table:table-cell>
          <table:table-cell table:style-name="ce25" office:value-type="float" office:value="633.05" calcext:value-type="float">
            <text:p>633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45]+[.E45]-[.F45]" office:value-type="float" office:value="1403.6" calcext:value-type="float">
            <text:p>1,404</text:p>
          </table:table-cell>
          <table:table-cell table:style-name="ce28" office:value-type="string" office:string-value="GG0063" calcext:value-type="string">
            <text:p><text:s/>GG0063 </text:p>
          </table:table-cell>
          <table:table-cell table:style-name="ce31" office:value-type="string" calcext:value-type="string">
            <text:p>ICE</text:p>
          </table:table-cell>
          <table:table-cell table:style-name="ce26" office:value-type="float" office:value="1283.4" calcext:value-type="float">
            <text:p>1,283</text:p>
          </table:table-cell>
          <table:table-cell table:style-name="ce30" table:formula="of:=+[.G45]-[.J45]" office:value-type="float" office:value="120.2" calcext:value-type="float">
            <text:p>12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GG0065" calcext:value-type="string">
            <text:p><text:s/>GG0065 </text:p>
          </table:table-cell>
          <table:table-cell table:style-name="ce31" office:value-type="string" calcext:value-type="string">
            <text:p>Comisión Wester Union</text:p>
          </table:table-cell>
          <table:table-cell table:style-name="ce32"/>
          <table:table-cell table:style-name="ce33" office:value-type="float" office:value="528.64" calcext:value-type="float">
            <text:p>529</text:p>
          </table:table-cell>
          <table:table-cell table:style-name="ce25" office:value-type="float" office:value="397.12" calcext:value-type="float">
            <text:p>397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46]+[.E46]-[.F46]" office:value-type="float" office:value="925.76" calcext:value-type="float">
            <text:p>926</text:p>
          </table:table-cell>
          <table:table-cell table:style-name="ce28" office:value-type="string" office:string-value="GG0065" calcext:value-type="string">
            <text:p><text:s/>GG0065 </text:p>
          </table:table-cell>
          <table:table-cell table:style-name="ce31" office:value-type="string" calcext:value-type="string">
            <text:p>Comisión Wester Union</text:p>
          </table:table-cell>
          <table:table-cell table:style-name="ce26" office:value-type="float" office:value="827.04" calcext:value-type="float">
            <text:p>827</text:p>
          </table:table-cell>
          <table:table-cell table:style-name="ce30" table:formula="of:=+[.G46]-[.J46]" office:value-type="float" office:value="98.72" calcext:value-type="float">
            <text:p>99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ICV004" calcext:value-type="string">
            <text:p><text:s/>ICV004 </text:p>
          </table:table-cell>
          <table:table-cell table:style-name="ce31" office:value-type="string" calcext:value-type="string">
            <text:p>1.5 0/00 por Mil</text:p>
          </table:table-cell>
          <table:table-cell table:style-name="ce32"/>
          <table:table-cell table:style-name="ce33" office:value-type="float" office:value="3435.59" calcext:value-type="float">
            <text:p>3,436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47]+[.E47]-[.F47]" office:value-type="float" office:value="3435.59" calcext:value-type="float">
            <text:p>3,436</text:p>
          </table:table-cell>
          <table:table-cell table:style-name="ce28" office:value-type="string" office:string-value="ICV004" calcext:value-type="string">
            <text:p><text:s/>ICV004 </text:p>
          </table:table-cell>
          <table:table-cell table:style-name="ce31" office:value-type="string" calcext:value-type="string">
            <text:p>1.5 0/00 por Mil</text:p>
          </table:table-cell>
          <table:table-cell table:style-name="ce26" office:value-type="float" office:value="0" calcext:value-type="float">
            <text:p>0</text:p>
          </table:table-cell>
          <table:table-cell table:style-name="ce30" table:formula="of:=+[.G47]-[.J47]" office:value-type="float" office:value="3435.59" calcext:value-type="float">
            <text:p>3,436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ICV006" calcext:value-type="string">
            <text:p><text:s/>ICV006 </text:p>
          </table:table-cell>
          <table:table-cell table:style-name="ce31" office:value-type="string" calcext:value-type="string">
            <text:p>Patente de comerciantes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25" office:value-type="float" office:value="7325.99" calcext:value-type="float">
            <text:p>7,326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48]+[.E48]-[.F48]" office:value-type="float" office:value="7325.99" calcext:value-type="float">
            <text:p>7,326</text:p>
          </table:table-cell>
          <table:table-cell table:style-name="ce28" office:value-type="string" office:string-value="ICV006" calcext:value-type="string">
            <text:p><text:s/>ICV006 </text:p>
          </table:table-cell>
          <table:table-cell table:style-name="ce31" office:value-type="string" calcext:value-type="string">
            <text:p>Patente de comerciantes</text:p>
          </table:table-cell>
          <table:table-cell table:style-name="ce26" office:value-type="float" office:value="0" calcext:value-type="float">
            <text:p>0</text:p>
          </table:table-cell>
          <table:table-cell table:style-name="ce30" table:formula="of:=+[.G48]-[.J48]" office:value-type="float" office:value="7325.99" calcext:value-type="float">
            <text:p>7,326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ICV009" calcext:value-type="string">
            <text:p><text:s/>ICV009 </text:p>
          </table:table-cell>
          <table:table-cell table:style-name="ce31" office:value-type="string" calcext:value-type="string">
            <text:p>SENATEL 1% FODETEL</text:p>
          </table:table-cell>
          <table:table-cell table:style-name="ce32"/>
          <table:table-cell table:style-name="ce33" office:value-type="float" office:value="6721.8" calcext:value-type="float">
            <text:p>6,722</text:p>
          </table:table-cell>
          <table:table-cell table:style-name="ce25" office:value-type="float" office:value="1949.11" calcext:value-type="float">
            <text:p>1,949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49]+[.E49]-[.F49]" office:value-type="float" office:value="8670.91" calcext:value-type="float">
            <text:p>8,671</text:p>
          </table:table-cell>
          <table:table-cell table:style-name="ce28" office:value-type="string" office:string-value="ICV009" calcext:value-type="string">
            <text:p><text:s/>ICV009 </text:p>
          </table:table-cell>
          <table:table-cell table:style-name="ce31" office:value-type="string" calcext:value-type="string">
            <text:p>SENATEL 1% FODETEL</text:p>
          </table:table-cell>
          <table:table-cell table:style-name="ce26" office:value-type="float" office:value="6515.06" calcext:value-type="float">
            <text:p>6,515</text:p>
          </table:table-cell>
          <table:table-cell table:style-name="ce30" table:formula="of:=+[.G49]-[.J49]" office:value-type="float" office:value="2155.85" calcext:value-type="float">
            <text:p>2,156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REG003" calcext:value-type="string">
            <text:p><text:s/>REG003 </text:p>
          </table:table-cell>
          <table:table-cell table:style-name="ce31" office:value-type="string" calcext:value-type="string">
            <text:p>Registro Mercantil de Guayaquil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table:formula="of:=[.D50]+[.E50]-[.F50]" office:value-type="float" office:value="0" calcext:value-type="float">
            <text:p>0</text:p>
          </table:table-cell>
          <table:table-cell table:style-name="ce28" office:value-type="string" office:string-value="REG003" calcext:value-type="string">
            <text:p><text:s/>REG003 </text:p>
          </table:table-cell>
          <table:table-cell table:style-name="ce31" office:value-type="string" calcext:value-type="string">
            <text:p>Registro Mercantil de Guayaquil</text:p>
          </table:table-cell>
          <table:table-cell table:style-name="ce26" office:value-type="float" office:value="3000" calcext:value-type="float">
            <text:p>3,000</text:p>
          </table:table-cell>
          <table:table-cell table:style-name="ce30" table:formula="of:=+[.G50]-[.J50]" office:value-type="float" office:value="-3000" calcext:value-type="float">
            <text:p>-3,00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ICV010" calcext:value-type="string">
            <text:p><text:s/>ICV010 </text:p>
          </table:table-cell>
          <table:table-cell table:style-name="ce31" office:value-type="string" calcext:value-type="string">
            <text:p>Benemerito Cuerpo de Bomberos</text:p>
          </table:table-cell>
          <table:table-cell table:style-name="ce32"/>
          <table:table-cell table:style-name="ce33" office:value-type="float" office:value="106" calcext:value-type="float">
            <text:p>106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51]+[.E51]-[.F51]" office:value-type="float" office:value="106" calcext:value-type="float">
            <text:p>106</text:p>
          </table:table-cell>
          <table:table-cell table:style-name="ce28" office:value-type="string" office:string-value="ICV010" calcext:value-type="string">
            <text:p><text:s/>ICV010 </text:p>
          </table:table-cell>
          <table:table-cell table:style-name="ce31" office:value-type="string" calcext:value-type="string">
            <text:p>Benemerito Cuerpo de Bomberos</text:p>
          </table:table-cell>
          <table:table-cell table:style-name="ce26" office:value-type="float" office:value="0" calcext:value-type="float">
            <text:p>0</text:p>
          </table:table-cell>
          <table:table-cell table:style-name="ce30" table:formula="of:=+[.G51]-[.J51]" office:value-type="float" office:value="106" calcext:value-type="float">
            <text:p>106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VAR001" calcext:value-type="string">
            <text:p><text:s/>VAR001 </text:p>
          </table:table-cell>
          <table:table-cell table:style-name="ce31" office:value-type="string" calcext:value-type="string">
            <text:p>Varios</text:p>
          </table:table-cell>
          <table:table-cell table:style-name="ce32"/>
          <table:table-cell table:style-name="ce33" office:value-type="float" office:value="76.45" calcext:value-type="float">
            <text:p>76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52]+[.E52]-[.F52]" office:value-type="float" office:value="76.45" calcext:value-type="float">
            <text:p>76</text:p>
          </table:table-cell>
          <table:table-cell table:style-name="ce28" office:value-type="string" office:string-value="VAR001" calcext:value-type="string">
            <text:p><text:s/>VAR001 </text:p>
          </table:table-cell>
          <table:table-cell table:style-name="ce31" office:value-type="string" calcext:value-type="string">
            <text:p>Varios</text:p>
          </table:table-cell>
          <table:table-cell table:style-name="ce26" office:value-type="float" office:value="4.95" calcext:value-type="float">
            <text:p>5</text:p>
          </table:table-cell>
          <table:table-cell table:style-name="ce30" table:formula="of:=+[.G52]-[.J52]" office:value-type="float" office:value="71.5" calcext:value-type="float">
            <text:p>72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/>
          <table:table-cell table:style-name="ce32" table:number-columns-repeated="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table:style-name="ce32"/>
          <table:table-cell table:style-name="ce26"/>
          <table:table-cell table:style-name="ce30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/>
          <table:table-cell table:style-name="ce35" office:value-type="string" calcext:value-type="string">
            <text:p>Gastos Generales</text:p>
          </table:table-cell>
          <table:table-cell table:style-name="ce3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table:style-name="ce35" office:value-type="string" calcext:value-type="string">
            <text:p>Gastos Generales</text:p>
          </table:table-cell>
          <table:table-cell table:style-name="ce26"/>
          <table:table-cell table:style-name="ce30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 office:value-type="string" office:string-value="5.4.01.01" calcext:value-type="string">
            <text:p><text:s/>5.4.01.01 </text:p>
          </table:table-cell>
          <table:table-cell table:style-name="ce31" office:value-type="string" calcext:value-type="string">
            <text:p>Depreciación de activos Fijos</text:p>
          </table:table-cell>
          <table:table-cell table:style-name="ce32"/>
          <table:table-cell table:style-name="ce33" office:value-type="float" office:value="84.48" calcext:value-type="float">
            <text:p>84</text:p>
          </table:table-cell>
          <table:table-cell table:style-name="ce25" office:value-type="float" office:value="29093.96" calcext:value-type="float">
            <text:p>29,094</text:p>
          </table:table-cell>
          <table:table-cell table:style-name="ce26" office:value-type="float" office:value="0" calcext:value-type="float">
            <text:p>0</text:p>
          </table:table-cell>
          <table:table-cell table:style-name="ce181" table:formula="of:=[.D55]+[.E55]-[.F55]" office:value-type="float" office:value="29178.44" calcext:value-type="float">
            <text:p>29,178</text:p>
          </table:table-cell>
          <table:table-cell table:style-name="ce28" office:value-type="string" office:string-value="5.4.01.01" calcext:value-type="string">
            <text:p><text:s/>5.4.01.01 </text:p>
          </table:table-cell>
          <table:table-cell table:style-name="ce31" office:value-type="string" calcext:value-type="string">
            <text:p>Depreciación de activos Fijos</text:p>
          </table:table-cell>
          <table:table-cell table:style-name="ce26" office:value-type="float" office:value="22689.46" calcext:value-type="float">
            <text:p>22,689</text:p>
          </table:table-cell>
          <table:table-cell table:style-name="ce30" table:formula="of:=+[.G55]-[.J55]" office:value-type="float" office:value="6488.98" calcext:value-type="float">
            <text:p>6,489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"/>
          <table:table-cell table:style-name="ce31"/>
          <table:table-cell table:style-name="ce32"/>
          <table:table-cell table:style-name="ce33"/>
          <table:table-cell table:style-name="ce25"/>
          <table:table-cell table:style-name="ce26"/>
          <table:table-cell table:style-name="ce181"/>
          <table:table-cell table:style-name="ce28"/>
          <table:table-cell table:style-name="ce31"/>
          <table:table-cell table:style-name="ce26"/>
          <table:table-cell table:style-name="ce30"/>
          <table:table-cell table:style-name="ce4" table:number-columns-repeated="50"/>
          <table:table-cell table:number-columns-repeated="963"/>
        </table:table-row>
        <table:table-row table:style-name="ro3">
          <table:table-cell table:style-name="ce38"/>
          <table:table-cell table:style-name="ce39" office:value-type="string" office:string-value="Total" calcext:value-type="string">
            <text:p><text:s/>Total </text:p>
          </table:table-cell>
          <table:table-cell table:style-name="ce39"/>
          <table:table-cell table:style-name="ce130" table:formula="of:=SUM([.D9:.D55])" office:value-type="float" office:value="177194.44" calcext:value-type="float">
            <text:p>177,194</text:p>
          </table:table-cell>
          <table:table-cell table:style-name="ce130" table:formula="of:=SUM([.E9:.E55])" office:value-type="float" office:value="137054.24" calcext:value-type="float">
            <text:p>137,054</text:p>
          </table:table-cell>
          <table:table-cell table:style-name="ce130" table:formula="of:=SUM([.F9:.F55])" office:value-type="float" office:value="129.43" calcext:value-type="float">
            <text:p>129</text:p>
          </table:table-cell>
          <table:table-cell table:style-name="ce130" table:formula="of:=SUM([.G9:.G55])" office:value-type="float" office:value="314119.25" calcext:value-type="float">
            <text:p>314,119</text:p>
          </table:table-cell>
          <table:table-cell table:style-name="ce38" table:number-columns-repeated="2"/>
          <table:table-cell table:style-name="ce130" table:formula="of:=SUM([.J9:.J55])" office:value-type="float" office:value="276692" calcext:value-type="float">
            <text:p>276,692</text:p>
          </table:table-cell>
          <table:table-cell table:style-name="ce172" table:formula="of:=SUM([.K9:.K55])" office:value-type="float" office:value="31907.97" calcext:value-type="float">
            <text:p>31,908</text:p>
          </table:table-cell>
          <table:table-cell table:style-name="ce43" table:number-columns-repeated="1013"/>
        </table:table-row>
        <table:table-row table:style-name="ro1">
          <table:table-cell table:style-name="ce45" table:number-columns-repeated="3"/>
          <table:table-cell table:number-columns-repeated="1021"/>
        </table:table-row>
        <table:table-row table:style-name="ro1">
          <table:table-cell table:style-name="ce45"/>
          <table:table-cell table:style-name="ce46" table:number-columns-repeated="2"/>
          <table:table-cell table:style-name="ce47" office:value-type="string" calcext:value-type="string">
            <text:p>Saldo al</text:p>
          </table:table-cell>
          <table:table-cell table:style-name="ce48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1">
          <table:table-cell table:style-name="ce45"/>
          <table:table-cell table:style-name="ce49" office:value-type="string" calcext:value-type="string">
            <text:p>Nota a los estados financieros:</text:p>
          </table:table-cell>
          <table:table-cell table:style-name="ce49"/>
          <table:table-cell table:style-name="ce50" office:value-type="date" office:date-value="2021-12-31" calcext:value-type="date">
            <text:p>31/12/2021</text:p>
          </table:table-cell>
          <table:table-cell table:style-name="ce51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1">
          <table:table-cell table:style-name="ce45"/>
          <table:table-cell table:style-name="ce146" table:number-columns-repeated="2"/>
          <table:table-cell table:style-name="ce164" table:number-columns-repeated="2"/>
          <table:table-cell table:number-columns-repeated="1019"/>
        </table:table-row>
        <table:table-row table:style-name="ro1">
          <table:table-cell table:style-name="ce45"/>
          <table:table-cell table:style-name="ce54" office:value-type="string" calcext:value-type="string">
            <text:p>Sueldo y Beneficios Sociales</text:p>
          </table:table-cell>
          <table:table-cell table:style-name="ce54"/>
          <table:table-cell table:style-name="ce56" table:formula="of:=SUM([.G26:.G37])" office:value-type="float" office:value="137344.21" calcext:value-type="float">
            <text:p>137,344</text:p>
          </table:table-cell>
          <table:table-cell table:style-name="ce56" table:formula="of:=SUM([.J26:.J37])" office:value-type="float" office:value="132008.9" calcext:value-type="float">
            <text:p>132,009</text:p>
          </table:table-cell>
          <table:table-cell table:number-columns-repeated="1019"/>
        </table:table-row>
        <table:table-row table:style-name="ro1">
          <table:table-cell table:style-name="ce45"/>
          <table:table-cell table:style-name="ce54" office:value-type="string" calcext:value-type="string">
            <text:p>Honorarios profesionales</text:p>
          </table:table-cell>
          <table:table-cell table:style-name="ce54"/>
          <table:table-cell table:style-name="ce56" table:formula="of:=[.G22]" office:value-type="float" office:value="108382.91" calcext:value-type="float">
            <text:p>108,383</text:p>
          </table:table-cell>
          <table:table-cell table:style-name="ce56" table:formula="of:=[.J22]" office:value-type="float" office:value="77946.78" calcext:value-type="float">
            <text:p>77,947</text:p>
          </table:table-cell>
          <table:table-cell table:number-columns-repeated="1019"/>
        </table:table-row>
        <table:table-row table:style-name="ro1">
          <table:table-cell table:style-name="ce45"/>
          <table:table-cell table:style-name="ce54" office:value-type="string" calcext:value-type="string">
            <text:p>Gastos por depreciación</text:p>
          </table:table-cell>
          <table:table-cell table:style-name="ce54"/>
          <table:table-cell table:style-name="ce56" table:formula="of:=[.G55]" office:value-type="float" office:value="29178.44" calcext:value-type="float">
            <text:p>29,178</text:p>
          </table:table-cell>
          <table:table-cell table:style-name="ce56" table:formula="of:=[.J55]" office:value-type="float" office:value="22689.46" calcext:value-type="float">
            <text:p>22,689</text:p>
          </table:table-cell>
          <table:table-cell table:number-columns-repeated="1019"/>
        </table:table-row>
        <table:table-row table:style-name="ro1">
          <table:table-cell table:style-name="ce45"/>
          <table:table-cell table:style-name="ce54" office:value-type="string" calcext:value-type="string">
            <text:p>Impuestos y Contribuciones</text:p>
          </table:table-cell>
          <table:table-cell table:style-name="ce54"/>
          <table:table-cell table:style-name="ce56" table:formula="of:=SUM([.G38:.G53])" office:value-type="float" office:value="27318.46" calcext:value-type="float">
            <text:p>27,318</text:p>
          </table:table-cell>
          <table:table-cell table:style-name="ce56" table:formula="of:=SUM([.J38:.J53])" office:value-type="float" office:value="36297.16" calcext:value-type="float">
            <text:p>36,297</text:p>
          </table:table-cell>
          <table:table-cell table:number-columns-repeated="1019"/>
        </table:table-row>
        <table:table-row table:style-name="ro1">
          <table:table-cell table:style-name="ce45"/>
          <table:table-cell table:style-name="ce54" office:value-type="string" calcext:value-type="string">
            <text:p>Otros</text:p>
          </table:table-cell>
          <table:table-cell table:style-name="ce54"/>
          <table:table-cell table:style-name="ce56" table:formula="of:=SUM([.G10:.G21])+SUM([.G23:.G25])" office:value-type="float" office:value="11895.23" calcext:value-type="float">
            <text:p>11,895</text:p>
          </table:table-cell>
          <table:table-cell table:style-name="ce56" table:formula="of:=SUM([.J10:.J21])+SUM([.J23:.J25])" office:value-type="float" office:value="7749.7" calcext:value-type="float">
            <text:p>7,750</text:p>
          </table:table-cell>
          <table:table-cell table:number-columns-repeated="1019"/>
        </table:table-row>
        <table:table-row table:style-name="ro1">
          <table:table-cell table:style-name="ce45"/>
          <table:table-cell table:style-name="ce54" table:number-columns-repeated="2"/>
          <table:table-cell table:style-name="ce56" table:number-columns-repeated="2"/>
          <table:table-cell table:number-columns-repeated="1019"/>
        </table:table-row>
        <table:table-row table:style-name="ro1">
          <table:table-cell table:style-name="ce45"/>
          <table:table-cell table:style-name="ce49" office:value-type="string" calcext:value-type="string">
            <text:p>Total</text:p>
          </table:table-cell>
          <table:table-cell table:style-name="ce49"/>
          <table:table-cell table:style-name="ce130" table:formula="of:=+SUM([.D62:.D67])" office:value-type="float" office:value="314119.25" calcext:value-type="float">
            <text:p>314,119</text:p>
          </table:table-cell>
          <table:table-cell table:style-name="ce130" table:formula="of:=+SUM([.E62:.E67])" office:value-type="float" office:value="276692" calcext:value-type="float">
            <text:p>276,692</text:p>
          </table:table-cell>
          <table:table-cell table:number-columns-repeated="1019"/>
        </table:table-row>
        <table:table-row table:style-name="ro1">
          <table:table-cell table:style-name="ce63" table:number-columns-repeated="2"/>
          <table:table-cell table:number-columns-repeated="1022"/>
        </table:table-row>
        <table:table-row table:style-name="ro1">
          <table:table-cell table:style-name="ce64" office:value-type="string" calcext:value-type="string">
            <text:p>Fuente:</text:p>
          </table:table-cell>
          <table:table-cell/>
          <table:table-cell table:style-name="ce65" table:number-columns-repeated="8"/>
          <table:table-cell table:style-name="ce66"/>
          <table:table-cell table:number-columns-repeated="1013"/>
        </table:table-row>
        <table:table-row table:style-name="ro1">
          <table:table-cell table:style-name="ce67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68"/>
          <table:table-cell table:number-columns-repeated="1013"/>
        </table:table-row>
        <table:table-row table:style-name="ro1">
          <table:table-cell table:style-name="ce67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68"/>
          <table:table-cell table:number-columns-repeated="1013"/>
        </table:table-row>
        <table:table-row table:style-name="ro1">
          <table:table-cell table:style-name="ce67"/>
          <table:table-cell table:number-columns-repeated="9"/>
          <table:table-cell table:style-name="ce68"/>
          <table:table-cell table:number-columns-repeated="1013"/>
        </table:table-row>
        <table:table-row table:style-name="ro1">
          <table:table-cell table:style-name="ce64" office:value-type="string" calcext:value-type="string">
            <text:p>Trabajo realizado:</text:p>
          </table:table-cell>
          <table:table-cell table:number-columns-repeated="9"/>
          <table:table-cell table:style-name="ce68"/>
          <table:table-cell table:number-columns-repeated="1013"/>
        </table:table-row>
        <table:table-row table:style-name="ro1" table:number-rows-repeated="3">
          <table:table-cell table:style-name="ce67"/>
          <table:table-cell table:number-columns-repeated="9"/>
          <table:table-cell table:style-name="ce68"/>
          <table:table-cell table:number-columns-repeated="1013"/>
        </table:table-row>
        <table:table-row table:style-name="ro1">
          <table:table-cell table:style-name="ce64" office:value-type="string" calcext:value-type="string">
            <text:p>Conclusiones:</text:p>
          </table:table-cell>
          <table:table-cell table:number-columns-repeated="9"/>
          <table:table-cell table:style-name="ce68"/>
          <table:table-cell table:number-columns-repeated="1013"/>
        </table:table-row>
        <table:table-row table:style-name="ro1" table:number-rows-repeated="3">
          <table:table-cell table:number-columns-repeated="10"/>
          <table:table-cell table:style-name="ce68"/>
          <table:table-cell table:number-columns-repeated="1013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norarios" table:style-name="ta2">
        <table:table-column table:style-name="co9" table:default-cell-style-name="ce165"/>
        <table:table-column table:style-name="co10" table:default-cell-style-name="ce165"/>
        <table:table-column table:style-name="co11" table:default-cell-style-name="ce165"/>
        <table:table-column table:style-name="co12" table:default-cell-style-name="ce165"/>
        <table:table-column table:style-name="co11" table:default-cell-style-name="ce165"/>
        <table:table-column table:style-name="co13" table:default-cell-style-name="ce165"/>
        <table:table-column table:style-name="co14" table:default-cell-style-name="ce165"/>
        <table:table-column table:style-name="co15" table:number-columns-repeated="2" table:default-cell-style-name="ce165"/>
        <table:table-column table:style-name="co14" table:default-cell-style-name="ce165"/>
        <table:table-column table:style-name="co16" table:default-cell-style-name="ce165"/>
        <table:table-column table:style-name="co6" table:number-columns-repeated="1012" table:default-cell-style-name="ce165"/>
        <table:table-column table:style-name="co7" table:default-cell-style-name="ce165"/>
        <table:table-row table:style-name="ro1">
          <table:table-cell table:style-name="ce77" office:value-type="string" calcext:value-type="string">
            <text:p>LINKOTEL S.A.</text:p>
          </table:table-cell>
          <table:table-cell table:number-columns-repeated="1023"/>
        </table:table-row>
        <table:table-row table:style-name="ro1">
          <table:table-cell table:style-name="ce78" office:value-type="string" calcext:value-type="string">
            <text:p>PRUEBA DE HONORARIOS</text:p>
          </table:table-cell>
          <table:table-cell table:number-columns-repeated="1023"/>
        </table:table-row>
        <table:table-row table:style-name="ro1">
          <table:table-cell table:style-name="ce78" office:value-type="string" calcext:value-type="string">
            <text:p>Al 31 de diciembre del 2021 (Importes en US dolare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0" office:value-type="string" calcext:value-type="string" table:number-columns-spanned="3" table:number-rows-spanned="1">
            <text:p>Según Contabilidad</text:p>
          </table:table-cell>
          <table:covered-table-cell table:number-columns-repeated="2"/>
          <table:table-cell/>
          <table:table-cell table:style-name="ce203" office:value-type="string" calcext:value-type="string" table:number-columns-spanned="2" table:number-rows-spanned="1">
            <text:p>Revisión Física</text:p>
          </table:table-cell>
          <table:covered-table-cell/>
          <table:table-cell table:style-name="ce203" office:value-type="string" calcext:value-type="string" table:number-columns-spanned="3" table:number-rows-spanned="1">
            <text:p>Observaciones</text:p>
          </table:table-cell>
          <table:covered-table-cell table:number-columns-repeated="2"/>
          <table:table-cell table:number-columns-repeated="1014"/>
        </table:table-row>
        <table:table-row table:style-name="ro4">
          <table:table-cell table:style-name="ce79"/>
          <table:table-cell table:style-name="ce80" office:value-type="string" calcext:value-type="string">
            <text:p>Beneficiario</text:p>
          </table:table-cell>
          <table:table-cell table:style-name="ce81" office:value-type="string" calcext:value-type="string">
            <text:p>Cant. Facturas</text:p>
          </table:table-cell>
          <table:table-cell table:style-name="ce81" office:value-type="string" calcext:value-type="string">
            <text:p>Valor</text:p>
          </table:table-cell>
          <table:table-cell table:style-name="ce79"/>
          <table:table-cell table:style-name="ce81" office:value-type="string" calcext:value-type="string">
            <text:p>Cant. Facturas</text:p>
          </table:table-cell>
          <table:table-cell table:style-name="ce82" office:value-type="string" calcext:value-type="string">
            <text:p>Valor</text:p>
          </table:table-cell>
          <table:table-cell table:style-name="ce83" office:value-type="string" calcext:value-type="string">
            <text:p>Contabilizadas</text:p>
          </table:table-cell>
          <table:table-cell table:style-name="ce83" office:value-type="string" calcext:value-type="string">
            <text:p>Retenciones</text:p>
          </table:table-cell>
          <table:table-cell table:style-name="ce82" office:value-type="string" calcext:value-type="string">
            <text:p>Bancos</text:p>
          </table:table-cell>
          <table:table-cell table:style-name="ce84" office:value-type="string" calcext:value-type="string">
            <text:p>Comentarios</text:p>
          </table:table-cell>
          <table:table-cell table:style-name="ce79" table:number-columns-repeated="1013"/>
        </table:table-row>
        <table:table-row table:style-name="ro5">
          <table:table-cell/>
          <table:table-cell table:style-name="ce85" office:value-type="string" calcext:value-type="string">
            <text:p>Arroba Piedra Rodrigo</text:p>
          </table:table-cell>
          <table:table-cell table:style-name="ce86" office:value-type="float" office:value="2" calcext:value-type="float">
            <text:p>2</text:p>
          </table:table-cell>
          <table:table-cell table:style-name="ce188" office:value-type="float" office:value="600" calcext:value-type="float">
            <text:p>600.00 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style-name="ce89" office:value-type="float" office:value="300" calcext:value-type="float">
            <text:p>300</text:p>
          </table:table-cell>
          <table:table-cell table:number-columns-repeated="3" table:style-name="ce88" office:value-type="string" calcext:value-type="string">
            <text:p>si</text:p>
          </table:table-cell>
          <table:table-cell table:style-name="ce90" office:value-type="string" calcext:value-type="string">
            <text:p>Factura no encontrada</text:p>
          </table:table-cell>
          <table:table-cell table:number-columns-repeated="1013"/>
        </table:table-row>
        <table:table-row table:style-name="ro5">
          <table:table-cell/>
          <table:table-cell table:style-name="ce91" office:value-type="string" calcext:value-type="string">
            <text:p>Baque Baque Byron</text:p>
          </table:table-cell>
          <table:table-cell table:style-name="ce92" office:value-type="float" office:value="12" calcext:value-type="float">
            <text:p>12</text:p>
          </table:table-cell>
          <table:table-cell table:style-name="ce189" office:value-type="float" office:value="2666.64" calcext:value-type="float">
            <text:p>2,666.64 </text:p>
          </table:table-cell>
          <table:table-cell/>
          <table:table-cell table:style-name="ce94" office:value-type="float" office:value="12" calcext:value-type="float">
            <text:p>12</text:p>
          </table:table-cell>
          <table:table-cell table:style-name="ce95" office:value-type="float" office:value="2666.64" calcext:value-type="float">
            <text:p>2,667</text:p>
          </table:table-cell>
          <table:table-cell table:number-columns-repeated="3" table:style-name="ce94" office:value-type="string" calcext:value-type="string">
            <text:p>si</text:p>
          </table:table-cell>
          <table:table-cell table:style-name="ce36" office:value-type="string" calcext:value-type="string">
            <text:p>Facturas de $ 222.22, se paga $200, despues de retenciones</text:p>
          </table:table-cell>
          <table:table-cell table:number-columns-repeated="1013"/>
        </table:table-row>
        <table:table-row table:style-name="ro5">
          <table:table-cell/>
          <table:table-cell table:style-name="ce91" office:value-type="string" calcext:value-type="string">
            <text:p>Baquerizo Davila Pablo</text:p>
          </table:table-cell>
          <table:table-cell table:style-name="ce92" office:value-type="float" office:value="13" calcext:value-type="float">
            <text:p>13</text:p>
          </table:table-cell>
          <table:table-cell table:style-name="ce189" office:value-type="float" office:value="52444.44" calcext:value-type="float">
            <text:p>52,444.44 </text:p>
          </table:table-cell>
          <table:table-cell/>
          <table:table-cell table:style-name="ce94" office:value-type="float" office:value="8" calcext:value-type="float">
            <text:p>8</text:p>
          </table:table-cell>
          <table:table-cell table:style-name="ce95" office:value-type="float" office:value="32444.44" calcext:value-type="float">
            <text:p>32,444</text:p>
          </table:table-cell>
          <table:table-cell table:number-columns-repeated="3" table:style-name="ce94" office:value-type="string" calcext:value-type="string">
            <text:p>si</text:p>
          </table:table-cell>
          <table:table-cell table:style-name="ce36" office:value-type="string" calcext:value-type="string">
            <text:p>Facturas de $ 4000, luego de las retenciones, $ 1800, quincenal y $ 1600 a fin de mes</text:p>
          </table:table-cell>
          <table:table-cell table:number-columns-repeated="1013"/>
        </table:table-row>
        <table:table-row table:style-name="ro5">
          <table:table-cell/>
          <table:table-cell table:style-name="ce91" office:value-type="string" calcext:value-type="string">
            <text:p>Espinoza Toro Alex</text:p>
          </table:table-cell>
          <table:table-cell table:style-name="ce92" office:value-type="float" office:value="1" calcext:value-type="float">
            <text:p>1</text:p>
          </table:table-cell>
          <table:table-cell table:style-name="ce189" office:value-type="float" office:value="222.4" calcext:value-type="float">
            <text:p>222.40 </text:p>
          </table:table-cell>
          <table:table-cell/>
          <table:table-cell table:style-name="ce94"/>
          <table:table-cell table:style-name="ce95"/>
          <table:table-cell table:style-name="ce94" table:number-columns-repeated="3"/>
          <table:table-cell table:style-name="ce96" office:value-type="string" calcext:value-type="string">
            <text:p>Factura no encontrada</text:p>
          </table:table-cell>
          <table:table-cell table:number-columns-repeated="1013"/>
        </table:table-row>
        <table:table-row table:style-name="ro5">
          <table:table-cell/>
          <table:table-cell table:style-name="ce91" office:value-type="string" calcext:value-type="string">
            <text:p>Felmon S.A.</text:p>
          </table:table-cell>
          <table:table-cell table:style-name="ce92" office:value-type="float" office:value="1" calcext:value-type="float">
            <text:p>1</text:p>
          </table:table-cell>
          <table:table-cell table:style-name="ce189" office:value-type="float" office:value="2250" calcext:value-type="float">
            <text:p>2,250.00 </text:p>
          </table:table-cell>
          <table:table-cell/>
          <table:table-cell table:style-name="ce94" office:value-type="float" office:value="1" calcext:value-type="float">
            <text:p>1</text:p>
          </table:table-cell>
          <table:table-cell table:style-name="ce95" office:value-type="float" office:value="2250" calcext:value-type="float">
            <text:p>2,250</text:p>
          </table:table-cell>
          <table:table-cell table:number-columns-repeated="3" table:style-name="ce94" office:value-type="string" calcext:value-type="string">
            <text:p>Si</text:p>
          </table:table-cell>
          <table:table-cell table:style-name="ce36" office:value-type="string" calcext:value-type="string">
            <text:p>Factura pagada por un monto de $ 2291.63</text:p>
          </table:table-cell>
          <table:table-cell table:number-columns-repeated="1013"/>
        </table:table-row>
        <table:table-row table:style-name="ro5">
          <table:table-cell/>
          <table:table-cell table:style-name="ce91" office:value-type="string" calcext:value-type="string">
            <text:p>Francisco Estupiñan Andrade</text:p>
          </table:table-cell>
          <table:table-cell table:style-name="ce92" office:value-type="float" office:value="12" calcext:value-type="float">
            <text:p>12</text:p>
          </table:table-cell>
          <table:table-cell table:style-name="ce189" office:value-type="float" office:value="5333.28" calcext:value-type="float">
            <text:p>5,333.28 </text:p>
          </table:table-cell>
          <table:table-cell/>
          <table:table-cell table:style-name="ce94" office:value-type="float" office:value="12" calcext:value-type="float">
            <text:p>12</text:p>
          </table:table-cell>
          <table:table-cell table:style-name="ce95" office:value-type="float" office:value="5333.28" calcext:value-type="float">
            <text:p>5,333</text:p>
          </table:table-cell>
          <table:table-cell table:number-columns-repeated="3" table:style-name="ce94" office:value-type="string" calcext:value-type="string">
            <text:p>si</text:p>
          </table:table-cell>
          <table:table-cell table:style-name="ce36" office:value-type="string" calcext:value-type="string">
            <text:p>Facturas de $ 444.44, se paga $400, despues de retenciones</text:p>
          </table:table-cell>
          <table:table-cell table:number-columns-repeated="1013"/>
        </table:table-row>
        <table:table-row table:style-name="ro5">
          <table:table-cell/>
          <table:table-cell table:style-name="ce91" office:value-type="string" calcext:value-type="string">
            <text:p>Llerena Miño Norman</text:p>
          </table:table-cell>
          <table:table-cell table:style-name="ce92" office:value-type="float" office:value="2" calcext:value-type="float">
            <text:p>2</text:p>
          </table:table-cell>
          <table:table-cell table:style-name="ce189" office:value-type="float" office:value="5852.46" calcext:value-type="float">
            <text:p>5,852.46 </text:p>
          </table:table-cell>
          <table:table-cell/>
          <table:table-cell table:style-name="ce94" office:value-type="float" office:value="1" calcext:value-type="float">
            <text:p>1</text:p>
          </table:table-cell>
          <table:table-cell table:style-name="ce95" office:value-type="float" office:value="2352.46" calcext:value-type="float">
            <text:p>2,352</text:p>
          </table:table-cell>
          <table:table-cell table:number-columns-repeated="3" table:style-name="ce94" office:value-type="string" calcext:value-type="string">
            <text:p>si</text:p>
          </table:table-cell>
          <table:table-cell table:style-name="ce96" office:value-type="string" calcext:value-type="string">
            <text:p>Factura no encontrada</text:p>
          </table:table-cell>
          <table:table-cell table:number-columns-repeated="1013"/>
        </table:table-row>
        <table:table-row table:style-name="ro5">
          <table:table-cell/>
          <table:table-cell table:style-name="ce91" office:value-type="string" calcext:value-type="string">
            <text:p>Mario Almeida Redrovan</text:p>
          </table:table-cell>
          <table:table-cell table:style-name="ce92" office:value-type="float" office:value="1" calcext:value-type="float">
            <text:p>1</text:p>
          </table:table-cell>
          <table:table-cell table:style-name="ce189" office:value-type="float" office:value="333.33" calcext:value-type="float">
            <text:p>333.33 </text:p>
          </table:table-cell>
          <table:table-cell/>
          <table:table-cell table:style-name="ce94" office:value-type="float" office:value="1" calcext:value-type="float">
            <text:p>1</text:p>
          </table:table-cell>
          <table:table-cell table:style-name="ce95" office:value-type="float" office:value="333.33" calcext:value-type="float">
            <text:p>333</text:p>
          </table:table-cell>
          <table:table-cell table:number-columns-repeated="3" table:style-name="ce94" office:value-type="string" calcext:value-type="string">
            <text:p>si</text:p>
          </table:table-cell>
          <table:table-cell table:style-name="ce36" office:value-type="string" calcext:value-type="string">
            <text:p>Pago de $ 300 luego de retenciones</text:p>
          </table:table-cell>
          <table:table-cell table:number-columns-repeated="1013"/>
        </table:table-row>
        <table:table-row table:style-name="ro5">
          <table:table-cell/>
          <table:table-cell table:style-name="ce91" office:value-type="string" calcext:value-type="string">
            <text:p>Liliana Sánchez Martinez</text:p>
          </table:table-cell>
          <table:table-cell table:style-name="ce92" office:value-type="float" office:value="1" calcext:value-type="float">
            <text:p>1</text:p>
          </table:table-cell>
          <table:table-cell table:style-name="ce189" office:value-type="float" office:value="1555.56" calcext:value-type="float">
            <text:p>1,555.56 </text:p>
          </table:table-cell>
          <table:table-cell/>
          <table:table-cell table:style-name="ce94" office:value-type="float" office:value="1" calcext:value-type="float">
            <text:p>1</text:p>
          </table:table-cell>
          <table:table-cell table:style-name="ce95" office:value-type="float" office:value="1555.56" calcext:value-type="float">
            <text:p>1,556</text:p>
          </table:table-cell>
          <table:table-cell table:number-columns-repeated="3" table:style-name="ce94" office:value-type="string" calcext:value-type="string">
            <text:p>si</text:p>
          </table:table-cell>
          <table:table-cell table:style-name="ce36"/>
          <table:table-cell table:number-columns-repeated="1013"/>
        </table:table-row>
        <table:table-row table:style-name="ro5">
          <table:table-cell/>
          <table:table-cell table:style-name="ce91" office:value-type="string" calcext:value-type="string">
            <text:p>Nazareno Angulo Erika</text:p>
          </table:table-cell>
          <table:table-cell table:style-name="ce92" office:value-type="float" office:value="10" calcext:value-type="float">
            <text:p>10</text:p>
          </table:table-cell>
          <table:table-cell table:style-name="ce189" office:value-type="float" office:value="20000" calcext:value-type="float">
            <text:p>20,000.00 </text:p>
          </table:table-cell>
          <table:table-cell/>
          <table:table-cell table:style-name="ce94" office:value-type="float" office:value="9" calcext:value-type="float">
            <text:p>9</text:p>
          </table:table-cell>
          <table:table-cell table:style-name="ce95" office:value-type="float" office:value="18000" calcext:value-type="float">
            <text:p>18,000</text:p>
          </table:table-cell>
          <table:table-cell table:number-columns-repeated="3" table:style-name="ce94" office:value-type="string" calcext:value-type="string">
            <text:p>si</text:p>
          </table:table-cell>
          <table:table-cell table:style-name="ce36" office:value-type="string" calcext:value-type="string">
            <text:p>Facturas de $ 2000, por concepto de trabajos de Telecomunicaciones, Pagos de $ 1800, luego de retenciones</text:p>
          </table:table-cell>
          <table:table-cell table:number-columns-repeated="1013"/>
        </table:table-row>
        <table:table-row table:style-name="ro5">
          <table:table-cell/>
          <table:table-cell table:style-name="ce91" office:value-type="string" calcext:value-type="string">
            <text:p>Nogales y Platon Manuel Alejandro</text:p>
          </table:table-cell>
          <table:table-cell table:style-name="ce92" office:value-type="float" office:value="11" calcext:value-type="float">
            <text:p>11</text:p>
          </table:table-cell>
          <table:table-cell table:style-name="ce189" office:value-type="float" office:value="13750" calcext:value-type="float">
            <text:p>13,750.00 </text:p>
          </table:table-cell>
          <table:table-cell/>
          <table:table-cell table:style-name="ce94" office:value-type="float" office:value="11" calcext:value-type="float">
            <text:p>11</text:p>
          </table:table-cell>
          <table:table-cell table:style-name="ce95" office:value-type="float" office:value="13750" calcext:value-type="float">
            <text:p>13,750</text:p>
          </table:table-cell>
          <table:table-cell table:number-columns-repeated="3" table:style-name="ce94" office:value-type="string" calcext:value-type="string">
            <text:p>si</text:p>
          </table:table-cell>
          <table:table-cell table:style-name="ce36" office:value-type="string" calcext:value-type="string">
            <text:p>Facturas de $ 1250 c/u, por concepto de interventor</text:p>
          </table:table-cell>
          <table:table-cell table:number-columns-repeated="1013"/>
        </table:table-row>
        <table:table-row table:style-name="ro5">
          <table:table-cell/>
          <table:table-cell table:style-name="ce97" office:value-type="string" calcext:value-type="string">
            <text:p>Wens Consulting</text:p>
          </table:table-cell>
          <table:table-cell table:style-name="ce98" office:value-type="float" office:value="2" calcext:value-type="float">
            <text:p>2</text:p>
          </table:table-cell>
          <table:table-cell table:style-name="ce191" office:value-type="float" office:value="3375" calcext:value-type="float">
            <text:p>3,375.00 </text:p>
          </table:table-cell>
          <table:table-cell/>
          <table:table-cell table:style-name="ce100" office:value-type="float" office:value="2" calcext:value-type="float">
            <text:p>2</text:p>
          </table:table-cell>
          <table:table-cell table:style-name="ce101" office:value-type="float" office:value="3375" calcext:value-type="float">
            <text:p>3,375</text:p>
          </table:table-cell>
          <table:table-cell table:number-columns-repeated="3" table:style-name="ce100" office:value-type="string" calcext:value-type="string">
            <text:p>si</text:p>
          </table:table-cell>
          <table:table-cell table:style-name="ce36" office:value-type="string" calcext:value-type="string">
            <text:p>Factura pagada por un monto de $ 2291.63</text:p>
          </table:table-cell>
          <table:table-cell table:number-columns-repeated="1013"/>
        </table:table-row>
        <table:table-row table:style-name="ro1">
          <table:table-cell/>
          <table:table-cell table:style-name="ce102" office:value-type="string" calcext:value-type="string">
            <text:p>Total</text:p>
          </table:table-cell>
          <table:table-cell table:style-name="ce103" table:formula="of:=SUM([.C7:.C18])" office:value-type="float" office:value="68" calcext:value-type="float">
            <text:p>68</text:p>
          </table:table-cell>
          <table:table-cell table:style-name="ce194" table:formula="of:=SUM([.D7:.D18])" office:value-type="float" office:value="108383.11" calcext:value-type="float">
            <text:p>108383.11</text:p>
          </table:table-cell>
          <table:table-cell/>
          <table:table-cell table:formula="of:=SUM([.F7:.F18])" office:value-type="float" office:value="59" calcext:value-type="float">
            <text:p>59</text:p>
          </table:table-cell>
          <table:table-cell table:style-name="ce104" table:formula="of:=SUM([.G7:.G18])" office:value-type="float" office:value="82360.71" calcext:value-type="float">
            <text:p>82,36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05"/>
          <table:table-cell table:style-name="ce106"/>
          <table:table-cell table:number-columns-repeated="1015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Cuenta</text:p>
          </table:table-cell>
          <table:table-cell table:style-name="ce184" office:value-type="string" calcext:value-type="string">
            <text:p>Tipo</text:p>
          </table:table-cell>
          <table:table-cell table:style-name="ce184" office:value-type="string" calcext:value-type="string">
            <text:p>Fecha</text:p>
          </table:table-cell>
          <table:table-cell table:style-name="ce184" office:value-type="string" calcext:value-type="string">
            <text:p>Descripcion</text:p>
          </table:table-cell>
          <table:table-cell table:style-name="ce184" office:value-type="string" calcext:value-type="string">
            <text:p>Beneficiario</text:p>
          </table:table-cell>
          <table:table-cell table:style-name="ce184" office:value-type="string" calcext:value-type="string">
            <text:p>Valor</text:p>
          </table:table-cell>
          <table:table-cell table:number-columns-repeated="1017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27</text:p>
          </table:table-cell>
          <table:table-cell table:style-name="ce109" office:value-type="date" office:date-value="2021-01-22" calcext:value-type="date">
            <text:p>22-ene-21</text:p>
          </table:table-cell>
          <table:table-cell table:style-name="ce110" office:value-type="string" calcext:value-type="string">
            <text:p>Fact # 134 BAQ024-BAQUE BAQUE BYRON PAUL SERVICIOS PROFESIONALES DE TELECOMUNICACIONES</text:p>
          </table:table-cell>
          <table:table-cell table:style-name="ce110" office:value-type="string" calcext:value-type="string">
            <text:p>Baque Baque Byron</text:p>
          </table:table-cell>
          <table:table-cell table:style-name="ce111" office:value-type="float" office:value="222.22" calcext:value-type="float">
            <text:p>222.22 </text:p>
          </table:table-cell>
          <table:table-cell office:value-type="string" calcext:value-type="string">
            <text:p>Factura #134 por manteniemiento </text:p>
          </table:table-cell>
          <table:table-cell table:style-name="Default" office:value-type="float" office:value="222.22" calcext:value-type="float">
            <text:p>222.22</text:p>
          </table:table-cell>
          <table:table-cell table:style-name="ce221" table:formula="of:=[.I23]*0.12" office:value-type="float" office:value="26.6664" calcext:value-type="float">
            <text:p>26.67</text:p>
          </table:table-cell>
          <table:table-cell table:style-name="ce221" table:formula="of:=[.I23]*0.1" office:value-type="float" office:value="22.222" calcext:value-type="float">
            <text:p>22.22</text:p>
          </table:table-cell>
          <table:table-cell table:style-name="ce221" table:formula="of:=[.J23]*1" office:value-type="float" office:value="26.6664" calcext:value-type="float">
            <text:p>26.67</text:p>
          </table:table-cell>
          <table:table-cell table:style-name="ce221" table:formula="of:=([.I23]-[.K23])+([.J23]-[.L23])" office:value-type="float" office:value="199.998" calcext:value-type="float">
            <text:p>2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23]" office:value-type="float" office:value="199.998" calcext:value-type="float">
            <text:p>2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35</text:p>
          </table:table-cell>
          <table:table-cell table:style-name="ce109" office:value-type="date" office:date-value="2021-01-25" calcext:value-type="date">
            <text:p>25-ene-21</text:p>
          </table:table-cell>
          <table:table-cell table:style-name="ce110" office:value-type="string" calcext:value-type="string">
            <text:p>Fact # 1055 NOG003-NOGALES Y PLATON MANUEL ALEJANDRO HONORARIOS COMO INTERVENTOR MES DE ENERO 2021</text:p>
          </table:table-cell>
          <table:table-cell table:style-name="ce110" office:value-type="string" calcext:value-type="string">
            <text:p>Nogales y Platon Manuel Alejandro</text:p>
          </table:table-cell>
          <table:table-cell table:style-name="ce111" office:value-type="float" office:value="1250" calcext:value-type="float">
            <text:p>1,250.00 </text:p>
          </table:table-cell>
          <table:table-cell office:value-type="string" calcext:value-type="string">
            <text:p>Factura #1055</text:p>
          </table:table-cell>
          <table:table-cell table:style-name="Default" office:value-type="float" office:value="1250" calcext:value-type="float">
            <text:p>1250</text:p>
          </table:table-cell>
          <table:table-cell table:style-name="ce221" table:formula="of:=[.I24]*0.12" office:value-type="float" office:value="150" calcext:value-type="float">
            <text:p>150.00</text:p>
          </table:table-cell>
          <table:table-cell table:style-name="ce221" table:formula="of:=[.I24]*0.1" office:value-type="float" office:value="125" calcext:value-type="float">
            <text:p>125.00</text:p>
          </table:table-cell>
          <table:table-cell table:style-name="ce221" table:formula="of:=[.J24]*1" office:value-type="float" office:value="150" calcext:value-type="float">
            <text:p>150.00</text:p>
          </table:table-cell>
          <table:table-cell table:style-name="ce221" table:formula="of:=([.I24]-[.K24])+([.J24]-[.L24])" office:value-type="float" office:value="1125" calcext:value-type="float">
            <text:p>1,125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24]" office:value-type="float" office:value="1125" calcext:value-type="float">
            <text:p>1,125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37</text:p>
          </table:table-cell>
          <table:table-cell table:style-name="ce109" office:value-type="date" office:date-value="2021-01-25" calcext:value-type="date">
            <text:p>25-ene-21</text:p>
          </table:table-cell>
          <table:table-cell table:style-name="ce110" office:value-type="string" calcext:value-type="string">
            <text:p>Fact # 109 EST018-ESTUPIÑAN ANDRADE FRANCISCO JAVIER SERVICIOS PRESTADOS DE TELECOMUNICACIONES</text:p>
          </table:table-cell>
          <table:table-cell table:style-name="ce110" office:value-type="string" calcext:value-type="string">
            <text:p>Francisco Estupiñan Andrade</text:p>
          </table:table-cell>
          <table:table-cell table:style-name="ce111" office:value-type="float" office:value="444.44" calcext:value-type="float">
            <text:p>444.44 </text:p>
          </table:table-cell>
          <table:table-cell office:value-type="string" calcext:value-type="string">
            <text:p>Factura #109</text:p>
          </table:table-cell>
          <table:table-cell table:style-name="Default" office:value-type="float" office:value="444.44" calcext:value-type="float">
            <text:p>444.44</text:p>
          </table:table-cell>
          <table:table-cell table:style-name="ce221" table:formula="of:=[.I25]*0.12" office:value-type="float" office:value="53.3328" calcext:value-type="float">
            <text:p>53.33</text:p>
          </table:table-cell>
          <table:table-cell table:style-name="ce221" table:formula="of:=[.I25]*0.1" office:value-type="float" office:value="44.444" calcext:value-type="float">
            <text:p>44.44</text:p>
          </table:table-cell>
          <table:table-cell table:style-name="ce221" table:formula="of:=[.J25]*1" office:value-type="float" office:value="53.3328" calcext:value-type="float">
            <text:p>53.33</text:p>
          </table:table-cell>
          <table:table-cell table:style-name="ce221" table:formula="of:=([.I25]-[.K25])+([.J25]-[.L25])" office:value-type="float" office:value="399.996" calcext:value-type="float">
            <text:p>4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25]" office:value-type="float" office:value="399.996" calcext:value-type="float">
            <text:p>4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39</text:p>
          </table:table-cell>
          <table:table-cell table:style-name="ce109" office:value-type="date" office:date-value="2021-01-27" calcext:value-type="date">
            <text:p>27-ene-21</text:p>
          </table:table-cell>
          <table:table-cell table:style-name="ce110" office:value-type="string" calcext:value-type="string">
            <text:p>Fact # 433 UCF073-BAQUERIZO DAVILA PABLO JONATHAN HONORARIOS PROFESIONALES MES DE ENERO 2021</text:p>
          </table:table-cell>
          <table:table-cell table:style-name="ce110" office:value-type="string" calcext:value-type="string">
            <text:p>Baquerizo Davila Pablo</text:p>
          </table:table-cell>
          <table:table-cell table:style-name="ce111" office:value-type="float" office:value="4000" calcext:value-type="float">
            <text:p>4,000.00 </text:p>
          </table:table-cell>
          <table:table-cell office:value-type="string" calcext:value-type="string">
            <text:p>Factura #433</text:p>
          </table:table-cell>
          <table:table-cell table:style-name="Default" office:value-type="float" office:value="4000" calcext:value-type="float">
            <text:p>4000</text:p>
          </table:table-cell>
          <table:table-cell table:style-name="ce221" table:formula="of:=[.I26]*0.12" office:value-type="float" office:value="480" calcext:value-type="float">
            <text:p>480.00</text:p>
          </table:table-cell>
          <table:table-cell table:style-name="ce221" table:formula="of:=[.I26]*0.1" office:value-type="float" office:value="400" calcext:value-type="float">
            <text:p>400.00</text:p>
          </table:table-cell>
          <table:table-cell table:style-name="ce221" table:formula="of:=[.J26]*1" office:value-type="float" office:value="480" calcext:value-type="float">
            <text:p>480.00</text:p>
          </table:table-cell>
          <table:table-cell table:style-name="ce221" table:formula="of:=([.I26]-[.K26])+([.J26]-[.L26])" office:value-type="float" office:value="3600" calcext:value-type="float">
            <text:p>3,6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26]" office:value-type="float" office:value="3600" calcext:value-type="float">
            <text:p>3,6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16</text:p>
          </table:table-cell>
          <table:table-cell table:style-name="ce109" office:value-type="date" office:date-value="2021-02-10" calcext:value-type="date">
            <text:p>10-feb-21</text:p>
          </table:table-cell>
          <table:table-cell table:style-name="ce110" office:value-type="string" calcext:value-type="string">
            <text:p>Fact # 6495 ARR005-ARROBA PIEDRA RODRIGO HONORARIOS PROFESIONALES: JUBILACIÓN PATRONAL TODO EL PERSONAL E INDEMNIZACIONES LABORALES POR DESAHUCIO TODO EL PERSONAL BAJO NIIF - NIC 19, AÑO 2020</text:p>
          </table:table-cell>
          <table:table-cell table:style-name="ce110" office:value-type="string" calcext:value-type="string">
            <text:p>Arroba Piedra Rodrigo</text:p>
          </table:table-cell>
          <table:table-cell table:style-name="ce111" office:value-type="float" office:value="300" calcext:value-type="float">
            <text:p>300.00 </text:p>
          </table:table-cell>
          <table:table-cell/>
          <table:table-cell table:style-name="Default"/>
          <table:table-cell table:style-name="ce221" table:number-columns-repeated="4"/>
          <table:table-cell table:style-name="Default"/>
          <table:table-cell table:style-name="ce221"/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28</text:p>
          </table:table-cell>
          <table:table-cell table:style-name="ce109" office:value-type="date" office:date-value="2021-02-24" calcext:value-type="date">
            <text:p>24-feb-21</text:p>
          </table:table-cell>
          <table:table-cell table:style-name="ce110" office:value-type="string" calcext:value-type="string">
            <text:p>Fact # 135 BAQ024-BAQUE BAQUE BYRON PAUL SERVICIOS PROFESIONALES DE TELECOMUNICACIÓN MES DE FEB 2021</text:p>
          </table:table-cell>
          <table:table-cell table:style-name="ce110" office:value-type="string" calcext:value-type="string">
            <text:p>Baque Baque Byron</text:p>
          </table:table-cell>
          <table:table-cell table:style-name="ce111" office:value-type="float" office:value="222.22" calcext:value-type="float">
            <text:p>222.22 </text:p>
          </table:table-cell>
          <table:table-cell office:value-type="string" calcext:value-type="string">
            <text:p>Factura #135</text:p>
          </table:table-cell>
          <table:table-cell table:style-name="Default" office:value-type="float" office:value="222.22" calcext:value-type="float">
            <text:p>222.22</text:p>
          </table:table-cell>
          <table:table-cell table:style-name="ce221" table:formula="of:=[.I28]*0.12" office:value-type="float" office:value="26.6664" calcext:value-type="float">
            <text:p>26.67</text:p>
          </table:table-cell>
          <table:table-cell table:style-name="ce221" table:formula="of:=[.I28]*0.1" office:value-type="float" office:value="22.222" calcext:value-type="float">
            <text:p>22.22</text:p>
          </table:table-cell>
          <table:table-cell table:style-name="ce221" table:formula="of:=[.J28]*1" office:value-type="float" office:value="26.6664" calcext:value-type="float">
            <text:p>26.67</text:p>
          </table:table-cell>
          <table:table-cell table:style-name="ce221" table:formula="of:=([.I28]-[.K28])+([.J28]-[.L28])" office:value-type="float" office:value="199.998" calcext:value-type="float">
            <text:p>2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28]" office:value-type="float" office:value="199.998" calcext:value-type="float">
            <text:p>2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49</text:p>
          </table:table-cell>
          <table:table-cell table:style-name="ce109" office:value-type="date" office:date-value="2021-02-24" calcext:value-type="date">
            <text:p>24-feb-21</text:p>
          </table:table-cell>
          <table:table-cell table:style-name="ce110" office:value-type="string" calcext:value-type="string">
            <text:p>Fact # 110 EST018-ESTUPIÑAN ANDRADE FRANCISCO JAVIER SERVICIOS PRESTADOS DE TELECOMUNICACIONES MES DE FEB 2021</text:p>
          </table:table-cell>
          <table:table-cell table:style-name="ce110" office:value-type="string" calcext:value-type="string">
            <text:p>Francisco Estupiñan Andrade</text:p>
          </table:table-cell>
          <table:table-cell table:style-name="ce111" office:value-type="float" office:value="444.44" calcext:value-type="float">
            <text:p>444.44 </text:p>
          </table:table-cell>
          <table:table-cell office:value-type="string" calcext:value-type="string">
            <text:p>Factura #110 francisco </text:p>
          </table:table-cell>
          <table:table-cell table:style-name="Default" office:value-type="float" office:value="444.44" calcext:value-type="float">
            <text:p>444.44</text:p>
          </table:table-cell>
          <table:table-cell table:style-name="ce221" table:formula="of:=[.I29]*0.12" office:value-type="float" office:value="53.3328" calcext:value-type="float">
            <text:p>53.33</text:p>
          </table:table-cell>
          <table:table-cell table:style-name="ce221" table:formula="of:=[.I29]*0.1" office:value-type="float" office:value="44.444" calcext:value-type="float">
            <text:p>44.44</text:p>
          </table:table-cell>
          <table:table-cell table:style-name="ce221" table:formula="of:=[.J29]*1" office:value-type="float" office:value="53.3328" calcext:value-type="float">
            <text:p>53.33</text:p>
          </table:table-cell>
          <table:table-cell table:style-name="ce221" table:formula="of:=([.I29]-[.K29])+([.J29]-[.L29])" office:value-type="float" office:value="399.996" calcext:value-type="float">
            <text:p>4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29]" office:value-type="float" office:value="399.996" calcext:value-type="float">
            <text:p>4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51</text:p>
          </table:table-cell>
          <table:table-cell table:style-name="ce109" office:value-type="date" office:date-value="2021-02-25" calcext:value-type="date">
            <text:p>25-feb-21</text:p>
          </table:table-cell>
          <table:table-cell table:style-name="ce110" office:value-type="string" calcext:value-type="string">
            <text:p>Fact # 435 UCF073-BAQUERIZO DAVILA PABLO JONATHAN HONORARIOS PROFESIONALES MES DE FEB 2021</text:p>
          </table:table-cell>
          <table:table-cell table:style-name="ce110" office:value-type="string" calcext:value-type="string">
            <text:p>Baquerizo Davila Pablo</text:p>
          </table:table-cell>
          <table:table-cell table:style-name="ce111" office:value-type="float" office:value="4000" calcext:value-type="float">
            <text:p>4,000.00 </text:p>
          </table:table-cell>
          <table:table-cell/>
          <table:table-cell table:style-name="Default" office:value-type="float" office:value="4000" calcext:value-type="float">
            <text:p>4000</text:p>
          </table:table-cell>
          <table:table-cell table:style-name="ce221" table:formula="of:=[.I30]*0.12" office:value-type="float" office:value="480" calcext:value-type="float">
            <text:p>480.00</text:p>
          </table:table-cell>
          <table:table-cell table:style-name="ce221" table:formula="of:=[.I30]*0.1" office:value-type="float" office:value="400" calcext:value-type="float">
            <text:p>400.00</text:p>
          </table:table-cell>
          <table:table-cell table:style-name="ce221" table:formula="of:=[.J30]*1" office:value-type="float" office:value="480" calcext:value-type="float">
            <text:p>480.00</text:p>
          </table:table-cell>
          <table:table-cell table:style-name="ce221" table:formula="of:=([.I30]-[.K30])+([.J30]-[.L30])" office:value-type="float" office:value="3600" calcext:value-type="float">
            <text:p>3,6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30]" office:value-type="float" office:value="3600" calcext:value-type="float">
            <text:p>3,6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60</text:p>
          </table:table-cell>
          <table:table-cell table:style-name="ce109" office:value-type="date" office:date-value="2021-02-25" calcext:value-type="date">
            <text:p>25-feb-21</text:p>
          </table:table-cell>
          <table:table-cell table:style-name="ce110" office:value-type="string" calcext:value-type="string">
            <text:p>Fact # 1068 NOG003-NOGALES Y PLATON MANUEL ALEJANDRO HONORARIOS COMO INTERVENTOR MES DE FEBRERO 2021</text:p>
          </table:table-cell>
          <table:table-cell table:style-name="ce110" office:value-type="string" calcext:value-type="string">
            <text:p>Nogales y Platon Manuel Alejandro</text:p>
          </table:table-cell>
          <table:table-cell table:style-name="ce111" office:value-type="float" office:value="1250" calcext:value-type="float">
            <text:p>1,250.00 </text:p>
          </table:table-cell>
          <table:table-cell/>
          <table:table-cell table:style-name="Default" office:value-type="float" office:value="1250" calcext:value-type="float">
            <text:p>1250</text:p>
          </table:table-cell>
          <table:table-cell table:style-name="ce221" table:formula="of:=[.I31]*0.12" office:value-type="float" office:value="150" calcext:value-type="float">
            <text:p>150.00</text:p>
          </table:table-cell>
          <table:table-cell table:style-name="ce221" table:formula="of:=[.I31]*0.1" office:value-type="float" office:value="125" calcext:value-type="float">
            <text:p>125.00</text:p>
          </table:table-cell>
          <table:table-cell table:style-name="ce221" table:formula="of:=[.J31]*1" office:value-type="float" office:value="150" calcext:value-type="float">
            <text:p>150.00</text:p>
          </table:table-cell>
          <table:table-cell table:style-name="ce221" table:formula="of:=([.I31]-[.K31])+([.J31]-[.L31])" office:value-type="float" office:value="1125" calcext:value-type="float">
            <text:p>1,125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31]" office:value-type="float" office:value="1125" calcext:value-type="float">
            <text:p>1,125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7</text:p>
          </table:table-cell>
          <table:table-cell table:style-name="ce109" office:value-type="date" office:date-value="2021-03-16" calcext:value-type="date">
            <text:p>16-mar-21</text:p>
          </table:table-cell>
          <table:table-cell table:style-name="ce110" office:value-type="string" calcext:value-type="string">
            <text:p>Fact # 205 ESP025-ESPINOSA TORO ALEX JAVIER FICHAS MEDICAS Y CERTIFICADOS</text:p>
          </table:table-cell>
          <table:table-cell table:style-name="ce110" office:value-type="string" calcext:value-type="string">
            <text:p>Espinoza Toro Alex</text:p>
          </table:table-cell>
          <table:table-cell table:style-name="ce111" office:value-type="float" office:value="222.2" calcext:value-type="float">
            <text:p>222.20 </text:p>
          </table:table-cell>
          <table:table-cell/>
          <table:table-cell table:style-name="Default"/>
          <table:table-cell table:style-name="ce221" table:number-columns-repeated="4"/>
          <table:table-cell table:style-name="Default"/>
          <table:table-cell table:style-name="ce221"/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45</text:p>
          </table:table-cell>
          <table:table-cell table:style-name="ce109" office:value-type="date" office:date-value="2021-03-23" calcext:value-type="date">
            <text:p>23-mar-21</text:p>
          </table:table-cell>
          <table:table-cell table:style-name="ce110" office:value-type="string" calcext:value-type="string">
            <text:p>Fact # 1076 NOG003-NOGALES Y PLATON MANUEL ALEJANDRO HONORARIOS COMO INTERVENTOR POR ELMES DE MARZO 2021</text:p>
          </table:table-cell>
          <table:table-cell table:style-name="ce110" office:value-type="string" calcext:value-type="string">
            <text:p>Nogales y Platon Manuel Alejandro</text:p>
          </table:table-cell>
          <table:table-cell table:style-name="ce111" office:value-type="float" office:value="1250" calcext:value-type="float">
            <text:p>1,250.00 </text:p>
          </table:table-cell>
          <table:table-cell/>
          <table:table-cell table:style-name="Default" office:value-type="float" office:value="1250" calcext:value-type="float">
            <text:p>1250</text:p>
          </table:table-cell>
          <table:table-cell table:style-name="ce221" table:formula="of:=[.I33]*0.12" office:value-type="float" office:value="150" calcext:value-type="float">
            <text:p>150.00</text:p>
          </table:table-cell>
          <table:table-cell table:style-name="ce221" table:formula="of:=[.I33]*0.1" office:value-type="float" office:value="125" calcext:value-type="float">
            <text:p>125.00</text:p>
          </table:table-cell>
          <table:table-cell table:style-name="ce221" table:formula="of:=[.J33]*1" office:value-type="float" office:value="150" calcext:value-type="float">
            <text:p>150.00</text:p>
          </table:table-cell>
          <table:table-cell table:style-name="ce221" table:formula="of:=([.I33]-[.K33])+([.J33]-[.L33])" office:value-type="float" office:value="1125" calcext:value-type="float">
            <text:p>1,125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33]" office:value-type="float" office:value="1125" calcext:value-type="float">
            <text:p>1,125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15</text:p>
          </table:table-cell>
          <table:table-cell table:style-name="ce109" office:value-type="date" office:date-value="2021-03-24" calcext:value-type="date">
            <text:p>24-mar-21</text:p>
          </table:table-cell>
          <table:table-cell table:style-name="ce110" office:value-type="string" calcext:value-type="string">
            <text:p>Fact # 137 BAQ024-BAQUE BAQUE BYRON PAUL SERVICIOS PROFESIONALES DE TELECOMUNICACIONES</text:p>
          </table:table-cell>
          <table:table-cell table:style-name="ce110" office:value-type="string" calcext:value-type="string">
            <text:p>Baque Baque Byron</text:p>
          </table:table-cell>
          <table:table-cell table:style-name="ce111" office:value-type="float" office:value="222.22" calcext:value-type="float">
            <text:p>222.22 </text:p>
          </table:table-cell>
          <table:table-cell/>
          <table:table-cell table:style-name="Default" office:value-type="float" office:value="222.22" calcext:value-type="float">
            <text:p>222.22</text:p>
          </table:table-cell>
          <table:table-cell table:style-name="ce221" table:formula="of:=[.I34]*0.12" office:value-type="float" office:value="26.6664" calcext:value-type="float">
            <text:p>26.67</text:p>
          </table:table-cell>
          <table:table-cell table:style-name="ce221" table:formula="of:=[.I34]*0.1" office:value-type="float" office:value="22.222" calcext:value-type="float">
            <text:p>22.22</text:p>
          </table:table-cell>
          <table:table-cell table:style-name="ce221" table:formula="of:=[.J34]*1" office:value-type="float" office:value="26.6664" calcext:value-type="float">
            <text:p>26.67</text:p>
          </table:table-cell>
          <table:table-cell table:style-name="ce221" table:formula="of:=([.I34]-[.K34])+([.J34]-[.L34])" office:value-type="float" office:value="199.998" calcext:value-type="float">
            <text:p>2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34]" office:value-type="float" office:value="199.998" calcext:value-type="float">
            <text:p>2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46</text:p>
          </table:table-cell>
          <table:table-cell table:style-name="ce109" office:value-type="date" office:date-value="2021-03-25" calcext:value-type="date">
            <text:p>25-mar-21</text:p>
          </table:table-cell>
          <table:table-cell table:style-name="ce110" office:value-type="string" calcext:value-type="string">
            <text:p>Fact # 111 EST018-ESTUPIÑAN ANDRADE FRANCISCO JAVIER SERVICIOS PRESTADOS DE TELECOMUNICACIONES MES DE MARZO 2021</text:p>
          </table:table-cell>
          <table:table-cell table:style-name="ce110" office:value-type="string" calcext:value-type="string">
            <text:p>Francisco Estupiñan Andrade</text:p>
          </table:table-cell>
          <table:table-cell table:style-name="ce111" office:value-type="float" office:value="444.44" calcext:value-type="float">
            <text:p>444.44 </text:p>
          </table:table-cell>
          <table:table-cell/>
          <table:table-cell table:style-name="Default" office:value-type="float" office:value="444.44" calcext:value-type="float">
            <text:p>444.44</text:p>
          </table:table-cell>
          <table:table-cell table:style-name="ce221" table:formula="of:=[.I35]*0.12" office:value-type="float" office:value="53.3328" calcext:value-type="float">
            <text:p>53.33</text:p>
          </table:table-cell>
          <table:table-cell table:style-name="ce221" table:formula="of:=[.I35]*0.1" office:value-type="float" office:value="44.444" calcext:value-type="float">
            <text:p>44.44</text:p>
          </table:table-cell>
          <table:table-cell table:style-name="ce221" table:formula="of:=[.J35]*1" office:value-type="float" office:value="53.3328" calcext:value-type="float">
            <text:p>53.33</text:p>
          </table:table-cell>
          <table:table-cell table:style-name="ce221" table:formula="of:=([.I35]-[.K35])+([.J35]-[.L35])" office:value-type="float" office:value="399.996" calcext:value-type="float">
            <text:p>4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35]" office:value-type="float" office:value="399.996" calcext:value-type="float">
            <text:p>4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47</text:p>
          </table:table-cell>
          <table:table-cell table:style-name="ce109" office:value-type="date" office:date-value="2021-03-29" calcext:value-type="date">
            <text:p>29-mar-21</text:p>
          </table:table-cell>
          <table:table-cell table:style-name="ce110" office:value-type="string" calcext:value-type="string">
            <text:p>Fact # 438 UCF073-BAQUERIZO DAVILA PABLO JONATHAN HONORARIOS PROFESIONALES MES DE MARZO 2021</text:p>
          </table:table-cell>
          <table:table-cell table:style-name="ce110" office:value-type="string" calcext:value-type="string">
            <text:p>Baquerizo Davila Pablo</text:p>
          </table:table-cell>
          <table:table-cell table:style-name="ce111" office:value-type="float" office:value="4000" calcext:value-type="float">
            <text:p>4,000.00 </text:p>
          </table:table-cell>
          <table:table-cell/>
          <table:table-cell table:style-name="Default" office:value-type="float" office:value="4000" calcext:value-type="float">
            <text:p>4000</text:p>
          </table:table-cell>
          <table:table-cell table:style-name="ce221" table:formula="of:=[.I36]*0.12" office:value-type="float" office:value="480" calcext:value-type="float">
            <text:p>480.00</text:p>
          </table:table-cell>
          <table:table-cell table:style-name="ce221" table:formula="of:=[.I36]*0.1" office:value-type="float" office:value="400" calcext:value-type="float">
            <text:p>400.00</text:p>
          </table:table-cell>
          <table:table-cell table:style-name="ce221" table:formula="of:=[.J36]*1" office:value-type="float" office:value="480" calcext:value-type="float">
            <text:p>480.00</text:p>
          </table:table-cell>
          <table:table-cell table:style-name="ce221" table:formula="of:=([.I36]-[.K36])+([.J36]-[.L36])" office:value-type="float" office:value="3600" calcext:value-type="float">
            <text:p>3,6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36]" office:value-type="float" office:value="3600" calcext:value-type="float">
            <text:p>3,6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55</text:p>
          </table:table-cell>
          <table:table-cell table:style-name="ce109" office:value-type="date" office:date-value="2021-03-31" calcext:value-type="date">
            <text:p>31-mar-21</text:p>
          </table:table-cell>
          <table:table-cell table:style-name="ce110" office:value-type="string" calcext:value-type="string">
            <text:p>Fact # 1 NAZ003-NAZARENO ANGULO ERIKA JENNIFFER SERVICIOS PROFESIONALES DE TELECOMUNICACIONES MES DE MARZO 2021</text:p>
          </table:table-cell>
          <table:table-cell table:style-name="ce110" office:value-type="string" calcext:value-type="string">
            <text:p>Nazareno Angulo Erika</text:p>
          </table:table-cell>
          <table:table-cell table:style-name="ce111" office:value-type="float" office:value="2000" calcext:value-type="float">
            <text:p>2,000.00 </text:p>
          </table:table-cell>
          <table:table-cell/>
          <table:table-cell table:style-name="Default" office:value-type="float" office:value="2000" calcext:value-type="float">
            <text:p>2000</text:p>
          </table:table-cell>
          <table:table-cell table:style-name="ce221" table:formula="of:=[.I37]*0.12" office:value-type="float" office:value="240" calcext:value-type="float">
            <text:p>240.00</text:p>
          </table:table-cell>
          <table:table-cell table:style-name="ce221" table:formula="of:=[.I37]*0.1" office:value-type="float" office:value="200" calcext:value-type="float">
            <text:p>200.00</text:p>
          </table:table-cell>
          <table:table-cell table:style-name="ce221" table:formula="of:=[.J37]*1" office:value-type="float" office:value="240" calcext:value-type="float">
            <text:p>240.00</text:p>
          </table:table-cell>
          <table:table-cell table:style-name="ce221" table:formula="of:=([.I37]-[.K37])+([.J37]-[.L37])" office:value-type="float" office:value="1800" calcext:value-type="float">
            <text:p>1,8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37]" office:value-type="float" office:value="1800" calcext:value-type="float">
            <text:p>1,8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40</text:p>
          </table:table-cell>
          <table:table-cell table:style-name="ce109" office:value-type="date" office:date-value="2021-04-15" calcext:value-type="date">
            <text:p>15-abr-21</text:p>
          </table:table-cell>
          <table:table-cell table:style-name="ce110" office:value-type="string" calcext:value-type="string">
            <text:p>Fact # 2775 FEL003-FELIX MONTALVO &amp; ASOCIADOS FELMON CIA. LTDA SERVICIO DE AUDITORIA EXTERNA A LOS ESTADOS FINANCIEROS POR EL AÑO 2020, CANCELACIÓN 50%</text:p>
          </table:table-cell>
          <table:table-cell table:style-name="ce110" office:value-type="string" calcext:value-type="string">
            <text:p>Felmon S.A.</text:p>
          </table:table-cell>
          <table:table-cell table:style-name="ce111" office:value-type="float" office:value="2250" calcext:value-type="float">
            <text:p>2,250.00 </text:p>
          </table:table-cell>
          <table:table-cell/>
          <table:table-cell table:style-name="Default" office:value-type="float" office:value="2250" calcext:value-type="float">
            <text:p>2250</text:p>
          </table:table-cell>
          <table:table-cell table:style-name="ce221" table:formula="of:=[.I38]*0.12" office:value-type="float" office:value="270" calcext:value-type="float">
            <text:p>270.00</text:p>
          </table:table-cell>
          <table:table-cell table:style-name="ce221" table:formula="of:=[.I38]*0.1" office:value-type="float" office:value="225" calcext:value-type="float">
            <text:p>225.00</text:p>
          </table:table-cell>
          <table:table-cell table:style-name="ce221" table:formula="of:=[.J38]*1" office:value-type="float" office:value="270" calcext:value-type="float">
            <text:p>270.00</text:p>
          </table:table-cell>
          <table:table-cell table:style-name="ce221" table:formula="of:=([.I38]-[.K38])+([.J38]-[.L38])" office:value-type="float" office:value="2025" calcext:value-type="float">
            <text:p>2,025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38]" office:value-type="float" office:value="2025" calcext:value-type="float">
            <text:p>2,025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43</text:p>
          </table:table-cell>
          <table:table-cell table:style-name="ce109" office:value-type="date" office:date-value="2021-04-26" calcext:value-type="date">
            <text:p>26-abr-21</text:p>
          </table:table-cell>
          <table:table-cell table:style-name="ce110" office:value-type="string" calcext:value-type="string">
            <text:p>Fact # 139 BAQ024-BAQUE BAQUE BYRON PAUL SERVICIOS PROFESIONALES DE TELECOMUNICACIONES MES DE ABRIL 2021</text:p>
          </table:table-cell>
          <table:table-cell table:style-name="ce110" office:value-type="string" calcext:value-type="string">
            <text:p>Baque Baque Byron</text:p>
          </table:table-cell>
          <table:table-cell table:style-name="ce111" office:value-type="float" office:value="222.22" calcext:value-type="float">
            <text:p>222.22 </text:p>
          </table:table-cell>
          <table:table-cell/>
          <table:table-cell table:style-name="Default" office:value-type="float" office:value="222.22" calcext:value-type="float">
            <text:p>222.22</text:p>
          </table:table-cell>
          <table:table-cell table:style-name="ce221" table:formula="of:=[.I39]*0.12" office:value-type="float" office:value="26.6664" calcext:value-type="float">
            <text:p>26.67</text:p>
          </table:table-cell>
          <table:table-cell table:style-name="ce221" table:formula="of:=[.I39]*0.1" office:value-type="float" office:value="22.222" calcext:value-type="float">
            <text:p>22.22</text:p>
          </table:table-cell>
          <table:table-cell table:style-name="ce221" table:formula="of:=[.J39]*1" office:value-type="float" office:value="26.6664" calcext:value-type="float">
            <text:p>26.67</text:p>
          </table:table-cell>
          <table:table-cell table:style-name="ce221" table:formula="of:=([.I39]-[.K39])+([.J39]-[.L39])" office:value-type="float" office:value="199.998" calcext:value-type="float">
            <text:p>2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39]" office:value-type="float" office:value="199.998" calcext:value-type="float">
            <text:p>2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44</text:p>
          </table:table-cell>
          <table:table-cell table:style-name="ce109" office:value-type="date" office:date-value="2021-04-26" calcext:value-type="date">
            <text:p>26-abr-21</text:p>
          </table:table-cell>
          <table:table-cell table:style-name="ce110" office:value-type="string" calcext:value-type="string">
            <text:p>Fact # 112 EST018-ESTUPIÑAN ANDRADE FRANCISCO JAVIER SERVICIOS PRESTADOS DE TELECOMUNICACIONES MES DE ABRIL 2021</text:p>
          </table:table-cell>
          <table:table-cell table:style-name="ce110" office:value-type="string" calcext:value-type="string">
            <text:p>Francisco Estupiñan Andrade</text:p>
          </table:table-cell>
          <table:table-cell table:style-name="ce111" office:value-type="float" office:value="444.44" calcext:value-type="float">
            <text:p>444.44 </text:p>
          </table:table-cell>
          <table:table-cell/>
          <table:table-cell table:style-name="Default" office:value-type="float" office:value="444.44" calcext:value-type="float">
            <text:p>444.44</text:p>
          </table:table-cell>
          <table:table-cell table:style-name="ce221" table:formula="of:=[.I40]*0.12" office:value-type="float" office:value="53.3328" calcext:value-type="float">
            <text:p>53.33</text:p>
          </table:table-cell>
          <table:table-cell table:style-name="ce221" table:formula="of:=[.I40]*0.1" office:value-type="float" office:value="44.444" calcext:value-type="float">
            <text:p>44.44</text:p>
          </table:table-cell>
          <table:table-cell table:style-name="ce221" table:formula="of:=[.J40]*1" office:value-type="float" office:value="53.3328" calcext:value-type="float">
            <text:p>53.33</text:p>
          </table:table-cell>
          <table:table-cell table:style-name="ce221" table:formula="of:=([.I40]-[.K40])+([.J40]-[.L40])" office:value-type="float" office:value="399.996" calcext:value-type="float">
            <text:p>4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40]" office:value-type="float" office:value="399.996" calcext:value-type="float">
            <text:p>4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45</text:p>
          </table:table-cell>
          <table:table-cell table:style-name="ce109" office:value-type="date" office:date-value="2021-04-26" calcext:value-type="date">
            <text:p>26-abr-21</text:p>
          </table:table-cell>
          <table:table-cell table:style-name="ce110" office:value-type="string" calcext:value-type="string">
            <text:p>Fact # 439 UCF073-BAQUERIZO DAVILA PABLO JONATHAN HONORARIOS PROFESIONALES MES DE ABRIL 2021</text:p>
          </table:table-cell>
          <table:table-cell table:style-name="ce110" office:value-type="string" calcext:value-type="string">
            <text:p>Baquerizo Davila Pablo</text:p>
          </table:table-cell>
          <table:table-cell table:style-name="ce111" office:value-type="float" office:value="4000" calcext:value-type="float">
            <text:p>4,000.00 </text:p>
          </table:table-cell>
          <table:table-cell/>
          <table:table-cell table:style-name="Default" office:value-type="float" office:value="4000" calcext:value-type="float">
            <text:p>4000</text:p>
          </table:table-cell>
          <table:table-cell table:style-name="ce221" table:formula="of:=[.I41]*0.12" office:value-type="float" office:value="480" calcext:value-type="float">
            <text:p>480.00</text:p>
          </table:table-cell>
          <table:table-cell table:style-name="ce221" table:formula="of:=[.I41]*0.1" office:value-type="float" office:value="400" calcext:value-type="float">
            <text:p>400.00</text:p>
          </table:table-cell>
          <table:table-cell table:style-name="ce221" table:formula="of:=[.J41]*1" office:value-type="float" office:value="480" calcext:value-type="float">
            <text:p>480.00</text:p>
          </table:table-cell>
          <table:table-cell table:style-name="ce221" table:formula="of:=([.I41]-[.K41])+([.J41]-[.L41])" office:value-type="float" office:value="3600" calcext:value-type="float">
            <text:p>3,6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41]" office:value-type="float" office:value="3600" calcext:value-type="float">
            <text:p>3,6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47</text:p>
          </table:table-cell>
          <table:table-cell table:style-name="ce109" office:value-type="date" office:date-value="2021-04-26" calcext:value-type="date">
            <text:p>26-abr-21</text:p>
          </table:table-cell>
          <table:table-cell table:style-name="ce110" office:value-type="string" calcext:value-type="string">
            <text:p>Fact # 1087 NOG003-NOGALES Y PLATON MANUEL ALEJANDRO HONORARIOS COMO INTERVENTOR MES DE ABRIL 2021</text:p>
          </table:table-cell>
          <table:table-cell table:style-name="ce110" office:value-type="string" calcext:value-type="string">
            <text:p>Nogales y Platon Manuel Alejandro</text:p>
          </table:table-cell>
          <table:table-cell table:style-name="ce111" office:value-type="float" office:value="1250" calcext:value-type="float">
            <text:p>1,250.00 </text:p>
          </table:table-cell>
          <table:table-cell/>
          <table:table-cell table:style-name="Default" office:value-type="float" office:value="1250" calcext:value-type="float">
            <text:p>1250</text:p>
          </table:table-cell>
          <table:table-cell table:style-name="ce221" table:formula="of:=[.I42]*0.12" office:value-type="float" office:value="150" calcext:value-type="float">
            <text:p>150.00</text:p>
          </table:table-cell>
          <table:table-cell table:style-name="ce221" table:formula="of:=[.I42]*0.1" office:value-type="float" office:value="125" calcext:value-type="float">
            <text:p>125.00</text:p>
          </table:table-cell>
          <table:table-cell table:style-name="ce221" table:formula="of:=[.J42]*1" office:value-type="float" office:value="150" calcext:value-type="float">
            <text:p>150.00</text:p>
          </table:table-cell>
          <table:table-cell table:style-name="ce221" table:formula="of:=([.I42]-[.K42])+([.J42]-[.L42])" office:value-type="float" office:value="1125" calcext:value-type="float">
            <text:p>1,125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42]" office:value-type="float" office:value="1125" calcext:value-type="float">
            <text:p>1,125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48</text:p>
          </table:table-cell>
          <table:table-cell table:style-name="ce109" office:value-type="date" office:date-value="2021-04-27" calcext:value-type="date">
            <text:p>27-abr-21</text:p>
          </table:table-cell>
          <table:table-cell table:style-name="ce110" office:value-type="string" calcext:value-type="string">
            <text:p>Fact # 2 NAZ003-NAZARENO ANGULO ERIKA JENNIFFER SERVICIOS PROFESIONALES DE TELECOMUNICACIONES MES DE ABRIL 2021</text:p>
          </table:table-cell>
          <table:table-cell table:style-name="ce110" office:value-type="string" calcext:value-type="string">
            <text:p>Nazareno Angulo Erika</text:p>
          </table:table-cell>
          <table:table-cell table:style-name="ce111" office:value-type="float" office:value="2000" calcext:value-type="float">
            <text:p>2,000.00 </text:p>
          </table:table-cell>
          <table:table-cell/>
          <table:table-cell table:style-name="Default" office:value-type="float" office:value="2000" calcext:value-type="float">
            <text:p>2000</text:p>
          </table:table-cell>
          <table:table-cell table:style-name="ce221" table:formula="of:=[.I43]*0.12" office:value-type="float" office:value="240" calcext:value-type="float">
            <text:p>240.00</text:p>
          </table:table-cell>
          <table:table-cell table:style-name="ce221" table:formula="of:=[.I43]*0.1" office:value-type="float" office:value="200" calcext:value-type="float">
            <text:p>200.00</text:p>
          </table:table-cell>
          <table:table-cell table:style-name="ce221" table:formula="of:=[.J43]*1" office:value-type="float" office:value="240" calcext:value-type="float">
            <text:p>240.00</text:p>
          </table:table-cell>
          <table:table-cell table:style-name="ce221" table:formula="of:=([.I43]-[.K43])+([.J43]-[.L43])" office:value-type="float" office:value="1800" calcext:value-type="float">
            <text:p>1,8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43]" office:value-type="float" office:value="1800" calcext:value-type="float">
            <text:p>1,8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50</text:p>
          </table:table-cell>
          <table:table-cell table:style-name="ce109" office:value-type="date" office:date-value="2021-05-25" calcext:value-type="date">
            <text:p>25-may-21</text:p>
          </table:table-cell>
          <table:table-cell table:style-name="ce110" office:value-type="string" calcext:value-type="string">
            <text:p>Fact # 113 EST018-ESTUPIÑAN ANDRADE FRANCISCO JAVIER SERVICIOS PRESTADOS DE TELECOMUNICACIONES MES DE MAYO 2021</text:p>
          </table:table-cell>
          <table:table-cell table:style-name="ce110" office:value-type="string" calcext:value-type="string">
            <text:p>Francisco Estupiñan Andrade</text:p>
          </table:table-cell>
          <table:table-cell table:style-name="ce111" office:value-type="float" office:value="444.44" calcext:value-type="float">
            <text:p>444.44 </text:p>
          </table:table-cell>
          <table:table-cell/>
          <table:table-cell table:style-name="Default" office:value-type="float" office:value="444.44" calcext:value-type="float">
            <text:p>444.44</text:p>
          </table:table-cell>
          <table:table-cell table:style-name="ce221" table:formula="of:=[.I44]*0.12" office:value-type="float" office:value="53.3328" calcext:value-type="float">
            <text:p>53.33</text:p>
          </table:table-cell>
          <table:table-cell table:style-name="ce221" table:formula="of:=[.I44]*0.1" office:value-type="float" office:value="44.444" calcext:value-type="float">
            <text:p>44.44</text:p>
          </table:table-cell>
          <table:table-cell table:style-name="ce221" table:formula="of:=[.J44]*1" office:value-type="float" office:value="53.3328" calcext:value-type="float">
            <text:p>53.33</text:p>
          </table:table-cell>
          <table:table-cell table:style-name="ce221" table:formula="of:=([.I44]-[.K44])+([.J44]-[.L44])" office:value-type="float" office:value="399.996" calcext:value-type="float">
            <text:p>4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44]" office:value-type="float" office:value="399.996" calcext:value-type="float">
            <text:p>4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51</text:p>
          </table:table-cell>
          <table:table-cell table:style-name="ce109" office:value-type="date" office:date-value="2021-05-25" calcext:value-type="date">
            <text:p>25-may-21</text:p>
          </table:table-cell>
          <table:table-cell table:style-name="ce110" office:value-type="string" calcext:value-type="string">
            <text:p>Fact # 140 BAQ024-BAQUE BAQUE BYRON PAUL SERVICIOS PROFESIONALES DE TELECOMUNICACIONES MES DE MAYO 2021</text:p>
          </table:table-cell>
          <table:table-cell table:style-name="ce110" office:value-type="string" calcext:value-type="string">
            <text:p>Baque Baque Byron</text:p>
          </table:table-cell>
          <table:table-cell table:style-name="ce111" office:value-type="float" office:value="222.22" calcext:value-type="float">
            <text:p>222.22 </text:p>
          </table:table-cell>
          <table:table-cell/>
          <table:table-cell table:style-name="Default" office:value-type="float" office:value="222.22" calcext:value-type="float">
            <text:p>222.22</text:p>
          </table:table-cell>
          <table:table-cell table:style-name="ce221" table:formula="of:=[.I45]*0.12" office:value-type="float" office:value="26.6664" calcext:value-type="float">
            <text:p>26.67</text:p>
          </table:table-cell>
          <table:table-cell table:style-name="ce221" table:formula="of:=[.I45]*0.1" office:value-type="float" office:value="22.222" calcext:value-type="float">
            <text:p>22.22</text:p>
          </table:table-cell>
          <table:table-cell table:style-name="ce221" table:formula="of:=[.J45]*1" office:value-type="float" office:value="26.6664" calcext:value-type="float">
            <text:p>26.67</text:p>
          </table:table-cell>
          <table:table-cell table:style-name="ce221" table:formula="of:=([.I45]-[.K45])+([.J45]-[.L45])" office:value-type="float" office:value="199.998" calcext:value-type="float">
            <text:p>2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45]" office:value-type="float" office:value="199.998" calcext:value-type="float">
            <text:p>2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56</text:p>
          </table:table-cell>
          <table:table-cell table:style-name="ce109" office:value-type="date" office:date-value="2021-05-26" calcext:value-type="date">
            <text:p>26-may-21</text:p>
          </table:table-cell>
          <table:table-cell table:style-name="ce110" office:value-type="string" calcext:value-type="string">
            <text:p>Fact # 1095 NOG003-NOGALES Y PLATON MANUEL ALEJANDRO HONORARIOS COMO INTERVENTOR POR EL MES DE MAYO 2021</text:p>
          </table:table-cell>
          <table:table-cell table:style-name="ce110" office:value-type="string" calcext:value-type="string">
            <text:p>Nogales y Platon Manuel Alejandro</text:p>
          </table:table-cell>
          <table:table-cell table:style-name="ce111" office:value-type="float" office:value="1250" calcext:value-type="float">
            <text:p>1,250.00 </text:p>
          </table:table-cell>
          <table:table-cell/>
          <table:table-cell table:style-name="Default" office:value-type="float" office:value="1250" calcext:value-type="float">
            <text:p>1250</text:p>
          </table:table-cell>
          <table:table-cell table:style-name="ce221" table:formula="of:=[.I46]*0.12" office:value-type="float" office:value="150" calcext:value-type="float">
            <text:p>150.00</text:p>
          </table:table-cell>
          <table:table-cell table:style-name="ce221" table:formula="of:=[.I46]*0.1" office:value-type="float" office:value="125" calcext:value-type="float">
            <text:p>125.00</text:p>
          </table:table-cell>
          <table:table-cell table:style-name="ce221" table:formula="of:=[.J46]*1" office:value-type="float" office:value="150" calcext:value-type="float">
            <text:p>150.00</text:p>
          </table:table-cell>
          <table:table-cell table:style-name="ce221" table:formula="of:=([.I46]-[.K46])+([.J46]-[.L46])" office:value-type="float" office:value="1125" calcext:value-type="float">
            <text:p>1,125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46]" office:value-type="float" office:value="1125" calcext:value-type="float">
            <text:p>1,125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53</text:p>
          </table:table-cell>
          <table:table-cell table:style-name="ce109" office:value-type="date" office:date-value="2021-05-27" calcext:value-type="date">
            <text:p>27-may-21</text:p>
          </table:table-cell>
          <table:table-cell table:style-name="ce110" office:value-type="string" calcext:value-type="string">
            <text:p>Fact # 441 UCF073-BAQUERIZO DAVILA PABLO JONATHAN HONORARIOS PROFESIONALES MES DE MAYO 2021</text:p>
          </table:table-cell>
          <table:table-cell table:style-name="ce110" office:value-type="string" calcext:value-type="string">
            <text:p>Baquerizo Davila Pablo</text:p>
          </table:table-cell>
          <table:table-cell table:style-name="ce111" office:value-type="float" office:value="4000" calcext:value-type="float">
            <text:p>4,000.00 </text:p>
          </table:table-cell>
          <table:table-cell/>
          <table:table-cell table:style-name="Default" office:value-type="float" office:value="4000" calcext:value-type="float">
            <text:p>4000</text:p>
          </table:table-cell>
          <table:table-cell table:style-name="ce221" table:formula="of:=[.I47]*0.12" office:value-type="float" office:value="480" calcext:value-type="float">
            <text:p>480.00</text:p>
          </table:table-cell>
          <table:table-cell table:style-name="ce221" table:formula="of:=[.I47]*0.1" office:value-type="float" office:value="400" calcext:value-type="float">
            <text:p>400.00</text:p>
          </table:table-cell>
          <table:table-cell table:style-name="ce221" table:formula="of:=[.J47]*1" office:value-type="float" office:value="480" calcext:value-type="float">
            <text:p>480.00</text:p>
          </table:table-cell>
          <table:table-cell table:style-name="ce221" table:formula="of:=([.I47]-[.K47])+([.J47]-[.L47])" office:value-type="float" office:value="3600" calcext:value-type="float">
            <text:p>3,6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47]" office:value-type="float" office:value="3600" calcext:value-type="float">
            <text:p>3,6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55</text:p>
          </table:table-cell>
          <table:table-cell table:style-name="ce109" office:value-type="date" office:date-value="2021-05-31" calcext:value-type="date">
            <text:p>31-may-21</text:p>
          </table:table-cell>
          <table:table-cell table:style-name="ce110" office:value-type="string" calcext:value-type="string">
            <text:p>Fact # 3 NAZ003-NAZARENO ANGULO ERIKA JENNIFFER SERVICIOS PROFESIONALES DE TELECOMUNICACIONES MES DE MAYO 2021</text:p>
          </table:table-cell>
          <table:table-cell table:style-name="ce110" office:value-type="string" calcext:value-type="string">
            <text:p>Nazareno Angulo Erika</text:p>
          </table:table-cell>
          <table:table-cell table:style-name="ce111" office:value-type="float" office:value="2000" calcext:value-type="float">
            <text:p>2,000.00 </text:p>
          </table:table-cell>
          <table:table-cell/>
          <table:table-cell table:style-name="Default" office:value-type="float" office:value="2000" calcext:value-type="float">
            <text:p>2000</text:p>
          </table:table-cell>
          <table:table-cell table:style-name="ce221" table:formula="of:=[.I48]*0.12" office:value-type="float" office:value="240" calcext:value-type="float">
            <text:p>240.00</text:p>
          </table:table-cell>
          <table:table-cell table:style-name="ce221" table:formula="of:=[.I48]*0.1" office:value-type="float" office:value="200" calcext:value-type="float">
            <text:p>200.00</text:p>
          </table:table-cell>
          <table:table-cell table:style-name="ce221" table:formula="of:=[.J48]*1" office:value-type="float" office:value="240" calcext:value-type="float">
            <text:p>240.00</text:p>
          </table:table-cell>
          <table:table-cell table:style-name="ce221" table:formula="of:=([.I48]-[.K48])+([.J48]-[.L48])" office:value-type="float" office:value="1800" calcext:value-type="float">
            <text:p>1,8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48]" office:value-type="float" office:value="1800" calcext:value-type="float">
            <text:p>1,8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8</text:p>
          </table:table-cell>
          <table:table-cell table:style-name="ce109" office:value-type="date" office:date-value="2021-06-18" calcext:value-type="date">
            <text:p>18-jun-21</text:p>
          </table:table-cell>
          <table:table-cell table:style-name="ce110" office:value-type="string" calcext:value-type="string">
            <text:p>Fact # 231 ALM012-ALMEIDA REDROVAN MARIO ROGELIO SERVICIOS PROFESIONALES - COMISARIO 2020</text:p>
          </table:table-cell>
          <table:table-cell table:style-name="ce110" office:value-type="string" calcext:value-type="string">
            <text:p>Mario Almeida Redrovan</text:p>
          </table:table-cell>
          <table:table-cell table:style-name="ce111" office:value-type="float" office:value="333.33" calcext:value-type="float">
            <text:p>333.33 </text:p>
          </table:table-cell>
          <table:table-cell/>
          <table:table-cell table:style-name="Default" office:value-type="float" office:value="333.33" calcext:value-type="float">
            <text:p>333.33</text:p>
          </table:table-cell>
          <table:table-cell table:style-name="ce221" table:formula="of:=[.I49]*0.12" office:value-type="float" office:value="39.9996" calcext:value-type="float">
            <text:p>40.00</text:p>
          </table:table-cell>
          <table:table-cell table:style-name="ce221" table:formula="of:=[.I49]*0.1" office:value-type="float" office:value="33.333" calcext:value-type="float">
            <text:p>33.33</text:p>
          </table:table-cell>
          <table:table-cell table:style-name="ce221" table:formula="of:=[.J49]*1" office:value-type="float" office:value="39.9996" calcext:value-type="float">
            <text:p>40.00</text:p>
          </table:table-cell>
          <table:table-cell table:style-name="ce221" table:formula="of:=([.I49]-[.K49])+([.J49]-[.L49])" office:value-type="float" office:value="299.997" calcext:value-type="float">
            <text:p>3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49]" office:value-type="float" office:value="299.997" calcext:value-type="float">
            <text:p>3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36</text:p>
          </table:table-cell>
          <table:table-cell table:style-name="ce109" office:value-type="date" office:date-value="2021-06-24" calcext:value-type="date">
            <text:p>24-jun-21</text:p>
          </table:table-cell>
          <table:table-cell table:style-name="ce110" office:value-type="string" calcext:value-type="string">
            <text:p>Fact # 1107 NOG003-NOGALES Y PLATON MANUEL ALEJANDRO HONORARIOS COMO INTERVENTOR MES DE JUNIO 2021</text:p>
          </table:table-cell>
          <table:table-cell table:style-name="ce110" office:value-type="string" calcext:value-type="string">
            <text:p>Nogales y Platon Manuel Alejandro</text:p>
          </table:table-cell>
          <table:table-cell table:style-name="ce111" office:value-type="float" office:value="1250" calcext:value-type="float">
            <text:p>1,250.00 </text:p>
          </table:table-cell>
          <table:table-cell/>
          <table:table-cell table:style-name="Default" office:value-type="float" office:value="1250" calcext:value-type="float">
            <text:p>1250</text:p>
          </table:table-cell>
          <table:table-cell table:style-name="ce221" table:formula="of:=[.I50]*0.12" office:value-type="float" office:value="150" calcext:value-type="float">
            <text:p>150.00</text:p>
          </table:table-cell>
          <table:table-cell table:style-name="ce221" table:formula="of:=[.I50]*0.1" office:value-type="float" office:value="125" calcext:value-type="float">
            <text:p>125.00</text:p>
          </table:table-cell>
          <table:table-cell table:style-name="ce221" table:formula="of:=[.J50]*1" office:value-type="float" office:value="150" calcext:value-type="float">
            <text:p>150.00</text:p>
          </table:table-cell>
          <table:table-cell table:style-name="ce221" table:formula="of:=([.I50]-[.K50])+([.J50]-[.L50])" office:value-type="float" office:value="1125" calcext:value-type="float">
            <text:p>1,125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50]" office:value-type="float" office:value="1125" calcext:value-type="float">
            <text:p>1,125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32</text:p>
          </table:table-cell>
          <table:table-cell table:style-name="ce109" office:value-type="date" office:date-value="2021-06-25" calcext:value-type="date">
            <text:p>25-jun-21</text:p>
          </table:table-cell>
          <table:table-cell table:style-name="ce110" office:value-type="string" calcext:value-type="string">
            <text:p>Fact # 141 BAQ024-BAQUE BAQUE BYRON PAUL SERVICIOS PROFESIONALES DE TELECOMUNICACIONES MES DE JUNIO 2021</text:p>
          </table:table-cell>
          <table:table-cell table:style-name="ce110" office:value-type="string" calcext:value-type="string">
            <text:p>Baque Baque Byron</text:p>
          </table:table-cell>
          <table:table-cell table:style-name="ce111" office:value-type="float" office:value="222.22" calcext:value-type="float">
            <text:p>222.22 </text:p>
          </table:table-cell>
          <table:table-cell/>
          <table:table-cell table:style-name="Default" office:value-type="float" office:value="222.22" calcext:value-type="float">
            <text:p>222.22</text:p>
          </table:table-cell>
          <table:table-cell table:style-name="ce221" table:formula="of:=[.I51]*0.12" office:value-type="float" office:value="26.6664" calcext:value-type="float">
            <text:p>26.67</text:p>
          </table:table-cell>
          <table:table-cell table:style-name="ce221" table:formula="of:=[.I51]*0.1" office:value-type="float" office:value="22.222" calcext:value-type="float">
            <text:p>22.22</text:p>
          </table:table-cell>
          <table:table-cell table:style-name="ce221" table:formula="of:=[.J51]*1" office:value-type="float" office:value="26.6664" calcext:value-type="float">
            <text:p>26.67</text:p>
          </table:table-cell>
          <table:table-cell table:style-name="ce221" table:formula="of:=([.I51]-[.K51])+([.J51]-[.L51])" office:value-type="float" office:value="199.998" calcext:value-type="float">
            <text:p>2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51]" office:value-type="float" office:value="199.998" calcext:value-type="float">
            <text:p>2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33</text:p>
          </table:table-cell>
          <table:table-cell table:style-name="ce109" office:value-type="date" office:date-value="2021-06-25" calcext:value-type="date">
            <text:p>25-jun-21</text:p>
          </table:table-cell>
          <table:table-cell table:style-name="ce110" office:value-type="string" calcext:value-type="string">
            <text:p>Fact # 114 EST018-ESTUPIÑAN ANDRADE FRANCISCO JAVIER SERVICIOS PRESTADOS DE TELECOMUNICACIÓN MES DE JUNIO 2021</text:p>
          </table:table-cell>
          <table:table-cell table:style-name="ce110" office:value-type="string" calcext:value-type="string">
            <text:p>Francisco Estupiñan Andrade</text:p>
          </table:table-cell>
          <table:table-cell table:style-name="ce111" office:value-type="float" office:value="444.44" calcext:value-type="float">
            <text:p>444.44 </text:p>
          </table:table-cell>
          <table:table-cell/>
          <table:table-cell table:style-name="Default" office:value-type="float" office:value="444.44" calcext:value-type="float">
            <text:p>444.44</text:p>
          </table:table-cell>
          <table:table-cell table:style-name="ce221" table:formula="of:=[.I52]*0.12" office:value-type="float" office:value="53.3328" calcext:value-type="float">
            <text:p>53.33</text:p>
          </table:table-cell>
          <table:table-cell table:style-name="ce221" table:formula="of:=[.I52]*0.1" office:value-type="float" office:value="44.444" calcext:value-type="float">
            <text:p>44.44</text:p>
          </table:table-cell>
          <table:table-cell table:style-name="ce221" table:formula="of:=[.J52]*1" office:value-type="float" office:value="53.3328" calcext:value-type="float">
            <text:p>53.33</text:p>
          </table:table-cell>
          <table:table-cell table:style-name="ce221" table:formula="of:=([.I52]-[.K52])+([.J52]-[.L52])" office:value-type="float" office:value="399.996" calcext:value-type="float">
            <text:p>4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52]" office:value-type="float" office:value="399.996" calcext:value-type="float">
            <text:p>4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31</text:p>
          </table:table-cell>
          <table:table-cell table:style-name="ce109" office:value-type="date" office:date-value="2021-06-28" calcext:value-type="date">
            <text:p>28-jun-21</text:p>
          </table:table-cell>
          <table:table-cell table:style-name="ce110" office:value-type="string" calcext:value-type="string">
            <text:p>Fact # 444 UCF073-BAQUERIZO DAVILA PABLO JONATHAN HONORARIOS PROFESIONALES MES DE JUNIO 2021</text:p>
          </table:table-cell>
          <table:table-cell table:style-name="ce110" office:value-type="string" calcext:value-type="string">
            <text:p>Baquerizo Davila Pablo</text:p>
          </table:table-cell>
          <table:table-cell table:style-name="ce111" office:value-type="float" office:value="4000" calcext:value-type="float">
            <text:p>4,000.00 </text:p>
          </table:table-cell>
          <table:table-cell/>
          <table:table-cell table:style-name="Default" office:value-type="float" office:value="4000" calcext:value-type="float">
            <text:p>4000</text:p>
          </table:table-cell>
          <table:table-cell table:style-name="ce221" table:formula="of:=[.I53]*0.12" office:value-type="float" office:value="480" calcext:value-type="float">
            <text:p>480.00</text:p>
          </table:table-cell>
          <table:table-cell table:style-name="ce221" table:formula="of:=[.I53]*0.1" office:value-type="float" office:value="400" calcext:value-type="float">
            <text:p>400.00</text:p>
          </table:table-cell>
          <table:table-cell table:style-name="ce221" table:formula="of:=[.J53]*1" office:value-type="float" office:value="480" calcext:value-type="float">
            <text:p>480.00</text:p>
          </table:table-cell>
          <table:table-cell table:style-name="ce221" table:formula="of:=([.I53]-[.K53])+([.J53]-[.L53])" office:value-type="float" office:value="3600" calcext:value-type="float">
            <text:p>3,6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53]" office:value-type="float" office:value="3600" calcext:value-type="float">
            <text:p>3,6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53</text:p>
          </table:table-cell>
          <table:table-cell table:style-name="ce109" office:value-type="date" office:date-value="2021-06-29" calcext:value-type="date">
            <text:p>29-jun-21</text:p>
          </table:table-cell>
          <table:table-cell table:style-name="ce110" office:value-type="string" calcext:value-type="string">
            <text:p>Fact # 4 NAZ003-NAZARENO ANGULO ERIKA JENNIFFER SERVICIOS PROFESIONALES DE TELECOMUNICAIONES MES DE MAYO 2021</text:p>
          </table:table-cell>
          <table:table-cell table:style-name="ce110" office:value-type="string" calcext:value-type="string">
            <text:p>Nazareno Angulo Erika</text:p>
          </table:table-cell>
          <table:table-cell table:style-name="ce111" office:value-type="float" office:value="2000" calcext:value-type="float">
            <text:p>2,000.00 </text:p>
          </table:table-cell>
          <table:table-cell/>
          <table:table-cell table:style-name="Default" office:value-type="float" office:value="2000" calcext:value-type="float">
            <text:p>2000</text:p>
          </table:table-cell>
          <table:table-cell table:style-name="ce221" table:formula="of:=[.I54]*0.12" office:value-type="float" office:value="240" calcext:value-type="float">
            <text:p>240.00</text:p>
          </table:table-cell>
          <table:table-cell table:style-name="ce221" table:formula="of:=[.I54]*0.1" office:value-type="float" office:value="200" calcext:value-type="float">
            <text:p>200.00</text:p>
          </table:table-cell>
          <table:table-cell table:style-name="ce221" table:formula="of:=[.J54]*1" office:value-type="float" office:value="240" calcext:value-type="float">
            <text:p>240.00</text:p>
          </table:table-cell>
          <table:table-cell table:style-name="ce221" table:formula="of:=([.I54]-[.K54])+([.J54]-[.L54])" office:value-type="float" office:value="1800" calcext:value-type="float">
            <text:p>1,8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54]" office:value-type="float" office:value="1800" calcext:value-type="float">
            <text:p>1,8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17</text:p>
          </table:table-cell>
          <table:table-cell table:style-name="ce109" office:value-type="date" office:date-value="2021-07-12" calcext:value-type="date">
            <text:p>12-jul-21</text:p>
          </table:table-cell>
          <table:table-cell table:style-name="ce110" office:value-type="string" calcext:value-type="string">
            <text:p>Fact # 116 EST018-ESTUPIÑAN ANDRADE FRANCISCO JAVIER SERVICIOS PRESTADOS DE TELECOMUNICACIONES MES DE JULIO 2021</text:p>
          </table:table-cell>
          <table:table-cell table:style-name="ce110" office:value-type="string" calcext:value-type="string">
            <text:p>Francisco Estupiñan Andrade</text:p>
          </table:table-cell>
          <table:table-cell table:style-name="ce111" office:value-type="float" office:value="444.44" calcext:value-type="float">
            <text:p>444.44 </text:p>
          </table:table-cell>
          <table:table-cell/>
          <table:table-cell table:style-name="Default" office:value-type="float" office:value="444.44" calcext:value-type="float">
            <text:p>444.44</text:p>
          </table:table-cell>
          <table:table-cell table:style-name="ce221" table:formula="of:=[.I55]*0.12" office:value-type="float" office:value="53.3328" calcext:value-type="float">
            <text:p>53.33</text:p>
          </table:table-cell>
          <table:table-cell table:style-name="ce221" table:formula="of:=[.I55]*0.1" office:value-type="float" office:value="44.444" calcext:value-type="float">
            <text:p>44.44</text:p>
          </table:table-cell>
          <table:table-cell table:style-name="ce221" table:formula="of:=[.J55]*1" office:value-type="float" office:value="53.3328" calcext:value-type="float">
            <text:p>53.33</text:p>
          </table:table-cell>
          <table:table-cell table:style-name="ce221" table:formula="of:=([.I55]-[.K55])+([.J55]-[.L55])" office:value-type="float" office:value="399.996" calcext:value-type="float">
            <text:p>4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55]" office:value-type="float" office:value="399.996" calcext:value-type="float">
            <text:p>4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12</text:p>
          </table:table-cell>
          <table:table-cell table:style-name="ce109" office:value-type="date" office:date-value="2021-07-19" calcext:value-type="date">
            <text:p>19-jul-21</text:p>
          </table:table-cell>
          <table:table-cell table:style-name="ce110" office:value-type="string" calcext:value-type="string">
            <text:p>Fact # 329 LLE004-LLERENA MIÑO NORMAN DAVID SERVICIOS PROFESIONALES</text:p>
          </table:table-cell>
          <table:table-cell table:style-name="ce110" office:value-type="string" calcext:value-type="string">
            <text:p>Llerena Miño Norman</text:p>
          </table:table-cell>
          <table:table-cell table:style-name="ce111" office:value-type="float" office:value="3500" calcext:value-type="float">
            <text:p>3,500.00 </text:p>
          </table:table-cell>
          <table:table-cell/>
          <table:table-cell table:style-name="Default"/>
          <table:table-cell table:style-name="ce221" table:number-columns-repeated="4"/>
          <table:table-cell table:style-name="Default"/>
          <table:table-cell table:style-name="ce221"/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15</text:p>
          </table:table-cell>
          <table:table-cell table:style-name="ce109" office:value-type="date" office:date-value="2021-07-23" calcext:value-type="date">
            <text:p>23-jul-21</text:p>
          </table:table-cell>
          <table:table-cell table:style-name="ce110" office:value-type="string" calcext:value-type="string">
            <text:p>Fact # 142 BAQ024-BAQUE BAQUE BYRON PAUL SERVICIOS PROFESIONALES DE TELECOMUNICACIONES MES DE JULIO 2021</text:p>
          </table:table-cell>
          <table:table-cell table:style-name="ce110" office:value-type="string" calcext:value-type="string">
            <text:p>Baque Baque Byron</text:p>
          </table:table-cell>
          <table:table-cell table:style-name="ce111" office:value-type="float" office:value="222.22" calcext:value-type="float">
            <text:p>222.22 </text:p>
          </table:table-cell>
          <table:table-cell/>
          <table:table-cell table:style-name="Default" office:value-type="float" office:value="222.22" calcext:value-type="float">
            <text:p>222.22</text:p>
          </table:table-cell>
          <table:table-cell table:style-name="ce221" table:formula="of:=[.I57]*0.12" office:value-type="float" office:value="26.6664" calcext:value-type="float">
            <text:p>26.67</text:p>
          </table:table-cell>
          <table:table-cell table:style-name="ce221" table:formula="of:=[.I57]*0.1" office:value-type="float" office:value="22.222" calcext:value-type="float">
            <text:p>22.22</text:p>
          </table:table-cell>
          <table:table-cell table:style-name="ce221" table:formula="of:=[.J57]*1" office:value-type="float" office:value="26.6664" calcext:value-type="float">
            <text:p>26.67</text:p>
          </table:table-cell>
          <table:table-cell table:style-name="ce221" table:formula="of:=([.I57]-[.K57])+([.J57]-[.L57])" office:value-type="float" office:value="199.998" calcext:value-type="float">
            <text:p>2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57]" office:value-type="float" office:value="199.998" calcext:value-type="float">
            <text:p>2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16</text:p>
          </table:table-cell>
          <table:table-cell table:style-name="ce109" office:value-type="date" office:date-value="2021-07-27" calcext:value-type="date">
            <text:p>27-jul-21</text:p>
          </table:table-cell>
          <table:table-cell table:style-name="ce110" office:value-type="string" calcext:value-type="string">
            <text:p>Fact # 1112 NOG003-NOGALES Y PLATON MANUEL ALEJANDRO HONORARIOS COMO INTERVENTOR POR EL MES DE JULIO 2021</text:p>
          </table:table-cell>
          <table:table-cell table:style-name="ce110" office:value-type="string" calcext:value-type="string">
            <text:p>Nogales y Platon Manuel Alejandro</text:p>
          </table:table-cell>
          <table:table-cell table:style-name="ce111" office:value-type="float" office:value="1250" calcext:value-type="float">
            <text:p>1,250.00 </text:p>
          </table:table-cell>
          <table:table-cell/>
          <table:table-cell table:style-name="Default" office:value-type="float" office:value="1250" calcext:value-type="float">
            <text:p>1250</text:p>
          </table:table-cell>
          <table:table-cell table:style-name="ce221" table:formula="of:=[.I58]*0.12" office:value-type="float" office:value="150" calcext:value-type="float">
            <text:p>150.00</text:p>
          </table:table-cell>
          <table:table-cell table:style-name="ce221" table:formula="of:=[.I58]*0.1" office:value-type="float" office:value="125" calcext:value-type="float">
            <text:p>125.00</text:p>
          </table:table-cell>
          <table:table-cell table:style-name="ce221" table:formula="of:=[.J58]*1" office:value-type="float" office:value="150" calcext:value-type="float">
            <text:p>150.00</text:p>
          </table:table-cell>
          <table:table-cell table:style-name="ce221" table:formula="of:=([.I58]-[.K58])+([.J58]-[.L58])" office:value-type="float" office:value="1125" calcext:value-type="float">
            <text:p>1,125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58]" office:value-type="float" office:value="1125" calcext:value-type="float">
            <text:p>1,125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20</text:p>
          </table:table-cell>
          <table:table-cell table:style-name="ce109" office:value-type="date" office:date-value="2021-07-29" calcext:value-type="date">
            <text:p>29-jul-21</text:p>
          </table:table-cell>
          <table:table-cell table:style-name="ce110" office:value-type="string" calcext:value-type="string">
            <text:p>Fact # 446 UCF073-BAQUERIZO DAVILA PABLO JONATHAN HONORARIOS PROFESIONALES MES DE JULIO 2021</text:p>
          </table:table-cell>
          <table:table-cell table:style-name="ce110" office:value-type="string" calcext:value-type="string">
            <text:p>Baquerizo Davila Pablo</text:p>
          </table:table-cell>
          <table:table-cell table:style-name="ce111" office:value-type="float" office:value="4000" calcext:value-type="float">
            <text:p>4,000.00 </text:p>
          </table:table-cell>
          <table:table-cell/>
          <table:table-cell table:style-name="Default" office:value-type="float" office:value="4000" calcext:value-type="float">
            <text:p>4000</text:p>
          </table:table-cell>
          <table:table-cell table:style-name="ce221" table:formula="of:=[.I59]*0.12" office:value-type="float" office:value="480" calcext:value-type="float">
            <text:p>480.00</text:p>
          </table:table-cell>
          <table:table-cell table:style-name="ce221" table:formula="of:=[.I59]*0.1" office:value-type="float" office:value="400" calcext:value-type="float">
            <text:p>400.00</text:p>
          </table:table-cell>
          <table:table-cell table:style-name="ce221" table:formula="of:=[.J59]*1" office:value-type="float" office:value="480" calcext:value-type="float">
            <text:p>480.00</text:p>
          </table:table-cell>
          <table:table-cell table:style-name="ce221" table:formula="of:=([.I59]-[.K59])+([.J59]-[.L59])" office:value-type="float" office:value="3600" calcext:value-type="float">
            <text:p>3,6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59]" office:value-type="float" office:value="3600" calcext:value-type="float">
            <text:p>3,6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22</text:p>
          </table:table-cell>
          <table:table-cell table:style-name="ce109" office:value-type="date" office:date-value="2021-07-30" calcext:value-type="date">
            <text:p>30-jul-21</text:p>
          </table:table-cell>
          <table:table-cell table:style-name="ce110" office:value-type="string" calcext:value-type="string">
            <text:p>Fact # 5 NAZ003-NAZARENO ANGULO ERIKA JENNIFFER SERVICIOS PROFESIONALES DE TELECOMUNICACIONES MES DE JUL-2021</text:p>
          </table:table-cell>
          <table:table-cell table:style-name="ce110" office:value-type="string" calcext:value-type="string">
            <text:p>Nazareno Angulo Erika</text:p>
          </table:table-cell>
          <table:table-cell table:style-name="ce111" office:value-type="float" office:value="2000" calcext:value-type="float">
            <text:p>2,000.00 </text:p>
          </table:table-cell>
          <table:table-cell/>
          <table:table-cell table:style-name="Default" office:value-type="float" office:value="2000" calcext:value-type="float">
            <text:p>2000</text:p>
          </table:table-cell>
          <table:table-cell table:style-name="ce221" table:formula="of:=[.I60]*0.12" office:value-type="float" office:value="240" calcext:value-type="float">
            <text:p>240.00</text:p>
          </table:table-cell>
          <table:table-cell table:style-name="ce221" table:formula="of:=[.I60]*0.1" office:value-type="float" office:value="200" calcext:value-type="float">
            <text:p>200.00</text:p>
          </table:table-cell>
          <table:table-cell table:style-name="ce221" table:formula="of:=[.J60]*1" office:value-type="float" office:value="240" calcext:value-type="float">
            <text:p>240.00</text:p>
          </table:table-cell>
          <table:table-cell table:style-name="ce221" table:formula="of:=([.I60]-[.K60])+([.J60]-[.L60])" office:value-type="float" office:value="1800" calcext:value-type="float">
            <text:p>1,8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60]" office:value-type="float" office:value="1800" calcext:value-type="float">
            <text:p>1,8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1</text:p>
          </table:table-cell>
          <table:table-cell table:style-name="ce109" office:value-type="date" office:date-value="2021-08-02" calcext:value-type="date">
            <text:p>02-ago-21</text:p>
          </table:table-cell>
          <table:table-cell table:style-name="ce110" office:value-type="string" calcext:value-type="string">
            <text:p>Fact # 1073 WEN001-WENS CONSULTING &amp; AUDITING, WHIMPPER NARVAEZ S.A. HONORARIOS PROFESIONALES RELACIONADOS CON LA <text:s/>AUDITORIA A LOS ESTADOS FINANCIEROS POR EL PERIODO <text:s/>QUE TERMINARA AL 31 DE DICIEMBRE DE 2021 (ANTICIPO 50%</text:p>
          </table:table-cell>
          <table:table-cell table:style-name="ce110" office:value-type="string" calcext:value-type="string">
            <text:p>Wens Consulting</text:p>
          </table:table-cell>
          <table:table-cell table:style-name="ce111" office:value-type="float" office:value="2250" calcext:value-type="float">
            <text:p>2,250.00 </text:p>
          </table:table-cell>
          <table:table-cell/>
          <table:table-cell table:style-name="Default" office:value-type="float" office:value="2250" calcext:value-type="float">
            <text:p>2250</text:p>
          </table:table-cell>
          <table:table-cell table:style-name="ce221" table:formula="of:=[.I61]*0.12" office:value-type="float" office:value="270" calcext:value-type="float">
            <text:p>270.00</text:p>
          </table:table-cell>
          <table:table-cell table:style-name="ce221" table:formula="of:=[.I61]*0.1" office:value-type="float" office:value="225" calcext:value-type="float">
            <text:p>225.00</text:p>
          </table:table-cell>
          <table:table-cell table:style-name="ce221" table:formula="of:=[.J61]*1" office:value-type="float" office:value="270" calcext:value-type="float">
            <text:p>270.00</text:p>
          </table:table-cell>
          <table:table-cell table:style-name="ce221" table:formula="of:=([.I61]-[.K61])+([.J61]-[.L61])" office:value-type="float" office:value="2025" calcext:value-type="float">
            <text:p>2,025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61]" office:value-type="float" office:value="2025" calcext:value-type="float">
            <text:p>2,025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10</text:p>
          </table:table-cell>
          <table:table-cell table:style-name="ce109" office:value-type="date" office:date-value="2021-08-17" calcext:value-type="date">
            <text:p>17-ago-21</text:p>
          </table:table-cell>
          <table:table-cell table:style-name="ce110" office:value-type="string" calcext:value-type="string">
            <text:p>Fact # 6 NAZ003-NAZARENO ANGULO ERIKA JENNIFFER SERVICIOS PROFESIONALES DE TELECOMUNICACIONES MES DE AGOSTO 2021</text:p>
          </table:table-cell>
          <table:table-cell table:style-name="ce110" office:value-type="string" calcext:value-type="string">
            <text:p>Nazareno Angulo Erika</text:p>
          </table:table-cell>
          <table:table-cell table:style-name="ce111" office:value-type="float" office:value="2000" calcext:value-type="float">
            <text:p>2,000.00 </text:p>
          </table:table-cell>
          <table:table-cell/>
          <table:table-cell table:style-name="Default" office:value-type="float" office:value="2000" calcext:value-type="float">
            <text:p>2000</text:p>
          </table:table-cell>
          <table:table-cell table:style-name="ce221" table:formula="of:=[.I62]*0.12" office:value-type="float" office:value="240" calcext:value-type="float">
            <text:p>240.00</text:p>
          </table:table-cell>
          <table:table-cell table:style-name="ce221" table:formula="of:=[.I62]*0.1" office:value-type="float" office:value="200" calcext:value-type="float">
            <text:p>200.00</text:p>
          </table:table-cell>
          <table:table-cell table:style-name="ce221" table:formula="of:=[.J62]*1" office:value-type="float" office:value="240" calcext:value-type="float">
            <text:p>240.00</text:p>
          </table:table-cell>
          <table:table-cell table:style-name="ce221" table:formula="of:=([.I62]-[.K62])+([.J62]-[.L62])" office:value-type="float" office:value="1800" calcext:value-type="float">
            <text:p>1,8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62]" office:value-type="float" office:value="1800" calcext:value-type="float">
            <text:p>1,8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38</text:p>
          </table:table-cell>
          <table:table-cell table:style-name="ce109" office:value-type="date" office:date-value="2021-08-25" calcext:value-type="date">
            <text:p>25-ago-21</text:p>
          </table:table-cell>
          <table:table-cell table:style-name="ce110" office:value-type="string" calcext:value-type="string">
            <text:p>Fact # 151 BAQ024-BAQUE BAQUE BYRON PAUL SERVICIOS PROFESIONALES DE TELECOMUNICACIÓN MES AGOSTO 2021</text:p>
          </table:table-cell>
          <table:table-cell table:style-name="ce110" office:value-type="string" calcext:value-type="string">
            <text:p>Baque Baque Byron</text:p>
          </table:table-cell>
          <table:table-cell table:style-name="ce111" office:value-type="float" office:value="222.22" calcext:value-type="float">
            <text:p>222.22 </text:p>
          </table:table-cell>
          <table:table-cell/>
          <table:table-cell table:style-name="Default" office:value-type="float" office:value="222.22" calcext:value-type="float">
            <text:p>222.22</text:p>
          </table:table-cell>
          <table:table-cell table:style-name="ce221" table:formula="of:=[.I63]*0.12" office:value-type="float" office:value="26.6664" calcext:value-type="float">
            <text:p>26.67</text:p>
          </table:table-cell>
          <table:table-cell table:style-name="ce221" table:formula="of:=[.I63]*0.1" office:value-type="float" office:value="22.222" calcext:value-type="float">
            <text:p>22.22</text:p>
          </table:table-cell>
          <table:table-cell table:style-name="ce221" table:formula="of:=[.J63]*1" office:value-type="float" office:value="26.6664" calcext:value-type="float">
            <text:p>26.67</text:p>
          </table:table-cell>
          <table:table-cell table:style-name="ce221" table:formula="of:=([.I63]-[.K63])+([.J63]-[.L63])" office:value-type="float" office:value="199.998" calcext:value-type="float">
            <text:p>2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63]" office:value-type="float" office:value="199.998" calcext:value-type="float">
            <text:p>2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39</text:p>
          </table:table-cell>
          <table:table-cell table:style-name="ce109" office:value-type="date" office:date-value="2021-08-26" calcext:value-type="date">
            <text:p>26-ago-21</text:p>
          </table:table-cell>
          <table:table-cell table:style-name="ce110" office:value-type="string" calcext:value-type="string">
            <text:p>Fact # 1121 NOG003-NOGALES Y PLATON MANUEL ALEJANDRO HONORARIOS COMO INTERVENTOR MES AGOSTO 2021</text:p>
          </table:table-cell>
          <table:table-cell table:style-name="ce110" office:value-type="string" calcext:value-type="string">
            <text:p>Nogales y Platon Manuel Alejandro</text:p>
          </table:table-cell>
          <table:table-cell table:style-name="ce111" office:value-type="float" office:value="1250" calcext:value-type="float">
            <text:p>1,250.00 </text:p>
          </table:table-cell>
          <table:table-cell/>
          <table:table-cell table:style-name="Default" office:value-type="float" office:value="1250" calcext:value-type="float">
            <text:p>1250</text:p>
          </table:table-cell>
          <table:table-cell table:style-name="ce221" table:formula="of:=[.I64]*0.12" office:value-type="float" office:value="150" calcext:value-type="float">
            <text:p>150.00</text:p>
          </table:table-cell>
          <table:table-cell table:style-name="ce221" table:formula="of:=[.I64]*0.1" office:value-type="float" office:value="125" calcext:value-type="float">
            <text:p>125.00</text:p>
          </table:table-cell>
          <table:table-cell table:style-name="ce221" table:formula="of:=[.J64]*1" office:value-type="float" office:value="150" calcext:value-type="float">
            <text:p>150.00</text:p>
          </table:table-cell>
          <table:table-cell table:style-name="ce221" table:formula="of:=([.I64]-[.K64])+([.J64]-[.L64])" office:value-type="float" office:value="1125" calcext:value-type="float">
            <text:p>1,125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64]" office:value-type="float" office:value="1125" calcext:value-type="float">
            <text:p>1,125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40</text:p>
          </table:table-cell>
          <table:table-cell table:style-name="ce109" office:value-type="date" office:date-value="2021-08-26" calcext:value-type="date">
            <text:p>26-ago-21</text:p>
          </table:table-cell>
          <table:table-cell table:style-name="ce110" office:value-type="string" calcext:value-type="string">
            <text:p>Fact # 151 EST018-ESTUPIÑAN ANDRADE FRANCISCO JAVIER SERVICIOS PRESTADOS DE TELECOMUNICACIONES MES AGOSTO 2021</text:p>
          </table:table-cell>
          <table:table-cell table:style-name="ce110" office:value-type="string" calcext:value-type="string">
            <text:p>Francisco Estupiñan Andrade</text:p>
          </table:table-cell>
          <table:table-cell table:style-name="ce111" office:value-type="float" office:value="444.44" calcext:value-type="float">
            <text:p>444.44 </text:p>
          </table:table-cell>
          <table:table-cell office:value-type="string" calcext:value-type="string">
            <text:p>Factura #151 Frncisco </text:p>
          </table:table-cell>
          <table:table-cell table:style-name="Default" office:value-type="float" office:value="444.44" calcext:value-type="float">
            <text:p>444.44</text:p>
          </table:table-cell>
          <table:table-cell table:style-name="ce221" table:formula="of:=[.I65]*0.12" office:value-type="float" office:value="53.3328" calcext:value-type="float">
            <text:p>53.33</text:p>
          </table:table-cell>
          <table:table-cell table:style-name="ce221" table:formula="of:=[.I65]*0.1" office:value-type="float" office:value="44.444" calcext:value-type="float">
            <text:p>44.44</text:p>
          </table:table-cell>
          <table:table-cell table:style-name="ce221" table:formula="of:=[.J65]*1" office:value-type="float" office:value="53.3328" calcext:value-type="float">
            <text:p>53.33</text:p>
          </table:table-cell>
          <table:table-cell table:style-name="ce221" table:formula="of:=([.I65]-[.K65])+([.J65]-[.L65])" office:value-type="float" office:value="399.996" calcext:value-type="float">
            <text:p>400.00</text:p>
          </table:table-cell>
          <table:table-cell table:style-name="Default" office:value-type="string" calcext:value-type="string">
            <text:p>Produbanco</text:p>
          </table:table-cell>
          <table:table-cell table:style-name="ce221" table:formula="of:=[.M65]" office:value-type="float" office:value="399.996" calcext:value-type="float">
            <text:p>400.00</text:p>
          </table:table-cell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08" office:value-type="string" calcext:value-type="string">
            <text:p>DF-41</text:p>
          </table:table-cell>
          <table:table-cell table:style-name="ce109" office:value-type="date" office:date-value="2021-08-26" calcext:value-type="date">
            <text:p>26-ago-21</text:p>
          </table:table-cell>
          <table:table-cell table:style-name="ce110" office:value-type="string" calcext:value-type="string">
            <text:p>Fact # 448 UCF073-BAQUERIZO DAVILA PABLO JONATHAN HONORARIOS PROFESIONALES MES AGOSTO 2021</text:p>
          </table:table-cell>
          <table:table-cell table:style-name="ce110" office:value-type="string" calcext:value-type="string">
            <text:p>Baquerizo Davila Pablo</text:p>
          </table:table-cell>
          <table:table-cell table:style-name="ce111" office:value-type="float" office:value="4000" calcext:value-type="float">
            <text:p>4,000.00 </text:p>
          </table:table-cell>
          <table:table-cell/>
          <table:table-cell table:style-name="Default"/>
          <table:table-cell table:style-name="ce221" table:number-columns-repeated="4"/>
          <table:table-cell table:style-name="Default"/>
          <table:table-cell table:style-name="ce221"/>
          <table:table-cell table:number-columns-repeated="1009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5" office:value-type="string" calcext:value-type="string">
            <text:p>DF-13</text:p>
          </table:table-cell>
          <table:table-cell table:style-name="ce196" office:value-type="date" office:date-value="2021-09-10" calcext:value-type="date">
            <text:p>10-sep-21</text:p>
          </table:table-cell>
          <table:table-cell table:style-name="ce201" office:value-type="string" calcext:value-type="string">
            <text:p>Fact # 330 LLE004-LLERENA MIÑO NORMAN DAVID SERVICIOS PROFESIONALES</text:p>
          </table:table-cell>
          <table:table-cell table:style-name="ce208"/>
          <table:table-cell table:style-name="ce215" office:value-type="float" office:value="2352.46" calcext:value-type="float">
            <text:p>2,352.46 </text:p>
          </table:table-cell>
          <table:table-cell table:style-name="Default" office:value-type="string" calcext:value-type="string">
            <text:p>Factura # 330</text:p>
          </table:table-cell>
          <table:table-cell table:style-name="Default" office:value-type="float" office:value="2352.46" calcext:value-type="float">
            <text:p>2352.46</text:p>
          </table:table-cell>
          <table:table-cell table:style-name="ce221" table:formula="of:=[.I67]*0.12" office:value-type="float" office:value="282.2952" calcext:value-type="float">
            <text:p>282.30</text:p>
          </table:table-cell>
          <table:table-cell table:style-name="ce221" table:formula="of:=[.I67]*0.1" office:value-type="float" office:value="235.246" calcext:value-type="float">
            <text:p>235.25</text:p>
          </table:table-cell>
          <table:table-cell table:style-name="ce221" table:formula="of:=[.J67]*1" office:value-type="float" office:value="282.2952" calcext:value-type="float">
            <text:p>282.30</text:p>
          </table:table-cell>
          <table:table-cell table:style-name="ce221" table:formula="of:=([.I67]-[.K67])+([.J67]-[.L67])" office:value-type="float" office:value="2117.214" calcext:value-type="float">
            <text:p>2,117.21</text:p>
          </table:table-cell>
          <table:table-cell table:style-name="Default" office:value-type="string" calcext:value-type="string">
            <text:p>Produbanco</text:p>
          </table:table-cell>
          <table:table-cell table:style-name="Default" office:value-type="float" office:value="2117.21" calcext:value-type="float">
            <text:p>2117.21</text:p>
          </table:table-cell>
          <table:table-cell table:style-name="Default" office:value-type="float" office:value="861003896" calcext:value-type="float">
            <text:p>861003896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5" office:value-type="string" calcext:value-type="string">
            <text:p>DF-23</text:p>
          </table:table-cell>
          <table:table-cell table:style-name="ce196" office:value-type="date" office:date-value="2021-09-23" calcext:value-type="date">
            <text:p>23-sep-21</text:p>
          </table:table-cell>
          <table:table-cell table:style-name="ce201" office:value-type="string" calcext:value-type="string">
            <text:p>Fact # 7 NAZ003-NAZARENO ANGULO ERIKA JENNIFFER SERVICIOS PROFESIONALES DE TELECOMUNICACIÓN MES DE SEP 2021 (C.BARRIGON)</text:p>
          </table:table-cell>
          <table:table-cell table:style-name="ce208"/>
          <table:table-cell table:style-name="ce215" office:value-type="float" office:value="2000" calcext:value-type="float">
            <text:p>2,000.00 </text:p>
          </table:table-cell>
          <table:table-cell table:style-name="Default" office:value-type="string" calcext:value-type="string">
            <text:p>Factura de Nazarenos Angulo</text:p>
          </table:table-cell>
          <table:table-cell table:style-name="Default" office:value-type="float" office:value="2000" calcext:value-type="float">
            <text:p>2000</text:p>
          </table:table-cell>
          <table:table-cell table:style-name="ce221" table:formula="of:=[.I68]*0.12" office:value-type="float" office:value="240" calcext:value-type="float">
            <text:p>240.00</text:p>
          </table:table-cell>
          <table:table-cell table:style-name="ce221" table:formula="of:=[.I68]*0.1" office:value-type="float" office:value="200" calcext:value-type="float">
            <text:p>200.00</text:p>
          </table:table-cell>
          <table:table-cell table:style-name="ce221" table:formula="of:=[.J68]*1" office:value-type="float" office:value="240" calcext:value-type="float">
            <text:p>240.00</text:p>
          </table:table-cell>
          <table:table-cell table:style-name="ce221" table:formula="of:=([.I68]-[.K68])+([.J68]-[.L68])" office:value-type="float" office:value="1800" calcext:value-type="float">
            <text:p>1,800.00</text:p>
          </table:table-cell>
          <table:table-cell table:style-name="Default" office:value-type="string" calcext:value-type="string">
            <text:p>Produbanco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867074016" calcext:value-type="float">
            <text:p>867074016</text:p>
          </table:table-cell>
          <table:table-cell table:style-name="Default" office:value-type="string" calcext:value-type="string">
            <text:p>Falta otro pago de 800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5" office:value-type="string" calcext:value-type="string">
            <text:p>DF-28</text:p>
          </table:table-cell>
          <table:table-cell table:style-name="ce196" office:value-type="date" office:date-value="2021-09-23" calcext:value-type="date">
            <text:p>23-sep-21</text:p>
          </table:table-cell>
          <table:table-cell table:style-name="ce201" office:value-type="string" calcext:value-type="string">
            <text:p>Fact # 6699 ARR005-ARROBA PIEDRA RODRIGO HONORARIOS PROFESIONALES JUBILACIÓN PATRONAL TODO EL PERSONAL E INDEMNIZACIONES LABORALES POR DESAHUCIO TODO EL PERSONAL BAJO NIIF - NIC 19, AÑO 2021</text:p>
          </table:table-cell>
          <table:table-cell table:style-name="ce208"/>
          <table:table-cell table:style-name="ce215" office:value-type="float" office:value="300" calcext:value-type="float">
            <text:p>300.00 </text:p>
          </table:table-cell>
          <table:table-cell table:style-name="Default" office:value-type="string" calcext:value-type="string">
            <text:p>Factura $ 6699 de SAAI</text:p>
          </table:table-cell>
          <table:table-cell table:style-name="Default" office:value-type="float" office:value="300" calcext:value-type="float">
            <text:p>300</text:p>
          </table:table-cell>
          <table:table-cell table:style-name="ce221" table:formula="of:=[.I69]*0.12" office:value-type="float" office:value="36" calcext:value-type="float">
            <text:p>36.00</text:p>
          </table:table-cell>
          <table:table-cell table:style-name="ce221" table:formula="of:=[.I69]*0.1" office:value-type="float" office:value="30" calcext:value-type="float">
            <text:p>30.00</text:p>
          </table:table-cell>
          <table:table-cell table:style-name="ce221" table:formula="of:=[.J69]*1" office:value-type="float" office:value="36" calcext:value-type="float">
            <text:p>36.00</text:p>
          </table:table-cell>
          <table:table-cell table:style-name="ce221" table:formula="of:=([.I69]-[.K69])+([.J69]-[.L69])" office:value-type="float" office:value="270" calcext:value-type="float">
            <text:p>270.00</text:p>
          </table:table-cell>
          <table:table-cell table:style-name="Default" office:value-type="string" calcext:value-type="string">
            <text:p>Produbanco</text:p>
          </table:table-cell>
          <table:table-cell table:style-name="Default" office:value-type="float" office:value="297" calcext:value-type="float">
            <text:p>297</text:p>
          </table:table-cell>
          <table:table-cell table:style-name="Default" office:value-type="float" office:value="866501383" calcext:value-type="float">
            <text:p>866501383</text:p>
          </table:table-cell>
          <table:table-cell table:style-name="Default" office:value-type="string" calcext:value-type="string">
            <text:p>Pago en exceso de $27 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5" office:value-type="string" calcext:value-type="string">
            <text:p>DF-25</text:p>
          </table:table-cell>
          <table:table-cell table:style-name="ce196" office:value-type="date" office:date-value="2021-09-24" calcext:value-type="date">
            <text:p>24-sep-21</text:p>
          </table:table-cell>
          <table:table-cell table:style-name="ce201" office:value-type="string" calcext:value-type="string">
            <text:p>Fact # 1130 NOG003-NOGALES Y PLATON MANUEL ALEJANDRO HONORARIOS COMO INTERVENTOR MES DE SEP 2021</text:p>
          </table:table-cell>
          <table:table-cell table:style-name="ce208"/>
          <table:table-cell table:style-name="ce215" office:value-type="float" office:value="1250" calcext:value-type="float">
            <text:p>1,250.00 </text:p>
          </table:table-cell>
          <table:table-cell table:style-name="Default" office:value-type="string" calcext:value-type="string">
            <text:p>Factura # 1130 de Manuel Nogales</text:p>
          </table:table-cell>
          <table:table-cell table:style-name="Default" office:value-type="float" office:value="1250" calcext:value-type="float">
            <text:p>1250</text:p>
          </table:table-cell>
          <table:table-cell table:style-name="ce221" table:formula="of:=[.I70]*0.12" office:value-type="float" office:value="150" calcext:value-type="float">
            <text:p>150.00</text:p>
          </table:table-cell>
          <table:table-cell table:style-name="ce221" table:formula="of:=[.I70]*0.1" office:value-type="float" office:value="125" calcext:value-type="float">
            <text:p>125.00</text:p>
          </table:table-cell>
          <table:table-cell table:style-name="ce221" table:formula="of:=[.J70]*1" office:value-type="float" office:value="150" calcext:value-type="float">
            <text:p>150.00</text:p>
          </table:table-cell>
          <table:table-cell table:style-name="ce221" table:formula="of:=([.I70]-[.K70])+([.J70]-[.L70])" office:value-type="float" office:value="1125" calcext:value-type="float">
            <text:p>1,125.00</text:p>
          </table:table-cell>
          <table:table-cell table:style-name="Default" office:value-type="string" calcext:value-type="string">
            <text:p>Produbanco</text:p>
          </table:table-cell>
          <table:table-cell table:style-name="Default" office:value-type="float" office:value="1125" calcext:value-type="float">
            <text:p>1125</text:p>
          </table:table-cell>
          <table:table-cell table:style-name="Default" office:value-type="float" office:value="866501335" calcext:value-type="float">
            <text:p>866501335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5" office:value-type="string" calcext:value-type="string">
            <text:p>DF-27</text:p>
          </table:table-cell>
          <table:table-cell table:style-name="ce196" office:value-type="date" office:date-value="2021-09-24" calcext:value-type="date">
            <text:p>24-sep-21</text:p>
          </table:table-cell>
          <table:table-cell table:style-name="ce201" office:value-type="string" calcext:value-type="string">
            <text:p>Fact # 152 BAQ024-BAQUE BAQUE BYRON PAUL SERVICIOS PROFESIONALES DE TELECOMUNICACIONES MES DE SEP/2021 Y MANTENIMIENTO DE INFRAESTRUCTURA DE PLANTA EXTERNA A NIVEL SOTWARE Y HARDWARE EN EQUIPOS GATEWAY GRADSTREAM EN URBANIZACIONES: VALLE ALTO, SEYMOUR, PO</text:p>
          </table:table-cell>
          <table:table-cell table:style-name="ce208"/>
          <table:table-cell table:style-name="ce215" office:value-type="float" office:value="222.22" calcext:value-type="float">
            <text:p>222.22 </text:p>
          </table:table-cell>
          <table:table-cell table:style-name="Default" office:value-type="string" calcext:value-type="string">
            <text:p>Factura # 152</text:p>
          </table:table-cell>
          <table:table-cell table:style-name="Default" office:value-type="float" office:value="222.22" calcext:value-type="float">
            <text:p>222.22</text:p>
          </table:table-cell>
          <table:table-cell table:style-name="ce221" table:formula="of:=[.I71]*0.12" office:value-type="float" office:value="26.6664" calcext:value-type="float">
            <text:p>26.67</text:p>
          </table:table-cell>
          <table:table-cell table:style-name="ce221" table:formula="of:=[.I71]*0.1" office:value-type="float" office:value="22.222" calcext:value-type="float">
            <text:p>22.22</text:p>
          </table:table-cell>
          <table:table-cell table:style-name="ce221" table:formula="of:=[.J71]*1" office:value-type="float" office:value="26.6664" calcext:value-type="float">
            <text:p>26.67</text:p>
          </table:table-cell>
          <table:table-cell table:style-name="ce221" table:formula="of:=([.I71]-[.K71])+([.J71]-[.L71])" office:value-type="float" office:value="199.998" calcext:value-type="float">
            <text:p>200.00</text:p>
          </table:table-cell>
          <table:table-cell table:style-name="Default" office:value-type="string" calcext:value-type="string">
            <text:p>Banco del Pacifico</text:p>
          </table:table-cell>
          <table:table-cell table:style-name="Default" office:value-type="float" office:value="805.1" calcext:value-type="float">
            <text:p>805.1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6" office:value-type="string" calcext:value-type="string">
            <text:p>DF-37</text:p>
          </table:table-cell>
          <table:table-cell table:style-name="ce197" office:value-type="date" office:date-value="2021-09-28" calcext:value-type="date">
            <text:p>28-sep-21</text:p>
          </table:table-cell>
          <table:table-cell table:style-name="ce202" office:value-type="string" calcext:value-type="string">
            <text:p>Fact # 450 UCF073-BAQUERIZO DAVILA PABLO JONATHAN HONORARIOS PROFESIONALES MES DE SEP 2021</text:p>
          </table:table-cell>
          <table:table-cell table:style-name="Default"/>
          <table:table-cell table:style-name="ce216" office:value-type="float" office:value="4000" calcext:value-type="float">
            <text:p>4,000.00 </text:p>
          </table:table-cell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5" office:value-type="string" calcext:value-type="string">
            <text:p>DF-38</text:p>
          </table:table-cell>
          <table:table-cell table:style-name="ce196" office:value-type="date" office:date-value="2021-09-28" calcext:value-type="date">
            <text:p>28-sep-21</text:p>
          </table:table-cell>
          <table:table-cell table:style-name="ce201" office:value-type="string" calcext:value-type="string">
            <text:p>Fact # 153 EST018-ESTUPIÑAN ANDRADE FRANCISCO JAVIER SERVICIOS PRESTADOS DE TELECOMUNICACIONES MES DE SEP 2021</text:p>
          </table:table-cell>
          <table:table-cell table:style-name="ce208"/>
          <table:table-cell table:style-name="ce215" office:value-type="float" office:value="444.44" calcext:value-type="float">
            <text:p>444.44 </text:p>
          </table:table-cell>
          <table:table-cell table:style-name="Default" office:value-type="string" calcext:value-type="string">
            <text:p>Factura $ 153</text:p>
          </table:table-cell>
          <table:table-cell table:style-name="Default" office:value-type="float" office:value="444.44" calcext:value-type="float">
            <text:p>444.44</text:p>
          </table:table-cell>
          <table:table-cell table:style-name="ce221" table:formula="of:=[.I73]*0.12" office:value-type="float" office:value="53.3328" calcext:value-type="float">
            <text:p>53.33</text:p>
          </table:table-cell>
          <table:table-cell table:style-name="ce221" table:formula="of:=[.I73]*0.1" office:value-type="float" office:value="44.444" calcext:value-type="float">
            <text:p>44.44</text:p>
          </table:table-cell>
          <table:table-cell table:style-name="ce221" table:formula="of:=[.J73]*1" office:value-type="float" office:value="53.3328" calcext:value-type="float">
            <text:p>53.33</text:p>
          </table:table-cell>
          <table:table-cell table:style-name="ce221" table:formula="of:=([.I73]-[.K73])+([.J73]-[.L73])" office:value-type="float" office:value="399.996" calcext:value-type="float">
            <text:p>400.00</text:p>
          </table:table-cell>
          <table:table-cell table:style-name="Default" office:value-type="string" calcext:value-type="string">
            <text:p>Banco del Pacifico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6" office:value-type="string" calcext:value-type="string">
            <text:p>DF-46</text:p>
          </table:table-cell>
          <table:table-cell table:style-name="ce197" office:value-type="date" office:date-value="2021-10-21" calcext:value-type="date">
            <text:p>21-oct-21</text:p>
          </table:table-cell>
          <table:table-cell table:style-name="ce202" office:value-type="string" calcext:value-type="string">
            <text:p>Fact # 8 NAZ003-NAZARENO ANGULO ERIKA JENNIFFER SERVICIOS PROFESIONALES DE TELECOMUNICACIÓN MES DE OCTUBRE 2021</text:p>
          </table:table-cell>
          <table:table-cell table:style-name="Default"/>
          <table:table-cell table:style-name="ce216" office:value-type="float" office:value="2000" calcext:value-type="float">
            <text:p>2,000.00 </text:p>
          </table:table-cell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5" office:value-type="string" calcext:value-type="string">
            <text:p>DF-47</text:p>
          </table:table-cell>
          <table:table-cell table:style-name="ce196" office:value-type="date" office:date-value="2021-10-22" calcext:value-type="date">
            <text:p>22-oct-21</text:p>
          </table:table-cell>
          <table:table-cell table:style-name="ce201" office:value-type="string" calcext:value-type="string">
            <text:p>Fact # 153 BAQ024-BAQUE BAQUE BYRON PAUL SERVICIOS PROFESIONALES DE TELECOMUNICACIONES MES DE OCT/2021 Y MANTENIMIENTO DE INFRAESTRUCTURA DE PLANTA EXTERNA EN URBACIONES</text:p>
          </table:table-cell>
          <table:table-cell table:style-name="ce208"/>
          <table:table-cell table:style-name="ce215" office:value-type="float" office:value="222.22" calcext:value-type="float">
            <text:p>222.22 </text:p>
          </table:table-cell>
          <table:table-cell table:style-name="Default" office:value-type="string" calcext:value-type="string">
            <text:p>Factura # 153</text:p>
          </table:table-cell>
          <table:table-cell table:style-name="Default" office:value-type="float" office:value="222.22" calcext:value-type="float">
            <text:p>222.22</text:p>
          </table:table-cell>
          <table:table-cell table:style-name="ce221" table:formula="of:=[.I75]*0.12" office:value-type="float" office:value="26.6664" calcext:value-type="float">
            <text:p>26.67</text:p>
          </table:table-cell>
          <table:table-cell table:style-name="ce221" table:formula="of:=[.I75]*0.1" office:value-type="float" office:value="22.222" calcext:value-type="float">
            <text:p>22.22</text:p>
          </table:table-cell>
          <table:table-cell table:style-name="ce221" table:formula="of:=[.J75]*1" office:value-type="float" office:value="26.6664" calcext:value-type="float">
            <text:p>26.67</text:p>
          </table:table-cell>
          <table:table-cell table:style-name="ce221" table:formula="of:=([.I75]-[.K75])+([.J75]-[.L75])" office:value-type="float" office:value="199.998" calcext:value-type="float">
            <text:p>200.00</text:p>
          </table:table-cell>
          <table:table-cell table:style-name="Default" office:value-type="string" calcext:value-type="string">
            <text:p>Banco del Pacifico</text:p>
          </table:table-cell>
          <table:table-cell table:style-name="Default" office:value-type="float" office:value="805.1" calcext:value-type="float">
            <text:p>805.1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5" office:value-type="string" calcext:value-type="string">
            <text:p>DF-45</text:p>
          </table:table-cell>
          <table:table-cell table:style-name="ce196" office:value-type="date" office:date-value="2021-10-25" calcext:value-type="date">
            <text:p>25-oct-21</text:p>
          </table:table-cell>
          <table:table-cell table:style-name="ce201" office:value-type="string" calcext:value-type="string">
            <text:p>Fact # 161 EST018-ESTUPIÑAN ANDRADE FRANCISCO JAVIER SERVICIOS PRESTADOS DE TELECOMUNICACIONES MES DE OCT 2021</text:p>
          </table:table-cell>
          <table:table-cell table:style-name="ce208"/>
          <table:table-cell table:style-name="ce215" office:value-type="float" office:value="444.44" calcext:value-type="float">
            <text:p>444.44 </text:p>
          </table:table-cell>
          <table:table-cell table:style-name="Default" office:value-type="string" calcext:value-type="string">
            <text:p>Factura $ 161</text:p>
          </table:table-cell>
          <table:table-cell table:style-name="Default" office:value-type="float" office:value="444.44" calcext:value-type="float">
            <text:p>444.44</text:p>
          </table:table-cell>
          <table:table-cell table:style-name="ce221" table:formula="of:=[.I76]*0.12" office:value-type="float" office:value="53.3328" calcext:value-type="float">
            <text:p>53.33</text:p>
          </table:table-cell>
          <table:table-cell table:style-name="ce221" table:formula="of:=[.I76]*0.1" office:value-type="float" office:value="44.444" calcext:value-type="float">
            <text:p>44.44</text:p>
          </table:table-cell>
          <table:table-cell table:style-name="ce221" table:formula="of:=[.J76]*1" office:value-type="float" office:value="53.3328" calcext:value-type="float">
            <text:p>53.33</text:p>
          </table:table-cell>
          <table:table-cell table:style-name="ce221" table:formula="of:=([.I76]-[.K76])+([.J76]-[.L76])" office:value-type="float" office:value="399.996" calcext:value-type="float">
            <text:p>400.00</text:p>
          </table:table-cell>
          <table:table-cell table:style-name="Default" office:value-type="string" calcext:value-type="string">
            <text:p>Banco del Pacifico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5" office:value-type="string" calcext:value-type="string">
            <text:p>DF-43</text:p>
          </table:table-cell>
          <table:table-cell table:style-name="ce196" office:value-type="date" office:date-value="2021-10-27" calcext:value-type="date">
            <text:p>27-oct-21</text:p>
          </table:table-cell>
          <table:table-cell table:style-name="ce201" office:value-type="string" calcext:value-type="string">
            <text:p>Fact # 1136 NOG003-NOGALES Y PLATON MANUEL ALEJANDRO HONORARIOS COMO INTERVENTOR MES DE OCTUBRE 2021</text:p>
          </table:table-cell>
          <table:table-cell table:style-name="ce208"/>
          <table:table-cell table:style-name="ce215" office:value-type="float" office:value="1250" calcext:value-type="float">
            <text:p>1,250.00 </text:p>
          </table:table-cell>
          <table:table-cell table:style-name="Default" office:value-type="string" calcext:value-type="string">
            <text:p>Factura # 1136 de Manuel Nogales</text:p>
          </table:table-cell>
          <table:table-cell table:style-name="Default" office:value-type="float" office:value="1250" calcext:value-type="float">
            <text:p>1250</text:p>
          </table:table-cell>
          <table:table-cell table:style-name="ce221" table:formula="of:=[.I77]*0.12" office:value-type="float" office:value="150" calcext:value-type="float">
            <text:p>150.00</text:p>
          </table:table-cell>
          <table:table-cell table:style-name="ce221" table:formula="of:=[.I77]*0.1" office:value-type="float" office:value="125" calcext:value-type="float">
            <text:p>125.00</text:p>
          </table:table-cell>
          <table:table-cell table:style-name="ce221" table:formula="of:=[.J77]*1" office:value-type="float" office:value="150" calcext:value-type="float">
            <text:p>150.00</text:p>
          </table:table-cell>
          <table:table-cell table:style-name="ce221" table:formula="of:=([.I77]-[.K77])+([.J77]-[.L77])" office:value-type="float" office:value="1125" calcext:value-type="float">
            <text:p>1,125.00</text:p>
          </table:table-cell>
          <table:table-cell table:style-name="Default" office:value-type="string" calcext:value-type="string">
            <text:p>Produbanco</text:p>
          </table:table-cell>
          <table:table-cell table:style-name="Default" office:value-type="float" office:value="1125" calcext:value-type="float">
            <text:p>1125</text:p>
          </table:table-cell>
          <table:table-cell table:style-name="Default" office:value-type="float" office:value="879540772" calcext:value-type="float">
            <text:p>879540772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6" office:value-type="string" calcext:value-type="string">
            <text:p>DF-48</text:p>
          </table:table-cell>
          <table:table-cell table:style-name="ce197" office:value-type="date" office:date-value="2021-10-27" calcext:value-type="date">
            <text:p>27-oct-21</text:p>
          </table:table-cell>
          <table:table-cell table:style-name="ce202" office:value-type="string" calcext:value-type="string">
            <text:p>Fact # 452 UCF073-BAQUERIZO DAVILA PABLO JONATHAN HONORARIOS PROFESIONALES MES DE OCT 2021</text:p>
          </table:table-cell>
          <table:table-cell table:style-name="Default"/>
          <table:table-cell table:style-name="ce216" office:value-type="float" office:value="4000" calcext:value-type="float">
            <text:p>4,000.00 </text:p>
          </table:table-cell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5" office:value-type="string" calcext:value-type="string">
            <text:p>DF-14</text:p>
          </table:table-cell>
          <table:table-cell table:style-name="ce196" office:value-type="date" office:date-value="2021-11-12" calcext:value-type="date">
            <text:p>12-nov-21</text:p>
          </table:table-cell>
          <table:table-cell table:style-name="ce201" office:value-type="string" calcext:value-type="string">
            <text:p>Fact # 1106 WEN001-WENS CONSULTING &amp; AUDITING, WHIMPPER NARVAEZ S.A. HONORARIOS PROFESIONALES RELACIONADOS CON LA AUDITORIA A LOS ESTADOS FINANCIEROS POR EL PERIODO QUE TERMINARA AL 31 DE DICIEMBRE DE 2021 (2DO ANTICIPO)</text:p>
          </table:table-cell>
          <table:table-cell table:style-name="ce208"/>
          <table:table-cell table:style-name="ce215" office:value-type="float" office:value="1125" calcext:value-type="float">
            <text:p>1,125.00 </text:p>
          </table:table-cell>
          <table:table-cell table:style-name="Default" office:value-type="string" calcext:value-type="string">
            <text:p>Factura #1106 de honorarios de auditoria</text:p>
          </table:table-cell>
          <table:table-cell table:style-name="Default" office:value-type="float" office:value="1125" calcext:value-type="float">
            <text:p>1125</text:p>
          </table:table-cell>
          <table:table-cell table:style-name="ce221" table:formula="of:=[.I79]*0.12" office:value-type="float" office:value="135" calcext:value-type="float">
            <text:p>135.00</text:p>
          </table:table-cell>
          <table:table-cell table:style-name="ce221" table:formula="of:=[.I79]*0.0275" office:value-type="float" office:value="30.9375" calcext:value-type="float">
            <text:p>30.94</text:p>
          </table:table-cell>
          <table:table-cell table:style-name="ce221" office:value-type="float" office:value="0" calcext:value-type="float">
            <text:p>0.00</text:p>
          </table:table-cell>
          <table:table-cell table:style-name="ce221" table:formula="of:=([.I79]-[.K79])+([.J79]-[.L79])" office:value-type="float" office:value="1229.0625" calcext:value-type="float">
            <text:p>1,229.06</text:p>
          </table:table-cell>
          <table:table-cell table:style-name="Default" office:value-type="string" calcext:value-type="string">
            <text:p>Produbanco</text:p>
          </table:table-cell>
          <table:table-cell table:style-name="Default" office:value-type="float" office:value="1229.06" calcext:value-type="float">
            <text:p>1229.06</text:p>
          </table:table-cell>
          <table:table-cell table:style-name="Default" office:value-type="float" office:value="17038300" calcext:value-type="float">
            <text:p>17038300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5" office:value-type="string" calcext:value-type="string">
            <text:p>DF-21</text:p>
          </table:table-cell>
          <table:table-cell table:style-name="ce196" office:value-type="date" office:date-value="2021-11-25" calcext:value-type="date">
            <text:p>25-nov-21</text:p>
          </table:table-cell>
          <table:table-cell table:style-name="ce201" office:value-type="string" calcext:value-type="string">
            <text:p>Fact # 1142 NOG003-NOGALES Y PLATON MANUEL ALEJANDRO HONORARIOS COMO INTERVENTOR MES DE NOV 2021</text:p>
          </table:table-cell>
          <table:table-cell table:style-name="ce208"/>
          <table:table-cell table:style-name="ce215" office:value-type="float" office:value="1250" calcext:value-type="float">
            <text:p>1,250.00 </text:p>
          </table:table-cell>
          <table:table-cell table:style-name="Default" office:value-type="string" calcext:value-type="string">
            <text:p>Factura por honorarios por intentente</text:p>
          </table:table-cell>
          <table:table-cell table:style-name="Default" office:value-type="float" office:value="1250" calcext:value-type="float">
            <text:p>1250</text:p>
          </table:table-cell>
          <table:table-cell table:style-name="ce221" table:formula="of:=[.I80]*0.12" office:value-type="float" office:value="150" calcext:value-type="float">
            <text:p>150.00</text:p>
          </table:table-cell>
          <table:table-cell table:style-name="ce221" table:formula="of:=[.I80]*0.1" office:value-type="float" office:value="125" calcext:value-type="float">
            <text:p>125.00</text:p>
          </table:table-cell>
          <table:table-cell table:style-name="ce221" table:formula="of:=[.J80]*1" office:value-type="float" office:value="150" calcext:value-type="float">
            <text:p>150.00</text:p>
          </table:table-cell>
          <table:table-cell table:style-name="ce221" table:formula="of:=([.I80]-[.K80])+([.J80]-[.L80])" office:value-type="float" office:value="1125" calcext:value-type="float">
            <text:p>1,125.00</text:p>
          </table:table-cell>
          <table:table-cell table:style-name="Default" office:value-type="string" calcext:value-type="string">
            <text:p>Produbanco</text:p>
          </table:table-cell>
          <table:table-cell table:style-name="Default" office:value-type="float" office:value="1125" calcext:value-type="float">
            <text:p>1125</text:p>
          </table:table-cell>
          <table:table-cell table:style-name="Default" office:value-type="float" office:value="890499553" calcext:value-type="float">
            <text:p>890499553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5" office:value-type="string" calcext:value-type="string">
            <text:p>DF-23</text:p>
          </table:table-cell>
          <table:table-cell table:style-name="ce196" office:value-type="date" office:date-value="2021-11-25" calcext:value-type="date">
            <text:p>25-nov-21</text:p>
          </table:table-cell>
          <table:table-cell table:style-name="ce201" office:value-type="string" calcext:value-type="string">
            <text:p>Fact # 154 BAQ024-BAQUE BAQUE BYRON PAUL SERVICIOS PROFESIONALES DE TELECOMUNICACIÓN MES DE NOV 2021 Y MANT. INFRAESTRUCTURA PLANTA EXTERNA URBANIZACIONES</text:p>
          </table:table-cell>
          <table:table-cell table:style-name="ce208"/>
          <table:table-cell table:style-name="ce215" office:value-type="float" office:value="222.22" calcext:value-type="float">
            <text:p>222.22 </text:p>
          </table:table-cell>
          <table:table-cell table:style-name="Default" office:value-type="string" calcext:value-type="string">
            <text:p>Factura #154</text:p>
          </table:table-cell>
          <table:table-cell table:style-name="Default" office:value-type="float" office:value="222.22" calcext:value-type="float">
            <text:p>222.22</text:p>
          </table:table-cell>
          <table:table-cell table:style-name="ce221" table:formula="of:=[.I81]*0.12" office:value-type="float" office:value="26.6664" calcext:value-type="float">
            <text:p>26.67</text:p>
          </table:table-cell>
          <table:table-cell table:style-name="ce221" table:formula="of:=[.I81]*0.1" office:value-type="float" office:value="22.222" calcext:value-type="float">
            <text:p>22.22</text:p>
          </table:table-cell>
          <table:table-cell table:style-name="ce221" table:formula="of:=[.J81]*1" office:value-type="float" office:value="26.6664" calcext:value-type="float">
            <text:p>26.67</text:p>
          </table:table-cell>
          <table:table-cell table:style-name="ce221" table:formula="of:=([.I81]-[.K81])+([.J81]-[.L81])" office:value-type="float" office:value="199.998" calcext:value-type="float">
            <text:p>200.00</text:p>
          </table:table-cell>
          <table:table-cell table:style-name="Default" office:value-type="string" calcext:value-type="string">
            <text:p>Banco del Pacifico</text:p>
          </table:table-cell>
          <table:table-cell table:style-name="Default" office:value-type="float" office:value="811.1" calcext:value-type="float">
            <text:p>811.1</text:p>
          </table:table-cell>
          <table:table-cell table:style-name="Default" office:value-type="float" office:value="40462640" calcext:value-type="float">
            <text:p>40462640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5" office:value-type="string" calcext:value-type="string">
            <text:p>DF-22</text:p>
          </table:table-cell>
          <table:table-cell table:style-name="ce196" office:value-type="date" office:date-value="2021-11-29" calcext:value-type="date">
            <text:p>29-nov-21</text:p>
          </table:table-cell>
          <table:table-cell table:style-name="ce201" office:value-type="string" calcext:value-type="string">
            <text:p>Fact # 9 NAZ003-NAZARENO ANGULO ERIKA JENNIFFER SERVICIOS PROFESIONALES DE TELECOMUNICACIONES MES DE NOV 2021</text:p>
          </table:table-cell>
          <table:table-cell table:style-name="ce208"/>
          <table:table-cell table:style-name="ce215" office:value-type="float" office:value="2000" calcext:value-type="float">
            <text:p>2,000.00 </text:p>
          </table:table-cell>
          <table:table-cell table:style-name="Default" office:value-type="string" calcext:value-type="string">
            <text:p>Factura #009 de nazareno angulo erika</text:p>
          </table:table-cell>
          <table:table-cell table:style-name="Default" office:value-type="float" office:value="2000" calcext:value-type="float">
            <text:p>2000</text:p>
          </table:table-cell>
          <table:table-cell table:style-name="ce221" table:formula="of:=[.I82]*0.12" office:value-type="float" office:value="240" calcext:value-type="float">
            <text:p>240.00</text:p>
          </table:table-cell>
          <table:table-cell table:style-name="ce221" table:formula="of:=[.I82]*0.1" office:value-type="float" office:value="200" calcext:value-type="float">
            <text:p>200.00</text:p>
          </table:table-cell>
          <table:table-cell table:style-name="ce221" table:formula="of:=[.J82]*1" office:value-type="float" office:value="240" calcext:value-type="float">
            <text:p>240.00</text:p>
          </table:table-cell>
          <table:table-cell table:style-name="ce221" table:formula="of:=([.I82]-[.K82])+([.J82]-[.L82])" office:value-type="float" office:value="1800" calcext:value-type="float">
            <text:p>1,800.00</text:p>
          </table:table-cell>
          <table:table-cell table:style-name="Default" office:value-type="string" calcext:value-type="string">
            <text:p>Produbanco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7086722" calcext:value-type="float">
            <text:p>17086722</text:p>
          </table:table-cell>
          <table:table-cell table:style-name="Default" office:value-type="string" calcext:value-type="string">
            <text:p>Falta otro pago de 800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6" office:value-type="string" calcext:value-type="string">
            <text:p>DF-25</text:p>
          </table:table-cell>
          <table:table-cell table:style-name="ce197" office:value-type="date" office:date-value="2021-11-29" calcext:value-type="date">
            <text:p>29-nov-21</text:p>
          </table:table-cell>
          <table:table-cell table:style-name="ce202" office:value-type="string" calcext:value-type="string">
            <text:p>Fact # 454 UCF073-BAQUERIZO DAVILA PABLO JONATHAN HONORARIOS PROFESIONALES MES DE NOV 2021</text:p>
          </table:table-cell>
          <table:table-cell table:style-name="Default"/>
          <table:table-cell table:style-name="ce216" office:value-type="float" office:value="4000" calcext:value-type="float">
            <text:p>4,000.00 </text:p>
          </table:table-cell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5" office:value-type="string" calcext:value-type="string">
            <text:p>DF-26</text:p>
          </table:table-cell>
          <table:table-cell table:style-name="ce196" office:value-type="date" office:date-value="2021-11-29" calcext:value-type="date">
            <text:p>29-nov-21</text:p>
          </table:table-cell>
          <table:table-cell table:style-name="ce201" office:value-type="string" calcext:value-type="string">
            <text:p>Fact # 162 EST018-ESTUPIÑAN ANDRADE FRANCISCO JAVIER SERVICIOS PRESTADOS DE TELECOMUNICACIONES MES DE NOV 2021</text:p>
          </table:table-cell>
          <table:table-cell table:style-name="ce208"/>
          <table:table-cell table:style-name="ce215" office:value-type="float" office:value="444.44" calcext:value-type="float">
            <text:p>444.44 </text:p>
          </table:table-cell>
          <table:table-cell table:style-name="Default" office:value-type="string" calcext:value-type="string">
            <text:p>Factura #162 Francisco Estupiñan</text:p>
          </table:table-cell>
          <table:table-cell table:style-name="Default" office:value-type="float" office:value="444.44" calcext:value-type="float">
            <text:p>444.44</text:p>
          </table:table-cell>
          <table:table-cell table:style-name="ce221" table:formula="of:=[.I84]*0.12" office:value-type="float" office:value="53.3328" calcext:value-type="float">
            <text:p>53.33</text:p>
          </table:table-cell>
          <table:table-cell table:style-name="ce221" table:formula="of:=[.I84]*0.1" office:value-type="float" office:value="44.444" calcext:value-type="float">
            <text:p>44.44</text:p>
          </table:table-cell>
          <table:table-cell table:style-name="ce221" table:formula="of:=[.J84]*1" office:value-type="float" office:value="53.3328" calcext:value-type="float">
            <text:p>53.33</text:p>
          </table:table-cell>
          <table:table-cell table:style-name="ce221" table:formula="of:=([.I84]-[.K84])+([.J84]-[.L84])" office:value-type="float" office:value="399.996" calcext:value-type="float">
            <text:p>400.00</text:p>
          </table:table-cell>
          <table:table-cell table:style-name="Default" office:value-type="string" calcext:value-type="string">
            <text:p>Banco del Pacifico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40462640" calcext:value-type="float">
            <text:p>40462640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6" office:value-type="string" calcext:value-type="string">
            <text:p>DF-27</text:p>
          </table:table-cell>
          <table:table-cell table:style-name="ce197" office:value-type="date" office:date-value="2021-12-17" calcext:value-type="date">
            <text:p>17-dic-21</text:p>
          </table:table-cell>
          <table:table-cell table:style-name="ce202" office:value-type="string" calcext:value-type="string">
            <text:p>Fact # 456 UCF073-BAQUERIZO DAVILA PABLO JONATHAN HONORARIOS PROFESIONALES</text:p>
          </table:table-cell>
          <table:table-cell table:style-name="Default"/>
          <table:table-cell table:style-name="ce216" office:value-type="float" office:value="4444.44" calcext:value-type="float">
            <text:p>4,444.44 </text:p>
          </table:table-cell>
          <table:table-cell table:style-name="Default" office:value-type="string" calcext:value-type="string">
            <text:p>Factura #456, pablo baquerizo davila por honorarios</text:p>
          </table:table-cell>
          <table:table-cell table:style-name="Default" office:value-type="float" office:value="4444.44" calcext:value-type="float">
            <text:p>4444.44</text:p>
          </table:table-cell>
          <table:table-cell table:style-name="ce221" table:formula="of:=[.I85]*0.12" office:value-type="float" office:value="533.3328" calcext:value-type="float">
            <text:p>533.33</text:p>
          </table:table-cell>
          <table:table-cell table:style-name="ce221" table:formula="of:=[.I85]*0.1" office:value-type="float" office:value="444.444" calcext:value-type="float">
            <text:p>444.44</text:p>
          </table:table-cell>
          <table:table-cell table:style-name="ce221" table:formula="of:=[.J85]*1" office:value-type="float" office:value="533.3328" calcext:value-type="float">
            <text:p>533.33</text:p>
          </table:table-cell>
          <table:table-cell table:style-name="ce221" table:formula="of:=([.I85]-[.K85])+([.J85]-[.L85])" office:value-type="float" office:value="3999.996" calcext:value-type="float">
            <text:p>4,000.00</text:p>
          </table:table-cell>
          <table:table-cell table:style-name="Default" office:value-type="string" calcext:value-type="string">
            <text:p>Banco del Pacifico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41072742" calcext:value-type="float">
            <text:p>41072742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6" office:value-type="string" calcext:value-type="string">
            <text:p>DF-28</text:p>
          </table:table-cell>
          <table:table-cell table:style-name="ce197" office:value-type="date" office:date-value="2021-12-17" calcext:value-type="date">
            <text:p>17-dic-21</text:p>
          </table:table-cell>
          <table:table-cell table:style-name="ce202" office:value-type="string" calcext:value-type="string">
            <text:p>Fact # 316 MAR024-MARTÍNEZ SÁNCHEZ LILIANA MONSERRATE SERVICIOS PROFESIONALES COMO INTERVENTOR SEGÚN RESOLUCIÓN DE NOMBRAMIENTO R: SCVS-INC- DNDSD-2021-00767</text:p>
          </table:table-cell>
          <table:table-cell table:style-name="Default"/>
          <table:table-cell table:style-name="ce216" office:value-type="float" office:value="1555.56" calcext:value-type="float">
            <text:p>1,555.56 </text:p>
          </table:table-cell>
          <table:table-cell table:style-name="Default" office:value-type="string" calcext:value-type="string">
            <text:p>Factura #316 por servicios sociales</text:p>
          </table:table-cell>
          <table:table-cell table:style-name="Default" office:value-type="float" office:value="1555.56" calcext:value-type="float">
            <text:p>1555.56</text:p>
          </table:table-cell>
          <table:table-cell table:style-name="ce221" table:formula="of:=[.I86]*0.12" office:value-type="float" office:value="186.6672" calcext:value-type="float">
            <text:p>186.67</text:p>
          </table:table-cell>
          <table:table-cell table:style-name="ce221" table:formula="of:=[.I86]*0.1" office:value-type="float" office:value="155.556" calcext:value-type="float">
            <text:p>155.56</text:p>
          </table:table-cell>
          <table:table-cell table:style-name="ce221" table:formula="of:=[.J86]*1" office:value-type="float" office:value="186.6672" calcext:value-type="float">
            <text:p>186.67</text:p>
          </table:table-cell>
          <table:table-cell table:style-name="ce221" table:formula="of:=([.I86]-[.K86])+([.J86]-[.L86])" office:value-type="float" office:value="1400.004" calcext:value-type="float">
            <text:p>1,400.00</text:p>
          </table:table-cell>
          <table:table-cell table:style-name="Default" office:value-type="string" calcext:value-type="string">
            <text:p>Banco del Pacifico</text:p>
          </table:table-cell>
          <table:table-cell table:style-name="Default" office:value-type="float" office:value="1400" calcext:value-type="float">
            <text:p>1400</text:p>
          </table:table-cell>
          <table:table-cell table:style-name="Default" office:value-type="float" office:value="41082491" calcext:value-type="float">
            <text:p>41082491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6" office:value-type="string" calcext:value-type="string">
            <text:p>DF-30</text:p>
          </table:table-cell>
          <table:table-cell table:style-name="ce197" office:value-type="date" office:date-value="2021-12-22" calcext:value-type="date">
            <text:p>22-dic-21</text:p>
          </table:table-cell>
          <table:table-cell table:style-name="ce202" office:value-type="string" calcext:value-type="string">
            <text:p>Fact # 163 EST018-ESTUPIÑAN ANDRADE FRANCISCO JAVIER SERVICIOS PRESTADOS DE TELECOMUNICAIONES MES DIC 2021</text:p>
          </table:table-cell>
          <table:table-cell table:style-name="Default"/>
          <table:table-cell table:style-name="ce216" office:value-type="float" office:value="444.44" calcext:value-type="float">
            <text:p>444.44 </text:p>
          </table:table-cell>
          <table:table-cell table:style-name="Default" office:value-type="string" calcext:value-type="string">
            <text:p>Factura #163, por telecomunicaciones</text:p>
          </table:table-cell>
          <table:table-cell table:style-name="Default" office:value-type="float" office:value="444.44" calcext:value-type="float">
            <text:p>444.44</text:p>
          </table:table-cell>
          <table:table-cell table:style-name="ce221" table:formula="of:=[.I87]*0.12" office:value-type="float" office:value="53.3328" calcext:value-type="float">
            <text:p>53.33</text:p>
          </table:table-cell>
          <table:table-cell table:style-name="ce221" table:formula="of:=[.I87]*0.1" office:value-type="float" office:value="44.444" calcext:value-type="float">
            <text:p>44.44</text:p>
          </table:table-cell>
          <table:table-cell table:style-name="ce221" table:formula="of:=[.J87]*1" office:value-type="float" office:value="53.3328" calcext:value-type="float">
            <text:p>53.33</text:p>
          </table:table-cell>
          <table:table-cell table:style-name="ce221" table:formula="of:=([.I87]-[.K87])+([.J87]-[.L87])" office:value-type="float" office:value="399.996" calcext:value-type="float">
            <text:p>400.00</text:p>
          </table:table-cell>
          <table:table-cell table:style-name="Default" office:value-type="string" calcext:value-type="string">
            <text:p>Banco del Pacifico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41405311" calcext:value-type="float">
            <text:p>41405311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6" office:value-type="string" calcext:value-type="string">
            <text:p>DF-31</text:p>
          </table:table-cell>
          <table:table-cell table:style-name="ce197" office:value-type="date" office:date-value="2021-12-22" calcext:value-type="date">
            <text:p>22-dic-21</text:p>
          </table:table-cell>
          <table:table-cell table:style-name="ce202" office:value-type="string" calcext:value-type="string">
            <text:p>Fact # 156 BAQ024-BAQUE BAQUE BYRON PAUL SERVICIOS PROFESIONALES DE TELECOMUNICACIÓN MES DIC 2021 Y MANTENIMIENTO DE INFRAESTRUCTURA DE PLANTA EXTERNA EN URBANIZACIONES</text:p>
          </table:table-cell>
          <table:table-cell table:style-name="Default"/>
          <table:table-cell table:style-name="ce216" office:value-type="float" office:value="222.22" calcext:value-type="float">
            <text:p>222.22 </text:p>
          </table:table-cell>
          <table:table-cell table:style-name="Default" office:value-type="string" calcext:value-type="string">
            <text:p>Factura #156 por servicios profesionales</text:p>
          </table:table-cell>
          <table:table-cell table:style-name="Default" office:value-type="float" office:value="222.22" calcext:value-type="float">
            <text:p>222.22</text:p>
          </table:table-cell>
          <table:table-cell table:style-name="ce221" table:formula="of:=[.I88]*0.12" office:value-type="float" office:value="26.6664" calcext:value-type="float">
            <text:p>26.67</text:p>
          </table:table-cell>
          <table:table-cell table:style-name="ce221" table:formula="of:=[.I88]*0.1" office:value-type="float" office:value="22.222" calcext:value-type="float">
            <text:p>22.22</text:p>
          </table:table-cell>
          <table:table-cell table:style-name="ce221" table:formula="of:=[.J88]*1" office:value-type="float" office:value="26.6664" calcext:value-type="float">
            <text:p>26.67</text:p>
          </table:table-cell>
          <table:table-cell table:style-name="ce221" table:formula="of:=([.I88]-[.K88])+([.J88]-[.L88])" office:value-type="float" office:value="199.998" calcext:value-type="float">
            <text:p>200.00</text:p>
          </table:table-cell>
          <table:table-cell table:style-name="Default" office:value-type="string" calcext:value-type="string">
            <text:p>Banco del Pacifico</text:p>
          </table:table-cell>
          <table:table-cell table:style-name="Default" office:value-type="float" office:value="811.1" calcext:value-type="float">
            <text:p>811.1</text:p>
          </table:table-cell>
          <table:table-cell table:style-name="Default" office:value-type="float" office:value="41405311" calcext:value-type="float">
            <text:p>41405311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6" office:value-type="string" calcext:value-type="string">
            <text:p>DF-32</text:p>
          </table:table-cell>
          <table:table-cell table:style-name="ce197" office:value-type="date" office:date-value="2021-12-23" calcext:value-type="date">
            <text:p>23-dic-21</text:p>
          </table:table-cell>
          <table:table-cell table:style-name="ce202" office:value-type="string" calcext:value-type="string">
            <text:p>Fact # 10 NAZ003-NAZARENO ANGULO ERIKA JENNIFFER SERVICIOS PROFESIONALES DE TELECOMUNICACIONES MES DIC 2021</text:p>
          </table:table-cell>
          <table:table-cell table:style-name="Default"/>
          <table:table-cell table:style-name="ce216" office:value-type="float" office:value="2000" calcext:value-type="float">
            <text:p>2,000.00 </text:p>
          </table:table-cell>
          <table:table-cell table:style-name="Default" office:value-type="string" calcext:value-type="string">
            <text:p>Factura #10, <text:s/>de erika nazareno</text:p>
          </table:table-cell>
          <table:table-cell table:style-name="Default" office:value-type="float" office:value="2000" calcext:value-type="float">
            <text:p>2000</text:p>
          </table:table-cell>
          <table:table-cell table:style-name="ce221" table:formula="of:=[.I89]*0.12" office:value-type="float" office:value="240" calcext:value-type="float">
            <text:p>240.00</text:p>
          </table:table-cell>
          <table:table-cell table:style-name="ce221" table:formula="of:=[.I89]*0.1" office:value-type="float" office:value="200" calcext:value-type="float">
            <text:p>200.00</text:p>
          </table:table-cell>
          <table:table-cell table:style-name="ce221" table:formula="of:=[.J89]*1" office:value-type="float" office:value="240" calcext:value-type="float">
            <text:p>240.00</text:p>
          </table:table-cell>
          <table:table-cell table:style-name="ce221" table:formula="of:=([.I89]-[.K89])+([.J89]-[.L89])" office:value-type="float" office:value="1800" calcext:value-type="float">
            <text:p>1,800.00</text:p>
          </table:table-cell>
          <table:table-cell table:style-name="Default" office:value-type="string" calcext:value-type="string">
            <text:p>Produbanco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902657350" calcext:value-type="float">
            <text:p>902657350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108" office:value-type="float" office:value="51010122" calcext:value-type="float">
            <text:p>51010122</text:p>
          </table:table-cell>
          <table:table-cell table:style-name="ce108" office:value-type="string" calcext:value-type="string">
            <text:p>Honorarios Profesionales</text:p>
          </table:table-cell>
          <table:table-cell table:style-name="ce186" office:value-type="string" calcext:value-type="string">
            <text:p>DF-34</text:p>
          </table:table-cell>
          <table:table-cell table:style-name="ce197" office:value-type="date" office:date-value="2021-12-23" calcext:value-type="date">
            <text:p>23-dic-21</text:p>
          </table:table-cell>
          <table:table-cell table:style-name="ce202" office:value-type="string" calcext:value-type="string">
            <text:p>Fact # 457 UCF073-BAQUERIZO DAVILA PABLO JONATHAN HONORARIOS PROFESIONALES MES DIC 2021</text:p>
          </table:table-cell>
          <table:table-cell table:style-name="Default"/>
          <table:table-cell table:style-name="ce216" office:value-type="float" office:value="4000" calcext:value-type="float">
            <text:p>4,000.00 </text:p>
          </table:table-cell>
          <table:table-cell table:style-name="Default" table:number-columns-repeated="13"/>
          <table:table-cell table:number-columns-repeated="1004"/>
        </table:table-row>
        <table:table-row table:style-name="ro1">
          <table:table-cell table:number-columns-repeated="2"/>
          <table:table-cell table:style-name="ce118"/>
          <table:table-cell table:style-name="ce119"/>
          <table:table-cell table:style-name="ce118"/>
          <table:table-cell table:style-name="ce119"/>
          <table:table-cell table:style-name="ce118"/>
          <table:table-cell table:style-name="ce119"/>
          <table:table-cell table:style-name="ce117"/>
          <table:table-cell table:style-name="ce118"/>
          <table:table-cell table:style-name="ce119"/>
          <table:table-cell table:number-columns-repeated="1013"/>
        </table:table-row>
        <table:table-row table:style-name="ro1">
          <table:table-cell table:number-columns-repeated="8"/>
          <table:table-cell table:formula="of:=SUM([.I23:.I90])" office:value-type="float" office:value="82360.71" calcext:value-type="float">
            <text:p>82360.71</text:p>
          </table:table-cell>
          <table:table-cell table:number-columns-repeated="1015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iones" table:style-name="ta3">
        <table:table-column table:style-name="co17" table:default-cell-style-name="Default"/>
        <table:table-column table:style-name="co18" table:default-cell-style-name="Default"/>
        <table:table-column table:style-name="co19" table:number-columns-repeated="11" table:default-cell-style-name="Default"/>
        <table:table-column table:style-name="co20" table:default-cell-style-name="Default"/>
        <table:table-column table:style-name="co19" table:number-columns-repeated="50" table:default-cell-style-name="Default"/>
        <table:table-column table:style-name="co21" table:number-columns-repeated="960" table:default-cell-style-name="Default"/>
        <table:table-row table:style-name="ro1">
          <table:table-cell table:style-name="ce226" office:value-type="string" calcext:value-type="string">
            <text:p>LINKOTEL S.A.</text:p>
          </table:table-cell>
          <table:table-cell table:style-name="ce233" table:number-columns-repeated="2"/>
          <table:table-cell table:style-name="ce227" table:number-columns-repeated="1021"/>
        </table:table-row>
        <table:table-row table:style-name="ro1">
          <table:table-cell table:style-name="ce226" office:value-type="string" calcext:value-type="string">
            <text:p>Prueba de Gastos administrativos y otros</text:p>
          </table:table-cell>
          <table:table-cell table:style-name="ce233" table:number-columns-repeated="2"/>
          <table:table-cell table:style-name="ce227" table:number-columns-repeated="1021"/>
        </table:table-row>
        <table:table-row table:style-name="ro1">
          <table:table-cell table:style-name="ce226" office:value-type="string" calcext:value-type="string">
            <text:p>Estados Financieros Auditados al 31 de Diciembre del 2021</text:p>
          </table:table-cell>
          <table:table-cell table:style-name="ce233" table:number-columns-repeated="2"/>
          <table:table-cell table:style-name="ce227" table:number-columns-repeated="1021"/>
        </table:table-row>
        <table:table-row table:style-name="ro1">
          <table:table-cell table:style-name="ce227" table:number-columns-repeated="1024"/>
        </table:table-row>
        <table:table-row table:style-name="ro6">
          <table:table-cell table:style-name="ce228" table:number-columns-repeated="2"/>
          <table:table-cell table:style-name="ce234" office:value-type="string" calcext:value-type="string" table:number-columns-spanned="2" table:number-rows-spanned="1">
            <text:p>Proveedor</text:p>
          </table:table-cell>
          <table:covered-table-cell table:style-name="ce234"/>
          <table:table-cell table:style-name="ce234" office:value-type="string" calcext:value-type="string">
            <text:p>Facturas</text:p>
          </table:table-cell>
          <table:table-cell table:style-name="ce234" office:value-type="string" calcext:value-type="string">
            <text:p>Monto</text:p>
          </table:table-cell>
          <table:table-cell table:style-name="ce228"/>
          <table:table-cell table:style-name="ce251" office:value-type="string" calcext:value-type="string">
            <text:p>Facturas Revisadas</text:p>
          </table:table-cell>
          <table:table-cell table:style-name="ce254" office:value-type="string" calcext:value-type="string">
            <text:p>Monto</text:p>
          </table:table-cell>
          <table:table-cell table:style-name="ce254" office:value-type="string" calcext:value-type="string">
            <text:p>Diferencia</text:p>
          </table:table-cell>
          <table:table-cell table:style-name="ce251" office:value-type="string" calcext:value-type="string">
            <text:p>Contabilizadas</text:p>
          </table:table-cell>
          <table:table-cell table:style-name="ce251" office:value-type="string" calcext:value-type="string">
            <text:p>Retenciones</text:p>
          </table:table-cell>
          <table:table-cell table:style-name="ce251" office:value-type="string" calcext:value-type="string">
            <text:p>Bancos</text:p>
          </table:table-cell>
          <table:table-cell table:style-name="ce251" office:value-type="string" calcext:value-type="string">
            <text:p>Observaciones</text:p>
          </table:table-cell>
          <table:table-cell table:style-name="ce228" table:number-columns-repeated="1010"/>
        </table:table-row>
        <table:table-row table:style-name="ro1">
          <table:table-cell table:style-name="ce227" table:number-columns-repeated="2"/>
          <table:table-cell table:style-name="ce235" office:value-type="string" calcext:value-type="string">
            <text:p>Gastos por depreciación</text:p>
          </table:table-cell>
          <table:table-cell table:style-name="ce241"/>
          <table:table-cell office:value-type="float" office:value="6" calcext:value-type="float">
            <text:p>6</text:p>
          </table:table-cell>
          <table:table-cell table:style-name="ce248" office:value-type="float" office:value="29178.44" calcext:value-type="float">
            <text:p>29178.44</text:p>
          </table:table-cell>
          <table:table-cell table:style-name="ce227"/>
          <table:table-cell table:style-name="ce252" office:value-type="float" office:value="6" calcext:value-type="float">
            <text:p>6</text:p>
          </table:table-cell>
          <table:table-cell table:style-name="ce255" office:value-type="float" office:value="29178.44" calcext:value-type="float">
            <text:p>29178.44</text:p>
          </table:table-cell>
          <table:table-cell table:style-name="ce255" table:formula="of:=[.F6]-[.I6]" office:value-type="float" office:value="0" calcext:value-type="float">
            <text:p>0</text:p>
          </table:table-cell>
          <table:table-cell table:style-name="ce252" office:value-type="string" calcext:value-type="string">
            <text:p>Si</text:p>
          </table:table-cell>
          <table:table-cell table:number-columns-repeated="2" table:style-name="ce252" office:value-type="string" calcext:value-type="string">
            <text:p>si</text:p>
          </table:table-cell>
          <table:table-cell table:style-name="ce249" office:value-type="string" calcext:value-type="string">
            <text:p>Son registros contables al finalizar el año aumentan por reglas contables de activos</text:p>
          </table:table-cell>
          <table:table-cell table:style-name="ce227" table:number-columns-repeated="1010"/>
        </table:table-row>
        <table:table-row table:style-name="ro1">
          <table:table-cell table:style-name="ce227" table:number-columns-repeated="2"/>
          <table:table-cell table:style-name="ce236" office:value-type="string" calcext:value-type="string">
            <text:p>Impuestos y Contribuciones</text:p>
          </table:table-cell>
          <table:table-cell table:style-name="ce242"/>
          <table:table-cell/>
          <table:table-cell table:style-name="ce249" office:value-type="float" office:value="27318.46" calcext:value-type="float">
            <text:p>27318.46</text:p>
          </table:table-cell>
          <table:table-cell table:style-name="ce227"/>
          <table:table-cell table:style-name="ce252"/>
          <table:table-cell table:style-name="ce256" office:value-type="float" office:value="9848.57" calcext:value-type="float">
            <text:p>9848.57</text:p>
          </table:table-cell>
          <table:table-cell table:style-name="ce256" table:formula="of:=[.F7]-[.I7]" office:value-type="float" office:value="17469.89" calcext:value-type="float">
            <text:p>17469.89</text:p>
          </table:table-cell>
          <table:table-cell table:style-name="ce252" office:value-type="string" calcext:value-type="string">
            <text:p>Si</text:p>
          </table:table-cell>
          <table:table-cell table:number-columns-repeated="2" table:style-name="ce252" office:value-type="string" calcext:value-type="string">
            <text:p>si</text:p>
          </table:table-cell>
          <table:table-cell table:style-name="ce249" office:value-type="string" calcext:value-type="string">
            <text:p>Ninguna</text:p>
          </table:table-cell>
          <table:table-cell table:style-name="ce227" table:number-columns-repeated="1010"/>
        </table:table-row>
        <table:table-row table:style-name="ro1">
          <table:table-cell table:style-name="ce227" table:number-columns-repeated="2"/>
          <table:table-cell table:style-name="ce236" office:value-type="string" calcext:value-type="string">
            <text:p>Otros</text:p>
          </table:table-cell>
          <table:table-cell table:style-name="ce242"/>
          <table:table-cell/>
          <table:table-cell table:style-name="ce249" office:value-type="float" office:value="11895.23" calcext:value-type="float">
            <text:p>11895.23</text:p>
          </table:table-cell>
          <table:table-cell table:style-name="ce227"/>
          <table:table-cell table:style-name="ce252"/>
          <table:table-cell table:style-name="ce256" office:value-type="float" office:value="6149.93" calcext:value-type="float">
            <text:p>6149.93</text:p>
          </table:table-cell>
          <table:table-cell table:style-name="ce256" table:formula="of:=[.F8]-[.I8]" office:value-type="float" office:value="5745.3" calcext:value-type="float">
            <text:p>5745.3</text:p>
          </table:table-cell>
          <table:table-cell table:number-columns-repeated="3" table:style-name="ce252" office:value-type="string" calcext:value-type="string">
            <text:p>si</text:p>
          </table:table-cell>
          <table:table-cell table:style-name="ce249"/>
          <table:table-cell table:style-name="ce227" table:number-columns-repeated="1010"/>
        </table:table-row>
        <table:table-row table:style-name="ro1">
          <table:table-cell table:style-name="ce227" table:number-columns-repeated="2"/>
          <table:table-cell table:style-name="ce237"/>
          <table:table-cell table:style-name="ce243"/>
          <table:table-cell table:style-name="ce245" table:number-columns-repeated="2"/>
          <table:table-cell table:style-name="ce227"/>
          <table:table-cell table:style-name="ce253"/>
          <table:table-cell table:style-name="ce257" table:number-columns-repeated="2"/>
          <table:table-cell table:style-name="ce245" table:number-columns-repeated="4"/>
          <table:table-cell table:style-name="ce227" table:number-columns-repeated="1010"/>
        </table:table-row>
        <table:table-row table:style-name="ro1">
          <table:table-cell table:style-name="ce227" table:number-columns-repeated="2"/>
          <table:table-cell table:style-name="ce238" office:value-type="string" calcext:value-type="string">
            <text:p>Total</text:p>
          </table:table-cell>
          <table:table-cell table:style-name="ce238"/>
          <table:table-cell table:style-name="ce246" table:formula="of:=SUM([.E6:.E9])" office:value-type="float" office:value="6" calcext:value-type="float">
            <text:p>6</text:p>
          </table:table-cell>
          <table:table-cell table:style-name="ce246" table:formula="of:=SUM([.F6:.F9])" office:value-type="float" office:value="68392.13" calcext:value-type="float">
            <text:p>68392.13</text:p>
          </table:table-cell>
          <table:table-cell table:style-name="ce227" table:number-columns-repeated="1018"/>
        </table:table-row>
        <table:table-row table:style-name="ro1" table:number-rows-repeated="2">
          <table:table-cell table:style-name="ce227" table:number-columns-repeated="1024"/>
        </table:table-row>
        <table:table-row table:style-name="ro7">
          <table:table-cell table:style-name="ce229" office:value-type="string" calcext:value-type="string">
            <text:p>Trabajo Realizado</text:p>
          </table:table-cell>
          <table:table-cell table:style-name="ce165" table:number-columns-repeated="3"/>
          <table:table-cell table:style-name="ce227" table:number-columns-repeated="1020"/>
        </table:table-row>
        <table:table-row table:style-name="ro1">
          <table:table-cell table:style-name="ce165" table:number-columns-repeated="4"/>
          <table:table-cell table:style-name="ce227" table:number-columns-repeated="1020"/>
        </table:table-row>
        <table:table-row table:style-name="ro1"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Revisión física de cada una de las facturas importantes registradas</text:p>
          </table:table-cell>
          <table:table-cell table:style-name="ce165"/>
          <table:table-cell table:style-name="ce227" table:number-columns-repeated="1020"/>
        </table:table-row>
        <table:table-row table:style-name="ro1"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Revisión de los asientos contables asociada a cada factura</text:p>
          </table:table-cell>
          <table:table-cell table:style-name="ce165"/>
          <table:table-cell table:style-name="ce227" table:number-columns-repeated="1020"/>
        </table:table-row>
        <table:table-row table:style-name="ro1">
          <table:table-cell table:style-name="ce165"/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Revisión de las retenciones asociada a la factura, en caso de que la hubiere</text:p>
          </table:table-cell>
          <table:table-cell table:style-name="ce165"/>
          <table:table-cell table:style-name="ce227" table:number-columns-repeated="1020"/>
        </table:table-row>
        <table:table-row table:style-name="ro1">
          <table:table-cell table:style-name="ce165"/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Cruce de asiento contable con el respectivo comprobante de egreso</text:p>
          </table:table-cell>
          <table:table-cell table:style-name="ce165"/>
          <table:table-cell table:style-name="ce227" table:number-columns-repeated="1020"/>
        </table:table-row>
        <table:table-row table:style-name="ro1">
          <table:table-cell table:style-name="ce165"/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Cruce de comprobante de egreso con Bancos (pago en cheque, transferencia, etc.)</text:p>
          </table:table-cell>
          <table:table-cell table:style-name="ce165"/>
          <table:table-cell table:style-name="ce227" table:number-columns-repeated="1020"/>
        </table:table-row>
        <table:table-row table:style-name="ro1">
          <table:table-cell table:style-name="ce165"/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No se revisaron 5 facturas por su insignificancia en valores</text:p>
          </table:table-cell>
          <table:table-cell table:style-name="ce165"/>
          <table:table-cell table:style-name="ce227" table:number-columns-repeated="1020"/>
        </table:table-row>
        <table:table-row table:style-name="ro1">
          <table:table-cell table:style-name="ce165"/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Para mayor informacion puede revisar las fotos de las facturas emitidas y autorizadas por el SRI</text:p>
          </table:table-cell>
          <table:table-cell table:style-name="ce165"/>
          <table:table-cell table:style-name="ce227" table:number-columns-repeated="1020"/>
        </table:table-row>
        <table:table-row table:style-name="ro1">
          <table:table-cell table:style-name="ce165" table:number-columns-repeated="4"/>
          <table:table-cell table:style-name="ce227" table:number-columns-repeated="1020"/>
        </table:table-row>
        <table:table-row table:style-name="ro7">
          <table:table-cell table:style-name="ce229" office:value-type="string" calcext:value-type="string">
            <text:p>Revisión Física de los Gastos</text:p>
          </table:table-cell>
          <table:table-cell table:style-name="ce227" table:number-columns-repeated="1023"/>
        </table:table-row>
        <table:table-row table:style-name="ro8">
          <table:table-cell table:style-name="ce230" office:value-type="string" calcext:value-type="string">
            <text:p>CC-Fase</text:p>
          </table:table-cell>
          <table:table-cell/>
          <table:table-cell table:style-name="ce239" office:value-type="string" calcext:value-type="string">
            <text:p>Compr</text:p>
          </table:table-cell>
          <table:table-cell table:style-name="ce239" office:value-type="string" calcext:value-type="string">
            <text:p>F. Contab.</text:p>
          </table:table-cell>
          <table:table-cell/>
          <table:table-cell table:style-name="ce250" office:value-type="string" calcext:value-type="string">
            <text:p>Detalle Movimiento</text:p>
          </table:table-cell>
          <table:table-cell table:number-columns-repeated="2"/>
          <table:table-cell table:style-name="ce258" office:value-type="string" calcext:value-type="string">
            <text:p>Débito</text:p>
          </table:table-cell>
          <table:table-cell table:style-name="ce258" office:value-type="string" calcext:value-type="string">
            <text:p>Crédito</text:p>
          </table:table-cell>
          <table:table-cell table:style-name="ce258" office:value-type="string" calcext:value-type="string">
            <text:p>Saldo</text:p>
          </table:table-cell>
          <table:table-cell table:number-columns-repeated="1013"/>
        </table:table-row>
        <table:table-row table:style-name="ro9">
          <table:table-cell table:style-name="ce231" office:value-type="string" calcext:value-type="string">
            <text:p>Cuenta</text:p>
          </table:table-cell>
          <table:table-cell table:style-name="ce202" office:value-type="string" calcext:value-type="string">
            <text:p>51010104 <text:s text:c="2"/>INTERESES Y MULTAS</text:p>
          </table:table-cell>
          <table:table-cell table:number-columns-repeated="1022"/>
        </table:table-row>
        <table:table-row table:style-name="ro9">
          <table:table-cell table:number-columns-repeated="2"/>
          <table:table-cell table:style-name="ce185" office:value-type="string" calcext:value-type="string">
            <text:p>EG-2</text:p>
          </table:table-cell>
          <table:table-cell table:style-name="ce196" office:value-type="date" office:date-value="2021-09-02" calcext:value-type="date">
            <text:p>02-sep-21</text:p>
          </table:table-cell>
          <table:table-cell table:style-name="ce201" office:value-type="string" calcext:value-type="string">
            <text:p>M.I. MUNICIPALIDAD DE GUAYAQUIL, PAGO DE PATENTE MUNICIPAL AÑOS DEL 2016 AL 2021</text:p>
          </table:table-cell>
          <table:table-cell table:style-name="ce208" table:number-columns-repeated="3"/>
          <table:table-cell table:style-name="ce215" office:value-type="float" office:value="3266.81" calcext:value-type="float">
            <text:p>3,266.81 </text:p>
          </table:table-cell>
          <table:table-cell table:style-name="ce208"/>
          <table:table-cell table:style-name="ce215" office:value-type="float" office:value="4595.2" calcext:value-type="float">
            <text:p>4,595.20 </text:p>
          </table:table-cell>
          <table:table-cell office:value-type="string" calcext:value-type="string">
            <text:p>Pago de 6 facturas municipales</text:p>
          </table:table-cell>
          <table:table-cell office:value-type="float" office:value="3266.81" calcext:value-type="float">
            <text:p>3266.81</text:p>
          </table:table-cell>
          <table:table-cell table:number-columns-repeated="1011"/>
        </table:table-row>
        <table:table-row table:style-name="ro9">
          <table:table-cell table:style-name="ce208" table:number-columns-repeated="2"/>
          <table:table-cell table:style-name="ce185" office:value-type="string" calcext:value-type="string">
            <text:p>NDL-35</text:p>
          </table:table-cell>
          <table:table-cell table:style-name="ce196" office:value-type="date" office:date-value="2021-10-07" calcext:value-type="date">
            <text:p>07-oct-21</text:p>
          </table:table-cell>
          <table:table-cell table:style-name="ce201" office:value-type="string" calcext:value-type="string">
            <text:p>N/D PACIFICO TRANSF. CANCELACIÓN DE FACTURAS#181442515, #181442516, #181442517, #181442518 CNT EP</text:p>
          </table:table-cell>
          <table:table-cell table:style-name="ce208" table:number-columns-repeated="3"/>
          <table:table-cell table:style-name="ce215" office:value-type="float" office:value="3.86" calcext:value-type="float">
            <text:p>3.86 </text:p>
          </table:table-cell>
          <table:table-cell table:style-name="ce208"/>
          <table:table-cell table:style-name="ce215" office:value-type="float" office:value="4539.64" calcext:value-type="float">
            <text:p>4,539.64 </text:p>
          </table:table-cell>
          <table:table-cell office:value-type="string" calcext:value-type="string">
            <text:p>N/D de Facturas con ICE</text:p>
          </table:table-cell>
          <table:table-cell office:value-type="float" office:value="3.86" calcext:value-type="float">
            <text:p>3.86</text:p>
          </table:table-cell>
          <table:table-cell table:number-columns-repeated="1011"/>
        </table:table-row>
        <table:table-row table:style-name="ro9">
          <table:table-cell table:number-columns-repeated="2"/>
          <table:table-cell table:style-name="ce186" office:value-type="string" calcext:value-type="string">
            <text:p>NDL-38</text:p>
          </table:table-cell>
          <table:table-cell table:style-name="ce197" office:value-type="date" office:date-value="2021-11-11" calcext:value-type="date">
            <text:p>11-nov-21</text:p>
          </table:table-cell>
          <table:table-cell table:style-name="ce202" office:value-type="string" calcext:value-type="string">
            <text:p>N/D PACIFICO CANCELACIÓN DE FACTURAS#183291592, #183291593, #183291594, #183291595 CNT EP</text:p>
          </table:table-cell>
          <table:table-cell table:number-columns-repeated="3"/>
          <table:table-cell table:style-name="ce216" office:value-type="float" office:value="1.51" calcext:value-type="float">
            <text:p>1.51 </text:p>
          </table:table-cell>
          <table:table-cell/>
          <table:table-cell table:style-name="ce215" office:value-type="float" office:value="4553.45" calcext:value-type="float">
            <text:p>4,553.45 </text:p>
          </table:table-cell>
          <table:table-cell office:value-type="string" calcext:value-type="string">
            <text:p>Pago de 4 facturas con mora</text:p>
          </table:table-cell>
          <table:table-cell table:formula="of:=0.34+0.34+0.83" office:value-type="float" office:value="1.51" calcext:value-type="float">
            <text:p>1.51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231" office:value-type="string" calcext:value-type="string">
            <text:p>Cuenta</text:p>
          </table:table-cell>
          <table:table-cell table:style-name="ce202" office:value-type="string" calcext:value-type="string">
            <text:p>51010105 <text:s text:c="2"/>PAPELERIA Y UTILES DE OFICINA</text:p>
          </table:table-cell>
          <table:table-cell table:number-columns-repeated="1022"/>
        </table:table-row>
        <table:table-row table:style-name="ro8">
          <table:table-cell table:number-columns-repeated="2"/>
          <table:table-cell table:style-name="ce185" office:value-type="string" calcext:value-type="string">
            <text:p>DF-10</text:p>
          </table:table-cell>
          <table:table-cell table:style-name="ce196" office:value-type="date" office:date-value="2021-10-15" calcext:value-type="date">
            <text:p>15-oct-21</text:p>
          </table:table-cell>
          <table:table-cell table:style-name="ce201" office:value-type="string" calcext:value-type="string">
            <text:p>Fact # 6816 COR026-CORLANQUIMICA S.A. COMPRA DE SUMINISTRO DE OFICINA</text:p>
          </table:table-cell>
          <table:table-cell table:style-name="ce208" table:number-columns-repeated="3"/>
          <table:table-cell table:style-name="ce215" office:value-type="float" office:value="32.55" calcext:value-type="float">
            <text:p>32.55 </text:p>
          </table:table-cell>
          <table:table-cell table:style-name="ce208"/>
          <table:table-cell table:style-name="ce215" office:value-type="float" office:value="725.71" calcext:value-type="float">
            <text:p>725.71 </text:p>
          </table:table-cell>
          <table:table-cell office:value-type="string" calcext:value-type="string">
            <text:p>Factura #6816 por compra de archivadores</text:p>
          </table:table-cell>
          <table:table-cell office:value-type="float" office:value="32.55" calcext:value-type="float">
            <text:p>32.55</text:p>
          </table:table-cell>
          <table:table-cell table:style-name="ce221" table:formula="of:=[.M31]*0.12" office:value-type="float" office:value="3.906" calcext:value-type="float">
            <text:p>3.91</text:p>
          </table:table-cell>
          <table:table-cell table:style-name="ce221" table:formula="of:=[.M31]*0.0175" office:value-type="float" office:value="0.569625" calcext:value-type="float">
            <text:p>0.57</text:p>
          </table:table-cell>
          <table:table-cell table:style-name="ce221" table:formula="of:=[.N31]*0.3" office:value-type="float" office:value="1.1718" calcext:value-type="float">
            <text:p>1.17</text:p>
          </table:table-cell>
          <table:table-cell table:style-name="ce221" table:formula="of:=([.M31]-[.O31])+([.N31]-[.P31])" office:value-type="float" office:value="34.714575" calcext:value-type="float">
            <text:p>34.71</text:p>
          </table:table-cell>
          <table:table-cell office:value-type="string" calcext:value-type="string">
            <text:p>Produbanco</text:p>
          </table:table-cell>
          <table:table-cell office:value-type="float" office:value="36.46" calcext:value-type="float">
            <text:p>36.46</text:p>
          </table:table-cell>
          <table:table-cell office:value-type="float" office:value="874111837" calcext:value-type="float">
            <text:p>874111837</text:p>
          </table:table-cell>
          <table:table-cell office:value-type="string" calcext:value-type="string">
            <text:p>Pago en exceso de la cuenta por $ 1.75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185" office:value-type="string" calcext:value-type="string">
            <text:p>DF-12</text:p>
          </table:table-cell>
          <table:table-cell table:style-name="ce196" office:value-type="date" office:date-value="2021-11-09" calcext:value-type="date">
            <text:p>09-nov-21</text:p>
          </table:table-cell>
          <table:table-cell table:style-name="ce201" office:value-type="string" calcext:value-type="string">
            <text:p>Fact # 1340 GUE005-GUERRA ALTAMIRANO GLENDA PATRICIA ELABORACIÓN DE UN BLOCK DE NOTAS DE CRÉDITO</text:p>
          </table:table-cell>
          <table:table-cell table:style-name="ce208" table:number-columns-repeated="3"/>
          <table:table-cell table:style-name="ce215" office:value-type="float" office:value="18" calcext:value-type="float">
            <text:p>18.00 </text:p>
          </table:table-cell>
          <table:table-cell table:style-name="ce208"/>
          <table:table-cell table:style-name="ce215" office:value-type="float" office:value="743.71" calcext:value-type="float">
            <text:p>743.71 </text:p>
          </table:table-cell>
          <table:table-cell office:value-type="string" calcext:value-type="string">
            <text:p>Factura #1340</text:p>
          </table:table-cell>
          <table:table-cell office:value-type="float" office:value="18" calcext:value-type="float">
            <text:p>18</text:p>
          </table:table-cell>
          <table:table-cell table:style-name="ce221" office:value-type="float" office:value="0" calcext:value-type="float">
            <text:p>0.00</text:p>
          </table:table-cell>
          <table:table-cell table:style-name="ce221" table:formula="of:=[.M32]*0.0175" office:value-type="float" office:value="0.315" calcext:value-type="float">
            <text:p>0.32</text:p>
          </table:table-cell>
          <table:table-cell table:style-name="ce221" table:formula="of:=[.N32]*0.3" office:value-type="float" office:value="0" calcext:value-type="float">
            <text:p>0.00</text:p>
          </table:table-cell>
          <table:table-cell table:style-name="ce221" table:formula="of:=([.M32]-[.O32])+([.N32]-[.P32])" office:value-type="float" office:value="17.685" calcext:value-type="float">
            <text:p>17.69</text:p>
          </table:table-cell>
          <table:table-cell office:value-type="string" calcext:value-type="string">
            <text:p>Produbanco</text:p>
          </table:table-cell>
          <table:table-cell office:value-type="float" office:value="17.68" calcext:value-type="float">
            <text:p>17.68</text:p>
          </table:table-cell>
          <table:table-cell office:value-type="float" office:value="883421331" calcext:value-type="float">
            <text:p>883421331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ce185" office:value-type="string" calcext:value-type="string">
            <text:p>DF-15</text:p>
          </table:table-cell>
          <table:table-cell table:style-name="ce196" office:value-type="date" office:date-value="2021-11-16" calcext:value-type="date">
            <text:p>16-nov-21</text:p>
          </table:table-cell>
          <table:table-cell table:style-name="ce201" office:value-type="string" calcext:value-type="string">
            <text:p>Fact # 7041 COR026-CORLANQUIMICA S.A. COMPRA DE SUMINISTROS DE OFICINA</text:p>
          </table:table-cell>
          <table:table-cell table:style-name="ce208" table:number-columns-repeated="3"/>
          <table:table-cell table:style-name="ce215" office:value-type="float" office:value="37.5" calcext:value-type="float">
            <text:p>37.50 </text:p>
          </table:table-cell>
          <table:table-cell table:style-name="ce208"/>
          <table:table-cell table:style-name="ce215" office:value-type="float" office:value="781.21" calcext:value-type="float">
            <text:p>781.21 </text:p>
          </table:table-cell>
          <table:table-cell office:value-type="string" calcext:value-type="string">
            <text:p>Factura #7041 por resma de hoja</text:p>
          </table:table-cell>
          <table:table-cell office:value-type="float" office:value="37.5" calcext:value-type="float">
            <text:p>37.5</text:p>
          </table:table-cell>
          <table:table-cell table:style-name="ce221" office:value-type="float" office:value="0" calcext:value-type="float">
            <text:p>0.00</text:p>
          </table:table-cell>
          <table:table-cell table:style-name="ce221" table:formula="of:=[.M33]*0.0175" office:value-type="float" office:value="0.65625" calcext:value-type="float">
            <text:p>0.66</text:p>
          </table:table-cell>
          <table:table-cell table:style-name="ce221" table:formula="of:=[.N33]*1" office:value-type="float" office:value="0" calcext:value-type="float">
            <text:p>0.00</text:p>
          </table:table-cell>
          <table:table-cell table:style-name="ce221" table:formula="of:=([.M33]-[.O33])+([.N33]-[.P33])" office:value-type="float" office:value="36.84375" calcext:value-type="float">
            <text:p>36.84</text:p>
          </table:table-cell>
          <table:table-cell office:value-type="string" calcext:value-type="string">
            <text:p>Produbanco</text:p>
          </table:table-cell>
          <table:table-cell office:value-type="float" office:value="36.84" calcext:value-type="float">
            <text:p>36.84</text:p>
          </table:table-cell>
          <table:table-cell office:value-type="float" office:value="887709624" calcext:value-type="float">
            <text:p>887709624</text:p>
          </table:table-cell>
          <table:table-cell table:number-columns-repeated="1004"/>
        </table:table-row>
        <table:table-row table:style-name="ro9">
          <table:table-cell table:style-name="ce231" office:value-type="string" calcext:value-type="string">
            <text:p>Cuenta</text:p>
          </table:table-cell>
          <table:table-cell table:style-name="ce202" office:value-type="string" calcext:value-type="string">
            <text:p>51010114 <text:s text:c="2"/>GASTOS DE VIAJES</text:p>
          </table:table-cell>
          <table:table-cell table:number-columns-repeated="1022"/>
        </table:table-row>
        <table:table-row table:style-name="ro8">
          <table:table-cell table:number-columns-repeated="2"/>
          <table:table-cell table:style-name="ce185" office:value-type="string" calcext:value-type="string">
            <text:p>DF-15</text:p>
          </table:table-cell>
          <table:table-cell table:style-name="ce196" office:value-type="date" office:date-value="2021-10-14" calcext:value-type="date">
            <text:p>14-oct-21</text:p>
          </table:table-cell>
          <table:table-cell table:style-name="ce201" office:value-type="string" calcext:value-type="string">
            <text:p>Fact # 157 EST018-ESTUPIÑAN ANDRADE FRANCISCO JAVIER REEMBOLSO DE GASTOS DE VIAJE A LA CIUDAD DE QUITO (SUPERVISIÓN DE LA INTALACIÓN DE UN ENLACE DE BACKUP Y DEL CAMBIO DE EQUIPO EN CNT ANDINA)</text:p>
          </table:table-cell>
          <table:table-cell table:style-name="ce208" table:number-columns-repeated="3"/>
          <table:table-cell table:style-name="ce215" office:value-type="float" office:value="143" calcext:value-type="float">
            <text:p>143.00 </text:p>
          </table:table-cell>
          <table:table-cell/>
          <table:table-cell table:style-name="ce215" office:value-type="float" office:value="143" calcext:value-type="float">
            <text:p>143.00 </text:p>
          </table:table-cell>
          <table:table-cell office:value-type="string" calcext:value-type="string">
            <text:p>Factura # 157 de Franciscos Estupiñan por viaje</text:p>
          </table:table-cell>
          <table:table-cell office:value-type="float" office:value="143" calcext:value-type="float">
            <text:p>143</text:p>
          </table:table-cell>
          <table:table-cell table:number-columns-repeated="3" table:style-name="ce221" office:value-type="float" office:value="0" calcext:value-type="float">
            <text:p>0.00</text:p>
          </table:table-cell>
          <table:table-cell table:style-name="ce221" table:formula="of:=([.M35]-[.O35])+([.N35]-[.P35])" office:value-type="float" office:value="143" calcext:value-type="float">
            <text:p>143.00</text:p>
          </table:table-cell>
          <table:table-cell office:value-type="string" calcext:value-type="string">
            <text:p>Produbanco</text:p>
          </table:table-cell>
          <table:table-cell office:value-type="float" office:value="143" calcext:value-type="float">
            <text:p>143</text:p>
          </table:table-cell>
          <table:table-cell office:value-type="float" office:value="16970252" calcext:value-type="float">
            <text:p>16970252</text:p>
          </table:table-cell>
          <table:table-cell table:number-columns-repeated="1004"/>
        </table:table-row>
        <table:table-row table:style-name="ro9">
          <table:table-cell table:style-name="ce231" office:value-type="string" calcext:value-type="string">
            <text:p>Cuenta</text:p>
          </table:table-cell>
          <table:table-cell table:style-name="ce202" office:value-type="string" calcext:value-type="string">
            <text:p>51010117 <text:s text:c="2"/>GASTOS LEGALES</text:p>
          </table:table-cell>
          <table:table-cell table:number-columns-repeated="1022"/>
        </table:table-row>
        <table:table-row table:style-name="ro8">
          <table:table-cell table:number-columns-repeated="2"/>
          <table:table-cell table:style-name="ce185" office:value-type="string" calcext:value-type="string">
            <text:p>DF-4</text:p>
          </table:table-cell>
          <table:table-cell table:style-name="ce196" office:value-type="date" office:date-value="2021-10-06" calcext:value-type="date">
            <text:p>06-oct-21</text:p>
          </table:table-cell>
          <table:table-cell table:style-name="ce201" office:value-type="string" calcext:value-type="string">
            <text:p>Fact # 208 YCA001-YCAZA SERRANO JUAN ANDRES SERVICIOS POR TRÁMITES LEGALES</text:p>
          </table:table-cell>
          <table:table-cell table:style-name="ce208" table:number-columns-repeated="3"/>
          <table:table-cell table:style-name="ce215" office:value-type="float" office:value="313.8" calcext:value-type="float">
            <text:p>313.80 </text:p>
          </table:table-cell>
          <table:table-cell table:style-name="ce208"/>
          <table:table-cell table:style-name="ce215" office:value-type="float" office:value="387.56" calcext:value-type="float">
            <text:p>387.56 </text:p>
          </table:table-cell>
          <table:table-cell office:value-type="string" calcext:value-type="string">
            <text:p>Factura #208 por tramites legales</text:p>
          </table:table-cell>
          <table:table-cell office:value-type="float" office:value="313.8" calcext:value-type="float">
            <text:p>313.8</text:p>
          </table:table-cell>
          <table:table-cell table:style-name="ce221" table:formula="of:=[.M37]*0.12" office:value-type="float" office:value="37.656" calcext:value-type="float">
            <text:p>37.66</text:p>
          </table:table-cell>
          <table:table-cell table:style-name="ce221" table:formula="of:=[.M37]*0.0275" office:value-type="float" office:value="8.6295" calcext:value-type="float">
            <text:p>8.63</text:p>
          </table:table-cell>
          <table:table-cell table:style-name="ce221" table:formula="of:=[.N37]*0.7" office:value-type="float" office:value="26.3592" calcext:value-type="float">
            <text:p>26.36</text:p>
          </table:table-cell>
          <table:table-cell table:style-name="ce221" table:formula="of:=([.M37]-[.O37])+([.N37]-[.P37])" office:value-type="float" office:value="316.4673" calcext:value-type="float">
            <text:p>316.47</text:p>
          </table:table-cell>
          <table:table-cell office:value-type="string" calcext:value-type="string">
            <text:p>Produbanco</text:p>
          </table:table-cell>
          <table:table-cell office:value-type="float" office:value="316.47" calcext:value-type="float">
            <text:p>316.47</text:p>
          </table:table-cell>
          <table:table-cell office:value-type="float" office:value="17599841" calcext:value-type="float">
            <text:p>17599841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ce186" office:value-type="string" calcext:value-type="string">
            <text:p>DF-4</text:p>
          </table:table-cell>
          <table:table-cell table:style-name="ce197" office:value-type="date" office:date-value="2021-12-07" calcext:value-type="date">
            <text:p>07-dic-21</text:p>
          </table:table-cell>
          <table:table-cell table:style-name="ce202" office:value-type="string" calcext:value-type="string">
            <text:p>Fact # 16746 AYC004-AYCART VINCENZINI CARRASCO PIERO THOMAS CERTIFICACIÓN DE DOCUMENTOS EXHIBIDOS EN ORIGINAL</text:p>
          </table:table-cell>
          <table:table-cell table:number-columns-repeated="3"/>
          <table:table-cell table:style-name="ce216" office:value-type="float" office:value="1.79" calcext:value-type="float">
            <text:p>1.79 </text:p>
          </table:table-cell>
          <table:table-cell/>
          <table:table-cell table:style-name="ce215" office:value-type="float" office:value="391.14" calcext:value-type="float">
            <text:p>391.14 </text:p>
          </table:table-cell>
          <table:table-cell office:value-type="string" calcext:value-type="string">
            <text:p>Factura #16746</text:p>
          </table:table-cell>
          <table:table-cell office:value-type="float" office:value="1.76" calcext:value-type="float">
            <text:p>1.76</text:p>
          </table:table-cell>
          <table:table-cell table:style-name="ce221" table:formula="of:=[.M38]*0.12" office:value-type="float" office:value="0.2112" calcext:value-type="float">
            <text:p>0.21</text:p>
          </table:table-cell>
          <table:table-cell table:style-name="ce221" table:formula="of:=[.M38]*0.08" office:value-type="float" office:value="0.1408" calcext:value-type="float">
            <text:p>0.14</text:p>
          </table:table-cell>
          <table:table-cell table:style-name="ce221" table:formula="of:=[.N38]*1" office:value-type="float" office:value="0.2112" calcext:value-type="float">
            <text:p>0.21</text:p>
          </table:table-cell>
          <table:table-cell table:style-name="ce221" table:formula="of:=([.M38]-[.O38])+([.N38]-[.P38])" office:value-type="float" office:value="1.6192" calcext:value-type="float">
            <text:p>1.62</text:p>
          </table:table-cell>
          <table:table-cell table:number-columns-repeated="1007"/>
        </table:table-row>
        <table:table-row table:style-name="ro9">
          <table:table-cell table:number-columns-repeated="2"/>
          <table:table-cell table:style-name="ce186" office:value-type="string" calcext:value-type="string">
            <text:p>DF-5</text:p>
          </table:table-cell>
          <table:table-cell table:style-name="ce197" office:value-type="date" office:date-value="2021-12-07" calcext:value-type="date">
            <text:p>07-dic-21</text:p>
          </table:table-cell>
          <table:table-cell table:style-name="ce202" office:value-type="string" calcext:value-type="string">
            <text:p>Fact # 16747 AYC004-AYCART VINCENZINI CARRASCO PIERO THOMAS CERTIFICACIÓN DE DOCUMENTOS EXHIBIDOS EN ORIGINAL</text:p>
          </table:table-cell>
          <table:table-cell table:number-columns-repeated="3"/>
          <table:table-cell table:style-name="ce216" office:value-type="float" office:value="1.79" calcext:value-type="float">
            <text:p>1.79 </text:p>
          </table:table-cell>
          <table:table-cell/>
          <table:table-cell table:style-name="ce215" office:value-type="float" office:value="392.93" calcext:value-type="float">
            <text:p>392.93 </text:p>
          </table:table-cell>
          <table:table-cell office:value-type="string" calcext:value-type="string">
            <text:p>Factura #16746</text:p>
          </table:table-cell>
          <table:table-cell office:value-type="float" office:value="1.76" calcext:value-type="float">
            <text:p>1.76</text:p>
          </table:table-cell>
          <table:table-cell table:style-name="ce221" table:formula="of:=[.M39]*0.12" office:value-type="float" office:value="0.2112" calcext:value-type="float">
            <text:p>0.21</text:p>
          </table:table-cell>
          <table:table-cell table:style-name="ce221" table:formula="of:=[.M39]*0.08" office:value-type="float" office:value="0.1408" calcext:value-type="float">
            <text:p>0.14</text:p>
          </table:table-cell>
          <table:table-cell table:style-name="ce221" table:formula="of:=[.N39]*1" office:value-type="float" office:value="0.2112" calcext:value-type="float">
            <text:p>0.21</text:p>
          </table:table-cell>
          <table:table-cell table:style-name="ce221" table:formula="of:=([.M39]-[.O39])+([.N39]-[.P39])" office:value-type="float" office:value="1.6192" calcext:value-type="float">
            <text:p>1.62</text:p>
          </table:table-cell>
          <table:table-cell table:number-columns-repeated="1007"/>
        </table:table-row>
        <table:table-row table:style-name="ro9">
          <table:table-cell table:number-columns-repeated="2"/>
          <table:table-cell table:style-name="ce186" office:value-type="string" calcext:value-type="string">
            <text:p>DF-6</text:p>
          </table:table-cell>
          <table:table-cell table:style-name="ce197" office:value-type="date" office:date-value="2021-12-07" calcext:value-type="date">
            <text:p>07-dic-21</text:p>
          </table:table-cell>
          <table:table-cell table:style-name="ce202" office:value-type="string" calcext:value-type="string">
            <text:p>Fact # 16748 AYC004-AYCART VINCENZINI CARRASCO PIERO THOMAS CERTIFICACIÓN DE DOCUMENTOS EXHIBIDOS EN ORIGINAL</text:p>
          </table:table-cell>
          <table:table-cell table:number-columns-repeated="3"/>
          <table:table-cell table:style-name="ce216" office:value-type="float" office:value="3.58" calcext:value-type="float">
            <text:p>3.58 </text:p>
          </table:table-cell>
          <table:table-cell/>
          <table:table-cell table:style-name="ce215" office:value-type="float" office:value="396.51" calcext:value-type="float">
            <text:p>396.51 </text:p>
          </table:table-cell>
          <table:table-cell office:value-type="string" calcext:value-type="string">
            <text:p>Factura #16746</text:p>
          </table:table-cell>
          <table:table-cell office:value-type="float" office:value="3.58" calcext:value-type="float">
            <text:p>3.58</text:p>
          </table:table-cell>
          <table:table-cell table:style-name="ce221" table:formula="of:=[.M40]*0.12" office:value-type="float" office:value="0.4296" calcext:value-type="float">
            <text:p>0.43</text:p>
          </table:table-cell>
          <table:table-cell table:style-name="ce221" table:formula="of:=[.M40]*0.08" office:value-type="float" office:value="0.2864" calcext:value-type="float">
            <text:p>0.29</text:p>
          </table:table-cell>
          <table:table-cell table:style-name="ce221" table:formula="of:=[.N40]*1" office:value-type="float" office:value="0.4296" calcext:value-type="float">
            <text:p>0.43</text:p>
          </table:table-cell>
          <table:table-cell table:style-name="ce221" table:formula="of:=([.M40]-[.O40])+([.N40]-[.P40])" office:value-type="float" office:value="3.2936" calcext:value-type="float">
            <text:p>3.29</text:p>
          </table:table-cell>
          <table:table-cell table:number-columns-repeated="1007"/>
        </table:table-row>
        <table:table-row table:style-name="ro9">
          <table:table-cell table:style-name="ce231" office:value-type="string" calcext:value-type="string">
            <text:p>Cuenta</text:p>
          </table:table-cell>
          <table:table-cell table:style-name="ce202" office:value-type="string" calcext:value-type="string">
            <text:p>51010120 <text:s text:c="2"/>MANTENIMIENTO DE EQUIPOS</text:p>
          </table:table-cell>
          <table:table-cell table:number-columns-repeated="1022"/>
        </table:table-row>
        <table:table-row table:style-name="ro8">
          <table:table-cell table:number-columns-repeated="2"/>
          <table:table-cell table:style-name="ce185" office:value-type="string" calcext:value-type="string">
            <text:p>DF-2</text:p>
          </table:table-cell>
          <table:table-cell table:style-name="ce196" office:value-type="date" office:date-value="2021-09-01" calcext:value-type="date">
            <text:p>01-sep-21</text:p>
          </table:table-cell>
          <table:table-cell table:style-name="ce201" office:value-type="string" calcext:value-type="string">
            <text:p>Fact # 5915 ALD003-ALDAS ROMERO ERIK ANDRES COMPRA DE LECTOR CADDY 9.5MM, SSD KINGSTON A400 480GB SATA-III 2.5 (SA400S37/480G), RAM HP S1 SERIES 8GB Y LIMPIEZA - MANTENIMIENTO DE LAPTOP</text:p>
          </table:table-cell>
          <table:table-cell table:style-name="ce208" table:number-columns-repeated="3"/>
          <table:table-cell table:style-name="ce215" office:value-type="float" office:value="167.64" calcext:value-type="float">
            <text:p>167.64 </text:p>
          </table:table-cell>
          <table:table-cell table:style-name="ce208"/>
          <table:table-cell table:style-name="ce215" office:value-type="float" office:value="693.03" calcext:value-type="float">
            <text:p>693.03 </text:p>
          </table:table-cell>
          <table:table-cell office:value-type="string" calcext:value-type="string">
            <text:p>Factura de TecnoSmart</text:p>
          </table:table-cell>
          <table:table-cell office:value-type="float" office:value="167.64" calcext:value-type="float">
            <text:p>167.64</text:p>
          </table:table-cell>
          <table:table-cell table:style-name="ce221" table:formula="of:=[.M42]*0.12" office:value-type="float" office:value="20.1168" calcext:value-type="float">
            <text:p>20.12</text:p>
          </table:table-cell>
          <table:table-cell table:style-name="ce221" table:formula="of:=2.54+0.61" office:value-type="float" office:value="3.15" calcext:value-type="float">
            <text:p>3.15</text:p>
          </table:table-cell>
          <table:table-cell table:style-name="ce221" table:formula="of:=5.23+1.88" office:value-type="float" office:value="7.11" calcext:value-type="float">
            <text:p>7.11</text:p>
          </table:table-cell>
          <table:table-cell table:style-name="ce221" table:formula="of:=([.M42]-[.O42])+([.N42]-[.P42])" office:value-type="float" office:value="177.4968" calcext:value-type="float">
            <text:p>177.50</text:p>
          </table:table-cell>
          <table:table-cell office:value-type="string" calcext:value-type="string">
            <text:p>Produbanco</text:p>
          </table:table-cell>
          <table:table-cell office:value-type="float" office:value="177.5" calcext:value-type="float">
            <text:p>177.5</text:p>
          </table:table-cell>
          <table:table-cell office:value-type="float" office:value="85377806" calcext:value-type="float">
            <text:p>85377806</text:p>
          </table:table-cell>
          <table:table-cell table:number-columns-repeated="1004"/>
        </table:table-row>
        <table:table-row table:style-name="ro8">
          <table:table-cell table:number-columns-repeated="2"/>
          <table:table-cell table:style-name="ce185" office:value-type="string" calcext:value-type="string">
            <text:p>DF-3</text:p>
          </table:table-cell>
          <table:table-cell table:style-name="ce196" office:value-type="date" office:date-value="2021-09-01" calcext:value-type="date">
            <text:p>01-sep-21</text:p>
          </table:table-cell>
          <table:table-cell table:style-name="ce201" office:value-type="string" calcext:value-type="string">
            <text:p>Fact # 5916 ALD003-ALDAS ROMERO ERIK ANDRES COMPRA DE SSD KINGSTON A400 480GB SATA-III 2.5 (SA400S37/480G), MEMORIA RAM KINGSTON 4GB, ENCLOSURE ADATA ED600 Y LIMPIEZA - MANTENIMIENTO DE LAPTOP</text:p>
          </table:table-cell>
          <table:table-cell table:style-name="ce208" table:number-columns-repeated="3"/>
          <table:table-cell table:style-name="ce215" office:value-type="float" office:value="155.29" calcext:value-type="float">
            <text:p>155.29 </text:p>
          </table:table-cell>
          <table:table-cell table:style-name="ce208"/>
          <table:table-cell table:style-name="ce215" office:value-type="float" office:value="848.32" calcext:value-type="float">
            <text:p>848.32 </text:p>
          </table:table-cell>
          <table:table-cell office:value-type="string" calcext:value-type="string">
            <text:p>Factura de TecnoSmart</text:p>
          </table:table-cell>
          <table:table-cell office:value-type="float" office:value="155.29" calcext:value-type="float">
            <text:p>155.29</text:p>
          </table:table-cell>
          <table:table-cell table:style-name="ce221" table:formula="of:=[.M43]*0.12" office:value-type="float" office:value="18.6348" calcext:value-type="float">
            <text:p>18.63</text:p>
          </table:table-cell>
          <table:table-cell table:style-name="ce221" table:formula="of:=2.33+0.61" office:value-type="float" office:value="2.94" calcext:value-type="float">
            <text:p>2.94</text:p>
          </table:table-cell>
          <table:table-cell table:style-name="ce221" table:formula="of:=4.79+1.87" office:value-type="float" office:value="6.66" calcext:value-type="float">
            <text:p>6.66</text:p>
          </table:table-cell>
          <table:table-cell table:style-name="ce221" table:formula="of:=([.M43]-[.O43])+([.N43]-[.P43])" office:value-type="float" office:value="164.3248" calcext:value-type="float">
            <text:p>164.32</text:p>
          </table:table-cell>
          <table:table-cell office:value-type="string" calcext:value-type="string">
            <text:p>Produbanco</text:p>
          </table:table-cell>
          <table:table-cell office:value-type="float" office:value="164.32" calcext:value-type="float">
            <text:p>164.32</text:p>
          </table:table-cell>
          <table:table-cell office:value-type="float" office:value="857002642" calcext:value-type="float">
            <text:p>857002642</text:p>
          </table:table-cell>
          <table:table-cell table:number-columns-repeated="1004"/>
        </table:table-row>
        <table:table-row table:style-name="ro8">
          <table:table-cell table:number-columns-repeated="2"/>
          <table:table-cell table:style-name="ce185" office:value-type="string" calcext:value-type="string">
            <text:p>DF-12</text:p>
          </table:table-cell>
          <table:table-cell table:style-name="ce196" office:value-type="date" office:date-value="2021-10-15" calcext:value-type="date">
            <text:p>15-oct-21</text:p>
          </table:table-cell>
          <table:table-cell table:style-name="ce201" office:value-type="string" calcext:value-type="string">
            <text:p>Fact # 7087 ALD003-ALDAS ROMERO ERIK ANDRES COMPRA DE SSD KINGSTON A400 480GB SATA-III 2.5 (SA400S37/480G), MANTENIMIENTO DE SOFTWARE Y HARDWARE Y LICENCIA WINDOW 10 PRO OEM (LAPTOP-FRANCISCO CENTENO)</text:p>
          </table:table-cell>
          <table:table-cell table:style-name="ce208" table:number-columns-repeated="3"/>
          <table:table-cell table:style-name="ce215" office:value-type="float" office:value="175.96" calcext:value-type="float">
            <text:p>175.96 </text:p>
          </table:table-cell>
          <table:table-cell/>
          <table:table-cell table:style-name="ce215" office:value-type="float" office:value="1024.28" calcext:value-type="float">
            <text:p>1,024.28 </text:p>
          </table:table-cell>
          <table:table-cell office:value-type="string" calcext:value-type="string">
            <text:p>Factura de mantenimiento y compras</text:p>
          </table:table-cell>
          <table:table-cell office:value-type="float" office:value="175.96" calcext:value-type="float">
            <text:p>175.96</text:p>
          </table:table-cell>
          <table:table-cell table:style-name="ce221" table:formula="of:=[.M44]*0.12" office:value-type="float" office:value="21.1152" calcext:value-type="float">
            <text:p>21.12</text:p>
          </table:table-cell>
          <table:table-cell table:style-name="ce221" table:formula="of:=1.17+3" office:value-type="float" office:value="4.17" calcext:value-type="float">
            <text:p>4.17</text:p>
          </table:table-cell>
          <table:table-cell table:style-name="ce221" table:formula="of:=2.41+9.16" office:value-type="float" office:value="11.57" calcext:value-type="float">
            <text:p>11.57</text:p>
          </table:table-cell>
          <table:table-cell table:style-name="ce221" table:formula="of:=([.M44]-[.O44])+([.N44]-[.P44])" office:value-type="float" office:value="181.3352" calcext:value-type="float">
            <text:p>181.34</text:p>
          </table:table-cell>
          <table:table-cell office:value-type="string" calcext:value-type="string">
            <text:p>Produbanco</text:p>
          </table:table-cell>
          <table:table-cell office:value-type="float" office:value="181.34" calcext:value-type="float">
            <text:p>181.34</text:p>
          </table:table-cell>
          <table:table-cell office:value-type="float" office:value="876346594" calcext:value-type="float">
            <text:p>876346594</text:p>
          </table:table-cell>
          <table:table-cell table:number-columns-repeated="1004"/>
        </table:table-row>
        <table:table-row table:style-name="ro8">
          <table:table-cell table:number-columns-repeated="2"/>
          <table:table-cell table:style-name="ce185" office:value-type="string" calcext:value-type="string">
            <text:p>DF-13</text:p>
          </table:table-cell>
          <table:table-cell table:style-name="ce196" office:value-type="date" office:date-value="2021-10-15" calcext:value-type="date">
            <text:p>15-oct-21</text:p>
          </table:table-cell>
          <table:table-cell table:style-name="ce201" office:value-type="string" calcext:value-type="string">
            <text:p>Fact # 7088 ALD003-ALDAS ROMERO ERIK ANDRES COMPRA DE SSD KINGSTON A400 480GB SATA-III 2.5, RAM CORSAIR VENGEANCE 8GB, MANTENIMIENTO DE SOFTWARE Y HARDWARE Y LICENCIA WINDOW 10 PRO OEM (LAPTOP-ANDREA PEÑA)</text:p>
          </table:table-cell>
          <table:table-cell table:style-name="ce208" table:number-columns-repeated="3"/>
          <table:table-cell table:style-name="ce215" office:value-type="float" office:value="225.07" calcext:value-type="float">
            <text:p>225.07 </text:p>
          </table:table-cell>
          <table:table-cell/>
          <table:table-cell table:style-name="ce215" office:value-type="float" office:value="1249.35" calcext:value-type="float">
            <text:p>1,249.35 </text:p>
          </table:table-cell>
          <table:table-cell office:value-type="string" calcext:value-type="string">
            <text:p>Factura #7088 de TecnoSmart</text:p>
          </table:table-cell>
          <table:table-cell office:value-type="float" office:value="225.07" calcext:value-type="float">
            <text:p>225.07</text:p>
          </table:table-cell>
          <table:table-cell table:style-name="ce221" table:formula="of:=[.M45]*0.12" office:value-type="float" office:value="27.0084" calcext:value-type="float">
            <text:p>27.01</text:p>
          </table:table-cell>
          <table:table-cell table:style-name="ce221" table:formula="of:=2.03+3" office:value-type="float" office:value="5.03" calcext:value-type="float">
            <text:p>5.03</text:p>
          </table:table-cell>
          <table:table-cell table:style-name="ce221" table:formula="of:=4.18+9.16" office:value-type="float" office:value="13.34" calcext:value-type="float">
            <text:p>13.34</text:p>
          </table:table-cell>
          <table:table-cell table:style-name="ce221" table:formula="of:=([.M45]-[.O45])+([.N45]-[.P45])" office:value-type="float" office:value="233.7084" calcext:value-type="float">
            <text:p>233.71</text:p>
          </table:table-cell>
          <table:table-cell office:value-type="string" calcext:value-type="string">
            <text:p>Produbanco</text:p>
          </table:table-cell>
          <table:table-cell office:value-type="float" office:value="233.71" calcext:value-type="float">
            <text:p>233.71</text:p>
          </table:table-cell>
          <table:table-cell office:value-type="float" office:value="876346626" calcext:value-type="float">
            <text:p>876346626</text:p>
          </table:table-cell>
          <table:table-cell table:number-columns-repeated="1004"/>
        </table:table-row>
        <table:table-row table:style-name="ro8">
          <table:table-cell table:number-columns-repeated="2"/>
          <table:table-cell table:style-name="ce185" office:value-type="string" calcext:value-type="string">
            <text:p>DF-14</text:p>
          </table:table-cell>
          <table:table-cell table:style-name="ce196" office:value-type="date" office:date-value="2021-10-19" calcext:value-type="date">
            <text:p>19-oct-21</text:p>
          </table:table-cell>
          <table:table-cell table:style-name="ce201" office:value-type="string" calcext:value-type="string">
            <text:p>Fact # 900 HAL001-HALLON SARCOS LUIS HENRY REPARACIÓN DE BASE DE BISAGRAS (LAPTOP DELL-ANDREA PEÑA/TOSHIBA-FRANCISCO CENTENO)</text:p>
          </table:table-cell>
          <table:table-cell table:style-name="ce208" table:number-columns-repeated="3"/>
          <table:table-cell table:style-name="ce215" office:value-type="float" office:value="50" calcext:value-type="float">
            <text:p>50.00 </text:p>
          </table:table-cell>
          <table:table-cell table:style-name="ce208"/>
          <table:table-cell table:style-name="ce215" office:value-type="float" office:value="1299.35" calcext:value-type="float">
            <text:p>1,299.35 </text:p>
          </table:table-cell>
          <table:table-cell office:value-type="string" calcext:value-type="string">
            <text:p>Factura # 900 Hallon Sarcos</text:p>
          </table:table-cell>
          <table:table-cell office:value-type="float" office:value="50" calcext:value-type="float">
            <text:p>50</text:p>
          </table:table-cell>
          <table:table-cell table:style-name="ce221" table:formula="of:=[.M46]*0.12" office:value-type="float" office:value="6" calcext:value-type="float">
            <text:p>6.00</text:p>
          </table:table-cell>
          <table:table-cell table:style-name="ce221" table:formula="of:=[.M46]*0.0175" office:value-type="float" office:value="0.875" calcext:value-type="float">
            <text:p>0.88</text:p>
          </table:table-cell>
          <table:table-cell table:style-name="ce221" table:formula="of:=[.N46]*0.7" office:value-type="float" office:value="4.2" calcext:value-type="float">
            <text:p>4.20</text:p>
          </table:table-cell>
          <table:table-cell table:style-name="ce221" table:formula="of:=([.M46]-[.O46])+([.N46]-[.P46])" office:value-type="float" office:value="50.925" calcext:value-type="float">
            <text:p>50.93</text:p>
          </table:table-cell>
          <table:table-cell office:value-type="string" calcext:value-type="string">
            <text:p>Produbanco</text:p>
          </table:table-cell>
          <table:table-cell office:value-type="float" office:value="50.92" calcext:value-type="float">
            <text:p>50.92</text:p>
          </table:table-cell>
          <table:table-cell office:value-type="float" office:value="16990212" calcext:value-type="float">
            <text:p>16990212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ce185" office:value-type="string" calcext:value-type="string">
            <text:p>DF-30</text:p>
          </table:table-cell>
          <table:table-cell table:style-name="ce196" office:value-type="date" office:date-value="2021-11-16" calcext:value-type="date">
            <text:p>16-nov-21</text:p>
          </table:table-cell>
          <table:table-cell table:style-name="ce201" office:value-type="string" calcext:value-type="string">
            <text:p>Fact # 903 HAL001-HALLON SARCOS LUIS HENRY MANTENIMIENTO DE HARDWARE Y SOFTWARE, REPARACIÓN DE VISAGRAS, SSD 480GB (DISCO DURO SÓLIDO) Y BATERIA PARA DPTO. SITEMA/F.RODRIGUEZ</text:p>
          </table:table-cell>
          <table:table-cell table:style-name="ce208" table:number-columns-repeated="3"/>
          <table:table-cell table:style-name="ce215" office:value-type="float" office:value="229" calcext:value-type="float">
            <text:p>229.00 </text:p>
          </table:table-cell>
          <table:table-cell table:style-name="ce208"/>
          <table:table-cell table:style-name="ce215" office:value-type="float" office:value="1528.35" calcext:value-type="float">
            <text:p>1,528.35 </text:p>
          </table:table-cell>
          <table:table-cell office:value-type="string" calcext:value-type="string">
            <text:p>Factura #903 hallon sarcos luis mantenimiento de hardware y software</text:p>
          </table:table-cell>
          <table:table-cell office:value-type="float" office:value="229" calcext:value-type="float">
            <text:p>229</text:p>
          </table:table-cell>
          <table:table-cell table:style-name="ce221" table:formula="of:=[.M47]*0.12" office:value-type="float" office:value="27.48" calcext:value-type="float">
            <text:p>27.48</text:p>
          </table:table-cell>
          <table:table-cell table:style-name="ce221" table:formula="of:=[.M47]*0.0175" office:value-type="float" office:value="4.0075" calcext:value-type="float">
            <text:p>4.01</text:p>
          </table:table-cell>
          <table:table-cell table:style-name="ce221" table:formula="of:=5.54+6.3" office:value-type="float" office:value="11.84" calcext:value-type="float">
            <text:p>11.84</text:p>
          </table:table-cell>
          <table:table-cell table:style-name="ce221" table:formula="of:=([.M47]-[.O47])+([.N47]-[.P47])" office:value-type="float" office:value="240.6325" calcext:value-type="float">
            <text:p>240.63</text:p>
          </table:table-cell>
          <table:table-cell office:value-type="string" calcext:value-type="string">
            <text:p>Produbanco</text:p>
          </table:table-cell>
          <table:table-cell office:value-type="float" office:value="240.63" calcext:value-type="float">
            <text:p>240.63</text:p>
          </table:table-cell>
          <table:table-cell office:value-type="float" office:value="890957179" calcext:value-type="float">
            <text:p>890957179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ce186" office:value-type="string" calcext:value-type="string">
            <text:p>DF-24</text:p>
          </table:table-cell>
          <table:table-cell table:style-name="ce197" office:value-type="date" office:date-value="2021-11-26" calcext:value-type="date">
            <text:p>26-nov-21</text:p>
          </table:table-cell>
          <table:table-cell table:style-name="ce202" office:value-type="string" calcext:value-type="string">
            <text:p>Fact # 8096 ALD003-ALDAS ROMERO ERIK ANDRES MANTENIMIENTO DE SOFTWARE Y HARDWARE, SSD KINGSTON A400 480GB SATA-III 2.5, MEMORIA RAM KINGSTON 8GB Y BATERIA 14-AC</text:p>
          </table:table-cell>
          <table:table-cell table:number-columns-repeated="3"/>
          <table:table-cell table:style-name="ce216" office:value-type="float" office:value="315" calcext:value-type="float">
            <text:p>315.00 </text:p>
          </table:table-cell>
          <table:table-cell/>
          <table:table-cell table:style-name="ce215" office:value-type="float" office:value="1843.35" calcext:value-type="float">
            <text:p>1,843.35 </text:p>
          </table:table-cell>
          <table:table-cell office:value-type="string" calcext:value-type="string">
            <text:p>Factura #8096 de Tenosmart de mantenimiento</text:p>
          </table:table-cell>
          <table:table-cell office:value-type="float" office:value="315" calcext:value-type="float">
            <text:p>315</text:p>
          </table:table-cell>
          <table:table-cell table:style-name="ce221" table:formula="of:=[.M48]*0.12" office:value-type="float" office:value="37.8" calcext:value-type="float">
            <text:p>37.80</text:p>
          </table:table-cell>
          <table:table-cell table:style-name="ce221" table:formula="of:=1.1+4.81" office:value-type="float" office:value="5.91" calcext:value-type="float">
            <text:p>5.91</text:p>
          </table:table-cell>
          <table:table-cell table:style-name="ce221" table:formula="of:=3.36+9.9" office:value-type="float" office:value="13.26" calcext:value-type="float">
            <text:p>13.26</text:p>
          </table:table-cell>
          <table:table-cell table:style-name="ce221" table:formula="of:=([.M48]-[.O48])+([.N48]-[.P48])" office:value-type="float" office:value="333.63" calcext:value-type="float">
            <text:p>333.63</text:p>
          </table:table-cell>
          <table:table-cell office:value-type="string" calcext:value-type="string">
            <text:p>Produbanco</text:p>
          </table:table-cell>
          <table:table-cell office:value-type="float" office:value="333.63" calcext:value-type="float">
            <text:p>333.63</text:p>
          </table:table-cell>
          <table:table-cell office:value-type="float" office:value="890499425" calcext:value-type="float">
            <text:p>890499425</text:p>
          </table:table-cell>
          <table:table-cell table:number-columns-repeated="1004"/>
        </table:table-row>
        <table:table-row table:style-name="ro9">
          <table:table-cell table:style-name="ce231" office:value-type="string" calcext:value-type="string">
            <text:p>Cuenta</text:p>
          </table:table-cell>
          <table:table-cell table:style-name="ce202" office:value-type="string" calcext:value-type="string">
            <text:p>51010125 <text:s text:c="2"/>MANTENIMIENTO Y REP. DE OFICINA</text:p>
          </table:table-cell>
          <table:table-cell table:number-columns-repeated="1022"/>
        </table:table-row>
        <table:table-row table:style-name="ro9">
          <table:table-cell table:number-columns-repeated="2"/>
          <table:table-cell table:style-name="ce185" office:value-type="string" calcext:value-type="string">
            <text:p>DF-1</text:p>
          </table:table-cell>
          <table:table-cell table:style-name="ce196" office:value-type="date" office:date-value="2021-11-01" calcext:value-type="date">
            <text:p>01-nov-21</text:p>
          </table:table-cell>
          <table:table-cell table:style-name="ce201" office:value-type="string" calcext:value-type="string">
            <text:p>Fact # 420 BUS009-BUSTAMANTE JORDAN WILBER ENRIQUE SERVICIOS POR PINTAR OFICINA LINKOTEL/KENNEDY</text:p>
          </table:table-cell>
          <table:table-cell table:style-name="ce208" table:number-columns-repeated="3"/>
          <table:table-cell table:style-name="ce215" office:value-type="float" office:value="500" calcext:value-type="float">
            <text:p>500.00 </text:p>
          </table:table-cell>
          <table:table-cell table:style-name="ce208"/>
          <table:table-cell table:style-name="ce215" office:value-type="float" office:value="1173.47" calcext:value-type="float">
            <text:p>1,173.47 </text:p>
          </table:table-cell>
          <table:table-cell office:value-type="string" calcext:value-type="string">
            <text:p>Factura #420 por pintada de oficina</text:p>
          </table:table-cell>
          <table:table-cell office:value-type="float" office:value="500" calcext:value-type="float">
            <text:p>500</text:p>
          </table:table-cell>
          <table:table-cell table:style-name="ce221" table:formula="of:=[.M50]*0.12" office:value-type="float" office:value="60" calcext:value-type="float">
            <text:p>60.00</text:p>
          </table:table-cell>
          <table:table-cell table:style-name="ce221" table:formula="of:=[.M50]*0.0175" office:value-type="float" office:value="8.75" calcext:value-type="float">
            <text:p>8.75</text:p>
          </table:table-cell>
          <table:table-cell table:style-name="ce221" table:formula="of:=[.N50]*0.7" office:value-type="float" office:value="42" calcext:value-type="float">
            <text:p>42.00</text:p>
          </table:table-cell>
          <table:table-cell table:style-name="ce221" table:formula="of:=([.M50]-[.O50])+([.N50]-[.P50])" office:value-type="float" office:value="509.25" calcext:value-type="float">
            <text:p>509.25</text:p>
          </table:table-cell>
          <table:table-cell office:value-type="string" calcext:value-type="string">
            <text:p>Produbanco</text:p>
          </table:table-cell>
          <table:table-cell office:value-type="float" office:value="209.25" calcext:value-type="float">
            <text:p>209.25</text:p>
          </table:table-cell>
          <table:table-cell office:value-type="float" office:value="881473659" calcext:value-type="float">
            <text:p>881473659</text:p>
          </table:table-cell>
          <table:table-cell table:number-columns-repeated="1004"/>
        </table:table-row>
        <table:table-row table:style-name="ro9">
          <table:table-cell table:style-name="ce232" office:value-type="string" calcext:value-type="string">
            <text:p>Auxiliar</text:p>
          </table:table-cell>
          <table:table-cell table:style-name="ce186" office:value-type="string" calcext:value-type="string">
            <text:p>GG <text:s text:c="2"/>GG0013 <text:s text:c="2"/>MANTEN. Y REPARAC. DE VEHICULOS</text:p>
          </table:table-cell>
          <table:table-cell table:number-columns-repeated="7"/>
          <table:table-cell table:style-name="ce240" office:value-type="string" calcext:value-type="string">
            <text:p>Saldo Inicial</text:p>
          </table:table-cell>
          <table:table-cell table:style-name="ce215" office:value-type="float" office:value="1677.06" calcext:value-type="float">
            <text:p>1,677.06 </text:p>
          </table:table-cell>
          <table:table-cell table:number-columns-repeated="1013"/>
        </table:table-row>
        <table:table-row table:style-name="ro9">
          <table:table-cell table:number-columns-repeated="10"/>
          <table:table-cell table:style-name="ce208"/>
          <table:table-cell table:number-columns-repeated="1013"/>
        </table:table-row>
        <table:table-row table:style-name="ro8">
          <table:table-cell table:number-columns-repeated="2"/>
          <table:table-cell table:style-name="ce185" office:value-type="string" calcext:value-type="string">
            <text:p>DF-5</text:p>
          </table:table-cell>
          <table:table-cell table:style-name="ce196" office:value-type="date" office:date-value="2021-09-06" calcext:value-type="date">
            <text:p>06-sep-21</text:p>
          </table:table-cell>
          <table:table-cell table:style-name="ce201" office:value-type="string" calcext:value-type="string">
            <text:p>Fact # 36305 TAB002-TABAREZ TABAREZ HECTOR RENEE COMPRA DE BATERIA (EV6-096411) Y PROTECTOR DE BATERIA</text:p>
          </table:table-cell>
          <table:table-cell table:style-name="ce208" table:number-columns-repeated="3"/>
          <table:table-cell table:style-name="ce215" office:value-type="float" office:value="98.21" calcext:value-type="float">
            <text:p>98.21 </text:p>
          </table:table-cell>
          <table:table-cell/>
          <table:table-cell table:style-name="ce215" office:value-type="float" office:value="1775.27" calcext:value-type="float">
            <text:p>1,775.27 </text:p>
          </table:table-cell>
          <table:table-cell office:value-type="string" calcext:value-type="string">
            <text:p>Pago de Pacturas de Mantenimiento</text:p>
          </table:table-cell>
          <table:table-cell office:value-type="float" office:value="98.21" calcext:value-type="float">
            <text:p>98.21</text:p>
          </table:table-cell>
          <table:table-cell table:style-name="ce221" table:formula="of:=[.M53]*0.12" office:value-type="float" office:value="11.7852" calcext:value-type="float">
            <text:p>11.79</text:p>
          </table:table-cell>
          <table:table-cell table:style-name="ce221" table:formula="of:=[.M53]*0.0175" office:value-type="float" office:value="1.718675" calcext:value-type="float">
            <text:p>1.72</text:p>
          </table:table-cell>
          <table:table-cell table:style-name="ce221" table:formula="of:=[.N53]*0.3" office:value-type="float" office:value="3.53556" calcext:value-type="float">
            <text:p>3.54</text:p>
          </table:table-cell>
          <table:table-cell table:style-name="ce221" table:formula="of:=([.M53]-[.O53])+([.N53]-[.P53])" office:value-type="float" office:value="104.740965" calcext:value-type="float">
            <text:p>104.74</text:p>
          </table:table-cell>
          <table:table-cell office:value-type="string" calcext:value-type="string">
            <text:p>Pacifico</text:p>
          </table:table-cell>
          <table:table-cell office:value-type="float" office:value="189.74" calcext:value-type="float">
            <text:p>189.74</text:p>
          </table:table-cell>
          <table:table-cell/>
          <table:table-cell office:value-type="string" calcext:value-type="string">
            <text:p>en conjunto con otros reembolsos</text:p>
          </table:table-cell>
          <table:table-cell table:number-columns-repeated="1003"/>
        </table:table-row>
        <table:table-row table:style-name="ro8">
          <table:table-cell table:number-columns-repeated="2"/>
          <table:table-cell table:style-name="ce185" office:value-type="string" calcext:value-type="string">
            <text:p>DR-3183</text:p>
          </table:table-cell>
          <table:table-cell table:style-name="ce196" office:value-type="date" office:date-value="2021-09-13" calcext:value-type="date">
            <text:p>13-sep-21</text:p>
          </table:table-cell>
          <table:table-cell table:style-name="ce201" office:value-type="string" calcext:value-type="string">
            <text:p>NVta # 66 ROS013-ROSADO GARCIA JONATHAN LEONARDO COMPRA DE DOS LLANTAS POWER TRACK</text:p>
          </table:table-cell>
          <table:table-cell table:style-name="ce208" table:number-columns-repeated="3"/>
          <table:table-cell table:style-name="ce215" office:value-type="float" office:value="212.5" calcext:value-type="float">
            <text:p>212.50 </text:p>
          </table:table-cell>
          <table:table-cell/>
          <table:table-cell table:style-name="ce215" office:value-type="float" office:value="1987.77" calcext:value-type="float">
            <text:p>1,987.77 </text:p>
          </table:table-cell>
          <table:table-cell office:value-type="string" calcext:value-type="string">
            <text:p>Pago de Pacturas de Mantenimiento</text:p>
          </table:table-cell>
          <table:table-cell table:style-name="ce261" office:value-type="float" office:value="212.5" calcext:value-type="float">
            <text:p>212.50 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1474.3" calcext:value-type="float">
            <text:p>1474.3</text:p>
          </table:table-cell>
          <table:table-cell office:value-type="float" office:value="866485433" calcext:value-type="float">
            <text:p>866485433</text:p>
          </table:table-cell>
          <table:table-cell table:number-columns-repeated="1004"/>
        </table:table-row>
        <table:table-row table:style-name="ro8">
          <table:table-cell table:number-columns-repeated="2"/>
          <table:table-cell table:style-name="ce185" office:value-type="string" calcext:value-type="string">
            <text:p>DR-3184</text:p>
          </table:table-cell>
          <table:table-cell table:style-name="ce196" office:value-type="date" office:date-value="2021-09-13" calcext:value-type="date">
            <text:p>13-sep-21</text:p>
          </table:table-cell>
          <table:table-cell table:style-name="ce201" office:value-type="string" calcext:value-type="string">
            <text:p>NVta # 65 ROS013-ROSADO GARCIA JONATHAN LEONARDO COMPRA DE DOS LLANTAS POWER TRACK</text:p>
          </table:table-cell>
          <table:table-cell table:style-name="ce208" table:number-columns-repeated="3"/>
          <table:table-cell table:style-name="ce215" office:value-type="float" office:value="212.5" calcext:value-type="float">
            <text:p>212.50 </text:p>
          </table:table-cell>
          <table:table-cell/>
          <table:table-cell table:style-name="ce215" office:value-type="float" office:value="2200.27" calcext:value-type="float">
            <text:p>2,200.27 </text:p>
          </table:table-cell>
          <table:table-cell office:value-type="string" calcext:value-type="string">
            <text:p>Pago de Pacturas de Mantenimiento</text:p>
          </table:table-cell>
          <table:table-cell table:style-name="ce261" office:value-type="float" office:value="212.5" calcext:value-type="float">
            <text:p>212.50 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1474.3" calcext:value-type="float">
            <text:p>1474.3</text:p>
          </table:table-cell>
          <table:table-cell office:value-type="float" office:value="866485433" calcext:value-type="float">
            <text:p>866485433</text:p>
          </table:table-cell>
          <table:table-cell table:number-columns-repeated="1004"/>
        </table:table-row>
        <table:table-row table:style-name="ro8">
          <table:table-cell table:number-columns-repeated="2"/>
          <table:table-cell table:style-name="ce185" office:value-type="string" calcext:value-type="string">
            <text:p>DR-3185</text:p>
          </table:table-cell>
          <table:table-cell table:style-name="ce196" office:value-type="date" office:date-value="2021-09-14" calcext:value-type="date">
            <text:p>14-sep-21</text:p>
          </table:table-cell>
          <table:table-cell table:style-name="ce201" office:value-type="string" calcext:value-type="string">
            <text:p>NVta # 67 ROS013-ROSADO GARCIA JONATHAN LEONARDO COMPRA DE JUEGO DE CABLE DE BUJÍAS, DOS AMORTIZADORES POSTERIORES, <text:s/>ARTICULACIÓN, BARRA LIN, 6 BUJÍAS</text:p>
          </table:table-cell>
          <table:table-cell table:style-name="ce208" table:number-columns-repeated="3"/>
          <table:table-cell table:style-name="ce215" office:value-type="float" office:value="393" calcext:value-type="float">
            <text:p>393.00 </text:p>
          </table:table-cell>
          <table:table-cell/>
          <table:table-cell table:style-name="ce215" office:value-type="float" office:value="2593.27" calcext:value-type="float">
            <text:p>2,593.27 </text:p>
          </table:table-cell>
          <table:table-cell office:value-type="string" calcext:value-type="string">
            <text:p>Pago de Pacturas de Mantenimiento</text:p>
          </table:table-cell>
          <table:table-cell table:style-name="ce261" office:value-type="float" office:value="393" calcext:value-type="float">
            <text:p>393.00 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1474.3" calcext:value-type="float">
            <text:p>1474.3</text:p>
          </table:table-cell>
          <table:table-cell office:value-type="float" office:value="866485433" calcext:value-type="float">
            <text:p>866485433</text:p>
          </table:table-cell>
          <table:table-cell table:number-columns-repeated="1004"/>
        </table:table-row>
        <table:table-row table:style-name="ro8">
          <table:table-cell table:number-columns-repeated="2"/>
          <table:table-cell table:style-name="ce185" office:value-type="string" calcext:value-type="string">
            <text:p>DR-3186</text:p>
          </table:table-cell>
          <table:table-cell table:style-name="ce196" office:value-type="date" office:date-value="2021-09-14" calcext:value-type="date">
            <text:p>14-sep-21</text:p>
          </table:table-cell>
          <table:table-cell table:style-name="ce201" office:value-type="string" calcext:value-type="string">
            <text:p>NVta # 68 ROS013-ROSADO GARCIA JONATHAN LEONARDO COMPRA DE JUEGO DE PASTILLAS DELANTERAS Y POSTERIORES X4, DOS TERMINALES, TRES REFRIGERANTES, REENCAUCHE BASE DE MOTOR POSTERIOR</text:p>
          </table:table-cell>
          <table:table-cell table:style-name="ce208" table:number-columns-repeated="3"/>
          <table:table-cell table:style-name="ce215" office:value-type="float" office:value="295.3" calcext:value-type="float">
            <text:p>295.30 </text:p>
          </table:table-cell>
          <table:table-cell/>
          <table:table-cell table:style-name="ce215" office:value-type="float" office:value="2888.57" calcext:value-type="float">
            <text:p>2,888.57 </text:p>
          </table:table-cell>
          <table:table-cell office:value-type="string" calcext:value-type="string">
            <text:p>Pago de Pacturas de Mantenimiento</text:p>
          </table:table-cell>
          <table:table-cell table:style-name="ce261" office:value-type="float" office:value="295.3" calcext:value-type="float">
            <text:p>295.30 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1474.3" calcext:value-type="float">
            <text:p>1474.3</text:p>
          </table:table-cell>
          <table:table-cell office:value-type="float" office:value="866485433" calcext:value-type="float">
            <text:p>866485433</text:p>
          </table:table-cell>
          <table:table-cell table:number-columns-repeated="1004"/>
        </table:table-row>
        <table:table-row table:style-name="ro8">
          <table:table-cell table:number-columns-repeated="2"/>
          <table:table-cell table:style-name="ce185" office:value-type="string" calcext:value-type="string">
            <text:p>DR-3187</text:p>
          </table:table-cell>
          <table:table-cell table:style-name="ce196" office:value-type="date" office:date-value="2021-09-16" calcext:value-type="date">
            <text:p>16-sep-21</text:p>
          </table:table-cell>
          <table:table-cell table:style-name="ce201" office:value-type="string" calcext:value-type="string">
            <text:p>NVta # 69 ROS013-ROSADO GARCIA JONATHAN LEONARDO COMPRA DE TREN DELANTERO, CAMBIO DE MANZANA, AMORTIGUADORES, BOCINAS, BUJÍAS, REFRIGERANTES, ACEITE, LIQUIDO DE FRENO</text:p>
          </table:table-cell>
          <table:table-cell table:style-name="ce208" table:number-columns-repeated="3"/>
          <table:table-cell table:style-name="ce215" office:value-type="float" office:value="400" calcext:value-type="float">
            <text:p>400.00 </text:p>
          </table:table-cell>
          <table:table-cell/>
          <table:table-cell table:style-name="ce215" office:value-type="float" office:value="3288.57" calcext:value-type="float">
            <text:p>3,288.57 </text:p>
          </table:table-cell>
          <table:table-cell office:value-type="string" calcext:value-type="string">
            <text:p>Pago de Pacturas de Mantenimiento</text:p>
          </table:table-cell>
          <table:table-cell table:style-name="ce261" office:value-type="float" office:value="400" calcext:value-type="float">
            <text:p>400.00 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1474.3" calcext:value-type="float">
            <text:p>1474.3</text:p>
          </table:table-cell>
          <table:table-cell office:value-type="float" office:value="866485433" calcext:value-type="float">
            <text:p>866485433</text:p>
          </table:table-cell>
          <table:table-cell table:number-columns-repeated="1004"/>
        </table:table-row>
        <table:table-row table:style-name="ro8">
          <table:table-cell table:number-columns-repeated="2"/>
          <table:table-cell table:style-name="ce185" office:value-type="string" calcext:value-type="string">
            <text:p>DR-3188</text:p>
          </table:table-cell>
          <table:table-cell table:style-name="ce196" office:value-type="date" office:date-value="2021-09-17" calcext:value-type="date">
            <text:p>17-sep-21</text:p>
          </table:table-cell>
          <table:table-cell table:style-name="ce201" office:value-type="string" calcext:value-type="string">
            <text:p>NVta # 70 ROS013-ROSADO GARCIA JONATHAN LEONARDO SERVICIO POR CAMBIO DE ACEITE, LIMPIEZA DE INYECTORES, CUERPO DE ACELERACIÓN, CAMBIO DE ACEITE DE CAJA, CAMBIO DE CARTER DE MOTOR</text:p>
          </table:table-cell>
          <table:table-cell table:style-name="ce208" table:number-columns-repeated="3"/>
          <table:table-cell table:style-name="ce215" office:value-type="float" office:value="379" calcext:value-type="float">
            <text:p>379.00 </text:p>
          </table:table-cell>
          <table:table-cell/>
          <table:table-cell table:style-name="ce215" office:value-type="float" office:value="3667.57" calcext:value-type="float">
            <text:p>3,667.57 </text:p>
          </table:table-cell>
          <table:table-cell office:value-type="string" calcext:value-type="string">
            <text:p>Pago de Pacturas de Mantenimiento</text:p>
          </table:table-cell>
          <table:table-cell table:style-name="ce261" office:value-type="float" office:value="379" calcext:value-type="float">
            <text:p>379.00 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1474.3" calcext:value-type="float">
            <text:p>1474.3</text:p>
          </table:table-cell>
          <table:table-cell office:value-type="float" office:value="866485433" calcext:value-type="float">
            <text:p>866485433</text:p>
          </table:table-cell>
          <table:table-cell table:number-columns-repeated="1004"/>
        </table:table-row>
        <table:table-row table:style-name="ro8">
          <table:table-cell table:number-columns-repeated="2"/>
          <table:table-cell table:style-name="ce185" office:value-type="string" calcext:value-type="string">
            <text:p>DR-3189</text:p>
          </table:table-cell>
          <table:table-cell table:style-name="ce196" office:value-type="date" office:date-value="2021-09-18" calcext:value-type="date">
            <text:p>18-sep-21</text:p>
          </table:table-cell>
          <table:table-cell table:style-name="ce201" office:value-type="string" calcext:value-type="string">
            <text:p>NVta # 71 ROS013-ROSADO GARCIA JONATHAN LEONARDO SERVICIO POR CAMBIO DE KIT (CALIPER, RETENEDOR, GUARDAPOLVO, MORDAZA DERECHA)</text:p>
          </table:table-cell>
          <table:table-cell table:style-name="ce208" table:number-columns-repeated="3"/>
          <table:table-cell table:style-name="ce215" office:value-type="float" office:value="120" calcext:value-type="float">
            <text:p>120.00 </text:p>
          </table:table-cell>
          <table:table-cell/>
          <table:table-cell table:style-name="ce215" office:value-type="float" office:value="3787.57" calcext:value-type="float">
            <text:p>3,787.57 </text:p>
          </table:table-cell>
          <table:table-cell office:value-type="string" calcext:value-type="string">
            <text:p>Pago de Pacturas de Mantenimiento</text:p>
          </table:table-cell>
          <table:table-cell table:style-name="ce261" office:value-type="float" office:value="120" calcext:value-type="float">
            <text:p>120.00 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1474.3" calcext:value-type="float">
            <text:p>1474.3</text:p>
          </table:table-cell>
          <table:table-cell office:value-type="float" office:value="866485433" calcext:value-type="float">
            <text:p>866485433</text:p>
          </table:table-cell>
          <table:table-cell table:number-columns-repeated="1004"/>
        </table:table-row>
        <table:table-row table:style-name="ro8">
          <table:table-cell table:number-columns-repeated="2"/>
          <table:table-cell table:style-name="ce185" office:value-type="string" calcext:value-type="string">
            <text:p>DR-3190</text:p>
          </table:table-cell>
          <table:table-cell table:style-name="ce196" office:value-type="date" office:date-value="2021-09-20" calcext:value-type="date">
            <text:p>20-sep-21</text:p>
          </table:table-cell>
          <table:table-cell table:style-name="ce201" office:value-type="string" calcext:value-type="string">
            <text:p>NVta # 73 ROS013-ROSADO GARCIA JONATHAN LEONARDO SERVICIO POR FILTRO DE CABINA, RECARGA DE GAS, DESMONTAJE, CAMBIO DE CARBONES, MANTENIMIENTO Y MONTAJE DE BLOWER</text:p>
          </table:table-cell>
          <table:table-cell table:style-name="ce208" table:number-columns-repeated="3"/>
          <table:table-cell table:style-name="ce215" office:value-type="float" office:value="147" calcext:value-type="float">
            <text:p>147.00 </text:p>
          </table:table-cell>
          <table:table-cell/>
          <table:table-cell table:style-name="ce215" office:value-type="float" office:value="3934.57" calcext:value-type="float">
            <text:p>3,934.57 </text:p>
          </table:table-cell>
          <table:table-cell office:value-type="string" calcext:value-type="string">
            <text:p>Pago de Pacturas de Mantenimiento</text:p>
          </table:table-cell>
          <table:table-cell table:style-name="ce261" office:value-type="float" office:value="147" calcext:value-type="float">
            <text:p>147.00 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1474.3" calcext:value-type="float">
            <text:p>1474.3</text:p>
          </table:table-cell>
          <table:table-cell office:value-type="float" office:value="866485433" calcext:value-type="float">
            <text:p>866485433</text:p>
          </table:table-cell>
          <table:table-cell table:number-columns-repeated="1004"/>
        </table:table-row>
        <table:table-row table:style-name="ro8">
          <table:table-cell table:number-columns-repeated="2"/>
          <table:table-cell table:style-name="ce185" office:value-type="string" calcext:value-type="string">
            <text:p>DR-3180</text:p>
          </table:table-cell>
          <table:table-cell table:style-name="ce196" office:value-type="date" office:date-value="2021-09-22" calcext:value-type="date">
            <text:p>22-sep-21</text:p>
          </table:table-cell>
          <table:table-cell table:style-name="ce201" office:value-type="string" calcext:value-type="string">
            <text:p>NVta # 74 ROS013-ROSADO GARCIA JONATHAN LEONARDO LIMPIEZA, MANTENIMIENTO Y CAMBIO DE CARBONES DEL MOTOR Y REENCAUCHE BASE MOTOR DELANTERO</text:p>
          </table:table-cell>
          <table:table-cell table:style-name="ce208" table:number-columns-repeated="3"/>
          <table:table-cell table:style-name="ce215" office:value-type="float" office:value="115" calcext:value-type="float">
            <text:p>115.00 </text:p>
          </table:table-cell>
          <table:table-cell/>
          <table:table-cell table:style-name="ce215" office:value-type="float" office:value="4049.57" calcext:value-type="float">
            <text:p>4,049.57 </text:p>
          </table:table-cell>
          <table:table-cell office:value-type="string" calcext:value-type="string">
            <text:p>Pago de Pacturas de Mantenimiento</text:p>
          </table:table-cell>
          <table:table-cell table:style-name="ce261" office:value-type="float" office:value="115" calcext:value-type="float">
            <text:p>115.00 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1474.3" calcext:value-type="float">
            <text:p>1474.3</text:p>
          </table:table-cell>
          <table:table-cell office:value-type="float" office:value="866485433" calcext:value-type="float">
            <text:p>866485433</text:p>
          </table:table-cell>
          <table:table-cell table:number-columns-repeated="1004"/>
        </table:table-row>
        <table:table-row table:style-name="ro9">
          <table:table-cell table:style-name="ce232" office:value-type="string" calcext:value-type="string">
            <text:p>Auxiliar</text:p>
          </table:table-cell>
          <table:table-cell table:style-name="ce186" office:value-type="string" calcext:value-type="string">
            <text:p>GG <text:s text:c="2"/>GG0045 <text:s text:c="2"/>IMPUESTO RETENCIÓN EN LA FUENTE-IVA</text:p>
          </table:table-cell>
          <table:table-cell table:number-columns-repeated="7"/>
          <table:table-cell table:style-name="ce240" office:value-type="string" calcext:value-type="string">
            <text:p>Saldo Inicial</text:p>
          </table:table-cell>
          <table:table-cell table:style-name="ce215" office:value-type="float" office:value="16.81" calcext:value-type="float">
            <text:p>16.81 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86" office:value-type="string" calcext:value-type="string">
            <text:p>SE-13</text:p>
          </table:table-cell>
          <table:table-cell table:style-name="ce197" office:value-type="date" office:date-value="2021-09-16" calcext:value-type="date">
            <text:p>16-sep-21</text:p>
          </table:table-cell>
          <table:table-cell table:style-name="ce202" office:value-type="string" calcext:value-type="string">
            <text:p>Registro-Contabilización Ajuste por asumir valor de retención#11004 Factura#7586 Setel S.A.</text:p>
          </table:table-cell>
          <table:table-cell table:number-columns-repeated="3"/>
          <table:table-cell table:style-name="ce216" office:value-type="float" office:value="3.06" calcext:value-type="float">
            <text:p>3.06 </text:p>
          </table:table-cell>
          <table:table-cell/>
          <table:table-cell table:style-name="ce215" office:value-type="float" office:value="19.87" calcext:value-type="float">
            <text:p>19.87 </text:p>
          </table:table-cell>
          <table:table-cell office:value-type="string" calcext:value-type="string">
            <text:p>por Reembolso</text:p>
          </table:table-cell>
          <table:table-cell office:value-type="float" office:value="3.06" calcext:value-type="float">
            <text:p>3.06</text:p>
          </table:table-cell>
          <table:table-cell table:number-columns-repeated="1011"/>
        </table:table-row>
        <table:table-row table:style-name="ro8">
          <table:table-cell table:number-columns-repeated="2"/>
          <table:table-cell table:style-name="ce185" office:value-type="string" calcext:value-type="string">
            <text:p>OC-1</text:p>
          </table:table-cell>
          <table:table-cell table:style-name="ce196" office:value-type="date" office:date-value="2021-10-07" calcext:value-type="date">
            <text:p>07-oct-21</text:p>
          </table:table-cell>
          <table:table-cell table:style-name="ce201" office:value-type="string" calcext:value-type="string">
            <text:p>Registro-Contabilización Ajuste por asumir valor de retención#10053 factura#1774 Ortiz Luque Sergio</text:p>
          </table:table-cell>
          <table:table-cell table:style-name="ce208" table:number-columns-repeated="3"/>
          <table:table-cell table:style-name="ce216" office:value-type="float" office:value="7.25" calcext:value-type="float">
            <text:p>7.25 </text:p>
          </table:table-cell>
          <table:table-cell/>
          <table:table-cell table:style-name="ce215" office:value-type="float" office:value="27.12" calcext:value-type="float">
            <text:p>27.12 </text:p>
          </table:table-cell>
          <table:table-cell office:value-type="string" calcext:value-type="string">
            <text:p>Factura #1774</text:p>
          </table:table-cell>
          <table:table-cell office:value-type="float" office:value="7.25" calcext:value-type="float">
            <text:p>7.25</text:p>
          </table:table-cell>
          <table:table-cell table:style-name="ce221" table:number-columns-repeated="4"/>
          <table:table-cell table:number-columns-repeated="1007"/>
        </table:table-row>
        <table:table-row table:style-name="ro9">
          <table:table-cell table:number-columns-repeated="2"/>
          <table:table-cell table:style-name="ce186" office:value-type="string" calcext:value-type="string">
            <text:p>DI-9</text:p>
          </table:table-cell>
          <table:table-cell table:style-name="ce197" office:value-type="date" office:date-value="2021-12-02" calcext:value-type="date">
            <text:p>02-dic-21</text:p>
          </table:table-cell>
          <table:table-cell table:style-name="ce202" office:value-type="string" calcext:value-type="string">
            <text:p>Registro-Contabilización Factura#8335 Aldas Romero Erick Andres por asumir retención#10180</text:p>
          </table:table-cell>
          <table:table-cell table:number-columns-repeated="3"/>
          <table:table-cell table:style-name="ce216" office:value-type="float" office:value="3.75" calcext:value-type="float">
            <text:p>3.75 </text:p>
          </table:table-cell>
          <table:table-cell/>
          <table:table-cell table:style-name="ce215" office:value-type="float" office:value="30.87" calcext:value-type="float">
            <text:p>30.87 </text:p>
          </table:table-cell>
          <table:table-cell office:value-type="string" calcext:value-type="string">
            <text:p>por Reembolso</text:p>
          </table:table-cell>
          <table:table-cell office:value-type="float" office:value="3.75" calcext:value-type="float">
            <text:p>3.75</text:p>
          </table:table-cell>
          <table:table-cell table:number-columns-repeated="1011"/>
        </table:table-row>
        <table:table-row table:style-name="ro9">
          <table:table-cell table:number-columns-repeated="2"/>
          <table:table-cell table:style-name="ce186" office:value-type="string" calcext:value-type="string">
            <text:p>DI-3</text:p>
          </table:table-cell>
          <table:table-cell table:style-name="ce197" office:value-type="date" office:date-value="2021-12-13" calcext:value-type="date">
            <text:p>13-dic-21</text:p>
          </table:table-cell>
          <table:table-cell table:style-name="ce202" office:value-type="string" calcext:value-type="string">
            <text:p>Registro-Contabilización OTECEL S.A. Ajuste por cambios de chip según FACT#621457/RTE#10177/cancelado por F.Rodriguez/Efectivo (EST/CTA:Periodo 08-Nov-2021 al 07-Dic-2021)</text:p>
          </table:table-cell>
          <table:table-cell table:number-columns-repeated="3"/>
          <table:table-cell table:style-name="ce216" office:value-type="float" office:value="0.22" calcext:value-type="float">
            <text:p>0.22 </text:p>
          </table:table-cell>
          <table:table-cell/>
          <table:table-cell table:style-name="ce215" office:value-type="float" office:value="31.09" calcext:value-type="float">
            <text:p>31.09 </text:p>
          </table:table-cell>
          <table:table-cell office:value-type="string" calcext:value-type="string">
            <text:p>por Reembolso</text:p>
          </table:table-cell>
          <table:table-cell office:value-type="float" office:value="0.22" calcext:value-type="float">
            <text:p>0.22</text:p>
          </table:table-cell>
          <table:table-cell table:number-columns-repeated="1011"/>
        </table:table-row>
        <table:table-row table:style-name="ro9">
          <table:table-cell table:number-columns-repeated="2"/>
          <table:table-cell table:style-name="ce186" office:value-type="string" calcext:value-type="string">
            <text:p>NDL-5</text:p>
          </table:table-cell>
          <table:table-cell table:style-name="ce197" office:value-type="date" office:date-value="2021-12-13" calcext:value-type="date">
            <text:p>13-dic-21</text:p>
          </table:table-cell>
          <table:table-cell table:style-name="ce202" office:value-type="string" calcext:value-type="string">
            <text:p>N/D PACIFICO CANCELACIÓN DE FACTURA#80868352 OTECEL (POR RTE#10177/FACT#621457 CAMBIO DE CHIP/F.RODRIGUEZ)</text:p>
          </table:table-cell>
          <table:table-cell table:number-columns-repeated="4"/>
          <table:table-cell table:style-name="ce259" office:value-type="float" office:value="0.22" calcext:value-type="float">
            <text:p>-0.22</text:p>
          </table:table-cell>
          <table:table-cell table:style-name="ce215" office:value-type="float" office:value="30.87" calcext:value-type="float">
            <text:p>30.87 </text:p>
          </table:table-cell>
          <table:table-cell office:value-type="string" calcext:value-type="string">
            <text:p>por Reembolso</text:p>
          </table:table-cell>
          <table:table-cell office:value-type="float" office:value="-0.22" calcext:value-type="float">
            <text:p>-0.22</text:p>
          </table:table-cell>
          <table:table-cell table:number-columns-repeated="1011"/>
        </table:table-row>
        <table:table-row table:style-name="ro9">
          <table:table-cell table:number-columns-repeated="2"/>
          <table:table-cell table:style-name="ce186" office:value-type="string" calcext:value-type="string">
            <text:p>DI-7</text:p>
          </table:table-cell>
          <table:table-cell table:style-name="ce197" office:value-type="date" office:date-value="2021-12-14" calcext:value-type="date">
            <text:p>14-dic-21</text:p>
          </table:table-cell>
          <table:table-cell table:style-name="ce202" office:value-type="string" calcext:value-type="string">
            <text:p>Registro-Contabilización Factura#13730 Corp. Favorita C.A. por asumir retención#10216</text:p>
          </table:table-cell>
          <table:table-cell table:number-columns-repeated="3"/>
          <table:table-cell table:style-name="ce216" office:value-type="float" office:value="15.04" calcext:value-type="float">
            <text:p>15.04 </text:p>
          </table:table-cell>
          <table:table-cell/>
          <table:table-cell table:style-name="ce215" office:value-type="float" office:value="45.91" calcext:value-type="float">
            <text:p>45.91 </text:p>
          </table:table-cell>
          <table:table-cell office:value-type="string" calcext:value-type="string">
            <text:p>Factura #13730 a la favorita</text:p>
          </table:table-cell>
          <table:table-cell office:value-type="float" office:value="15.04" calcext:value-type="float">
            <text:p>15.04</text:p>
          </table:table-cell>
          <table:table-cell table:number-columns-repeated="1011"/>
        </table:table-row>
        <table:table-row table:style-name="ro9">
          <table:table-cell table:number-columns-repeated="2"/>
          <table:table-cell table:style-name="ce186" office:value-type="string" calcext:value-type="string">
            <text:p>NDL-21</text:p>
          </table:table-cell>
          <table:table-cell table:style-name="ce197" office:value-type="date" office:date-value="2021-12-14" calcext:value-type="date">
            <text:p>14-dic-21</text:p>
          </table:table-cell>
          <table:table-cell table:style-name="ce202" office:value-type="string" calcext:value-type="string">
            <text:p>N/D PRODUBANCO REEMBOLSO POR GASTOS A MANUEL MERELO MES DE DIC 2021, FACTURA#16746, #16747, #16748 AYCART VINCENZINI CARRASCO PIERO THOMAS</text:p>
          </table:table-cell>
          <table:table-cell table:number-columns-repeated="3"/>
          <table:table-cell table:style-name="ce216" office:value-type="float" office:value="1.41" calcext:value-type="float">
            <text:p>1.41 </text:p>
          </table:table-cell>
          <table:table-cell/>
          <table:table-cell table:style-name="ce215" office:value-type="float" office:value="47.32" calcext:value-type="float">
            <text:p>47.32 </text:p>
          </table:table-cell>
          <table:table-cell office:value-type="string" calcext:value-type="string">
            <text:p>por Reembolso</text:p>
          </table:table-cell>
          <table:table-cell office:value-type="float" office:value="1.41" calcext:value-type="float">
            <text:p>1.41</text:p>
          </table:table-cell>
          <table:table-cell table:number-columns-repeated="1011"/>
        </table:table-row>
        <table:table-row table:style-name="ro9">
          <table:table-cell table:number-columns-repeated="2"/>
          <table:table-cell table:style-name="ce186" office:value-type="string" calcext:value-type="string">
            <text:p>DI-8</text:p>
          </table:table-cell>
          <table:table-cell table:style-name="ce197" office:value-type="date" office:date-value="2021-12-17" calcext:value-type="date">
            <text:p>17-dic-21</text:p>
          </table:table-cell>
          <table:table-cell table:style-name="ce202" office:value-type="string" calcext:value-type="string">
            <text:p>Registro-Contabilización Factura#13736 Corp. Favorita C.A. por asumir retención#10233</text:p>
          </table:table-cell>
          <table:table-cell table:number-columns-repeated="3"/>
          <table:table-cell table:style-name="ce216" office:value-type="float" office:value="4.36" calcext:value-type="float">
            <text:p>4.36 </text:p>
          </table:table-cell>
          <table:table-cell/>
          <table:table-cell table:style-name="ce215" office:value-type="float" office:value="51.68" calcext:value-type="float">
            <text:p>51.68 </text:p>
          </table:table-cell>
          <table:table-cell office:value-type="string" calcext:value-type="string">
            <text:p>Factura #13736, la favorita por contenedores </text:p>
          </table:table-cell>
          <table:table-cell office:value-type="float" office:value="4.36" calcext:value-type="float">
            <text:p>4.36</text:p>
          </table:table-cell>
          <table:table-cell table:number-columns-repeated="1011"/>
        </table:table-row>
        <table:table-row table:style-name="ro9">
          <table:table-cell table:style-name="ce232" office:value-type="string" calcext:value-type="string">
            <text:p>Auxiliar</text:p>
          </table:table-cell>
          <table:table-cell table:style-name="ce186" office:value-type="string" calcext:value-type="string">
            <text:p>GG <text:s text:c="2"/>GG0063 <text:s text:c="2"/>ICE</text:p>
          </table:table-cell>
          <table:table-cell table:number-columns-repeated="7"/>
          <table:table-cell table:style-name="ce240" office:value-type="string" calcext:value-type="string">
            <text:p>Saldo Inicial</text:p>
          </table:table-cell>
          <table:table-cell table:style-name="ce215" office:value-type="float" office:value="770.55" calcext:value-type="float">
            <text:p>770.55 </text:p>
          </table:table-cell>
          <table:table-cell table:number-columns-repeated="1013"/>
        </table:table-row>
        <table:table-row table:style-name="ro8">
          <table:table-cell table:number-columns-repeated="2"/>
          <table:table-cell table:style-name="ce185" office:value-type="string" calcext:value-type="string">
            <text:p>DF-30</text:p>
          </table:table-cell>
          <table:table-cell table:style-name="ce196" office:value-type="date" office:date-value="2021-09-03" calcext:value-type="date">
            <text:p>03-sep-21</text:p>
          </table:table-cell>
          <table:table-cell table:style-name="ce201" office:value-type="string" calcext:value-type="string">
            <text:p>Fact # 179739292 PAC005-CORPORACION NACIONAL DE TELECOMUNICACIONES CNT EP PENSION BASICA SERVICIO#43805540 MES AGOSTO-2021 POR TRONCAL</text:p>
          </table:table-cell>
          <table:table-cell table:style-name="ce208" table:number-columns-repeated="3"/>
          <table:table-cell table:style-name="ce215" office:value-type="float" office:value="18" calcext:value-type="float">
            <text:p>18.00 </text:p>
          </table:table-cell>
          <table:table-cell table:style-name="ce208"/>
          <table:table-cell table:style-name="ce215" office:value-type="float" office:value="788.55" calcext:value-type="float">
            <text:p>788.55 </text:p>
          </table:table-cell>
          <table:table-cell office:value-type="string" calcext:value-type="string">
            <text:p>Factura con ICE</text:p>
          </table:table-cell>
          <table:table-cell office:value-type="float" office:value="18" calcext:value-type="float">
            <text:p>18</text:p>
          </table:table-cell>
          <table:table-cell table:style-name="ce221" table:formula="of:=[.M73]*0.12" office:value-type="float" office:value="2.16" calcext:value-type="float">
            <text:p>2.16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1" table:formula="of:=([.M73]-[.O73])+([.N73]-[.P73])" office:value-type="float" office:value="20.16" calcext:value-type="float">
            <text:p>20.16</text:p>
          </table:table-cell>
          <table:table-cell office:value-type="string" calcext:value-type="string">
            <text:p>Pacifico</text:p>
          </table:table-cell>
          <table:table-cell office:value-type="float" office:value="1174.88" calcext:value-type="float">
            <text:p>1174.88</text:p>
          </table:table-cell>
          <table:table-cell table:number-columns-repeated="1005"/>
        </table:table-row>
        <table:table-row table:style-name="ro8">
          <table:table-cell table:number-columns-repeated="2"/>
          <table:table-cell table:style-name="ce185" office:value-type="string" calcext:value-type="string">
            <text:p>DF-33</text:p>
          </table:table-cell>
          <table:table-cell table:style-name="ce196" office:value-type="date" office:date-value="2021-09-03" calcext:value-type="date">
            <text:p>03-sep-21</text:p>
          </table:table-cell>
          <table:table-cell table:style-name="ce201" office:value-type="string" calcext:value-type="string">
            <text:p>Fact # 179739295 PAC005-CORPORACION NACIONAL DE TELECOMUNICACIONES CNT EP CONSUMO TELÉFONICO#42682706 MES DE AGOSTO 2021</text:p>
          </table:table-cell>
          <table:table-cell table:style-name="ce208" table:number-columns-repeated="3"/>
          <table:table-cell table:style-name="ce215" office:value-type="float" office:value="1.8" calcext:value-type="float">
            <text:p>1.80 </text:p>
          </table:table-cell>
          <table:table-cell table:style-name="ce208"/>
          <table:table-cell table:style-name="ce215" office:value-type="float" office:value="790.35" calcext:value-type="float">
            <text:p>790.35 </text:p>
          </table:table-cell>
          <table:table-cell office:value-type="string" calcext:value-type="string">
            <text:p>Factura con ICE</text:p>
          </table:table-cell>
          <table:table-cell office:value-type="float" office:value="1.8" calcext:value-type="float">
            <text:p>1.8</text:p>
          </table:table-cell>
          <table:table-cell table:style-name="ce221" table:formula="of:=[.M74]*0.12" office:value-type="float" office:value="0.216" calcext:value-type="float">
            <text:p>0.22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1" table:formula="of:=([.M74]-[.O74])+([.N74]-[.P74])" office:value-type="float" office:value="2.016" calcext:value-type="float">
            <text:p>2.02</text:p>
          </table:table-cell>
          <table:table-cell table:number-columns-repeated="1007"/>
        </table:table-row>
        <table:table-row table:style-name="ro9">
          <table:table-cell table:number-columns-repeated="2"/>
          <table:table-cell table:style-name="ce186" office:value-type="string" calcext:value-type="string">
            <text:p>DF-35</text:p>
          </table:table-cell>
          <table:table-cell table:style-name="ce197" office:value-type="date" office:date-value="2021-09-08" calcext:value-type="date">
            <text:p>08-sep-21</text:p>
          </table:table-cell>
          <table:table-cell table:style-name="ce202" office:value-type="string" calcext:value-type="string">
            <text:p>Fact # 78425796 OTE001-OTECEL S.A PLAN CORP. PERIODO 08-AGO-2021 AL 07-SEP-2021</text:p>
          </table:table-cell>
          <table:table-cell table:number-columns-repeated="3"/>
          <table:table-cell table:style-name="ce216" office:value-type="float" office:value="63" calcext:value-type="float">
            <text:p>63.00 </text:p>
          </table:table-cell>
          <table:table-cell/>
          <table:table-cell table:style-name="ce215" office:value-type="float" office:value="853.35" calcext:value-type="float">
            <text:p>853.35 </text:p>
          </table:table-cell>
          <table:table-cell table:number-columns-repeated="1013"/>
        </table:table-row>
        <table:table-row table:style-name="ro8">
          <table:table-cell table:number-columns-repeated="2"/>
          <table:table-cell table:style-name="ce185" office:value-type="string" calcext:value-type="string">
            <text:p>DF-19</text:p>
          </table:table-cell>
          <table:table-cell table:style-name="ce196" office:value-type="date" office:date-value="2021-10-03" calcext:value-type="date">
            <text:p>03-oct-21</text:p>
          </table:table-cell>
          <table:table-cell table:style-name="ce201" office:value-type="string" calcext:value-type="string">
            <text:p>Fact # 181442515 PAC005-CORPORACION NACIONAL DE TELECOMUNICACIONES CNT EP PENSIÓN BÁSICA SERVICIO#23820600 MES DE SEP-2021 POR TRONCAL SIP/QUITO/ENLACE 10 CANALES LLAMADA DE VOZ</text:p>
          </table:table-cell>
          <table:table-cell table:style-name="ce208" table:number-columns-repeated="3"/>
          <table:table-cell table:style-name="ce215" office:value-type="float" office:value="18" calcext:value-type="float">
            <text:p>18.00 </text:p>
          </table:table-cell>
          <table:table-cell table:style-name="ce208"/>
          <table:table-cell table:style-name="ce215" office:value-type="float" office:value="871.35" calcext:value-type="float">
            <text:p>871.35 </text:p>
          </table:table-cell>
          <table:table-cell office:value-type="string" calcext:value-type="string">
            <text:p>Factura con ICE</text:p>
          </table:table-cell>
          <table:table-cell office:value-type="float" office:value="18" calcext:value-type="float">
            <text:p>18</text:p>
          </table:table-cell>
          <table:table-cell table:style-name="ce221" table:formula="of:=[.M76]*0.12" office:value-type="float" office:value="2.16" calcext:value-type="float">
            <text:p>2.16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1" table:formula="of:=([.M76]-[.O76])+([.N76]-[.P76])" office:value-type="float" office:value="20.16" calcext:value-type="float">
            <text:p>20.16</text:p>
          </table:table-cell>
          <table:table-cell office:value-type="string" calcext:value-type="string">
            <text:p>Banco del Pacifico</text:p>
          </table:table-cell>
          <table:table-cell office:value-type="float" office:value="1104.41" calcext:value-type="float">
            <text:p>1104.41</text:p>
          </table:table-cell>
          <table:table-cell office:value-type="float" office:value="39043465" calcext:value-type="float">
            <text:p>39043465</text:p>
          </table:table-cell>
          <table:table-cell table:number-columns-repeated="1004"/>
        </table:table-row>
        <table:table-row table:style-name="ro8">
          <table:table-cell table:number-columns-repeated="2"/>
          <table:table-cell table:style-name="ce185" office:value-type="string" calcext:value-type="string">
            <text:p>DF-20</text:p>
          </table:table-cell>
          <table:table-cell table:style-name="ce196" office:value-type="date" office:date-value="2021-10-03" calcext:value-type="date">
            <text:p>03-oct-21</text:p>
          </table:table-cell>
          <table:table-cell table:style-name="ce201" office:value-type="string" calcext:value-type="string">
            <text:p>Fact # 181442516 PAC005-CORPORACION NACIONAL DE TELECOMUNICACIONES CNT EP PENSION BASICA SERVICIO#43805540 MES DE SEP-2021 POR TRONCAL</text:p>
          </table:table-cell>
          <table:table-cell table:style-name="ce208" table:number-columns-repeated="3"/>
          <table:table-cell table:style-name="ce215" office:value-type="float" office:value="18" calcext:value-type="float">
            <text:p>18.00 </text:p>
          </table:table-cell>
          <table:table-cell table:style-name="ce208"/>
          <table:table-cell table:style-name="ce215" office:value-type="float" office:value="889.35" calcext:value-type="float">
            <text:p>889.35 </text:p>
          </table:table-cell>
          <table:table-cell office:value-type="string" calcext:value-type="string">
            <text:p>Factura con ICE</text:p>
          </table:table-cell>
          <table:table-cell office:value-type="float" office:value="18" calcext:value-type="float">
            <text:p>18</text:p>
          </table:table-cell>
          <table:table-cell table:style-name="ce221" table:formula="of:=[.M77]*0.12" office:value-type="float" office:value="2.16" calcext:value-type="float">
            <text:p>2.16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1" table:formula="of:=([.M77]-[.O77])+([.N77]-[.P77])" office:value-type="float" office:value="20.16" calcext:value-type="float">
            <text:p>20.16</text:p>
          </table:table-cell>
          <table:table-cell office:value-type="string" calcext:value-type="string">
            <text:p>Banco del Pacifico</text:p>
          </table:table-cell>
          <table:table-cell office:value-type="float" office:value="1104.41" calcext:value-type="float">
            <text:p>1104.41</text:p>
          </table:table-cell>
          <table:table-cell office:value-type="float" office:value="39043465" calcext:value-type="float">
            <text:p>39043465</text:p>
          </table:table-cell>
          <table:table-cell table:number-columns-repeated="1004"/>
        </table:table-row>
        <table:table-row table:style-name="ro8">
          <table:table-cell table:number-columns-repeated="2"/>
          <table:table-cell table:style-name="ce185" office:value-type="string" calcext:value-type="string">
            <text:p>DF-23</text:p>
          </table:table-cell>
          <table:table-cell table:style-name="ce196" office:value-type="date" office:date-value="2021-10-03" calcext:value-type="date">
            <text:p>03-oct-21</text:p>
          </table:table-cell>
          <table:table-cell table:style-name="ce201" office:value-type="string" calcext:value-type="string">
            <text:p>Fact # 181442519 PAC005-CORPORACION NACIONAL DE TELECOMUNICACIONES CNT EP CONSUMO TELEFÓNICO MES DE SEP-2021, TEF:42682706</text:p>
          </table:table-cell>
          <table:table-cell table:style-name="ce208" table:number-columns-repeated="3"/>
          <table:table-cell table:style-name="ce215" office:value-type="float" office:value="1.8" calcext:value-type="float">
            <text:p>1.80 </text:p>
          </table:table-cell>
          <table:table-cell table:style-name="ce208"/>
          <table:table-cell table:style-name="ce215" office:value-type="float" office:value="891.15" calcext:value-type="float">
            <text:p>891.15 </text:p>
          </table:table-cell>
          <table:table-cell office:value-type="string" calcext:value-type="string">
            <text:p>Factura con ICE</text:p>
          </table:table-cell>
          <table:table-cell office:value-type="float" office:value="1.8" calcext:value-type="float">
            <text:p>1.8</text:p>
          </table:table-cell>
          <table:table-cell table:style-name="ce221" table:formula="of:=[.M78]*0.12" office:value-type="float" office:value="0.216" calcext:value-type="float">
            <text:p>0.22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1" table:formula="of:=([.M78]-[.O78])+([.N78]-[.P78])" office:value-type="float" office:value="2.016" calcext:value-type="float">
            <text:p>2.02</text:p>
          </table:table-cell>
          <table:table-cell office:value-type="string" calcext:value-type="string">
            <text:p>Banco del Pacifico</text:p>
          </table:table-cell>
          <table:table-cell office:value-type="float" office:value="1104.41" calcext:value-type="float">
            <text:p>1104.41</text:p>
          </table:table-cell>
          <table:table-cell office:value-type="float" office:value="39043465" calcext:value-type="float">
            <text:p>39043465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ce186" office:value-type="string" calcext:value-type="string">
            <text:p>DF-32</text:p>
          </table:table-cell>
          <table:table-cell table:style-name="ce197" office:value-type="date" office:date-value="2021-10-08" calcext:value-type="date">
            <text:p>08-oct-21</text:p>
          </table:table-cell>
          <table:table-cell table:style-name="ce202" office:value-type="string" calcext:value-type="string">
            <text:p>Fact # 7925736 OTE001-OTECEL S.A PLAN CORP. PERIODO 08-SEP-2021 AL 07-OCT-2021</text:p>
          </table:table-cell>
          <table:table-cell table:number-columns-repeated="3"/>
          <table:table-cell table:style-name="ce216" office:value-type="float" office:value="64.66" calcext:value-type="float">
            <text:p>64.66 </text:p>
          </table:table-cell>
          <table:table-cell/>
          <table:table-cell table:style-name="ce215" office:value-type="float" office:value="955.81" calcext:value-type="float">
            <text:p>955.81 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86" office:value-type="string" calcext:value-type="string">
            <text:p>DF-42</text:p>
          </table:table-cell>
          <table:table-cell table:style-name="ce197" office:value-type="date" office:date-value="2021-11-03" calcext:value-type="date">
            <text:p>03-nov-21</text:p>
          </table:table-cell>
          <table:table-cell table:style-name="ce202" office:value-type="string" calcext:value-type="string">
            <text:p>Fact # 183291592 PAC005-CORPORACION NACIONAL DE TELECOMUNICACIONES CNT EP PENSIÓN BÁSICA SERVICIO#23820600 MES DE OCT-2021 POR TRONCAL SIP/QUITO/ENLACE 10 CANALES LLAMADA DE VOZ</text:p>
          </table:table-cell>
          <table:table-cell table:number-columns-repeated="3"/>
          <table:table-cell table:style-name="ce216" office:value-type="float" office:value="18" calcext:value-type="float">
            <text:p>18.00 </text:p>
          </table:table-cell>
          <table:table-cell/>
          <table:table-cell table:style-name="ce215" office:value-type="float" office:value="973.81" calcext:value-type="float">
            <text:p>973.81 </text:p>
          </table:table-cell>
          <table:table-cell office:value-type="string" calcext:value-type="string">
            <text:p>Factura con ICE</text:p>
          </table:table-cell>
          <table:table-cell office:value-type="float" office:value="18" calcext:value-type="float">
            <text:p>18</text:p>
          </table:table-cell>
          <table:table-cell table:style-name="ce221" table:formula="of:=[.M80]*0.12" office:value-type="float" office:value="2.16" calcext:value-type="float">
            <text:p>2.16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1" table:formula="of:=([.M80]-[.O80])+([.N80]-[.P80])" office:value-type="float" office:value="20.16" calcext:value-type="float">
            <text:p>20.16</text:p>
          </table:table-cell>
          <table:table-cell office:value-type="string" calcext:value-type="string">
            <text:p>Banco del Pacifico</text:p>
          </table:table-cell>
          <table:table-cell office:value-type="float" office:value="653.15" calcext:value-type="float">
            <text:p>653.15</text:p>
          </table:table-cell>
          <table:table-cell office:value-type="float" office:value="39981506" calcext:value-type="float">
            <text:p>39981506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ce186" office:value-type="string" calcext:value-type="string">
            <text:p>DF-43</text:p>
          </table:table-cell>
          <table:table-cell table:style-name="ce197" office:value-type="date" office:date-value="2021-11-03" calcext:value-type="date">
            <text:p>03-nov-21</text:p>
          </table:table-cell>
          <table:table-cell table:style-name="ce202" office:value-type="string" calcext:value-type="string">
            <text:p>Fact # 183291593 PAC005-CORPORACION NACIONAL DE TELECOMUNICACIONES CNT EP PENSION BASICA SERVICIO#43805540 MES DE OCT-2021 POR TRONCAL</text:p>
          </table:table-cell>
          <table:table-cell table:number-columns-repeated="3"/>
          <table:table-cell table:style-name="ce216" office:value-type="float" office:value="18" calcext:value-type="float">
            <text:p>18.00 </text:p>
          </table:table-cell>
          <table:table-cell/>
          <table:table-cell table:style-name="ce215" office:value-type="float" office:value="991.81" calcext:value-type="float">
            <text:p>991.81 </text:p>
          </table:table-cell>
          <table:table-cell office:value-type="string" calcext:value-type="string">
            <text:p>Factura con ICE</text:p>
          </table:table-cell>
          <table:table-cell office:value-type="float" office:value="18" calcext:value-type="float">
            <text:p>18</text:p>
          </table:table-cell>
          <table:table-cell table:style-name="ce221" table:formula="of:=[.M81]*0.12" office:value-type="float" office:value="2.16" calcext:value-type="float">
            <text:p>2.16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1" table:formula="of:=([.M81]-[.O81])+([.N81]-[.P81])" office:value-type="float" office:value="20.16" calcext:value-type="float">
            <text:p>20.16</text:p>
          </table:table-cell>
          <table:table-cell office:value-type="string" calcext:value-type="string">
            <text:p>Banco del Pacifico</text:p>
          </table:table-cell>
          <table:table-cell office:value-type="float" office:value="653.15" calcext:value-type="float">
            <text:p>653.15</text:p>
          </table:table-cell>
          <table:table-cell office:value-type="float" office:value="39981506" calcext:value-type="float">
            <text:p>39981506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ce186" office:value-type="string" calcext:value-type="string">
            <text:p>DF-45</text:p>
          </table:table-cell>
          <table:table-cell table:style-name="ce197" office:value-type="date" office:date-value="2021-11-03" calcext:value-type="date">
            <text:p>03-nov-21</text:p>
          </table:table-cell>
          <table:table-cell table:style-name="ce202" office:value-type="string" calcext:value-type="string">
            <text:p>Fact # 183291595 PAC005-CORPORACION NACIONAL DE TELECOMUNICACIONES CNT EP CONSUMO TELEFÓNICO MES DE OCT-2021, TEF:42682706</text:p>
          </table:table-cell>
          <table:table-cell table:number-columns-repeated="3"/>
          <table:table-cell table:style-name="ce216" office:value-type="float" office:value="1.8" calcext:value-type="float">
            <text:p>1.80 </text:p>
          </table:table-cell>
          <table:table-cell/>
          <table:table-cell table:style-name="ce215" office:value-type="float" office:value="993.61" calcext:value-type="float">
            <text:p>993.61 </text:p>
          </table:table-cell>
          <table:table-cell office:value-type="string" calcext:value-type="string">
            <text:p>Factura con ICE</text:p>
          </table:table-cell>
          <table:table-cell office:value-type="float" office:value="1.8" calcext:value-type="float">
            <text:p>1.8</text:p>
          </table:table-cell>
          <table:table-cell table:style-name="ce221" table:formula="of:=[.M82]*0.12" office:value-type="float" office:value="0.216" calcext:value-type="float">
            <text:p>0.22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1" table:formula="of:=([.M82]-[.O82])+([.N82]-[.P82])" office:value-type="float" office:value="2.016" calcext:value-type="float">
            <text:p>2.02</text:p>
          </table:table-cell>
          <table:table-cell office:value-type="string" calcext:value-type="string">
            <text:p>Banco del Pacifico</text:p>
          </table:table-cell>
          <table:table-cell office:value-type="float" office:value="653.15" calcext:value-type="float">
            <text:p>653.15</text:p>
          </table:table-cell>
          <table:table-cell office:value-type="float" office:value="39981506" calcext:value-type="float">
            <text:p>39981506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ce186" office:value-type="string" calcext:value-type="string">
            <text:p>DF-20</text:p>
          </table:table-cell>
          <table:table-cell table:style-name="ce197" office:value-type="date" office:date-value="2021-11-08" calcext:value-type="date">
            <text:p>08-nov-21</text:p>
          </table:table-cell>
          <table:table-cell table:style-name="ce202" office:value-type="string" calcext:value-type="string">
            <text:p>Fact # 79960683 OTE001-OTECEL S.A PLAN CORP. PERIODO 08-OCT-2021 AL 07-NOV-2021</text:p>
          </table:table-cell>
          <table:table-cell table:number-columns-repeated="3"/>
          <table:table-cell table:style-name="ce216" office:value-type="float" office:value="325.07" calcext:value-type="float">
            <text:p>325.07 </text:p>
          </table:table-cell>
          <table:table-cell/>
          <table:table-cell table:style-name="ce215" office:value-type="float" office:value="1318.68" calcext:value-type="float">
            <text:p>1,318.68 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86" office:value-type="string" calcext:value-type="string">
            <text:p>DF-20</text:p>
          </table:table-cell>
          <table:table-cell table:style-name="ce197" office:value-type="date" office:date-value="2021-11-08" calcext:value-type="date">
            <text:p>08-nov-21</text:p>
          </table:table-cell>
          <table:table-cell table:style-name="ce202" office:value-type="string" calcext:value-type="string">
            <text:p>Fact # 79960683 OTE001-OTECEL S.A PLAN CORP. PERIODO 08-OCT-2021 AL 07-NOV-2021</text:p>
          </table:table-cell>
          <table:table-cell table:number-columns-repeated="3"/>
          <table:table-cell table:style-name="ce216" office:value-type="float" office:value="65.12" calcext:value-type="float">
            <text:p>65.12 </text:p>
          </table:table-cell>
          <table:table-cell/>
          <table:table-cell table:style-name="ce215" office:value-type="float" office:value="1383.8" calcext:value-type="float">
            <text:p>1,383.80 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86" office:value-type="string" calcext:value-type="string">
            <text:p>DF-38</text:p>
          </table:table-cell>
          <table:table-cell table:style-name="ce197" office:value-type="date" office:date-value="2021-12-03" calcext:value-type="date">
            <text:p>03-dic-21</text:p>
          </table:table-cell>
          <table:table-cell table:style-name="ce202" office:value-type="string" calcext:value-type="string">
            <text:p>Fact # 185362777 PAC005-CORPORACION NACIONAL DE TELECOMUNICACIONES CNT EP PENSION BASICA SERVICIO#43805540 MES DE NOV-2021 POR TRONCAL</text:p>
          </table:table-cell>
          <table:table-cell table:number-columns-repeated="3"/>
          <table:table-cell table:style-name="ce216" office:value-type="float" office:value="18" calcext:value-type="float">
            <text:p>18.00 </text:p>
          </table:table-cell>
          <table:table-cell/>
          <table:table-cell table:style-name="ce215" office:value-type="float" office:value="1401.8" calcext:value-type="float">
            <text:p>1,401.80 </text:p>
          </table:table-cell>
          <table:table-cell office:value-type="string" calcext:value-type="string">
            <text:p>Factura con ICE</text:p>
          </table:table-cell>
          <table:table-cell office:value-type="float" office:value="18" calcext:value-type="float">
            <text:p>18</text:p>
          </table:table-cell>
          <table:table-cell table:style-name="ce221" table:formula="of:=[.M85]*0.12" office:value-type="float" office:value="2.16" calcext:value-type="float">
            <text:p>2.16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1" table:formula="of:=([.M85]-[.O85])+([.N85]-[.P85])" office:value-type="float" office:value="20.16" calcext:value-type="float">
            <text:p>20.16</text:p>
          </table:table-cell>
          <table:table-cell office:value-type="string" calcext:value-type="string">
            <text:p>Banco del Pacifico</text:p>
          </table:table-cell>
          <table:table-cell office:value-type="float" office:value="497.09" calcext:value-type="float">
            <text:p>497.09</text:p>
          </table:table-cell>
          <table:table-cell office:value-type="float" office:value="40953631" calcext:value-type="float">
            <text:p>40953631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ce186" office:value-type="string" calcext:value-type="string">
            <text:p>DF-40</text:p>
          </table:table-cell>
          <table:table-cell table:style-name="ce197" office:value-type="date" office:date-value="2021-12-03" calcext:value-type="date">
            <text:p>03-dic-21</text:p>
          </table:table-cell>
          <table:table-cell table:style-name="ce202" office:value-type="string" calcext:value-type="string">
            <text:p>Fact # 1853627 PAC005-CORPORACION NACIONAL DE TELECOMUNICACIONES CNT EP CONSUMO TELEFÓNICO MES DE NOV-2021, TEF:42682706</text:p>
          </table:table-cell>
          <table:table-cell table:number-columns-repeated="3"/>
          <table:table-cell table:style-name="ce216" office:value-type="float" office:value="1.8" calcext:value-type="float">
            <text:p>1.80 </text:p>
          </table:table-cell>
          <table:table-cell/>
          <table:table-cell table:style-name="ce215" office:value-type="float" office:value="1403.6" calcext:value-type="float">
            <text:p>1,403.60 </text:p>
          </table:table-cell>
          <table:table-cell office:value-type="string" calcext:value-type="string">
            <text:p>Factura con ICE</text:p>
          </table:table-cell>
          <table:table-cell office:value-type="float" office:value="1.8" calcext:value-type="float">
            <text:p>1.8</text:p>
          </table:table-cell>
          <table:table-cell table:style-name="ce221" table:formula="of:=[.M86]*0.12" office:value-type="float" office:value="0.216" calcext:value-type="float">
            <text:p>0.22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1" table:formula="of:=([.M86]-[.O86])+([.N86]-[.P86])" office:value-type="float" office:value="2.016" calcext:value-type="float">
            <text:p>2.02</text:p>
          </table:table-cell>
          <table:table-cell office:value-type="string" calcext:value-type="string">
            <text:p>Banco del Pacifico</text:p>
          </table:table-cell>
          <table:table-cell office:value-type="float" office:value="497.09" calcext:value-type="float">
            <text:p>497.09</text:p>
          </table:table-cell>
          <table:table-cell office:value-type="float" office:value="40953631" calcext:value-type="float">
            <text:p>40953631</text:p>
          </table:table-cell>
          <table:table-cell table:number-columns-repeated="1004"/>
        </table:table-row>
        <table:table-row table:style-name="ro9">
          <table:table-cell table:style-name="ce232" office:value-type="string" calcext:value-type="string">
            <text:p>Auxiliar</text:p>
          </table:table-cell>
          <table:table-cell table:style-name="ce186" office:value-type="string" calcext:value-type="string">
            <text:p>GG <text:s text:c="2"/>ICV006 <text:s text:c="2"/>PATENTE DE COMERCIANTES</text:p>
          </table:table-cell>
          <table:table-cell table:number-columns-repeated="7"/>
          <table:table-cell table:style-name="ce240" office:value-type="string" calcext:value-type="string">
            <text:p>Saldo Inicial</text:p>
          </table:table-cell>
          <table:table-cell table:style-name="ce215" office:value-type="float" office:value="0" calcext:value-type="float">
            <text:p>0.00 </text:p>
          </table:table-cell>
          <table:table-cell table:number-columns-repeated="1013"/>
        </table:table-row>
        <table:table-row table:style-name="ro8">
          <table:table-cell table:style-name="ce208" table:number-columns-repeated="2"/>
          <table:table-cell table:style-name="ce185" office:value-type="string" calcext:value-type="string">
            <text:p>EG-2</text:p>
          </table:table-cell>
          <table:table-cell table:style-name="ce196" office:value-type="date" office:date-value="2021-09-02" calcext:value-type="date">
            <text:p>02-sep-21</text:p>
          </table:table-cell>
          <table:table-cell table:style-name="ce201" office:value-type="string" calcext:value-type="string">
            <text:p>M.I. MUNICIPALIDAD DE GUAYAQUIL, PAGO DE PATENTE MUNICIPAL AÑOS DEL 2016 AL 2021</text:p>
          </table:table-cell>
          <table:table-cell table:style-name="ce208" table:number-columns-repeated="3"/>
          <table:table-cell table:style-name="ce215" office:value-type="float" office:value="7325.99" calcext:value-type="float">
            <text:p>7,325.99 </text:p>
          </table:table-cell>
          <table:table-cell/>
          <table:table-cell table:style-name="ce215" office:value-type="float" office:value="7325.99" calcext:value-type="float">
            <text:p>7,325.99 </text:p>
          </table:table-cell>
          <table:table-cell office:value-type="string" calcext:value-type="string">
            <text:p>Pago de 6 facturas municipales </text:p>
          </table:table-cell>
          <table:table-cell office:value-type="float" office:value="7325.99" calcext:value-type="float">
            <text:p>7325.99</text:p>
          </table:table-cell>
          <table:table-cell table:number-columns-repeated="1011"/>
        </table:table-row>
        <table:table-row table:style-name="ro9">
          <table:table-cell table:style-name="ce231" office:value-type="string" calcext:value-type="string">
            <text:p>Cuenta</text:p>
          </table:table-cell>
          <table:table-cell table:style-name="ce202" office:value-type="string" calcext:value-type="string">
            <text:p>51030304 <text:s text:c="2"/>CENTRAL <text:s/>KENNEDY <text:s/>LINKOTEL</text:p>
          </table:table-cell>
          <table:table-cell table:number-columns-repeated="1022"/>
        </table:table-row>
        <table:table-row table:style-name="ro8">
          <table:table-cell table:number-columns-repeated="2"/>
          <table:table-cell table:style-name="ce185" office:value-type="string" calcext:value-type="string">
            <text:p>DF-26</text:p>
          </table:table-cell>
          <table:table-cell table:style-name="ce196" office:value-type="date" office:date-value="2021-09-21" calcext:value-type="date">
            <text:p>21-sep-21</text:p>
          </table:table-cell>
          <table:table-cell table:style-name="ce201" office:value-type="string" calcext:value-type="string">
            <text:p>Fact # 39541 COP004-COPIADORA ECUATORIANA CIA LTDA ECUACOPIA SERVICIO ARRIENDO <text:s/>IMPRESORAS BASE Y B/N #898 SEP/2021</text:p>
          </table:table-cell>
          <table:table-cell table:style-name="ce208" table:number-columns-repeated="3"/>
          <table:table-cell table:style-name="ce215" office:value-type="float" office:value="56.67" calcext:value-type="float">
            <text:p>56.67 </text:p>
          </table:table-cell>
          <table:table-cell table:style-name="ce208"/>
          <table:table-cell table:style-name="ce215" office:value-type="float" office:value="499.9" calcext:value-type="float">
            <text:p>499.90 </text:p>
          </table:table-cell>
          <table:table-cell office:value-type="string" calcext:value-type="string">
            <text:p>Factura #39541 de grupo ecuacopia por copias</text:p>
          </table:table-cell>
          <table:table-cell table:style-name="ce221" office:value-type="float" office:value="56.67" calcext:value-type="float">
            <text:p>56.67</text:p>
          </table:table-cell>
          <table:table-cell table:style-name="ce221" table:formula="of:=[.M90]*0.12" office:value-type="float" office:value="6.8004" calcext:value-type="float">
            <text:p>6.80</text:p>
          </table:table-cell>
          <table:table-cell table:style-name="ce221" table:formula="of:=[.M90]*0.0275" office:value-type="float" office:value="1.558425" calcext:value-type="float">
            <text:p>1.56</text:p>
          </table:table-cell>
          <table:table-cell table:style-name="ce221" office:value-type="float" office:value="0" calcext:value-type="float">
            <text:p>0.00</text:p>
          </table:table-cell>
          <table:table-cell table:style-name="ce221" table:formula="of:=([.M90]-[.O90])+([.N90]-[.P90])" office:value-type="float" office:value="61.911975" calcext:value-type="float">
            <text:p>61.91</text:p>
          </table:table-cell>
          <table:table-cell office:value-type="string" calcext:value-type="string">
            <text:p>Produbanco</text:p>
          </table:table-cell>
          <table:table-cell office:value-type="float" office:value="61.91" calcext:value-type="float">
            <text:p>61.91</text:p>
          </table:table-cell>
          <table:table-cell office:value-type="float" office:value="866501735" calcext:value-type="float">
            <text:p>866501735</text:p>
          </table:table-cell>
          <table:table-cell table:number-columns-repeated="1004"/>
        </table:table-row>
        <table:table-row table:style-name="ro8">
          <table:table-cell table:number-columns-repeated="2"/>
          <table:table-cell table:style-name="ce185" office:value-type="string" calcext:value-type="string">
            <text:p>DF-7</text:p>
          </table:table-cell>
          <table:table-cell table:style-name="ce196" office:value-type="date" office:date-value="2021-10-13" calcext:value-type="date">
            <text:p>13-oct-21</text:p>
          </table:table-cell>
          <table:table-cell table:style-name="ce201" office:value-type="string" calcext:value-type="string">
            <text:p>Fact # 39805 COP004-COPIADORA ECUATORIANA CIA LTDA ECUACOPIA SERVICIO ARRIEND0 IMPRESORA BASE Y B/N#1964 MES DE OCT/2021</text:p>
          </table:table-cell>
          <table:table-cell table:style-name="ce208" table:number-columns-repeated="3"/>
          <table:table-cell table:style-name="ce215" office:value-type="float" office:value="70.53" calcext:value-type="float">
            <text:p>70.53 </text:p>
          </table:table-cell>
          <table:table-cell table:style-name="ce208"/>
          <table:table-cell table:style-name="ce215" office:value-type="float" office:value="570.43" calcext:value-type="float">
            <text:p>570.43 </text:p>
          </table:table-cell>
          <table:table-cell office:value-type="string" calcext:value-type="string">
            <text:p>Factura $#39805 por arriendo de impresoras</text:p>
          </table:table-cell>
          <table:table-cell office:value-type="float" office:value="70.53" calcext:value-type="float">
            <text:p>70.53</text:p>
          </table:table-cell>
          <table:table-cell table:style-name="ce221" table:formula="of:=[.M91]*0.12" office:value-type="float" office:value="8.4636" calcext:value-type="float">
            <text:p>8.46</text:p>
          </table:table-cell>
          <table:table-cell table:style-name="ce221" table:formula="of:=[.M91]*0.0275" office:value-type="float" office:value="1.939575" calcext:value-type="float">
            <text:p>1.94</text:p>
          </table:table-cell>
          <table:table-cell table:style-name="ce221" office:value-type="float" office:value="0" calcext:value-type="float">
            <text:p>0.00</text:p>
          </table:table-cell>
          <table:table-cell table:style-name="ce221" table:formula="of:=([.M91]-[.O91])+([.N91]-[.P91])" office:value-type="float" office:value="77.054025" calcext:value-type="float">
            <text:p>77.05</text:p>
          </table:table-cell>
          <table:table-cell office:value-type="string" calcext:value-type="string">
            <text:p>Produbanco</text:p>
          </table:table-cell>
          <table:table-cell office:value-type="float" office:value="77.05" calcext:value-type="float">
            <text:p>77.05</text:p>
          </table:table-cell>
          <table:table-cell office:value-type="float" office:value="874105513" calcext:value-type="float">
            <text:p>874105513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ce185" office:value-type="string" calcext:value-type="string">
            <text:p>DF-17</text:p>
          </table:table-cell>
          <table:table-cell table:style-name="ce196" office:value-type="date" office:date-value="2021-11-16" calcext:value-type="date">
            <text:p>16-nov-21</text:p>
          </table:table-cell>
          <table:table-cell table:style-name="ce201" office:value-type="string" calcext:value-type="string">
            <text:p>Fact # 40428 COP004-COPIADORA ECUATORIANA CIA LTDA ECUACOPIA SERVICIO DE ARRIENDO IMPRESORA Y COPIAS B/N #1379 MES NOV 2021</text:p>
          </table:table-cell>
          <table:table-cell table:style-name="ce208" table:number-columns-repeated="3"/>
          <table:table-cell table:style-name="ce215" office:value-type="float" office:value="62.93" calcext:value-type="float">
            <text:p>62.93 </text:p>
          </table:table-cell>
          <table:table-cell table:style-name="ce208"/>
          <table:table-cell table:style-name="ce215" office:value-type="float" office:value="633.36" calcext:value-type="float">
            <text:p>633.36 </text:p>
          </table:table-cell>
          <table:table-cell office:value-type="string" calcext:value-type="string">
            <text:p>Factura #40428 de copias</text:p>
          </table:table-cell>
          <table:table-cell office:value-type="float" office:value="62.93" calcext:value-type="float">
            <text:p>62.93</text:p>
          </table:table-cell>
          <table:table-cell table:style-name="ce221" table:formula="of:=[.M92]*0.12" office:value-type="float" office:value="7.5516" calcext:value-type="float">
            <text:p>7.55</text:p>
          </table:table-cell>
          <table:table-cell table:style-name="ce221" table:formula="of:=[.M92]*0.0275" office:value-type="float" office:value="1.730575" calcext:value-type="float">
            <text:p>1.73</text:p>
          </table:table-cell>
          <table:table-cell table:style-name="ce221" office:value-type="float" office:value="0" calcext:value-type="float">
            <text:p>0.00</text:p>
          </table:table-cell>
          <table:table-cell table:style-name="ce221" table:formula="of:=([.M92]-[.O92])+([.N92]-[.P92])" office:value-type="float" office:value="68.751025" calcext:value-type="float">
            <text:p>68.75</text:p>
          </table:table-cell>
          <table:table-cell office:value-type="string" calcext:value-type="string">
            <text:p>Produbanco</text:p>
          </table:table-cell>
          <table:table-cell office:value-type="float" office:value="68.75" calcext:value-type="float">
            <text:p>68.75</text:p>
          </table:table-cell>
          <table:table-cell office:value-type="float" office:value="887709598" calcext:value-type="float">
            <text:p>887709598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ce185" office:value-type="string" calcext:value-type="string">
            <text:p>DF-8</text:p>
          </table:table-cell>
          <table:table-cell table:style-name="ce196" office:value-type="date" office:date-value="2021-12-07" calcext:value-type="date">
            <text:p>07-dic-21</text:p>
          </table:table-cell>
          <table:table-cell table:style-name="ce201" office:value-type="string" calcext:value-type="string">
            <text:p>Fact # 40758 COP004-COPIADORA ECUATORIANA CIA LTDA ECUACOPIA SERVICIO ARRIENDO <text:s/>IMPRESORAS BASE Y COPIAS B/N#1196 DICIEMBRE 2021</text:p>
          </table:table-cell>
          <table:table-cell table:style-name="ce208" table:number-columns-repeated="3"/>
          <table:table-cell table:style-name="ce215" office:value-type="float" office:value="60.55" calcext:value-type="float">
            <text:p>60.55 </text:p>
          </table:table-cell>
          <table:table-cell table:style-name="ce208"/>
          <table:table-cell table:style-name="ce215" office:value-type="float" office:value="693.91" calcext:value-type="float">
            <text:p>693.91 </text:p>
          </table:table-cell>
          <table:table-cell office:value-type="string" calcext:value-type="string">
            <text:p>Factura #40758 de arriendo de copias</text:p>
          </table:table-cell>
          <table:table-cell office:value-type="float" office:value="60.55" calcext:value-type="float">
            <text:p>60.55</text:p>
          </table:table-cell>
          <table:table-cell table:style-name="ce221" table:formula="of:=[.M93]*0.12" office:value-type="float" office:value="7.266" calcext:value-type="float">
            <text:p>7.27</text:p>
          </table:table-cell>
          <table:table-cell table:style-name="ce221" table:formula="of:=[.M93]*0.0275" office:value-type="float" office:value="1.665125" calcext:value-type="float">
            <text:p>1.67</text:p>
          </table:table-cell>
          <table:table-cell table:style-name="ce221" office:value-type="float" office:value="0" calcext:value-type="float">
            <text:p>0.00</text:p>
          </table:table-cell>
          <table:table-cell table:style-name="ce221" table:formula="of:=([.M93]-[.O93])+([.N93]-[.P93])" office:value-type="float" office:value="66.150875" calcext:value-type="float">
            <text:p>66.15</text:p>
          </table:table-cell>
          <table:table-cell office:value-type="string" calcext:value-type="string">
            <text:p>Produbanco</text:p>
          </table:table-cell>
          <table:table-cell office:value-type="float" office:value="66.15" calcext:value-type="float">
            <text:p>66.15</text:p>
          </table:table-cell>
          <table:table-cell office:value-type="float" office:value="896868690" calcext:value-type="float">
            <text:p>896868690</text:p>
          </table:table-cell>
          <table:table-cell table:number-columns-repeated="1004"/>
        </table:table-row>
        <table:table-row table:style-name="ro9">
          <table:table-cell table:style-name="ce231" office:value-type="string" calcext:value-type="string">
            <text:p>Cuenta</text:p>
          </table:table-cell>
          <table:table-cell table:style-name="ce202" office:value-type="string" calcext:value-type="string">
            <text:p>530102 <text:s text:c="2"/>GASTOS VARIOS</text:p>
          </table:table-cell>
          <table:table-cell table:number-columns-repeated="1022"/>
        </table:table-row>
        <table:table-row table:style-name="ro9">
          <table:table-cell table:number-columns-repeated="2"/>
          <table:table-cell table:style-name="ce186" office:value-type="string" calcext:value-type="string">
            <text:p>NC-8</text:p>
          </table:table-cell>
          <table:table-cell table:style-name="ce197" office:value-type="date" office:date-value="2021-09-06" calcext:value-type="date">
            <text:p>06-sep-21</text:p>
          </table:table-cell>
          <table:table-cell table:style-name="ce202" office:value-type="string" calcext:value-type="string">
            <text:p>VISA - MASTERCARD - PACIFICARD CANCELACION DEBITO TARJETAS GUAYAQUIL- PAGO DE FACT 370224- 369126- 370671- 369299- 369853- 368903- 5321- 369122- 370201- 366223- 368868- 370550- 370188- 370931- 370932- 370940- 370857 POR DEP EN CTA#DOC 1945</text:p>
          </table:table-cell>
          <table:table-cell table:number-columns-repeated="3"/>
          <table:table-cell table:style-name="ce216" office:value-type="float" office:value="0.25" calcext:value-type="float">
            <text:p>0.25 </text:p>
          </table:table-cell>
          <table:table-cell/>
          <table:table-cell table:style-name="ce215" office:value-type="float" office:value="1478.91" calcext:value-type="float">
            <text:p>1,478.91 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85" office:value-type="string" calcext:value-type="string">
            <text:p>NDL-36</text:p>
          </table:table-cell>
          <table:table-cell table:style-name="ce196" office:value-type="date" office:date-value="2021-09-28" calcext:value-type="date">
            <text:p>28-sep-21</text:p>
          </table:table-cell>
          <table:table-cell table:style-name="ce201" office:value-type="string" calcext:value-type="string">
            <text:p>N/D PRODUBANCO REEMBOLSO POR GASTOS DE VIAJE: POR GESTIONES EN DIRECCIÓN FINANCIERA ARCOTEL A AB. G.ZAMBRANO</text:p>
          </table:table-cell>
          <table:table-cell table:style-name="ce208" table:number-columns-repeated="3"/>
          <table:table-cell table:style-name="ce215" office:value-type="float" office:value="228.42" calcext:value-type="float">
            <text:p>228.42 </text:p>
          </table:table-cell>
          <table:table-cell/>
          <table:table-cell table:style-name="ce215" office:value-type="float" office:value="1707.33" calcext:value-type="float">
            <text:p>1,707.33 </text:p>
          </table:table-cell>
          <table:table-cell office:value-type="string" calcext:value-type="string">
            <text:p>Reembolso por Viaje a quito, para contratacion de CNT EP</text:p>
          </table:table-cell>
          <table:table-cell office:value-type="float" office:value="228.42" calcext:value-type="float">
            <text:p>228.42</text:p>
          </table:table-cell>
          <table:table-cell table:number-columns-repeated="1011"/>
        </table:table-row>
        <table:table-row table:style-name="ro9">
          <table:table-cell table:number-columns-repeated="2"/>
          <table:table-cell table:style-name="ce185" office:value-type="string" calcext:value-type="string">
            <text:p>NDL-41</text:p>
          </table:table-cell>
          <table:table-cell table:style-name="ce196" office:value-type="date" office:date-value="2021-09-28" calcext:value-type="date">
            <text:p>28-sep-21</text:p>
          </table:table-cell>
          <table:table-cell table:style-name="ce201" office:value-type="string" calcext:value-type="string">
            <text:p>N/D PRODUBANCO CANCELACIÓN DE FACTURA#6699 ARROBA PIEDRA RODRIGO, CONSULTORÍA TRIBUTARIA</text:p>
          </table:table-cell>
          <table:table-cell table:style-name="ce208" table:number-columns-repeated="3"/>
          <table:table-cell table:style-name="ce215" office:value-type="float" office:value="27" calcext:value-type="float">
            <text:p>27.00 </text:p>
          </table:table-cell>
          <table:table-cell/>
          <table:table-cell table:style-name="ce215" office:value-type="float" office:value="1734.33" calcext:value-type="float">
            <text:p>1,734.33 </text:p>
          </table:table-cell>
          <table:table-cell office:value-type="string" calcext:value-type="string">
            <text:p>Reembolso por pago excesivo de Factura de Abogado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9">
          <table:table-cell table:number-columns-repeated="2"/>
          <table:table-cell table:style-name="ce186" office:value-type="string" calcext:value-type="string">
            <text:p>SE-14</text:p>
          </table:table-cell>
          <table:table-cell table:style-name="ce197" office:value-type="date" office:date-value="2021-09-29" calcext:value-type="date">
            <text:p>29-sep-21</text:p>
          </table:table-cell>
          <table:table-cell table:style-name="ce202" office:value-type="string" calcext:value-type="string">
            <text:p>Registro-Contabilización Tarj. Corp. gastos varios periodo del 04 al 29 sep/2021, publicidad, salida capital, N/D comisión, Paypal AmznFree</text:p>
          </table:table-cell>
          <table:table-cell table:number-columns-repeated="3"/>
          <table:table-cell table:style-name="ce216" office:value-type="float" office:value="261.86" calcext:value-type="float">
            <text:p>261.86 </text:p>
          </table:table-cell>
          <table:table-cell/>
          <table:table-cell table:style-name="ce215" office:value-type="float" office:value="1996.19" calcext:value-type="float">
            <text:p>1,996.19 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86" office:value-type="string" calcext:value-type="string">
            <text:p>DR-3530</text:p>
          </table:table-cell>
          <table:table-cell table:style-name="ce197" office:value-type="date" office:date-value="2021-09-30" calcext:value-type="date">
            <text:p>30-sep-21</text:p>
          </table:table-cell>
          <table:table-cell table:style-name="ce202" office:value-type="string" calcext:value-type="string">
            <text:p>Liqu # 2716 MER005-MERELO ANGULO ROBERTO MANUEL REEMBOLSO DE GASTOS DEL 01 AL 30 SEP 2021</text:p>
          </table:table-cell>
          <table:table-cell table:number-columns-repeated="3"/>
          <table:table-cell table:style-name="ce216" office:value-type="float" office:value="61.58" calcext:value-type="float">
            <text:p>61.58 </text:p>
          </table:table-cell>
          <table:table-cell/>
          <table:table-cell table:style-name="ce215" office:value-type="float" office:value="2057.77" calcext:value-type="float">
            <text:p>2,057.77 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86" office:value-type="string" calcext:value-type="string">
            <text:p>NC-3</text:p>
          </table:table-cell>
          <table:table-cell table:style-name="ce197" office:value-type="date" office:date-value="2021-10-05" calcext:value-type="date">
            <text:p>05-oct-21</text:p>
          </table:table-cell>
          <table:table-cell table:style-name="ce201" office:value-type="string" calcext:value-type="string">
            <text:p>VISA - MASTERCARD - PACIFICARD CANCELACION DEBITO TARJETAS GUAYAQUIL-PAGO DE FACT 372841- 371965- 371785- 372854- 371533 <text:s/>- 373208- 372514- 371789- 372874- 371567- 370330- 372982- 5562- 373329- 373573- 373647- 373648- 373655 POR DEP EN CTA #DOC 1945</text:p>
          </table:table-cell>
          <table:table-cell table:number-columns-repeated="3"/>
          <table:table-cell table:style-name="ce216" office:value-type="float" office:value="0.26" calcext:value-type="float">
            <text:p>0.26 </text:p>
          </table:table-cell>
          <table:table-cell/>
          <table:table-cell table:style-name="ce215" office:value-type="float" office:value="2058.03" calcext:value-type="float">
            <text:p>2,058.03 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86" office:value-type="string" calcext:value-type="string">
            <text:p>NDL-3</text:p>
          </table:table-cell>
          <table:table-cell table:style-name="ce197" office:value-type="date" office:date-value="2021-10-13" calcext:value-type="date">
            <text:p>13-oct-21</text:p>
          </table:table-cell>
          <table:table-cell table:style-name="ce202" office:value-type="string" calcext:value-type="string">
            <text:p>N/D PACIFICO CANCELACIÓN DE FACTURA#79257368 <text:s/>OTECEL S.A.</text:p>
          </table:table-cell>
          <table:table-cell table:number-columns-repeated="3"/>
          <table:table-cell table:style-name="ce216" office:value-type="float" office:value="0.27" calcext:value-type="float">
            <text:p>0.27 </text:p>
          </table:table-cell>
          <table:table-cell/>
          <table:table-cell table:style-name="ce215" office:value-type="float" office:value="2058.3" calcext:value-type="float">
            <text:p>2,058.30 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86" office:value-type="string" calcext:value-type="string">
            <text:p>NC-4</text:p>
          </table:table-cell>
          <table:table-cell table:style-name="ce197" office:value-type="date" office:date-value="2021-11-09" calcext:value-type="date">
            <text:p>09-nov-21</text:p>
          </table:table-cell>
          <table:table-cell table:style-name="ce202" office:value-type="string" calcext:value-type="string">
            <text:p>VISA - MASTERCARD - PACIFICARD CANCELACION DEBITO TARJEATS GUAYAQUIL- PAGO DE FACT 374636- 376182- 376206- 375535- 375637- 374464- 375180- 375499- 374460- 375513- 375856- 5818- 376179- 374251- 376260- 376331- 376332- 376341 POR DEP EN CTA #DOC 1945</text:p>
          </table:table-cell>
          <table:table-cell table:number-columns-repeated="3"/>
          <table:table-cell table:style-name="ce216" office:value-type="float" office:value="0.26" calcext:value-type="float">
            <text:p>0.26 </text:p>
          </table:table-cell>
          <table:table-cell/>
          <table:table-cell table:style-name="ce215" office:value-type="float" office:value="2058.56" calcext:value-type="float">
            <text:p>2,058.56 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86" office:value-type="string" calcext:value-type="string">
            <text:p>NC-10</text:p>
          </table:table-cell>
          <table:table-cell table:style-name="ce197" office:value-type="date" office:date-value="2021-11-10" calcext:value-type="date">
            <text:p>10-nov-21</text:p>
          </table:table-cell>
          <table:table-cell table:style-name="ce202" office:value-type="string" calcext:value-type="string">
            <text:p>VISA - MASTERCARD - PACIFICARD CANCELACION DEBITO TARJETAS PICHINCHA- PAGO DE FACT 374671- 375624- 375607- 5829- 376456 POR DEP EN CTA #DOC 1085390</text:p>
          </table:table-cell>
          <table:table-cell table:number-columns-repeated="3"/>
          <table:table-cell table:style-name="ce216" office:value-type="float" office:value="0.01" calcext:value-type="float">
            <text:p>0.01 </text:p>
          </table:table-cell>
          <table:table-cell/>
          <table:table-cell table:style-name="ce215" office:value-type="float" office:value="2058.57" calcext:value-type="float">
            <text:p>2,058.57 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86" office:value-type="string" calcext:value-type="string">
            <text:p>DF-39</text:p>
          </table:table-cell>
          <table:table-cell table:style-name="ce197" office:value-type="date" office:date-value="2021-11-12" calcext:value-type="date">
            <text:p>12-nov-21</text:p>
          </table:table-cell>
          <table:table-cell table:style-name="ce202" office:value-type="string" calcext:value-type="string">
            <text:p>Fact # 621457 OTE001-OTECEL S.A BENEFICIO DE PERMANENCIA MÍNIMA CAMBIO DE CHIP/F.RODRIGUEZ (CANCELADO POR F.RODRIGUEZ)</text:p>
          </table:table-cell>
          <table:table-cell table:number-columns-repeated="3"/>
          <table:table-cell table:style-name="ce216" office:value-type="float" office:value="8.04" calcext:value-type="float">
            <text:p>8.04 </text:p>
          </table:table-cell>
          <table:table-cell/>
          <table:table-cell table:style-name="ce215" office:value-type="float" office:value="2066.61" calcext:value-type="float">
            <text:p>2,066.61 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86" office:value-type="string" calcext:value-type="string">
            <text:p>NDL-25</text:p>
          </table:table-cell>
          <table:table-cell table:style-name="ce197" office:value-type="date" office:date-value="2021-11-22" calcext:value-type="date">
            <text:p>22-nov-21</text:p>
          </table:table-cell>
          <table:table-cell table:style-name="ce202" office:value-type="string" calcext:value-type="string">
            <text:p>N/D PRODUBANCO CANCELACIÓN DE FACTURA#54135 PERMONSA S. A.</text:p>
          </table:table-cell>
          <table:table-cell table:number-columns-repeated="3"/>
          <table:table-cell table:style-name="ce216" office:value-type="float" office:value="23.7" calcext:value-type="float">
            <text:p>23.70 </text:p>
          </table:table-cell>
          <table:table-cell/>
          <table:table-cell table:style-name="ce215" office:value-type="float" office:value="2090.31" calcext:value-type="float">
            <text:p>2,090.31 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86" office:value-type="string" calcext:value-type="string">
            <text:p>NC-2</text:p>
          </table:table-cell>
          <table:table-cell table:style-name="ce197" office:value-type="date" office:date-value="2021-12-03" calcext:value-type="date">
            <text:p>03-dic-21</text:p>
          </table:table-cell>
          <table:table-cell table:style-name="ce202" office:value-type="string" calcext:value-type="string">
            <text:p>AMERICAN EXPRESS CANCELACION DEBITO TARJEATS GUAYAQUIL- PAGO DE FACT 368131- 370741- 373396- 378291- 378261- 374438- 377119- 377949- 378064- 378342- 377954- 378883- 378023- 378235- 377319- 377857- 378363- 378450- 378512- 378669- 378789- 378142- 376929</text:p>
          </table:table-cell>
          <table:table-cell table:number-columns-repeated="3"/>
          <table:table-cell table:style-name="ce216" office:value-type="float" office:value="0.25" calcext:value-type="float">
            <text:p>0.25 </text:p>
          </table:table-cell>
          <table:table-cell/>
          <table:table-cell table:style-name="ce215" office:value-type="float" office:value="2090.56" calcext:value-type="float">
            <text:p>2,090.56 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86" office:value-type="string" calcext:value-type="string">
            <text:p>DI-3</text:p>
          </table:table-cell>
          <table:table-cell table:style-name="ce197" office:value-type="date" office:date-value="2021-12-13" calcext:value-type="date">
            <text:p>13-dic-21</text:p>
          </table:table-cell>
          <table:table-cell table:style-name="ce202" office:value-type="string" calcext:value-type="string">
            <text:p>Registro-Contabilización OTECEL S.A. Ajuste por cambios de chip según FACT#621457/RTE#10177/cancelado por F.Rodriguez/Efectivo (EST/CTA:Periodo 08-Nov-2021 al 07-Dic-2021)</text:p>
          </table:table-cell>
          <table:table-cell table:number-columns-repeated="4"/>
          <table:table-cell table:style-name="ce259" office:value-type="float" office:value="8.04" calcext:value-type="float">
            <text:p>-8.04</text:p>
          </table:table-cell>
          <table:table-cell table:style-name="ce215" office:value-type="float" office:value="2082.52" calcext:value-type="float">
            <text:p>2,082.52 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86" office:value-type="string" calcext:value-type="string">
            <text:p>NDL-53</text:p>
          </table:table-cell>
          <table:table-cell table:style-name="ce197" office:value-type="date" office:date-value="2021-12-22" calcext:value-type="date">
            <text:p>22-dic-21</text:p>
          </table:table-cell>
          <table:table-cell table:style-name="ce202" office:value-type="string" calcext:value-type="string">
            <text:p>N/D PRODUBANCO PAGO DE RETENCION EN LA FUENTE MES DE NOV 2021</text:p>
          </table:table-cell>
          <table:table-cell table:number-columns-repeated="3"/>
          <table:table-cell table:style-name="ce216" office:value-type="float" office:value="0.01" calcext:value-type="float">
            <text:p>0.01 </text:p>
          </table:table-cell>
          <table:table-cell/>
          <table:table-cell table:style-name="ce215" office:value-type="float" office:value="2082.53" calcext:value-type="float">
            <text:p>2,082.53 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86" office:value-type="string" calcext:value-type="string">
            <text:p>DF-53</text:p>
          </table:table-cell>
          <table:table-cell table:style-name="ce197" office:value-type="date" office:date-value="2021-12-28" calcext:value-type="date">
            <text:p>28-dic-21</text:p>
          </table:table-cell>
          <table:table-cell table:style-name="ce202" office:value-type="string" calcext:value-type="string">
            <text:p>Fact # 100711 AGR001-AGRIPAC S.A. COMBUSTIBLE</text:p>
          </table:table-cell>
          <table:table-cell table:number-columns-repeated="3"/>
          <table:table-cell table:style-name="ce216" office:value-type="float" office:value="2.41" calcext:value-type="float">
            <text:p>2.41 </text:p>
          </table:table-cell>
          <table:table-cell/>
          <table:table-cell table:style-name="ce215" office:value-type="float" office:value="2084.94" calcext:value-type="float">
            <text:p>2,084.94 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86" office:value-type="string" calcext:value-type="string">
            <text:p>DI-19</text:p>
          </table:table-cell>
          <table:table-cell table:style-name="ce197" office:value-type="date" office:date-value="2021-12-31" calcext:value-type="date">
            <text:p>31-dic-21</text:p>
          </table:table-cell>
          <table:table-cell table:style-name="ce202" office:value-type="string" calcext:value-type="string">
            <text:p>Registro-Contabilización Tarj. Corp. gastos varios periodo del 03 al 21 dic/2021, publicidad, salida capital, N/D comisión, AmznFree</text:p>
          </table:table-cell>
          <table:table-cell table:number-columns-repeated="3"/>
          <table:table-cell table:style-name="ce216" office:value-type="float" office:value="149.23" calcext:value-type="float">
            <text:p>149.23 </text:p>
          </table:table-cell>
          <table:table-cell/>
          <table:table-cell table:style-name="ce215" office:value-type="float" office:value="2234.17" calcext:value-type="float">
            <text:p>2,234.17 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86" office:value-type="string" calcext:value-type="string">
            <text:p>DI-22</text:p>
          </table:table-cell>
          <table:table-cell table:style-name="ce197" office:value-type="date" office:date-value="2021-12-31" calcext:value-type="date">
            <text:p>31-dic-21</text:p>
          </table:table-cell>
          <table:table-cell table:style-name="ce202" office:value-type="string" calcext:value-type="string">
            <text:p>Registro-Contabilización Tarj. Corp. Ajuste por valores mes oct y nov 2021 (gastos varios/sin reporte Est.de Cta.)</text:p>
          </table:table-cell>
          <table:table-cell table:number-columns-repeated="3"/>
          <table:table-cell table:style-name="ce216" office:value-type="float" office:value="1175.92" calcext:value-type="float">
            <text:p>1,175.92 </text:p>
          </table:table-cell>
          <table:table-cell/>
          <table:table-cell table:style-name="ce215" office:value-type="float" office:value="3410.09" calcext:value-type="float">
            <text:p>3,410.09 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86" office:value-type="string" calcext:value-type="string">
            <text:p>DI-23</text:p>
          </table:table-cell>
          <table:table-cell table:style-name="ce197" office:value-type="date" office:date-value="2021-12-31" calcext:value-type="date">
            <text:p>31-dic-21</text:p>
          </table:table-cell>
          <table:table-cell table:style-name="ce202" office:value-type="string" calcext:value-type="string">
            <text:p>Registro-Contabilización Ajuste por diferencia en ret. Comsadimtelco S.A. factura#3285 </text:p>
          </table:table-cell>
          <table:table-cell table:number-columns-repeated="3"/>
          <table:table-cell table:style-name="ce216" office:value-type="float" office:value="0.08" calcext:value-type="float">
            <text:p>0.08 </text:p>
          </table:table-cell>
          <table:table-cell/>
          <table:table-cell table:style-name="ce215" office:value-type="float" office:value="3410.17" calcext:value-type="float">
            <text:p>3,410.17 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85" office:value-type="string" calcext:value-type="string">
            <text:p>DI-24</text:p>
          </table:table-cell>
          <table:table-cell table:style-name="ce196" office:value-type="date" office:date-value="2021-12-31" calcext:value-type="date">
            <text:p>31-dic-21</text:p>
          </table:table-cell>
          <table:table-cell table:style-name="ce201" office:value-type="string" calcext:value-type="string">
            <text:p>Registro-Contabilización Ajuste por diferencia en ret. Corlanquimica S.A. factura#6816</text:p>
          </table:table-cell>
          <table:table-cell table:style-name="ce208" table:number-columns-repeated="3"/>
          <table:table-cell table:style-name="ce215" office:value-type="float" office:value="1.74" calcext:value-type="float">
            <text:p>1.74 </text:p>
          </table:table-cell>
          <table:table-cell table:style-name="ce208"/>
          <table:table-cell table:style-name="ce215" office:value-type="float" office:value="3411.91" calcext:value-type="float">
            <text:p>3,411.91 </text:p>
          </table:table-cell>
          <table:table-cell office:value-type="string" calcext:value-type="string">
            <text:p>Pago en exceso de factura </text:p>
          </table:table-cell>
          <table:table-cell office:value-type="float" office:value="1.74" calcext:value-type="float">
            <text:p>1.74</text:p>
          </table:table-cell>
          <table:table-cell table:number-columns-repeated="1011"/>
        </table:table-row>
        <table:table-row table:style-name="ro9">
          <table:table-cell table:number-columns-repeated="2"/>
          <table:table-cell table:style-name="ce186" office:value-type="string" calcext:value-type="string">
            <text:p>DI-28</text:p>
          </table:table-cell>
          <table:table-cell table:style-name="ce197" office:value-type="date" office:date-value="2021-12-31" calcext:value-type="date">
            <text:p>31-dic-21</text:p>
          </table:table-cell>
          <table:table-cell table:style-name="ce202" office:value-type="string" calcext:value-type="string">
            <text:p>Registro-Contabilización Ajuste por diferencia en NC por aplicación de resolución del la SENATEL-2009-106 (17-sep-2013)</text:p>
          </table:table-cell>
          <table:table-cell table:number-columns-repeated="4"/>
          <table:table-cell table:style-name="ce259" office:value-type="float" office:value="0.02" calcext:value-type="float">
            <text:p>-0.02</text:p>
          </table:table-cell>
          <table:table-cell table:style-name="ce215" office:value-type="float" office:value="3411.89" calcext:value-type="float">
            <text:p>3,411.89 </text:p>
          </table:table-cell>
          <table:table-cell table:number-columns-repeated="1013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2"/>
          <table:table-cell table:style-name="ce240"/>
          <table:table-cell table:style-name="ce244"/>
          <table:table-cell table:style-name="ce240"/>
          <table:table-cell table:style-name="ce244"/>
          <table:table-cell table:style-name="ce240"/>
          <table:table-cell table:style-name="ce244"/>
          <table:table-cell/>
          <table:table-cell table:style-name="ce240"/>
          <table:table-cell table:style-name="ce244"/>
          <table:table-cell table:number-columns-repeated="1013"/>
        </table:table-row>
        <table:table-row table:style-name="ro9">
          <table:table-cell table:number-columns-repeated="12"/>
          <table:table-cell table:formula="of:=SUM([.M51:.M88])" office:value-type="float" office:value="9848.57" calcext:value-type="float">
            <text:p>9848.57</text:p>
          </table:table-cell>
          <table:table-cell table:number-columns-repeated="1011"/>
        </table:table-row>
        <table:table-row table:style-name="ro9">
          <table:table-cell table:number-columns-repeated="12"/>
          <table:table-cell table:formula="of:=SUM([.M26:.M51])+SUM([.M90:.M114])" office:value-type="float" office:value="6149.93" calcext:value-type="float">
            <text:p>6149.93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4"/>
          <table:table-cell table:style-name="ce247"/>
          <table:table-cell table:number-columns-repeated="5"/>
          <table:table-cell table:style-name="ce260"/>
          <table:table-cell table:number-columns-repeated="1013"/>
        </table:table-row>
        <table:table-row table:style-name="ro1" table:number-rows-repeated="10478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Honorarios.A22:Honorarios.G9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Courier New1" svg:font-family="'Courier New'"/>
    <style:font-face style:name="Liberation Sans1" svg:font-family="'Liberation Sans1'"/>
    <style:font-face style:name="Tahoma" svg:font-family="Tahoma"/>
    <style:font-face style:name="Verdana1" svg:font-family="Verdana"/>
    <style:font-face style:name="Courier New" svg:font-family="'Courier New'" style:font-family-generic="modern"/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number-style style:name="N116P0" style:volatile="true">
      <number:number number:decimal-places="2" loext:min-decimal-places="2" number:min-integer-digits="1" number:grouping="true"/>
      <number:text> </number:text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day number:style="long"/>
      <number:text>-</number:text>
      <number:month number:textual="true"/>
      <number:text>-</number:text>
      <number:year number:style="long"/>
    </number:date-style>
    <number:number-style style:name="N128P0" style:volatile="true">
      <number:text>-</number:text>
      <number:number number:decimal-places="2" loext:min-decimal-places="2" number:min-integer-digits="1" number:grouping="true"/>
    </number:number-style>
    <number:number-style style:name="N128">
      <number:number number:decimal-places="2" loext:min-decimal-places="2" number:min-integer-digits="1" number:grouping="true"/>
      <number:text> </number:text>
      <style:map style:condition="value()&gt;=0" style:apply-style-name="N128P0"/>
    </number:number-style>
    <number:number-style style:name="N129">
      <number:number number:decimal-places="1" loext:min-decimal-places="1" number:min-integer-digits="1" number:grouping="true"/>
    </number:number-style>
    <number:number-style style:name="N130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0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day number:style="long"/>
      <number:text>-</number:text>
      <number:month number:textual="true"/>
    </number:date-style>
    <number:date-style style:name="N135"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time-style style:name="N139">
      <number:hours/>
      <number:text>:</number:text>
      <number:minutes number:style="long"/>
      <number:text>:</number:text>
      <number:seconds number:style="long"/>
    </number:time-style>
    <number:date-style style:name="N14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percentage-style style:name="N149">
      <number:number number:decimal-places="0" loext:min-decimal-places="0" number:min-integer-digits="1"/>
      <number:text>%</number:text>
    </number:percentage-style>
    <number:number-style style:name="N150P0" style:volatile="true">
      <number:number number:decimal-places="0" loext:min-decimal-places="0" number:min-integer-digits="1"/>
      <number:text> </number:text>
    </number:number-style>
    <number:number-style style:name="N150">
      <number:text>(</number:text>
      <number:number number:decimal-places="0" loext:min-decimal-places="0" number:min-integer-digits="1"/>
      <number:text>)</number:text>
      <style:map style:condition="value()&gt;=0" style:apply-style-name="N150P0"/>
    </number:number-style>
    <number:number-style style:name="N151">
      <number:number number:decimal-places="6" loext:min-decimal-places="6" number:min-integer-digits="1"/>
    </number:number-style>
    <number:number-style style:name="N152">
      <number:number number:decimal-places="5" loext:min-decimal-places="5" number:min-integer-digits="1"/>
    </number:number-style>
    <number:number-style style:name="N153">
      <number:number number:decimal-places="7" loext:min-decimal-places="7" number:min-integer-digits="1"/>
    </number:number-style>
    <number:number-style style:name="N154">
      <number:number number:decimal-places="4" loext:min-decimal-places="4" number:min-integer-digits="1"/>
    </number:number-style>
    <number:number-style style:name="N155">
      <number:number number:decimal-places="3" loext:min-decimal-places="3" number:min-integer-digits="1"/>
    </number:number-style>
    <number:number-style style:name="N156">
      <number:number number:decimal-places="1" loext:min-decimal-places="1" number:min-integer-digits="1"/>
    </number:number-style>
    <number:percentage-style style:name="N157">
      <number:number number:decimal-places="1" loext:min-decimal-places="1" number:min-integer-digits="1"/>
      <number:text>%</number:text>
    </number:percentage-style>
    <number:percentage-style style:name="N158">
      <number:number number:decimal-places="2" loext:min-decimal-places="2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1:29:48.7662626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4-28T12:43:56.727600798</dc:date>
    <meta:editing-cycles>13</meta:editing-cycles>
    <meta:editing-duration>PT1H31M18S</meta:editing-duration>
    <meta:document-statistic meta:table-count="3" meta:cell-count="2304" meta:object-count="0"/>
  </office:meta>
</office:document-meta>
</file>